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avid Libre" svg:font-family="'David Lib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9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2.879cm"/>
    </style:style>
    <style:style style:name="co40" style:family="table-column">
      <style:table-column-properties fo:break-before="auto" style:column-width="3.364cm"/>
    </style:style>
    <style:style style:name="co41" style:family="table-column">
      <style:table-column-properties fo:break-before="auto" style:column-width="2.295cm"/>
    </style:style>
    <style:style style:name="co42" style:family="table-column">
      <style:table-column-properties fo:break-before="auto" style:column-width="2.566cm"/>
    </style:style>
    <style:style style:name="co6" style:family="table-column">
      <style:table-column-properties fo:break-before="auto" style:column-width="2.12cm"/>
    </style:style>
    <style:style style:name="co7" style:family="table-column">
      <style:table-column-properties fo:break-before="auto" style:column-width="2.625cm"/>
    </style:style>
    <style:style style:name="co43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9.862cm"/>
    </style:style>
    <style:style style:name="co11" style:family="table-column">
      <style:table-column-properties fo:break-before="auto" style:column-width="1.282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159cm"/>
    </style:style>
    <style:style style:name="co14" style:family="table-column">
      <style:table-column-properties fo:break-before="auto" style:column-width="1.827cm"/>
    </style:style>
    <style:style style:name="co15" style:family="table-column">
      <style:table-column-properties fo:break-before="auto" style:column-width="5.816cm"/>
    </style:style>
    <style:style style:name="co16" style:family="table-column">
      <style:table-column-properties fo:break-before="auto" style:column-width="4.337cm"/>
    </style:style>
    <style:style style:name="co17" style:family="table-column">
      <style:table-column-properties fo:break-before="auto" style:column-width="2.722cm"/>
    </style:style>
    <style:style style:name="co18" style:family="table-column">
      <style:table-column-properties fo:break-before="auto" style:column-width="6.962cm"/>
    </style:style>
    <style:style style:name="co19" style:family="table-column">
      <style:table-column-properties fo:break-before="auto" style:column-width="2.508cm"/>
    </style:style>
    <style:style style:name="co20" style:family="table-column">
      <style:table-column-properties fo:break-before="auto" style:column-width="5.699cm"/>
    </style:style>
    <style:style style:name="co21" style:family="table-column">
      <style:table-column-properties fo:break-before="auto" style:column-width="2.741cm"/>
    </style:style>
    <style:style style:name="co22" style:family="table-column">
      <style:table-column-properties fo:break-before="auto" style:column-width="2.334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605cm"/>
    </style:style>
    <style:style style:name="co25" style:family="table-column">
      <style:table-column-properties fo:break-before="auto" style:column-width="9.433cm"/>
    </style:style>
    <style:style style:name="co26" style:family="table-column">
      <style:table-column-properties fo:break-before="auto" style:column-width="2.217cm"/>
    </style:style>
    <style:style style:name="co27" style:family="table-column">
      <style:table-column-properties fo:break-before="auto" style:column-width="1.963cm"/>
    </style:style>
    <style:style style:name="co28" style:family="table-column">
      <style:table-column-properties fo:break-before="auto" style:column-width="1.847cm"/>
    </style:style>
    <style:style style:name="co29" style:family="table-column">
      <style:table-column-properties fo:break-before="auto" style:column-width="2.06cm"/>
    </style:style>
    <style:style style:name="co30" style:family="table-column">
      <style:table-column-properties fo:break-before="auto" style:column-width="2.392cm"/>
    </style:style>
    <style:style style:name="co31" style:family="table-column">
      <style:table-column-properties fo:break-before="auto" style:column-width="5.115cm"/>
    </style:style>
    <style:style style:name="co32" style:family="table-column">
      <style:table-column-properties fo:break-before="auto" style:column-width="5.038cm"/>
    </style:style>
    <style:style style:name="co33" style:family="table-column">
      <style:table-column-properties fo:break-before="auto" style:column-width="3.441cm"/>
    </style:style>
    <style:style style:name="co34" style:family="table-column">
      <style:table-column-properties fo:break-before="auto" style:column-width="2.431cm"/>
    </style:style>
    <style:style style:name="co35" style:family="table-column">
      <style:table-column-properties fo:break-before="auto" style:column-width="3.754cm"/>
    </style:style>
    <style:style style:name="co36" style:family="table-column">
      <style:table-column-properties fo:break-before="auto" style:column-width="4.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04" style:family="table-cell" style:parent-style-name="Default">
      <style:table-cell-properties fo:border="0.74pt solid #000000"/>
    </style:style>
    <style:style style:name="ce105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cm"/>
    </style:style>
    <style:style style:name="ce106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10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</style:style>
    <style:style style:name="ce10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10" style:family="table-cell" style:parent-style-name="Default" style:data-style-name="N104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11" style:family="table-cell" style:parent-style-name="Default" style:data-style-name="N104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112" style:family="table-cell" style:parent-style-name="Default" style:data-style-name="N104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cm"/>
    </style:style>
    <style:style style:name="ce113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14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16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18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31" style:family="table-cell" style:parent-style-name="Default" style:data-style-name="N2"/>
    <style:style style:name="ce132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4" style:family="table-cell" style:parent-style-name="Default" style:data-style-name="N104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0.74pt dotted #000000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104">
      <style:table-cell-properties fo:border-bottom="0.74pt solid #000000" fo:background-color="#ffff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65" style:family="table-cell" style:parent-style-name="Default">
      <style:table-cell-properties fo:border-bottom="0.74pt solid #000000" fo:border-left="0.74pt solid #000000" fo:border-right="none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104">
      <style:table-cell-properties fo:border-bottom="0.74pt solid #000000" fo:background-color="#ffff00" fo:border-left="0.74pt solid #000000" fo:border-right="none" fo:border-top="0.74pt solid #000000"/>
    </style:style>
    <style:style style:name="ce67" style:family="table-cell" style:parent-style-name="Default" style:data-style-name="N104"/>
    <style:style style:name="ce6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</style:style>
    <style:style style:name="ce69" style:family="table-cell" style:parent-style-name="Default">
      <style:table-cell-properties style:text-align-source="fix" style:repeat-content="false" fo:border="0.74pt double #000000" style:border-line-width="0.009cm 0.009cm 0.009cm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70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4" style:family="table-cell" style:parent-style-name="Default">
      <style:table-cell-properties fo:border-bottom="0.74pt dotted #000000" style:text-align-source="fix" style:repeat-content="false" fo:border-left="0.74pt solid #000000" fo:border-right="0.74pt solid #000000" fo:border-top="0.74pt dotted #000000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 style:data-style-name="N104">
      <style:table-cell-properties fo:border-bottom="0.74pt solid #000000" fo:border-left="none" fo:border-right="0.74pt solid #000000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 style:data-style-name="N128">
      <style:table-cell-properties fo:border="0.74pt solid #000000"/>
    </style:style>
    <style:style style:name="ce7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fo:color="#00a933"/>
    </style:style>
    <style:style style:name="ce78" style:family="table-cell" style:parent-style-name="Default" style:data-style-name="N104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a933"/>
    </style:style>
    <style:style style:name="ce79" style:family="table-cell" style:parent-style-name="Default" style:data-style-name="N104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 style:data-style-name="N104">
      <style:table-cell-properties fo:border="0.74pt solid #000000"/>
    </style:style>
    <style:style style:name="ce82" style:family="table-cell" style:parent-style-name="Default" style:data-style-name="N104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04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  <style:text-properties fo:color="#3faf46"/>
    </style:style>
    <style:style style:name="ce91" style:family="table-cell" style:parent-style-name="Default" style:data-style-name="N1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  <style:text-properties fo:color="#3faf46"/>
    </style:style>
    <style:style style:name="ce9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fo:color="#c9211e"/>
    </style:style>
    <style:style style:name="ce93" style:family="table-cell" style:parent-style-name="Default" style:data-style-name="N104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/>
    </style:style>
    <style:style style:name="ce94" style:family="table-cell" style:parent-style-name="Default" style:data-style-name="N11">
      <style:table-cell-properties fo:border-bottom="none" fo:border-left="0.74pt solid #000000" fo:border-right="0.74pt solid #000000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 style:data-style-name="N104">
      <style:table-cell-properties fo:border-bottom="0.74pt solid #000000" fo:border-left="0.74pt solid #000000" fo:border-right="0.74pt solid #000000" fo:border-top="none"/>
      <style:text-properties fo:color="#ff0000"/>
    </style:style>
    <style:style style:name="ce96" style:family="table-cell" style:parent-style-name="Default" style:data-style-name="N11">
      <style:table-cell-properties fo:border-bottom="0.74pt solid #000000" fo:border-left="0.74pt solid #000000" fo:border-right="0.74pt solid #000000" fo:border-top="none"/>
      <style:text-properties fo:color="#ff0000"/>
    </style:style>
    <style:style style:name="ce97" style:family="table-cell" style:parent-style-name="Default" style:data-style-name="N11">
      <style:table-cell-properties fo:border-bottom="none" fo:border-left="0.74pt solid #000000" fo:border-right="0.74pt solid #000000" fo:border-top="0.74pt solid #000000"/>
    </style:style>
    <style:style style:name="ce98" style:family="table-cell" style:parent-style-name="Default" style:data-style-name="N104">
      <style:table-cell-properties fo:border-bottom="0.74pt solid #000000" fo:border-left="0.74pt solid #000000" fo:border-right="0.74pt solid #000000" fo:border-top="none"/>
      <style:text-properties fo:color="#55308d"/>
    </style:style>
    <style:style style:name="ce99" style:family="table-cell" style:parent-style-name="Default" style:data-style-name="N0"/>
    <style:style style:name="ce14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45" style:family="table-cell" style:parent-style-name="Default">
      <style:table-cell-properties fo:border="none"/>
    </style:style>
    <style:style style:name="ce1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transparent" fo:border="none"/>
    </style:style>
    <style:style style:name="ce161" style:family="table-cell" style:parent-style-name="Default">
      <style:table-cell-properties fo:background-color="transparent"/>
    </style:style>
    <style:style style:name="ce162" style:family="table-cell" style:parent-style-name="Default" style:data-style-name="N2">
      <style:table-cell-properties fo:border="none"/>
    </style:style>
    <style:style style:name="ce163" style:family="table-cell" style:parent-style-name="Default" style:data-style-name="N2">
      <style:table-cell-properties fo:background-color="transparent"/>
    </style:style>
    <style:style style:name="ce164" style:family="table-cell" style:parent-style-name="Default" style:data-style-name="N104">
      <style:table-cell-properties fo:border="none"/>
    </style:style>
    <style:style style:name="ce165" style:family="table-cell" style:parent-style-name="Default" style:data-style-name="N104">
      <style:table-cell-properties fo:background-color="transparent" fo:border="none"/>
    </style:style>
    <style:style style:name="ce166" style:family="table-cell" style:parent-style-name="Default" style:data-style-name="N104">
      <style:table-cell-properties fo:border-bottom="none" fo:border-left="none" fo:border-right="0.74pt inset #000000" fo:border-top="none"/>
    </style:style>
    <style:style style:name="ce167" style:family="table-cell" style:parent-style-name="Default">
      <style:table-cell-properties fo:border-bottom="none" fo:border-left="none" fo:border-right="0.74pt inset #000000" fo:border-top="none"/>
    </style:style>
    <style:style style:name="ce1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40" style:family="table-cell" style:parent-style-name="Default" style:data-style-name="N11"/>
    <style:style style:name="ce59" style:family="table-cell" style:parent-style-name="Default">
      <style:table-cell-properties style:text-align-source="fix" style:repeat-content="false" fo:border="0.74pt dotted #000000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104">
      <style:table-cell-properties fo:border-bottom="0.74pt solid #000000" fo:background-color="#ffff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61" style:family="table-cell" style:parent-style-name="Default">
      <style:table-cell-properties fo:border-bottom="0.74pt solid #000000" fo:border-left="0.74pt solid #000000" fo:border-right="none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104">
      <style:table-cell-properties fo:border-bottom="0.74pt solid #000000" fo:background-color="#ffff00" fo:border-left="0.74pt solid #000000" fo:border-right="none" fo:border-top="0.74pt solid #000000"/>
    </style:style>
    <style:style style:name="ce72" style:family="table-cell" style:parent-style-name="Default" style:data-style-name="N104"/>
    <style:style style:name="ce7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</style:style>
    <style:style style:name="ce84" style:family="table-cell" style:parent-style-name="Default">
      <style:table-cell-properties style:text-align-source="fix" style:repeat-content="false" fo:border="0.74pt double #000000" style:border-line-width="0.009cm 0.009cm 0.009cm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85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86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8" style:family="table-cell" style:parent-style-name="Default">
      <style:table-cell-properties fo:border-bottom="0.74pt dotted #000000" style:text-align-source="fix" style:repeat-content="false" fo:border-left="0.74pt solid #000000" fo:border-right="0.74pt solid #000000" fo:border-top="0.74pt dotted #000000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 style:data-style-name="N104">
      <style:table-cell-properties fo:border-bottom="0.74pt solid #000000" fo:border-left="none" fo:border-right="0.74pt solid #000000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128">
      <style:table-cell-properties fo:border="0.74pt solid #000000"/>
    </style:style>
    <style:style style:name="ce10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fo:color="#00a933"/>
    </style:style>
    <style:style style:name="ce101" style:family="table-cell" style:parent-style-name="Default" style:data-style-name="N104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a933"/>
    </style:style>
    <style:style style:name="ce102" style:family="table-cell" style:parent-style-name="Default" style:data-style-name="N104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03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 style:data-style-name="N104">
      <style:table-cell-properties fo:border="0.74pt solid #000000"/>
    </style:style>
    <style:style style:name="ce115" style:family="table-cell" style:parent-style-name="Default" style:data-style-name="N104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9" style:family="table-cell" style:parent-style-name="Default" style:data-style-name="N104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  <style:text-properties fo:color="#3faf46"/>
    </style:style>
    <style:style style:name="ce120" style:family="table-cell" style:parent-style-name="Default" style:data-style-name="N1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  <style:text-properties fo:color="#3faf46"/>
    </style:style>
    <style:style style:name="ce12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fo:color="#c9211e"/>
    </style:style>
    <style:style style:name="ce122" style:family="table-cell" style:parent-style-name="Default" style:data-style-name="N104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/>
    </style:style>
    <style:style style:name="ce123" style:family="table-cell" style:parent-style-name="Default" style:data-style-name="N11">
      <style:table-cell-properties fo:border-bottom="none" fo:border-left="0.74pt solid #000000" fo:border-right="0.74pt solid #000000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24" style:family="table-cell" style:parent-style-name="Default" style:data-style-name="N104">
      <style:table-cell-properties fo:border-bottom="0.74pt solid #000000" fo:border-left="0.74pt solid #000000" fo:border-right="0.74pt solid #000000" fo:border-top="none"/>
      <style:text-properties fo:color="#ff0000"/>
    </style:style>
    <style:style style:name="ce125" style:family="table-cell" style:parent-style-name="Default" style:data-style-name="N11">
      <style:table-cell-properties fo:border-bottom="0.74pt solid #000000" fo:border-left="0.74pt solid #000000" fo:border-right="0.74pt solid #000000" fo:border-top="none"/>
      <style:text-properties fo:color="#ff0000"/>
    </style:style>
    <style:style style:name="ce126" style:family="table-cell" style:parent-style-name="Default" style:data-style-name="N11">
      <style:table-cell-properties fo:border-bottom="none" fo:border-left="0.74pt solid #000000" fo:border-right="0.74pt solid #000000" fo:border-top="0.74pt solid #000000"/>
    </style:style>
    <style:style style:name="ce127" style:family="table-cell" style:parent-style-name="Default" style:data-style-name="N104">
      <style:table-cell-properties fo:border-bottom="0.74pt solid #000000" fo:border-left="0.74pt solid #000000" fo:border-right="0.74pt solid #000000" fo:border-top="none"/>
      <style:text-properties fo:color="#55308d"/>
    </style:style>
    <style:style style:name="ce128" style:family="table-cell" style:parent-style-name="Default" style:data-style-name="N0"/>
    <style:style style:name="ce129" style:family="table-cell" style:parent-style-name="Default">
      <style:table-cell-properties fo:border="0.74pt solid #000000"/>
    </style:style>
    <style:style style:name="ce130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cm"/>
    </style:style>
    <style:style style:name="ce133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1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</style:style>
    <style:style style:name="ce13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7" style:family="table-cell" style:parent-style-name="Default" style:data-style-name="N104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38" style:family="table-cell" style:parent-style-name="Default" style:data-style-name="N104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139" style:family="table-cell" style:parent-style-name="Default" style:data-style-name="N104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cm"/>
    </style:style>
    <style:style style:name="ce140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41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42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43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46" style:family="table-cell" style:parent-style-name="Default" style:data-style-name="N2"/>
    <style:style style:name="ce147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8" style:family="table-cell" style:parent-style-name="Default" style:data-style-name="N104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50" style:family="table-cell" style:parent-style-name="Default">
      <style:table-cell-properties fo:border="none"/>
    </style:style>
    <style:style style:name="ce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transparent" fo:border="none"/>
    </style:style>
    <style:style style:name="ce153" style:family="table-cell" style:parent-style-name="Default">
      <style:table-cell-properties fo:background-color="transparent"/>
    </style:style>
    <style:style style:name="ce154" style:family="table-cell" style:parent-style-name="Default" style:data-style-name="N2">
      <style:table-cell-properties fo:border="none"/>
    </style:style>
    <style:style style:name="ce155" style:family="table-cell" style:parent-style-name="Default" style:data-style-name="N2">
      <style:table-cell-properties fo:background-color="transparent"/>
    </style:style>
    <style:style style:name="ce156" style:family="table-cell" style:parent-style-name="Default" style:data-style-name="N104">
      <style:table-cell-properties fo:border="none"/>
    </style:style>
    <style:style style:name="ce158" style:family="table-cell" style:parent-style-name="Default" style:data-style-name="N104">
      <style:table-cell-properties fo:background-color="transparent" fo:border="none"/>
    </style:style>
    <style:style style:name="ce159" style:family="table-cell" style:parent-style-name="Default" style:data-style-name="N104">
      <style:table-cell-properties fo:border-bottom="none" fo:border-left="none" fo:border-right="0.74pt inset #000000" fo:border-top="none"/>
    </style:style>
    <style:style style:name="ce170" style:family="table-cell" style:parent-style-name="Default">
      <style:table-cell-properties fo:border-bottom="none" fo:border-left="none" fo:border-right="0.74pt inset #000000" fo:border-top="none"/>
    </style:style>
    <style:style style:name="ce1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76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8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background-color="transparent" fo:border-left="0.74pt ridge #000000" fo:border-right="0.74pt ridge #000000" fo:border-top="none"/>
    </style:style>
    <style:style style:name="ce180" style:family="table-cell" style:parent-style-name="Default">
      <style:table-cell-properties fo:border-bottom="none" fo:background-color="transparent" fo:border-left="0.74pt ridge #000000" fo:border-right="0.74pt ridge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fo:color="#1e6a39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82" style:family="table-cell" style:parent-style-name="Default">
      <style:table-cell-properties fo:border="0.74pt dashed #000000"/>
      <style:text-properties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>
      <style:table-cell-properties fo:border="0.74pt dashed #000000"/>
      <style:text-properties fo:font-weight="bold" style:font-weight-asian="bold" style:font-weight-complex="bold"/>
    </style:style>
    <style:style style:name="ce184" style:family="table-cell" style:parent-style-name="Default" style:data-style-name="N104">
      <style:table-cell-properties fo:border="0.74pt dashed #000000"/>
      <style:text-properties fo:font-weight="bold" style:font-weight-asian="bold" style:font-weight-complex="bold"/>
    </style:style>
    <style:style style:name="ce185" style:family="table-cell" style:parent-style-name="Default" style:data-style-name="N11">
      <style:text-properties style:font-name="Liberation Serif"/>
    </style:style>
    <style:style style:name="ce186" style:family="table-cell" style:parent-style-name="Default" style:data-style-name="N104">
      <style:table-cell-properties fo:border="0.74pt dashed #000000"/>
      <style:text-properties fo:color="#00a933" fo:font-weight="bold" style:font-weight-asian="bold" style:font-weight-complex="bold"/>
    </style:style>
    <style:style style:name="ce187" style:family="table-cell" style:parent-style-name="Default" style:data-style-name="N104">
      <style:table-cell-properties fo:border="none"/>
      <style:text-properties fo:color="#00a933"/>
    </style:style>
    <style:style style:name="ce188" style:family="table-cell" style:parent-style-name="Default" style:data-style-name="N104">
      <style:text-properties fo:color="#00a933"/>
    </style:style>
    <style:style style:name="ce189" style:family="table-cell" style:parent-style-name="Default" style:data-style-name="N104">
      <style:table-cell-properties fo:background-color="#ffffa6" style:text-align-source="fix" style:repeat-content="false" fo:border="none"/>
      <style:paragraph-properties fo:text-align="center" fo:margin-left="0cm"/>
      <style:text-properties fo:color="#00a933"/>
    </style:style>
    <style:style style:name="ce190" style:family="table-cell" style:parent-style-name="Default" style:data-style-name="N104">
      <style:table-cell-properties fo:border="none"/>
      <style:text-properties fo:color="#c9211e"/>
    </style:style>
    <style:style style:name="ce191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f10d0c"/>
    </style:style>
    <style:style style:name="ce192" style:family="table-cell" style:parent-style-name="Default" style:data-style-name="N104">
      <style:table-cell-properties fo:border="0.74pt dashed #000000"/>
      <style:text-properties fo:color="#000000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4" style:family="table-cell" style:parent-style-name="Default" style:data-style-name="N11">
      <style:table-cell-properties fo:border-bottom="none" fo:border-left="none" fo:border-right="0.74pt groove #000000" fo:border-top="none"/>
    </style:style>
    <style:style style:name="ce195" style:family="table-cell" style:parent-style-name="Default" style:data-style-name="N11">
      <style:table-cell-properties fo:border-bottom="none" fo:border-left="none" fo:border-right="0.74pt groove #000000" fo:border-top="none"/>
      <style:text-properties style:font-name="Liberation Serif"/>
    </style:style>
    <style:style style:name="ce196" style:family="table-cell" style:parent-style-name="Default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cm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border-right="0.74pt groove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order-left="none" fo:border-right="0.74pt groove #000000" fo:border-top="none"/>
    </style:style>
    <style:style style:name="ce200" style:family="table-cell" style:parent-style-name="Default">
      <style:text-properties style:font-name="Liberation Serif"/>
    </style:style>
    <style:style style:name="ce201" style:family="table-cell" style:parent-style-name="Default">
      <style:text-properties style:font-name="Liberation Serif" fo:font-size="10pt" style:font-size-asian="10pt" style:font-size-complex="10pt"/>
    </style:style>
    <style:style style:name="ce239" style:family="table-cell" style:parent-style-name="Default" style:data-style-name="N11"/>
    <style:style style:name="ce20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David Libr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204" style:family="table-cell" style:parent-style-name="Default" style:data-style-name="N104">
      <style:table-cell-properties fo:border-bottom="0.74pt solid #000000" fo:border-left="none" fo:border-right="0.74pt solid #000000" fo:border-top="0.74pt solid #000000"/>
    </style:style>
    <style:style style:name="ce205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6" style:family="table-cell" style:parent-style-name="Default" style:data-style-name="N11">
      <style:table-cell-properties fo:border="0.74pt solid #000000"/>
    </style:style>
    <style:style style:name="ce207" style:family="table-cell" style:parent-style-name="Default" style:data-style-name="N11">
      <style:table-cell-properties fo:border="none"/>
    </style:style>
    <style:style style:name="ce20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 style:data-style-name="N104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104">
      <style:table-cell-properties fo:border="0.74pt solid #000000"/>
      <style:text-properties fo:color="#158466"/>
    </style:style>
    <style:style style:name="ce211" style:family="table-cell" style:parent-style-name="Good" style:data-style-name="N104">
      <style:table-cell-properties fo:border="0.74pt solid #000000"/>
    </style:style>
    <style:style style:name="ce212" style:family="table-cell" style:parent-style-name="Default" style:data-style-name="N137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213" style:family="table-cell" style:parent-style-name="Default" style:data-style-name="N137">
      <style:table-cell-properties fo:border="0.74pt solid #000000"/>
      <style:text-properties fo:color="#111111" fo:font-weight="normal" style:font-weight-asian="normal" style:font-weight-complex="normal"/>
    </style:style>
    <style:style style:name="ce214" style:family="table-cell" style:parent-style-name="Default" style:data-style-name="N137"/>
    <style:style style:name="ce215" style:family="table-cell" style:parent-style-name="Default" style:data-style-name="N104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16" style:family="table-cell" style:parent-style-name="Default" style:data-style-name="N139">
      <style:table-cell-properties fo:border-bottom="0.74pt solid #000000" fo:border-left="0.74pt solid #000000" fo:border-right="0.74pt solid #000000" fo:border-top="none"/>
    </style:style>
    <style:style style:name="ce217" style:family="table-cell" style:parent-style-name="Default" style:data-style-name="N11">
      <style:table-cell-properties fo:border-bottom="0.74pt solid #000000" fo:border-left="0.74pt solid #000000" fo:border-right="0.74pt solid #000000" fo:border-top="none"/>
    </style:style>
    <style:style style:name="ce218" style:family="table-cell" style:parent-style-name="Default" style:data-style-name="N135"/>
  </office:automatic-styles>
  <office:body>
    <office:spreadsheet>
      <table:calculation-settings table:automatic-find-labels="false" table:use-regular-expressions="false" table:use-wildcards="true"/>
      <table:table table:name="Taxas Steam" table:style-name="ta1">
        <table:table-column table:style-name="co39" table:default-cell-style-name="Default"/>
        <table:table-column table:style-name="co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3" table:default-cell-style-name="Default"/>
        <table:table-column table:style-name="co9" table:number-columns-repeated="3" table:default-cell-style-name="Default"/>
        <table:table-column table:style-name="co9" table:default-cell-style-name="ce146"/>
        <table:table-column table:style-name="co9" table:default-cell-style-name="Default"/>
        <table:table-column table:style-name="co9" table:number-columns-repeated="2" table:default-cell-style-name="ce146"/>
        <table:table-column table:style-name="co9" table:number-columns-repeated="8" table:default-cell-style-name="Default"/>
        <table:table-column table:style-name="co9" table:number-columns-repeated="2" table:default-cell-style-name="ce146"/>
        <table:table-column table:style-name="co9" table:default-cell-style-name="Default"/>
        <table:table-column table:style-name="co9" table:default-cell-style-name="ce146"/>
        <table:table-column table:style-name="co9" table:number-columns-repeated="5" table:default-cell-style-name="Default"/>
        <table:table-row table:style-name="ro1">
          <table:table-cell table:style-name="ce59" office:value-type="string" calcext:value-type="string">
            <text:p>Preço Steam</text:p>
          </table:table-cell>
          <table:table-cell table:style-name="ce88" office:value-type="string" calcext:value-type="string">
            <text:p>Preço no Book</text:p>
          </table:table-cell>
          <table:table-cell table:style-name="ce88" office:value-type="string" calcext:value-type="string">
            <text:p>Preço sem Taxa</text:p>
          </table:table-cell>
          <table:table-cell table:style-name="ce88" office:value-type="string" calcext:value-type="string">
            <text:p>Lucro</text:p>
          </table:table-cell>
          <table:table-cell table:style-name="ce123" office:value-type="string" calcext:value-type="string">
            <text:p>Taxa</text:p>
          </table:table-cell>
          <table:table-cell table:style-name="ce126" office:value-type="string" calcext:value-type="string">
            <text:p>0 a 0</text:p>
          </table:table-cell>
          <table:table-cell/>
          <table:table-cell table:style-name="ce129" office:value-type="string" calcext:value-type="string" table:number-columns-spanned="2" table:number-rows-spanned="1">
            <text:p>Lista de Taxas</text:p>
          </table:table-cell>
          <table:covered-table-cell table:style-name="ce136"/>
          <table:table-cell table:number-columns-repeated="14"/>
          <table:table-cell office:value-type="float" office:value="0.2" calcext:value-type="float">
            <text:p>0,20</text:p>
          </table:table-cell>
          <table:table-cell table:number-columns-repeated="2"/>
          <table:table-cell office:value-type="float" office:value="0.22" calcext:value-type="float">
            <text:p>0,22</text:p>
          </table:table-cell>
          <table:table-cell/>
          <table:table-cell table:style-name="ce73" office:value-type="string" calcext:value-type="string">
            <text:p>Vender a</text:p>
          </table:table-cell>
          <table:table-cell table:style-name="ce100" office:value-type="string" calcext:value-type="string">
            <text:p>Lucro</text:p>
          </table:table-cell>
          <table:table-cell table:style-name="ce73" office:value-type="string" calcext:value-type="string">
            <text:p>Comprador</text:p>
          </table:table-cell>
          <table:table-cell table:style-name="ce121" office:value-type="string" calcext:value-type="string">
            <text:p>Taxa </text:p>
          </table:table-cell>
        </table:table-row>
        <table:table-row table:style-name="ro1">
          <table:table-cell table:style-name="ce60" office:value-type="currency" office:currency="BRL" office:value="2.48" calcext:value-type="currency">
            <text:p>R$ 2,48</text:p>
          </table:table-cell>
          <table:table-cell table:style-name="ce60" office:value-type="currency" office:currency="BRL" office:value="1.98" calcext:value-type="currency">
            <text:p>R$ 1,98</text:p>
          </table:table-cell>
          <table:table-cell table:style-name="ce102" table:formula="of:=IF([.A2]&lt;=11.13;[.I3];IF([.A2]&lt;=22.17;[.I4];IF([.A2]&lt;=33.21;[.I5])))" office:value-type="currency" office:currency="BRL" office:value="2.17" calcext:value-type="currency">
            <text:p>R$ 2,17</text:p>
          </table:table-cell>
          <table:table-cell table:style-name="ce119" table:formula="of:=[.C2]-[.B2]" office:value-type="currency" office:currency="BRL" office:value="0.19" calcext:value-type="currency">
            <text:p>R$ 0,19</text:p>
          </table:table-cell>
          <table:table-cell table:style-name="ce124" table:formula="of:=[.A2]-[.C2]" office:value-type="currency" office:currency="BRL" office:value="0.31" calcext:value-type="currency">
            <text:p>R$ 0,31</text:p>
          </table:table-cell>
          <table:table-cell table:style-name="ce127" table:formula="of:=[.C8]" office:value-type="currency" office:currency="BRL" office:value="2.26" calcext:value-type="currency">
            <text:p>R$ 2,26</text:p>
          </table:table-cell>
          <table:table-cell table:style-name="ce128"/>
          <table:table-cell table:style-name="ce129" office:value-type="string" calcext:value-type="string">
            <text:p>Intervalos</text:p>
          </table:table-cell>
          <table:table-cell table:style-name="ce136" office:value-type="string" calcext:value-type="string">
            <text:p>Valores (f)</text:p>
          </table:table-cell>
          <table:table-cell table:number-columns-repeated="14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0.33" calcext:value-type="float">
            <text:p>0,33</text:p>
          </table:table-cell>
          <table:table-cell/>
          <table:table-cell table:style-name="ce148" office:value-type="currency" office:currency="BRL" office:value="3.7" calcext:value-type="currency">
            <text:p>R$ 3,70</text:p>
          </table:table-cell>
          <table:table-cell table:style-name="ce101" office:value-type="currency" office:currency="BRL" office:value="0.01" calcext:value-type="currency">
            <text:p>R$ 0,01</text:p>
          </table:table-cell>
          <table:table-cell table:style-name="ce115" table:formula="of:=IF([.AC2]+[.AD2]&lt;=0.19;[.AC2]+[.AD2]+0.02;IF([.AC2]+[.AD2]&lt;=0.29;[.AC2]+[.AD2]+0.03;IF([.AC2]+[.AD2]&lt;=0.39;[.AC2]+[.AD2]+0.04;IF([.AC2]+[.AD2]&lt;=0.49;[.AC2]+[.AD2]+0.06;IF([.AC2]+[.AD2]&lt;=0.59;[.AC2]+[.AD2]+0.07;IF([.AC2]+[.AD2]&lt;=0.69;[.AC2]+[.AD2]+0.09;IF([.AC2]+[.AD2]&lt;=0.79;[.AC2]+[.AD2]+0.1;IF([.AC2]+[.AD2]&lt;=0.89;[.AC2]+[.AD2]+0.12;IF([.AC2]+[.AD2]&lt;=0.99;[.AC2]+[.AD2]+0.13;IF([.AC2]+[.AD2]&lt;=1.09;[.AC2]+[.AD2]+0.15;IF([.AC2]+[.AD2]&lt;=1.19;[.AC2]+[.AD2]+0.16;IF([.AC2]+[.AD2]&lt;=1.29;[.AC2]+[.AD2]+0.18;IF([.AC2]+[.AD2]&lt;=1.39;[.AC2]+[.AD2]+0.19;IF([.AC2]+[.AD2]&lt;=1.49;[.AC2]+[.AD2]+0.21;IF([.AC2]+[.AD2]&lt;=1.59;[.AC2]+[.AD2]+0.22;IF([.AC2]+[.AD2]&lt;=1.69;[.AC2]+[.AD2]+0.24;IF([.AC2]+[.AD2]&lt;=1.79;[.AC2]+[.AD2]+0.25;IF([.AC2]+[.AD2]&lt;=1.89;[.AC2]+[.AD2]+0.27;IF([.AC2]+[.AD2]&lt;=1.99;[.AC2]+[.AD2]+0.28;IF([.AC2]+[.AD2]&lt;=2.09;[.AC2]+[.AD2]+0.3;IF([.AC2]+[.AD2]&lt;=2.19;[.AC2]+[.AD2]+0.31;IF([.AC2]+[.AD2]&lt;=2.29;[.AC2]+[.AD2]+0.33;IF([.AC2]+[.AD2]&lt;=2.39;[.AC2]+[.AD2]+0.34;IF([.AC2]+[.AD2]&lt;=2.49;[.AC2]+[.AD2]+0.36;IF([.AC2]+[.AD2]&lt;=2.59;[.AC2]+[.AD2]+0.37;IF([.AC2]+[.AD2]&lt;=2.69;[.AC2]+[.AD2]+0.39;IF([.AC2]+[.AD2]&lt;=2.79;[.AC2]+[.AD2]+0.4;IF([.AC2]+[.AD2]&lt;=2.89;[.AC2]+[.AD2]+0.42;IF([.AC2]+[.AD2]&lt;=2.99;[.AC2]+[.AD2]+0.43;IF([.AC2]+[.AD2]&lt;=3.09;[.AC2]+[.AD2]+0.45;IF([.AC2]+[.AD2]&lt;=3.19;[.AC2]+[.AD2]+0.46;IF([.AC2]+[.AD2]&lt;=3.29;[.AC2]+[.AD2]+0.48;IF([.AC2]+[.AD2]&lt;=3.39;[.AC2]+[.AD2]+0.49;IF([.AC2]+[.AD2]&lt;=3.49;[.AC2]+[.AD2]+0.51;IF([.AC2]+[.AD2]&lt;=3.59;[.AC2]+[.AD2]+0.52;IF([.AC2]+[.AD2]&lt;=3.69;[.AC2]+[.AD2]+0.54;IF([.AC2]+[.AD2]&lt;=3.79;[.AC2]+[.AD2]+0.55;IF([.AC2]+[.AD2]&lt;=3.89;[.AC2]+[.AD2]+0.57;IF([.AC2]+[.AD2]&lt;=3.99;[.AC2]+[.AD2]+0.58;IF([.AC2]+[.AD2]&lt;=4.09;[.AC2]+[.AD2]+0.6;IF([.AC2]+[.AD2]&lt;=4.19;[.AC2]+[.AD2]+0.61;IF([.AC2]+[.AD2]&lt;=4.29;[.AC2]+[.AD2]+0.63;IF([.AC2]+[.AD2]&lt;=4.39;[.AC2]+[.AD2]+0.64;IF([.AC2]+[.AD2]&lt;=4.49;[.AC2]+[.AD2]+0.66;IF([.AC2]+[.AD2]&lt;=4.59;[.AC2]+[.AD2]+0.67;IF([.AC2]+[.AD2]&lt;=4.69;[.AC2]+[.AD2]+0.69;IF([.AC2]+[.AD2]&lt;=4.79;[.AC2]+[.AD2]+0.7;IF([.AC2]+[.AD2]&lt;=4.89;[.AC2]+[.AD2]+0.72;IF([.AC2]+[.AD2]&lt;=4.99;[.AC2]+[.AD2]+0.73;IF([.AC2]+[.AD2]&lt;=5.09;[.AC2]+[.AD2]+0.75;IF([.AC2]+[.AD2]&lt;=5.19;[.AC2]+[.AD2]+0.76;IF([.AC2]+[.AD2]&lt;=5.29;[.AC2]+[.AD2]+0.78;IF([.AC2]+[.AD2]&lt;=5.39;[.AC2]+[.AD2]+0.79;IF([.AC2]+[.AD2]&lt;=5.49;[.AC2]+[.AD2]+0.81;IF([.AC2]+[.AD2]&lt;=5.59;[.AC2]+[.AD2]+0.82;IF([.AC2]+[.AD2]&lt;=5.69;[.AC2]+[.AD2]+0.84;IF([.AC2]+[.AD2]&lt;=5.79;[.AC2]+[.AD2]+0.85;IF([.AC2]+[.AD2]&lt;=5.89;[.AC2]+[.AD2]+0.87;IF([.AC2]+[.AD2]&lt;=5.99;[.AC2]+[.AD2]+0.88;IF([.AC2]+[.AD2]&lt;=6.09;[.AC2]+[.AD2]+0.9;IF([.AC2]+[.AD2]&lt;=6.19;[.AC2]+[.AD2]+0.91;IF([.AC2]+[.AD2]&lt;=6.29;[.AC2]+[.AD2]+0.93;IF([.AC2]+[.AD2]&lt;=6.39;[.AC2]+[.AD2]+0.94;IF([.AC2]+[.AD2]&lt;=6.49;[.AC2]+[.AD2]+0.96;IF([.AC2]+[.AD2]&lt;=6.59;[.AC2]+[.AD2]+0.97;IF([.AC2]+[.AD2]&lt;=6.69;[.AC2]+[.AD2]+0.99;IF([.AC2]+[.AD2]&lt;=6.79;[.AC2]+[.AD2]+1;IF([.AC2]+[.AD2]&lt;=6.89;[.AC2]+[.AD2]+1.02;IF([.AC2]+[.AD2]&lt;=6.99;[.AC2]+[.AD2]+1.03;IF([.AC2]+[.AD2]&lt;=7.09;[.AC2]+[.AD2]+1.05;IF([.AC2]+[.AD2]&lt;=7.19;[.AC2]+[.AD2]+1.06;IF([.AC2]+[.AD2]&lt;=7.29;[.AC2]+[.AD2]+1.08;IF([.AC2]+[.AD2]&lt;=7.39;[.AC2]+[.AD2]+1.09;IF([.AC2]+[.AD2]&lt;=7.49;[.AC2]+[.AD2]+1.11;IF([.AC2]+[.AD2]&lt;=7.59;[.AC2]+[.AD2]+1.12;IF([.AC2]+[.AD2]&lt;=7.69;[.AC2]+[.AD2]+1.14;IF([.AC2]+[.AD2]&lt;=7.79;[.AC2]+[.AD2]+1.15;IF([.AC2]+[.AD2]&lt;=7.89;[.AC2]+[.AD2]+1.17;IF([.AC2]+[.AD2]&lt;=7.99;[.AC2]+[.AD2]+1.18;IF([.AC2]+[.AD2]&lt;=8.09;[.AC2]+[.AD2]+1.2;IF([.AC2]+[.AD2]&lt;=8.19;[.AC2]+[.AD2]+1.21;IF([.AC2]+[.AD2]&lt;=8.29;[.AC2]+[.AD2]+1.23;IF([.AC2]+[.AD2]&lt;=8.39;[.AC2]+[.AD2]+1.24;IF([.AC2]+[.AD2]&lt;=8.49;[.AC2]+[.AD2]+1.26;IF([.AC2]+[.AD2]&lt;=8.59;[.AC2]+[.AD2]+1.27;IF([.AC2]+[.AD2]&lt;=8.69;[.AC2]+[.AD2]+1.29;IF([.AC2]+[.AD2]&lt;=8.79;[.AC2]+[.AD2]+1.3;IF([.AC2]+[.AD2]&lt;=8.89;[.AC2]+[.AD2]+1.32;IF([.AC2]+[.AD2]&lt;=8.99;[.AC2]+[.AD2]+1.33;IF([.AC2]+[.AD2]&lt;=9.09;[.AC2]+[.AD2]+1.35;IF([.AC2]+[.AD2]&lt;=9.19;[.AC2]+[.AD2]+1.36;IF([.AC2]+[.AD2]&lt;=9.29;[.AC2]+[.AD2]+1.38;IF([.AC2]+[.AD2]&lt;=9.39;[.AC2]+[.AD2]+1.39;IF([.AC2]+[.AD2]&lt;=9.49;[.AC2]+[.AD2]+1.41;IF([.AC2]+[.AD2]&lt;=9.59;[.AC2]+[.AD2]+1.42;IF([.AC2]+[.AD2]&lt;=9.69;[.AC2]+[.AD2]+1.44;IF([.AC2]+[.AD2]&lt;=9.79;[.AC2]+[.AD2]+1.45;IF([.AC2]+[.AD2]&lt;=9.89;[.AC2]+[.AD2]+1.47))))))))))))))))))))))))))))))))))))))))))))))))))))))))))))))))))))))))))))))))))))))))))))))))))" office:value-type="currency" office:currency="BRL" office:value="4.26" calcext:value-type="currency">
            <text:p>R$ 4,26</text:p>
          </table:table-cell>
          <table:table-cell table:style-name="ce122" table:formula="of:=[.AE2]-([.AD2]+[.AC2])" office:value-type="currency" office:currency="BRL" office:value="0.55" calcext:value-type="currency">
            <text:p>R$ 0,55</text:p>
          </table:table-cell>
        </table:table-row>
        <table:table-row table:style-name="ro1">
          <table:table-cell table:style-name="ce61" office:value-type="string" calcext:value-type="string">
            <text:p>Capital total</text:p>
          </table:table-cell>
          <table:table-cell table:style-name="ce89" office:value-type="string" calcext:value-type="string">
            <text:p>Unidades </text:p>
          </table:table-cell>
          <table:table-cell table:style-name="ce103" office:value-type="string" calcext:value-type="string">
            <text:p>Lucro aproximado</text:p>
          </table:table-cell>
          <table:table-cell table:style-name="ce120" table:formula="of:=[.D2]/[.B2]" office:value-type="percentage" office:value="0.0959595959595959" calcext:value-type="percentage">
            <text:p>9,60%</text:p>
          </table:table-cell>
          <table:table-cell table:style-name="ce125" table:formula="of:=[.E2]/[.B2]" office:value-type="percentage" office:value="0.156565656565657" calcext:value-type="percentage">
            <text:p>15,66%</text:p>
          </table:table-cell>
          <table:table-cell table:number-columns-repeated="2"/>
          <table:table-cell table:style-name="ce130" office:value-type="string" calcext:value-type="string">
            <text:p>0,00 a 11,13</text:p>
          </table:table-cell>
          <table:table-cell table:style-name="ce137" table:formula="of:=IF([.A2]&lt;=0.02;0;IF([.A2]&lt;=0.21;[.A2]-0.02;IF([.A2]&lt;=0.32;[.A2]-0.03;IF([.A2]&lt;=0.43;[.A2]-0.04;IF([.A2]&lt;=0.55;[.A2]-0.05;IF([.A2]&lt;=0.66;[.A2]-0.07;IF([.A2]&lt;=0.78;[.A2]-0.09;IF([.A2]&lt;=0.89;[.A2]-0.1;IF([.A2]&lt;=1.01;[.A2]-0.12;IF([.A2]&lt;=1.12;[.A2]-0.13;IF([.A2]&lt;=1.24;[.A2]-0.15;IF([.A2]&lt;=1.35;[.A2]-0.16;IF([.A2]&lt;=1.47;[.A2]-0.18;IF([.A2]&lt;=1.58;[.A2]-0.19;IF([.A2]&lt;=1.7;[.A2]-0.21;IF([.A2]&lt;=1.81;[.A2]-0.22;IF([.A2]&lt;=1.93;[.A2]-0.24;IF([.A2]&lt;=2.04;[.A2]-0.25;IF([.A2]&lt;=2.16;[.A2]-0.27;IF([.A2]&lt;=2.27;[.A2]-0.28;IF([.A2]&lt;=2.39;[.A2]-0.3;IF([.A2]&lt;=2.5;[.A2]-0.31;IF([.A2]&lt;=2.62;[.A2]-0.33;IF([.A2]&lt;=2.73;[.A2]-0.34;IF([.A2]&lt;=2.85;[.A2]-0.36;IF([.A2]&lt;=2.96;[.A2]-0.37;IF([.A2]&lt;=3.08;[.A2]-0.39;IF([.A2]&lt;=3.19;[.A2]-0.4;IF([.A2]&lt;=3.31;[.A2]-0.42;IF([.A2]&lt;=3.42;[.A2]-0.43;IF([.A2]&lt;=3.54;[.A2]-0.45;IF([.A2]&lt;=3.65;[.A2]-0.46;IF([.A2]&lt;=3.77;[.A2]-0.48;IF([.A2]&lt;=3.88;[.A2]-0.49;IF([.A2]&lt;=4;[.A2]-0.51;IF([.A2]&lt;=4.11;[.A2]-0.52;IF([.A2]&lt;=4.23;[.A2]-0.54;IF([.A2]&lt;=4.34;[.A2]-0.55;IF([.A2]&lt;=4.46;[.A2]-0.57;IF([.A2]&lt;=4.57;[.A2]-0.58;IF([.A2]&lt;=4.69;[.A2]-0.6;IF([.A2]&lt;=4.8;[.A2]-0.61;IF([.A2]&lt;=4.92;[.A2]-0.63;IF([.A2]&lt;=5.03;[.A2]-0.64;IF([.A2]&lt;=5.15;[.A2]-0.66;IF([.A2]&lt;=5.26;[.A2]-0.67;IF([.A2]&lt;=5.38;[.A2]-0.69;IF([.A2]&lt;=5.49;[.A2]-0.7;IF([.A2]&lt;=5.61;[.A2]-0.72;IF([.A2]&lt;=5.72;[.A2]-0.73;IF([.A2]&lt;=5.84;[.A2]-0.75;IF([.A2]&lt;=5.95;[.A2]-0.76;IF([.A2]&lt;=6.07;[.A2]-0.78;IF([.A2]&lt;=6.18;[.A2]-0.79;IF([.A2]&lt;=6.3;[.A2]-0.81;IF([.A2]&lt;=6.41;[.A2]-0.82;IF([.A2]&lt;=6.53;[.A2]-0.84;IF([.A2]&lt;=6.64;[.A2]-0.85;IF([.A2]&lt;=6.76;[.A2]-0.87;IF([.A2]&lt;=6.87;[.A2]-0.88;IF([.A2]&lt;=6.99;[.A2]-0.9;IF([.A2]&lt;=7.1;[.A2]-0.91;IF([.A2]&lt;=7.22;[.A2]-0.93;IF([.A2]&lt;=7.33;[.A2]-0.94;IF([.A2]&lt;=7.45;[.A2]-0.96;IF([.A2]&lt;=7.56;[.A2]-0.97;IF([.A2]&lt;=7.68;[.A2]-0.99;IF([.A2]&lt;=7.79;[.A2]-1;IF([.A2]&lt;=7.91;[.A2]-1.02;IF([.A2]&lt;=8.02;[.A2]-1.03;IF([.A2]&lt;=8.14;[.A2]-1.05;IF([.A2]&lt;=8.25;[.A2]-1.06;IF([.A2]&lt;=8.37;[.A2]-1.08;IF([.A2]&lt;=8.48;[.A2]-1.09;IF([.A2]&lt;=8.6;[.A2]-1.11;IF([.A2]&lt;=8.71;[.A2]-1.12;IF([.A2]&lt;=8.83;[.A2]-1.14;IF([.A2]&lt;=8.94;[.A2]-1.15;IF([.A2]&lt;=9.06;[.A2]-1.17;IF([.A2]&lt;=9.17;[.A2]-1.18;IF([.A2]&lt;=9.29;[.A2]-1.2;IF([.A2]&lt;=9.4;[.A2]-1.21;IF([.A2]&lt;=9.52;[.A2]-1.23;IF([.A2]&lt;=9.63;[.A2]-1.24;IF([.A2]&lt;=9.75;[.A2]-1.26;IF([.A2]&lt;=9.86;[.A2]-1.27;IF([.A2]&lt;=9.98;[.A2]-1.29;IF([.A2]&lt;=10.09;[.A2]-1.3;IF([.A2]&lt;=10.21;[.A2]-1.32;IF([.A2]&lt;=10.32;[.A2]-1.33;IF([.A2]&lt;=10.44;[.A2]-1.35;IF([.A2]&lt;=10.55;[.A2]-1.36;IF([.A2]&lt;=10.67;[.A2]-1.38;IF([.A2]&lt;=10.78;[.A2]-1.39;IF([.A2]&lt;=10.9;[.A2]-1.41;IF([.A2]&lt;=11.01;[.A2]-1.42;IF([.A2]&lt;=11.13;[.A2]-1.44;&quot;False&quot;)))))))))))))))))))))))))))))))))))))))))))))))))))))))))))))))))))))))))))))))))))))))))))))))))" office:value-type="currency" office:currency="BRL" office:value="2.17" calcext:value-type="currency">
            <text:p>R$ 2,17</text:p>
          </table:table-cell>
          <table:table-cell table:number-columns-repeated="14"/>
          <table:table-cell office:value-type="float" office:value="0.3" calcext:value-type="float">
            <text:p>0,30</text:p>
          </table:table-cell>
          <table:table-cell table:number-columns-repeated="2"/>
          <table:table-cell office:value-type="float" office:value="0.44" calcext:value-type="float">
            <text:p>0,44</text:p>
          </table:table-cell>
          <table:table-cell table:number-columns-repeated="5"/>
        </table:table-row>
        <table:table-row table:style-name="ro1">
          <table:table-cell table:style-name="ce62" office:value-type="currency" office:currency="BRL" office:value="297" calcext:value-type="currency">
            <text:p>R$ 297,00</text:p>
          </table:table-cell>
          <table:table-cell table:style-name="ce90" table:formula="of:=[.A4]/[.B2]" office:value-type="float" office:value="150" calcext:value-type="float">
            <text:p>150,0</text:p>
          </table:table-cell>
          <table:table-cell table:style-name="ce107" table:formula="of:=[.B4]*[.D2]" office:value-type="currency" office:currency="BRL" office:value="28.5" calcext:value-type="currency">
            <text:p>R$ 28,50</text:p>
          </table:table-cell>
          <table:table-cell table:style-name="ce72" table:number-columns-repeated="4"/>
          <table:table-cell table:style-name="ce133" office:value-type="string" calcext:value-type="string">
            <text:p>11,14 a 22,17</text:p>
          </table:table-cell>
          <table:table-cell table:style-name="ce138" table:formula="of:=IF([.A2]&lt;=11.13;&quot;False&quot;;IF([.A2]&lt;=11.24;[.A2]-1.45;IF([.A2]&lt;=11.36;[.A2]-1.47;IF([.A2]&lt;=11.47;[.A2]-1.48;IF([.A2]&lt;=11.59;[.A2]-1.5;IF([.A2]&lt;=11.7;[.A2]-1.51;IF([.A2]&lt;=11.82;[.A2]-1.53;IF([.A2]&lt;=11.93;[.A2]-1.54;IF([.A2]&lt;=12.05;[.A2]-1.56;IF([.A2]&lt;=12.16;[.A2]-1.57;IF([.A2]&lt;=12.28;[.A2]-1.59;IF([.A2]&lt;=12.39;[.A2]-1.6;IF([.A2]&lt;=12.51;[.A2]-1.62;IF([.A2]&lt;=12.62;[.A2]-1.63;IF([.A2]&lt;=12.74;[.A2]-1.65;IF([.A2]&lt;=12.85;[.A2]-1.66;IF([.A2]&lt;=12.97;[.A2]-1.68;IF([.A2]&lt;=13.08;[.A2]-1.69;IF([.A2]&lt;=13.2;[.A2]-1.71;IF([.A2]&lt;=13.31;[.A2]-1.72;IF([.A2]&lt;=13.43;[.A2]-1.74;IF([.A2]&lt;=13.54;[.A2]-1.75;IF([.A2]&lt;=13.66;[.A2]-1.77;IF([.A2]&lt;=13.77;[.A2]-1.78;IF([.A2]&lt;=13.89;[.A2]-1.8;IF([.A2]&lt;=14;[.A2]-1.81;IF([.A2]&lt;=14.12;[.A2]-1.83;IF([.A2]&lt;=14.23;[.A2]-1.84;IF([.A2]&lt;=14.35;[.A2]-1.86;IF([.A2]&lt;=14.46;[.A2]-1.87;IF([.A2]&lt;=14.58;[.A2]-1.89;IF([.A2]&lt;=14.69;[.A2]-1.9;IF([.A2]&lt;=14.81;[.A2]-1.92;IF([.A2]&lt;=14.92;[.A2]-1.93;IF([.A2]&lt;=15.04;[.A2]-1.95;IF([.A2]&lt;=15.15;[.A2]-1.96;IF([.A2]&lt;=15.27;[.A2]-1.98;IF([.A2]&lt;=15.38;[.A2]-1.99;IF([.A2]&lt;=15.5;[.A2]-2.01;IF([.A2]&lt;=15.61;[.A2]-2.02;IF([.A2]&lt;=15.73;[.A2]-2.04;IF([.A2]&lt;=15.84;[.A2]-2.05;IF([.A2]&lt;=15.96;[.A2]-2.07;IF([.A2]&lt;=16.07;[.A2]-2.08;IF([.A2]&lt;=16.19;[.A2]-2.1;IF([.A2]&lt;=16.3;[.A2]-2.11;IF([.A2]&lt;=16.42;[.A2]-2.13;IF([.A2]&lt;=16.53;[.A2]-2.14;IF([.A2]&lt;=16.65;[.A2]-2.16;IF([.A2]&lt;=16.76;[.A2]-2.17;IF([.A2]&lt;=16.88;[.A2]-2.19;IF([.A2]&lt;=16.99;[.A2]-2.2;IF([.A2]&lt;=17.11;[.A2]-2.22;IF([.A2]&lt;=17.22;[.A2]-2.23;IF([.A2]&lt;=17.34;[.A2]-2.25;IF([.A2]&lt;=17.45;[.A2]-2.26;IF([.A2]&lt;=17.57;[.A2]-2.28;IF([.A2]&lt;=17.68;[.A2]-2.29;IF([.A2]&lt;=17.8;[.A2]-2.31;IF([.A2]&lt;=17.91;[.A2]-2.32;IF([.A2]&lt;=18.03;[.A2]-2.34;IF([.A2]&lt;=18.14;[.A2]-2.35;IF([.A2]&lt;=18.26;[.A2]-2.37;IF([.A2]&lt;=18.37;[.A2]-2.38;IF([.A2]&lt;=18.49;[.A2]-2.4;IF([.A2]&lt;=18.6;[.A2]-2.41;IF([.A2]&lt;=18.72;[.A2]-2.43;IF([.A2]&lt;=18.83;[.A2]-2.44;IF([.A2]&lt;=18.95;[.A2]-2.46;IF([.A2]&lt;=19.06;[.A2]-2.47;IF([.A2]&lt;=19.18;[.A2]-2.49;IF([.A2]&lt;=19.29;[.A2]-2.5;IF([.A2]&lt;=19.41;[.A2]-2.52;IF([.A2]&lt;=19.52;[.A2]-2.53;IF([.A2]&lt;=19.64;[.A2]-2.55;IF([.A2]&lt;=19.75;[.A2]-2.56;IF([.A2]&lt;=19.87;[.A2]-2.58;IF([.A2]&lt;=19.98;[.A2]-2.59;IF([.A2]&lt;=20.1;[.A2]-2.61;IF([.A2]&lt;=20.21;[.A2]-2.62;IF([.A2]&lt;=20.33;[.A2]-2.64;IF([.A2]&lt;=20.44;[.A2]-2.65;IF([.A2]&lt;=20.56;[.A2]-2.67;IF([.A2]&lt;=20.67;[.A2]-2.68;IF([.A2]&lt;=20.79;[.A2]-2.7;IF([.A2]&lt;=20.9;[.A2]-2.71;IF([.A2]&lt;=21.02;[.A2]-2.73;IF([.A2]&lt;=21.13;[.A2]-2.74;IF([.A2]&lt;=21.25;[.A2]-2.76;IF([.A2]&lt;=21.36;[.A2]-2.77;IF([.A2]&lt;=21.48;[.A2]-2.79;IF([.A2]&lt;=21.59;[.A2]-2.8;IF([.A2]&lt;=21.71;[.A2]-2.82;IF([.A2]&lt;=21.82;[.A2]-2.82;IF([.A2]&lt;=21.94;[.A2]-2.85;IF([.A2]&lt;=22.05;[.A2]-2.86;IF([.A2]&lt;=22.17;[.A2]-2.88;&quot;False&quot;)))))))))))))))))))))))))))))))))))))))))))))))))))))))))))))))))))))))))))))))))))))))))))))))))" office:value-type="string" office:string-value="False" calcext:value-type="string">
            <text:p>False</text:p>
          </table:table-cell>
          <table:table-cell table:number-columns-repeated="14"/>
          <table:table-cell office:value-type="float" office:value="0.35" calcext:value-type="float">
            <text:p>0,35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table:style-name="ce72" table:number-columns-repeated="2"/>
          <table:table-cell table:number-columns-repeated="2"/>
          <table:table-cell table:style-name="ce72" table:number-columns-repeated="2"/>
          <table:table-cell/>
          <table:table-cell table:style-name="ce135" office:value-type="string" calcext:value-type="string">
            <text:p><text:s/>22,18 a 33,21</text:p>
          </table:table-cell>
          <table:table-cell table:style-name="ce139" table:formula="of:=IF([.A2]&lt;=22.17;&quot;False&quot;;IF([.A2]&lt;=22.28;[.A2]-2.89;IF([.A2]&lt;=22.4;[.A2]-2.91;IF([.A2]&lt;=22.51;[.A2]-2.92;IF([.A2]&lt;=22.63;[.A2]-2.94;IF([.A2]&lt;=22.74;[.A2]-2.95;IF([.A2]&lt;=22.86;[.A2]-2.97;IF([.A2]&lt;=22.97;[.A2]-2.98;IF([.A2]&lt;=23.09;[.A2]-3;IF([.A2]&lt;=23.2;[.A2]-3.01;IF([.A2]&lt;=23.32;[.A2]-3.03;IF([.A2]&lt;=23.43;[.A2]-3.04;IF([.A2]&lt;=23.55;[.A2]-3.06;IF([.A2]&lt;=23.66;[.A2]-3.07;IF([.A2]&lt;=23.78;[.A2]-3.09;IF([.A2]&lt;=23.89;[.A2]-3.1;IF([.A2]&lt;=24.01;[.A2]-3.12;IF([.A2]&lt;=24.12;[.A2]-3.13;IF([.A2]&lt;=24.24;[.A2]-3.15;IF([.A2]&lt;=24.35;[.A2]-3.16;IF([.A2]&lt;=24.47;[.A2]-3.18;IF([.A2]&lt;=24.58;[.A2]-3.19;IF([.A2]&lt;=24.7;[.A2]-3.21;IF([.A2]&lt;=24.81;[.A2]-3.22;IF([.A2]&lt;=24.93;[.A2]-3.24;IF([.A2]&lt;=25.04;[.A2]-3.25;IF([.A2]&lt;=25.16;[.A2]-3.27;IF([.A2]&lt;=25.27;[.A2]-3.28;IF([.A2]&lt;=25.39;[.A2]-3.3;IF([.A2]&lt;=25.5;[.A2]-3.31;IF([.A2]&lt;=25.62;[.A2]-3.33;IF([.A2]&lt;=25.73;[.A2]-3.34;IF([.A2]&lt;=25.85;[.A2]-3.36;IF([.A2]&lt;=25.96;[.A2]-3.37;IF([.A2]&lt;=26.08;[.A2]-3.39;IF([.A2]&lt;=26.19;[.A2]-3.4;IF([.A2]&lt;=26.31;[.A2]-3.42;IF([.A2]&lt;=26.42;[.A2]-3.43;IF([.A2]&lt;=26.54;[.A2]-3.45;IF([.A2]&lt;=26.65;[.A2]-3.46;IF([.A2]&lt;=26.77;[.A2]-3.48;IF([.A2]&lt;=26.88;[.A2]-3.49;IF([.A2]&lt;=27;[.A2]-3.51;IF([.A2]&lt;=27.11;[.A2]-3.52;IF([.A2]&lt;=27.23;[.A2]-3.54;IF([.A2]&lt;=27.34;[.A2]-3.55;IF([.A2]&lt;=27.46;[.A2]-3.57;IF([.A2]&lt;=27.57;[.A2]-3.58;IF([.A2]&lt;=27.69;[.A2]-3.6;IF([.A2]&lt;=27.8;[.A2]-3.61;IF([.A2]&lt;=27.92;[.A2]-3.63;IF([.A2]&lt;=28.03;[.A2]-3.64;IF([.A2]&lt;=28.15;[.A2]-3.66;IF([.A2]&lt;=28.26;[.A2]-3.67;IF([.A2]&lt;=28.38;[.A2]-3.69;IF([.A2]&lt;=28.49;[.A2]-3.7;IF([.A2]&lt;=28.61;[.A2]-3.72;IF([.A2]&lt;=28.72;[.A2]-3.73;IF([.A2]&lt;=28.84;[.A2]-3.75;IF([.A2]&lt;=28.95;[.A2]-3.76;IF([.A2]&lt;=29.07;[.A2]-3.78;IF([.A2]&lt;=29.18;[.A2]-3.79;IF([.A2]&lt;=29.3;[.A2]-3.81;IF([.A2]&lt;=29.41;[.A2]-3.82;IF([.A2]&lt;=29.53;[.A2]-3.84;IF([.A2]&lt;=29.64;[.A2]-3.85;IF([.A2]&lt;=29.76;[.A2]-3.87;IF([.A2]&lt;=29.87;[.A2]-3.88;IF([.A2]&lt;=29.99;[.A2]-3.9;IF([.A2]&lt;=30.1;[.A2]-3.91;IF([.A2]&lt;=30.22;[.A2]-3.93;IF([.A2]&lt;=30.33;[.A2]-3.94;IF([.A2]&lt;=30.45;[.A2]-3.96;IF([.A2]&lt;=30.56;[.A2]-3.97;IF([.A2]&lt;=30.68;[.A2]-3.99;IF([.A2]&lt;=30.79;[.A2]-4;IF([.A2]&lt;=30.91;[.A2]-4.02;IF([.A2]&lt;=31.02;[.A2]-4.03;IF([.A2]&lt;=31.14;[.A2]-4.05;IF([.A2]&lt;=31.25;[.A2]-4.06;IF([.A2]&lt;=31.37;[.A2]-4.08;IF([.A2]&lt;=31.48;[.A2]-4.09;IF([.A2]&lt;=31.6;[.A2]-4.11;IF([.A2]&lt;=31.71;[.A2]-4.12;IF([.A2]&lt;=31.83;[.A2]-4.14;IF([.A2]&lt;=31.94;[.A2]-4.15;IF([.A2]&lt;=32.06;[.A2]-4.17;IF([.A2]&lt;=32.17;[.A2]-4.18;IF([.A2]&lt;=32.29;[.A2]-4.2;IF([.A2]&lt;=32.4;[.A2]-4.21;IF([.A2]&lt;=32.52;[.A2]-4.23;IF([.A2]&lt;=32.63;[.A2]-4.24;IF([.A2]&lt;=32.75;[.A2]-4.26;IF([.A2]&lt;=32.86;[.A2]-4.27;IF([.A2]&lt;=32.98;[.A2]-4.29;IF([.A2]&lt;=33.09;[.A2]-4.3;IF([.A2]&lt;=33.21;[.A2]-4.32)))))))))))))))))))))))))))))))))))))))))))))))))))))))))))))))))))))))))))))))))))))))))))))))))" office:value-type="string" office:string-value="False" calcext:value-type="string">
            <text:p>False</text:p>
          </table:table-cell>
          <table:table-cell table:number-columns-repeated="14"/>
          <table:table-cell office:value-type="float" office:value="0.4" calcext:value-type="float">
            <text:p>0,40</text:p>
          </table:table-cell>
          <table:table-cell table:number-columns-repeated="2"/>
          <table:table-cell office:value-type="float" office:value="0.56" calcext:value-type="float">
            <text:p>0,5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72" table:number-columns-repeated="3"/>
          <table:table-cell table:number-columns-repeated="16"/>
          <table:table-cell office:value-type="float" office:value="0.5" calcext:value-type="float">
            <text:p>0,50</text:p>
          </table:table-cell>
          <table:table-cell table:number-columns-repeated="2"/>
          <table:table-cell office:value-type="float" office:value="0.67" calcext:value-type="float">
            <text:p>0,67</text:p>
          </table:table-cell>
          <table:table-cell table:number-columns-repeated="5"/>
        </table:table-row>
        <table:table-row table:style-name="ro1">
          <table:table-cell table:style-name="ce73" office:value-type="string" calcext:value-type="string">
            <text:p>Vender a</text:p>
          </table:table-cell>
          <table:table-cell table:style-name="ce100" office:value-type="string" calcext:value-type="string">
            <text:p>Lucro</text:p>
          </table:table-cell>
          <table:table-cell table:style-name="ce73" office:value-type="string" calcext:value-type="string">
            <text:p>Comprador</text:p>
          </table:table-cell>
          <table:table-cell table:style-name="ce121" office:value-type="string" calcext:value-type="string">
            <text:p>Taxa </text:p>
          </table:table-cell>
          <table:table-cell table:number-columns-repeated="19"/>
          <table:table-cell office:value-type="float" office:value="0.55" calcext:value-type="float">
            <text:p>0,55</text:p>
          </table:table-cell>
          <table:table-cell table:number-columns-repeated="2"/>
          <table:table-cell office:value-type="float" office:value="0.68" calcext:value-type="float">
            <text:p>0,68</text:p>
          </table:table-cell>
          <table:table-cell table:number-columns-repeated="5"/>
        </table:table-row>
        <table:table-row table:style-name="ro1">
          <table:table-cell table:style-name="ce60" table:formula="of:=[.B2]" office:value-type="currency" office:currency="BRL" office:value="1.98" calcext:value-type="currency">
            <text:p>R$ 1,98</text:p>
          </table:table-cell>
          <table:table-cell table:style-name="ce101" office:value-type="currency" office:currency="BRL" office:value="0" calcext:value-type="currency">
            <text:p>R$ 0,00</text:p>
          </table:table-cell>
          <table:table-cell table:style-name="ce115" table:formula="of:=IF([.A8]+[.B8]&lt;=0.19;[.A8]+[.B8]+0.02;IF([.A8]+[.B8]&lt;=0.29;[.A8]+[.B8]+0.03;IF([.A8]+[.B8]&lt;=0.39;[.A8]+[.B8]+0.04;IF([.A8]+[.B8]&lt;=0.49;[.A8]+[.B8]+0.06;IF([.A8]+[.B8]&lt;=0.59;[.A8]+[.B8]+0.07;IF([.A8]+[.B8]&lt;=0.69;[.A8]+[.B8]+0.09;IF([.A8]+[.B8]&lt;=0.79;[.A8]+[.B8]+0.1;IF([.A8]+[.B8]&lt;=0.89;[.A8]+[.B8]+0.12;IF([.A8]+[.B8]&lt;=0.99;[.A8]+[.B8]+0.13;IF([.A8]+[.B8]&lt;=1.09;[.A8]+[.B8]+0.15;IF([.A8]+[.B8]&lt;=1.19;[.A8]+[.B8]+0.16;IF([.A8]+[.B8]&lt;=1.29;[.A8]+[.B8]+0.18;IF([.A8]+[.B8]&lt;=1.39;[.A8]+[.B8]+0.19;IF([.A8]+[.B8]&lt;=1.49;[.A8]+[.B8]+0.21;IF([.A8]+[.B8]&lt;=1.59;[.A8]+[.B8]+0.22;IF([.A8]+[.B8]&lt;=1.69;[.A8]+[.B8]+0.24;IF([.A8]+[.B8]&lt;=1.79;[.A8]+[.B8]+0.25;IF([.A8]+[.B8]&lt;=1.89;[.A8]+[.B8]+0.27;IF([.A8]+[.B8]&lt;=1.99;[.A8]+[.B8]+0.28;IF([.A8]+[.B8]&lt;=2.09;[.A8]+[.B8]+0.3;IF([.A8]+[.B8]&lt;=2.19;[.A8]+[.B8]+0.31;IF([.A8]+[.B8]&lt;=2.29;[.A8]+[.B8]+0.33;IF([.A8]+[.B8]&lt;=2.39;[.A8]+[.B8]+0.34;IF([.A8]+[.B8]&lt;=2.49;[.A8]+[.B8]+0.36;IF([.A8]+[.B8]&lt;=2.59;[.A8]+[.B8]+0.37;IF([.A8]+[.B8]&lt;=2.69;[.A8]+[.B8]+0.39;IF([.A8]+[.B8]&lt;=2.79;[.A8]+[.B8]+0.4;IF([.A8]+[.B8]&lt;=2.89;[.A8]+[.B8]+0.42;IF([.A8]+[.B8]&lt;=2.99;[.A8]+[.B8]+0.43;IF([.A8]+[.B8]&lt;=3.09;[.A8]+[.B8]+0.45;IF([.A8]+[.B8]&lt;=3.19;[.A8]+[.B8]+0.46;IF([.A8]+[.B8]&lt;=3.29;[.A8]+[.B8]+0.48;IF([.A8]+[.B8]&lt;=3.39;[.A8]+[.B8]+0.49;IF([.A8]+[.B8]&lt;=3.49;[.A8]+[.B8]+0.51;IF([.A8]+[.B8]&lt;=3.59;[.A8]+[.B8]+0.52;IF([.A8]+[.B8]&lt;=3.69;[.A8]+[.B8]+0.54;IF([.A8]+[.B8]&lt;=3.79;[.A8]+[.B8]+0.55;IF([.A8]+[.B8]&lt;=3.89;[.A8]+[.B8]+0.57;IF([.A8]+[.B8]&lt;=3.99;[.A8]+[.B8]+0.58;IF([.A8]+[.B8]&lt;=4.09;[.A8]+[.B8]+0.6;IF([.A8]+[.B8]&lt;=4.19;[.A8]+[.B8]+0.61;IF([.A8]+[.B8]&lt;=4.29;[.A8]+[.B8]+0.63;IF([.A8]+[.B8]&lt;=4.39;[.A8]+[.B8]+0.64;IF([.A8]+[.B8]&lt;=4.49;[.A8]+[.B8]+0.66;IF([.A8]+[.B8]&lt;=4.59;[.A8]+[.B8]+0.67;IF([.A8]+[.B8]&lt;=4.69;[.A8]+[.B8]+0.69;IF([.A8]+[.B8]&lt;=4.79;[.A8]+[.B8]+0.7;IF([.A8]+[.B8]&lt;=4.89;[.A8]+[.B8]+0.72;IF([.A8]+[.B8]&lt;=4.99;[.A8]+[.B8]+0.73;IF([.A8]+[.B8]&lt;=5.09;[.A8]+[.B8]+0.75;IF([.A8]+[.B8]&lt;=5.19;[.A8]+[.B8]+0.76;IF([.A8]+[.B8]&lt;=5.29;[.A8]+[.B8]+0.78;IF([.A8]+[.B8]&lt;=5.39;[.A8]+[.B8]+0.79;IF([.A8]+[.B8]&lt;=5.49;[.A8]+[.B8]+0.81;IF([.A8]+[.B8]&lt;=5.59;[.A8]+[.B8]+0.82;IF([.A8]+[.B8]&lt;=5.69;[.A8]+[.B8]+0.84;IF([.A8]+[.B8]&lt;=5.79;[.A8]+[.B8]+0.85;IF([.A8]+[.B8]&lt;=5.89;[.A8]+[.B8]+0.87;IF([.A8]+[.B8]&lt;=5.99;[.A8]+[.B8]+0.88;IF([.A8]+[.B8]&lt;=6.09;[.A8]+[.B8]+0.9;IF([.A8]+[.B8]&lt;=6.19;[.A8]+[.B8]+0.91;IF([.A8]+[.B8]&lt;=6.29;[.A8]+[.B8]+0.93;IF([.A8]+[.B8]&lt;=6.39;[.A8]+[.B8]+0.94;IF([.A8]+[.B8]&lt;=6.49;[.A8]+[.B8]+0.96;IF([.A8]+[.B8]&lt;=6.59;[.A8]+[.B8]+0.97;IF([.A8]+[.B8]&lt;=6.69;[.A8]+[.B8]+0.99;IF([.A8]+[.B8]&lt;=6.79;[.A8]+[.B8]+1;IF([.A8]+[.B8]&lt;=6.89;[.A8]+[.B8]+1.02;IF([.A8]+[.B8]&lt;=6.99;[.A8]+[.B8]+1.03;IF([.A8]+[.B8]&lt;=7.09;[.A8]+[.B8]+1.05;IF([.A8]+[.B8]&lt;=7.19;[.A8]+[.B8]+1.06;IF([.A8]+[.B8]&lt;=7.29;[.A8]+[.B8]+1.08;IF([.A8]+[.B8]&lt;=7.39;[.A8]+[.B8]+1.09;IF([.A8]+[.B8]&lt;=7.49;[.A8]+[.B8]+1.11;IF([.A8]+[.B8]&lt;=7.59;[.A8]+[.B8]+1.12;IF([.A8]+[.B8]&lt;=7.69;[.A8]+[.B8]+1.14;IF([.A8]+[.B8]&lt;=7.79;[.A8]+[.B8]+1.15;IF([.A8]+[.B8]&lt;=7.89;[.A8]+[.B8]+1.17;IF([.A8]+[.B8]&lt;=7.99;[.A8]+[.B8]+1.18;IF([.A8]+[.B8]&lt;=8.09;[.A8]+[.B8]+1.2;IF([.A8]+[.B8]&lt;=8.19;[.A8]+[.B8]+1.21;IF([.A8]+[.B8]&lt;=8.29;[.A8]+[.B8]+1.23;IF([.A8]+[.B8]&lt;=8.39;[.A8]+[.B8]+1.24;IF([.A8]+[.B8]&lt;=8.49;[.A8]+[.B8]+1.26;IF([.A8]+[.B8]&lt;=8.59;[.A8]+[.B8]+1.27;IF([.A8]+[.B8]&lt;=8.69;[.A8]+[.B8]+1.29;IF([.A8]+[.B8]&lt;=8.79;[.A8]+[.B8]+1.3;IF([.A8]+[.B8]&lt;=8.89;[.A8]+[.B8]+1.32;IF([.A8]+[.B8]&lt;=8.99;[.A8]+[.B8]+1.33;IF([.A8]+[.B8]&lt;=9.09;[.A8]+[.B8]+1.35;IF([.A8]+[.B8]&lt;=9.19;[.A8]+[.B8]+1.36;IF([.A8]+[.B8]&lt;=9.29;[.A8]+[.B8]+1.38;IF([.A8]+[.B8]&lt;=9.39;[.A8]+[.B8]+1.39;IF([.A8]+[.B8]&lt;=9.49;[.A8]+[.B8]+1.41;IF([.A8]+[.B8]&lt;=9.59;[.A8]+[.B8]+1.42;IF([.A8]+[.B8]&lt;=9.69;[.A8]+[.B8]+1.44;IF([.A8]+[.B8]&lt;=9.79;[.A8]+[.B8]+1.45;IF([.A8]+[.B8]&lt;=9.89;[.A8]+[.B8]+1.47))))))))))))))))))))))))))))))))))))))))))))))))))))))))))))))))))))))))))))))))))))))))))))))))))" office:value-type="currency" office:currency="BRL" office:value="2.26" calcext:value-type="currency">
            <text:p>R$ 2,26</text:p>
          </table:table-cell>
          <table:table-cell table:style-name="ce122" table:formula="of:=[.C8]-([.B8]+[.A8])" office:value-type="currency" office:currency="BRL" office:value="0.28" calcext:value-type="currency">
            <text:p>R$ 0,28</text:p>
          </table:table-cell>
          <table:table-cell table:number-columns-repeated="19"/>
          <table:table-cell office:value-type="float" office:value="0.6" calcext:value-type="float">
            <text:p>0,60</text:p>
          </table:table-cell>
          <table:table-cell table:number-columns-repeated="2"/>
          <table:table-cell office:value-type="float" office:value="0.79" calcext:value-type="float">
            <text:p>0,79</text:p>
          </table:table-cell>
          <table:table-cell table:number-columns-repeated="5"/>
        </table:table-row>
        <table:table-row table:style-name="ro1">
          <table:table-cell table:style-name="ce72"/>
          <table:table-cell table:number-columns-repeated="22"/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0.9" calcext:value-type="float">
            <text:p>0,90</text:p>
          </table:table-cell>
          <table:table-cell table:number-columns-repeated="5"/>
        </table:table-row>
        <table:table-row table:style-name="ro2"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20" calcext:value-type="float">
            <text:p>20</text:p>
          </table:table-cell>
          <table:table-cell table:number-columns-repeated="2"/>
          <table:table-cell office:value-type="float" office:value="0.7" calcext:value-type="float">
            <text:p>0,70</text:p>
          </table:table-cell>
          <table:table-cell table:number-columns-repeated="2"/>
          <table:table-cell office:value-type="float" office:value="0.91" calcext:value-type="float">
            <text:p>0,91</text:p>
          </table:table-cell>
          <table:table-cell table:number-columns-repeated="5"/>
        </table:table-row>
        <table:table-row table:style-name="ro1">
          <table:table-cell table:style-name="ce85" office:value-type="float" office:value="0.22" calcext:value-type="float">
            <text:p>0,22</text:p>
          </table:table-cell>
          <table:table-cell table:style-name="ce85" office:value-type="float" office:value="1.02" calcext:value-type="float">
            <text:p>1,02</text:p>
          </table:table-cell>
          <table:table-cell table:style-name="ce86" office:value-type="float" office:value="2.05" calcext:value-type="float">
            <text:p>2,05</text:p>
          </table:table-cell>
          <table:table-cell table:style-name="ce85"/>
          <table:table-cell table:style-name="ce85" office:value-type="float" office:value="4.01" calcext:value-type="float">
            <text:p>4,01</text:p>
          </table:table-cell>
          <table:table-cell table:style-name="ce85" office:value-type="float" office:value="5.04" calcext:value-type="float">
            <text:p>5,04</text:p>
          </table:table-cell>
          <table:table-cell table:style-name="ce85" office:value-type="float" office:value="6.08" calcext:value-type="float">
            <text:p>6,08</text:p>
          </table:table-cell>
          <table:table-cell table:style-name="ce85" office:value-type="float" office:value="7" calcext:value-type="float">
            <text:p>7,00</text:p>
          </table:table-cell>
          <table:table-cell table:style-name="ce140" office:value-type="float" office:value="8.03" calcext:value-type="float">
            <text:p>8,03</text:p>
          </table:table-cell>
          <table:table-cell table:style-name="ce142" office:value-type="float" office:value="9.07" calcext:value-type="float">
            <text:p>9,07</text:p>
          </table:table-cell>
          <table:table-cell table:style-name="ce85" office:value-type="float" office:value="10.1" calcext:value-type="float">
            <text:p>10,10</text:p>
          </table:table-cell>
          <table:table-cell table:style-name="ce85" office:value-type="float" office:value="11.02" calcext:value-type="float">
            <text:p>11,02</text:p>
          </table:table-cell>
          <table:table-cell table:style-name="ce85" office:value-type="float" office:value="12.06" calcext:value-type="float">
            <text:p>12,06</text:p>
          </table:table-cell>
          <table:table-cell table:style-name="ce85" office:value-type="float" office:value="13.09" calcext:value-type="float">
            <text:p>13,09</text:p>
          </table:table-cell>
          <table:table-cell table:style-name="ce85" office:value-type="float" office:value="14" calcext:value-type="float">
            <text:p>14,00</text:p>
          </table:table-cell>
          <table:table-cell table:style-name="ce85" office:value-type="float" office:value="15.05" calcext:value-type="float">
            <text:p>15,05</text:p>
          </table:table-cell>
          <table:table-cell table:style-name="ce85" office:value-type="float" office:value="16.08" calcext:value-type="float">
            <text:p>16,08</text:p>
          </table:table-cell>
          <table:table-cell table:style-name="ce85" office:value-type="float" office:value="17" calcext:value-type="float">
            <text:p>17,00</text:p>
          </table:table-cell>
          <table:table-cell table:style-name="ce85" office:value-type="float" office:value="18.04" calcext:value-type="float">
            <text:p>18,04</text:p>
          </table:table-cell>
          <table:table-cell table:style-name="ce85" office:value-type="float" office:value="19.07" calcext:value-type="float">
            <text:p>19,07</text:p>
          </table:table-cell>
          <table:table-cell table:style-name="ce85" office:value-type="float" office:value="20.11" calcext:value-type="float">
            <text:p>20,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1">
          <table:table-cell table:style-name="ce86" office:value-type="float" office:value="0.33" calcext:value-type="float">
            <text:p>0,33</text:p>
          </table:table-cell>
          <table:table-cell table:style-name="ce86" office:value-type="float" office:value="1.13" calcext:value-type="float">
            <text:p>1,13</text:p>
          </table:table-cell>
          <table:table-cell table:style-name="ce86" office:value-type="float" office:value="2.06" calcext:value-type="float">
            <text:p>2,06</text:p>
          </table:table-cell>
          <table:table-cell table:style-name="ce86" office:value-type="float" office:value="3.09" calcext:value-type="float">
            <text:p>3,09</text:p>
          </table:table-cell>
          <table:table-cell table:style-name="ce86" office:value-type="float" office:value="4.12" calcext:value-type="float">
            <text:p>4,12</text:p>
          </table:table-cell>
          <table:table-cell table:style-name="ce86" office:value-type="float" office:value="5.05" calcext:value-type="float">
            <text:p>5,05</text:p>
          </table:table-cell>
          <table:table-cell table:style-name="ce86" office:value-type="float" office:value="6.19" calcext:value-type="float">
            <text:p>6,19</text:p>
          </table:table-cell>
          <table:table-cell table:style-name="ce86" office:value-type="float" office:value="7.11" calcext:value-type="float">
            <text:p>7,11</text:p>
          </table:table-cell>
          <table:table-cell table:style-name="ce141" office:value-type="float" office:value="8.04" calcext:value-type="float">
            <text:p>8,04</text:p>
          </table:table-cell>
          <table:table-cell table:style-name="ce143" office:value-type="float" office:value="9.18" calcext:value-type="float">
            <text:p>9,18</text:p>
          </table:table-cell>
          <table:table-cell table:style-name="ce86" office:value-type="float" office:value="10.11" calcext:value-type="float">
            <text:p>10,11</text:p>
          </table:table-cell>
          <table:table-cell table:style-name="ce86" office:value-type="float" office:value="11.03" calcext:value-type="float">
            <text:p>11,03</text:p>
          </table:table-cell>
          <table:table-cell table:style-name="ce86" office:value-type="float" office:value="12.17" calcext:value-type="float">
            <text:p>12,17</text:p>
          </table:table-cell>
          <table:table-cell table:style-name="ce86" office:value-type="float" office:value="13.1" calcext:value-type="float">
            <text:p>13,10</text:p>
          </table:table-cell>
          <table:table-cell table:style-name="ce86" office:value-type="float" office:value="14.05" calcext:value-type="float">
            <text:p>14,05</text:p>
          </table:table-cell>
          <table:table-cell table:style-name="ce86" office:value-type="float" office:value="15.16" calcext:value-type="float">
            <text:p>15,16</text:p>
          </table:table-cell>
          <table:table-cell table:style-name="ce86" office:value-type="float" office:value="16.09" calcext:value-type="float">
            <text:p>16,09</text:p>
          </table:table-cell>
          <table:table-cell table:style-name="ce86" office:value-type="float" office:value="17.01" calcext:value-type="float">
            <text:p>17,01</text:p>
          </table:table-cell>
          <table:table-cell table:style-name="ce86" office:value-type="float" office:value="18.15" calcext:value-type="float">
            <text:p>18,15</text:p>
          </table:table-cell>
          <table:table-cell table:style-name="ce86" office:value-type="float" office:value="19.08" calcext:value-type="float">
            <text:p>19,08</text:p>
          </table:table-cell>
          <table:table-cell table:style-name="ce86" office:value-type="float" office:value="20.22" calcext:value-type="float">
            <text:p>20,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0</text:p>
          </table:table-cell>
          <table:table-cell table:number-columns-repeated="2"/>
          <table:table-cell office:value-type="float" office:value="1.13" calcext:value-type="float">
            <text:p>1,13</text:p>
          </table:table-cell>
          <table:table-cell table:number-columns-repeated="5"/>
        </table:table-row>
        <table:table-row table:style-name="ro1">
          <table:table-cell table:style-name="ce86" office:value-type="float" office:value="0.44" calcext:value-type="float">
            <text:p>0,44</text:p>
          </table:table-cell>
          <table:table-cell table:style-name="ce86" office:value-type="float" office:value="1.14" calcext:value-type="float">
            <text:p>1,14</text:p>
          </table:table-cell>
          <table:table-cell table:style-name="ce86" office:value-type="float" office:value="2.17" calcext:value-type="float">
            <text:p>2,17</text:p>
          </table:table-cell>
          <table:table-cell table:style-name="ce86" office:value-type="float" office:value="3.2" calcext:value-type="float">
            <text:p>3,20</text:p>
          </table:table-cell>
          <table:table-cell table:style-name="ce86" office:value-type="float" office:value="4.13" calcext:value-type="float">
            <text:p>4,13</text:p>
          </table:table-cell>
          <table:table-cell table:style-name="ce86" office:value-type="float" office:value="5.16" calcext:value-type="float">
            <text:p>5,16</text:p>
          </table:table-cell>
          <table:table-cell table:style-name="ce86" office:value-type="float" office:value="6.2" calcext:value-type="float">
            <text:p>6,20</text:p>
          </table:table-cell>
          <table:table-cell table:style-name="ce86" office:value-type="float" office:value="7.12" calcext:value-type="float">
            <text:p>7,12</text:p>
          </table:table-cell>
          <table:table-cell table:style-name="ce141" office:value-type="float" office:value="8.15" calcext:value-type="float">
            <text:p>8,15</text:p>
          </table:table-cell>
          <table:table-cell table:style-name="ce143" office:value-type="float" office:value="9.19" calcext:value-type="float">
            <text:p>9,19</text:p>
          </table:table-cell>
          <table:table-cell table:style-name="ce86" office:value-type="float" office:value="10.22" calcext:value-type="float">
            <text:p>10,22</text:p>
          </table:table-cell>
          <table:table-cell table:style-name="ce86" office:value-type="float" office:value="11.14" calcext:value-type="float">
            <text:p>11,14</text:p>
          </table:table-cell>
          <table:table-cell table:style-name="ce86" office:value-type="float" office:value="12.18" calcext:value-type="float">
            <text:p>12,18</text:p>
          </table:table-cell>
          <table:table-cell table:style-name="ce86" office:value-type="float" office:value="13.21" calcext:value-type="float">
            <text:p>13,21</text:p>
          </table:table-cell>
          <table:table-cell table:style-name="ce86" office:value-type="float" office:value="14.1" calcext:value-type="float">
            <text:p>14,10</text:p>
          </table:table-cell>
          <table:table-cell table:style-name="ce86" office:value-type="float" office:value="15.17" calcext:value-type="float">
            <text:p>15,17</text:p>
          </table:table-cell>
          <table:table-cell table:style-name="ce86" office:value-type="float" office:value="16.2" calcext:value-type="float">
            <text:p>16,20</text:p>
          </table:table-cell>
          <table:table-cell table:style-name="ce86" office:value-type="float" office:value="17.12" calcext:value-type="float">
            <text:p>17,12</text:p>
          </table:table-cell>
          <table:table-cell table:style-name="ce86" office:value-type="float" office:value="18.16" calcext:value-type="float">
            <text:p>18,16</text:p>
          </table:table-cell>
          <table:table-cell table:style-name="ce86" office:value-type="float" office:value="19.19" calcext:value-type="float">
            <text:p>19,19</text:p>
          </table:table-cell>
          <table:table-cell table:style-name="ce86" office:value-type="float" office:value="20.23" calcext:value-type="float">
            <text:p>20,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5" calcext:value-type="float">
            <text:p>0,85</text:p>
          </table:table-cell>
          <table:table-cell table:number-columns-repeated="2"/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 table:style-name="ce86" office:value-type="float" office:value="0.45" calcext:value-type="float">
            <text:p>0,45</text:p>
          </table:table-cell>
          <table:table-cell table:style-name="ce86" office:value-type="float" office:value="1.25" calcext:value-type="float">
            <text:p>1,25</text:p>
          </table:table-cell>
          <table:table-cell table:style-name="ce86" office:value-type="float" office:value="2.28" calcext:value-type="float">
            <text:p>2,28</text:p>
          </table:table-cell>
          <table:table-cell table:style-name="ce86" office:value-type="float" office:value="3.21" calcext:value-type="float">
            <text:p>3,21</text:p>
          </table:table-cell>
          <table:table-cell table:style-name="ce86" office:value-type="float" office:value="4.24" calcext:value-type="float">
            <text:p>4,24</text:p>
          </table:table-cell>
          <table:table-cell table:style-name="ce86" office:value-type="float" office:value="5.27" calcext:value-type="float">
            <text:p>5,27</text:p>
          </table:table-cell>
          <table:table-cell table:style-name="ce86" office:value-type="float" office:value="6.31" calcext:value-type="float">
            <text:p>6,31</text:p>
          </table:table-cell>
          <table:table-cell table:style-name="ce86" office:value-type="float" office:value="7.23" calcext:value-type="float">
            <text:p>7,23</text:p>
          </table:table-cell>
          <table:table-cell table:style-name="ce141" office:value-type="float" office:value="8.26" calcext:value-type="float">
            <text:p>8,26</text:p>
          </table:table-cell>
          <table:table-cell table:style-name="ce143" office:value-type="float" office:value="9.3" calcext:value-type="float">
            <text:p>9,30</text:p>
          </table:table-cell>
          <table:table-cell table:style-name="ce86" office:value-type="float" office:value="10.33" calcext:value-type="float">
            <text:p>10,33</text:p>
          </table:table-cell>
          <table:table-cell table:style-name="ce86" office:value-type="float" office:value="11.25" calcext:value-type="float">
            <text:p>11,25</text:p>
          </table:table-cell>
          <table:table-cell table:style-name="ce86" office:value-type="float" office:value="12.29" calcext:value-type="float">
            <text:p>12,29</text:p>
          </table:table-cell>
          <table:table-cell table:style-name="ce86" office:value-type="float" office:value="13.32" calcext:value-type="float">
            <text:p>13,32</text:p>
          </table:table-cell>
          <table:table-cell table:style-name="ce86" office:value-type="float" office:value="14.15" calcext:value-type="float">
            <text:p>14,15</text:p>
          </table:table-cell>
          <table:table-cell table:style-name="ce86" office:value-type="float" office:value="15.28" calcext:value-type="float">
            <text:p>15,28</text:p>
          </table:table-cell>
          <table:table-cell table:style-name="ce86" office:value-type="float" office:value="16.31" calcext:value-type="float">
            <text:p>16,31</text:p>
          </table:table-cell>
          <table:table-cell table:style-name="ce86" office:value-type="float" office:value="17.23" calcext:value-type="float">
            <text:p>17,23</text:p>
          </table:table-cell>
          <table:table-cell table:style-name="ce86" office:value-type="float" office:value="18.27" calcext:value-type="float">
            <text:p>18,27</text:p>
          </table:table-cell>
          <table:table-cell table:style-name="ce86" office:value-type="float" office:value="19.3" calcext:value-type="float">
            <text:p>19,30</text:p>
          </table:table-cell>
          <table:table-cell table:style-name="ce86" office:value-type="float" office:value="20.34" calcext:value-type="float">
            <text:p>20,3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5" calcext:value-type="float">
            <text:p>0,95</text:p>
          </table:table-cell>
          <table:table-cell table:number-columns-repeated="2"/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table:style-name="ce86" office:value-type="float" office:value="0.56" calcext:value-type="float">
            <text:p>0,56</text:p>
          </table:table-cell>
          <table:table-cell table:style-name="ce86" office:value-type="float" office:value="1.36" calcext:value-type="float">
            <text:p>1,36</text:p>
          </table:table-cell>
          <table:table-cell table:style-name="ce86" office:value-type="float" office:value="2.29" calcext:value-type="float">
            <text:p>2,29</text:p>
          </table:table-cell>
          <table:table-cell table:style-name="ce86" office:value-type="float" office:value="3.32" calcext:value-type="float">
            <text:p>3,32</text:p>
          </table:table-cell>
          <table:table-cell table:style-name="ce86" office:value-type="float" office:value="4.35" calcext:value-type="float">
            <text:p>4,35</text:p>
          </table:table-cell>
          <table:table-cell table:style-name="ce86" office:value-type="float" office:value="5.28" calcext:value-type="float">
            <text:p>5,28</text:p>
          </table:table-cell>
          <table:table-cell table:style-name="ce86" office:value-type="float" office:value="6.42" calcext:value-type="float">
            <text:p>6,42</text:p>
          </table:table-cell>
          <table:table-cell table:style-name="ce86" office:value-type="float" office:value="7.34" calcext:value-type="float">
            <text:p>7,34</text:p>
          </table:table-cell>
          <table:table-cell table:style-name="ce141" office:value-type="float" office:value="8.27" calcext:value-type="float">
            <text:p>8,27</text:p>
          </table:table-cell>
          <table:table-cell table:style-name="ce143" office:value-type="float" office:value="9.41" calcext:value-type="float">
            <text:p>9,41</text:p>
          </table:table-cell>
          <table:table-cell table:style-name="ce86" office:value-type="float" office:value="10.34" calcext:value-type="float">
            <text:p>10,34</text:p>
          </table:table-cell>
          <table:table-cell table:style-name="ce86" office:value-type="float" office:value="11.26" calcext:value-type="float">
            <text:p>11,26</text:p>
          </table:table-cell>
          <table:table-cell table:style-name="ce86" office:value-type="float" office:value="12.4" calcext:value-type="float">
            <text:p>12,40</text:p>
          </table:table-cell>
          <table:table-cell table:style-name="ce86" office:value-type="float" office:value="13.33" calcext:value-type="float">
            <text:p>13,33</text:p>
          </table:table-cell>
          <table:table-cell table:style-name="ce86" office:value-type="float" office:value="14.2" calcext:value-type="float">
            <text:p>14,20</text:p>
          </table:table-cell>
          <table:table-cell table:style-name="ce86" office:value-type="float" office:value="15.39" calcext:value-type="float">
            <text:p>15,39</text:p>
          </table:table-cell>
          <table:table-cell table:style-name="ce86" office:value-type="float" office:value="16.32" calcext:value-type="float">
            <text:p>16,32</text:p>
          </table:table-cell>
          <table:table-cell table:style-name="ce86" office:value-type="float" office:value="17.24" calcext:value-type="float">
            <text:p>17,24</text:p>
          </table:table-cell>
          <table:table-cell table:style-name="ce86" office:value-type="float" office:value="18.38" calcext:value-type="float">
            <text:p>18,38</text:p>
          </table:table-cell>
          <table:table-cell table:style-name="ce86" office:value-type="float" office:value="19.31" calcext:value-type="float">
            <text:p>19,31</text:p>
          </table:table-cell>
          <table:table-cell table:style-name="ce86" office:value-type="float" office:value="20.45" calcext:value-type="float">
            <text:p>20,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,00</text:p>
          </table:table-cell>
          <table:table-cell table:number-columns-repeated="2"/>
          <table:table-cell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table:style-name="ce86" office:value-type="float" office:value="0.67" calcext:value-type="float">
            <text:p>0,67</text:p>
          </table:table-cell>
          <table:table-cell table:style-name="ce86" office:value-type="float" office:value="1.37" calcext:value-type="float">
            <text:p>1,37</text:p>
          </table:table-cell>
          <table:table-cell table:style-name="ce86" office:value-type="float" office:value="2.4" calcext:value-type="float">
            <text:p>2,40</text:p>
          </table:table-cell>
          <table:table-cell table:style-name="ce86" office:value-type="float" office:value="3.43" calcext:value-type="float">
            <text:p>3,43</text:p>
          </table:table-cell>
          <table:table-cell table:style-name="ce86" office:value-type="float" office:value="4.36" calcext:value-type="float">
            <text:p>4,36</text:p>
          </table:table-cell>
          <table:table-cell table:style-name="ce86" office:value-type="float" office:value="5.39" calcext:value-type="float">
            <text:p>5,39</text:p>
          </table:table-cell>
          <table:table-cell table:style-name="ce86" office:value-type="float" office:value="6.43" calcext:value-type="float">
            <text:p>6,43</text:p>
          </table:table-cell>
          <table:table-cell table:style-name="ce86" office:value-type="float" office:value="7.35" calcext:value-type="float">
            <text:p>7,35</text:p>
          </table:table-cell>
          <table:table-cell table:style-name="ce141" office:value-type="float" office:value="8.38" calcext:value-type="float">
            <text:p>8,38</text:p>
          </table:table-cell>
          <table:table-cell table:style-name="ce143" office:value-type="float" office:value="9.42" calcext:value-type="float">
            <text:p>9,42</text:p>
          </table:table-cell>
          <table:table-cell table:style-name="ce86" office:value-type="float" office:value="10.45" calcext:value-type="float">
            <text:p>10,45</text:p>
          </table:table-cell>
          <table:table-cell table:style-name="ce86" office:value-type="float" office:value="11.37" calcext:value-type="float">
            <text:p>11,37</text:p>
          </table:table-cell>
          <table:table-cell table:style-name="ce86" office:value-type="float" office:value="12.41" calcext:value-type="float">
            <text:p>12,41</text:p>
          </table:table-cell>
          <table:table-cell table:style-name="ce86" office:value-type="float" office:value="13.44" calcext:value-type="float">
            <text:p>13,44</text:p>
          </table:table-cell>
          <table:table-cell table:style-name="ce86" office:value-type="float" office:value="14.3" calcext:value-type="float">
            <text:p>14,30</text:p>
          </table:table-cell>
          <table:table-cell table:style-name="ce86" office:value-type="float" office:value="15.4" calcext:value-type="float">
            <text:p>15,40</text:p>
          </table:table-cell>
          <table:table-cell table:style-name="ce86" office:value-type="float" office:value="16.43" calcext:value-type="float">
            <text:p>16,43</text:p>
          </table:table-cell>
          <table:table-cell table:style-name="ce86" office:value-type="float" office:value="17.35" calcext:value-type="float">
            <text:p>17,35</text:p>
          </table:table-cell>
          <table:table-cell table:style-name="ce86" office:value-type="float" office:value="18.39" calcext:value-type="float">
            <text:p>18,39</text:p>
          </table:table-cell>
          <table:table-cell table:style-name="ce86" office:value-type="float" office:value="19.42" calcext:value-type="float">
            <text:p>19,42</text:p>
          </table:table-cell>
          <table:table-cell table:style-name="ce86" office:value-type="float" office:value="20.46" calcext:value-type="float">
            <text:p>20,4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.05" calcext:value-type="float">
            <text:p>1,05</text:p>
          </table:table-cell>
          <table:table-cell table:number-columns-repeated="2"/>
          <table:table-cell office:value-type="float" office:value="1.37" calcext:value-type="float">
            <text:p>1,37</text:p>
          </table:table-cell>
          <table:table-cell table:number-columns-repeated="5"/>
        </table:table-row>
        <table:table-row table:style-name="ro1">
          <table:table-cell table:style-name="ce86" office:value-type="float" office:value="0.68" calcext:value-type="float">
            <text:p>0,68</text:p>
          </table:table-cell>
          <table:table-cell table:style-name="ce86" office:value-type="float" office:value="1.48" calcext:value-type="float">
            <text:p>1,48</text:p>
          </table:table-cell>
          <table:table-cell table:style-name="ce86" office:value-type="float" office:value="2.51" calcext:value-type="float">
            <text:p>2,51</text:p>
          </table:table-cell>
          <table:table-cell table:style-name="ce86" office:value-type="float" office:value="3.44" calcext:value-type="float">
            <text:p>3,44</text:p>
          </table:table-cell>
          <table:table-cell table:style-name="ce86" office:value-type="float" office:value="4.47" calcext:value-type="float">
            <text:p>4,47</text:p>
          </table:table-cell>
          <table:table-cell table:style-name="ce86" office:value-type="float" office:value="5.5" calcext:value-type="float">
            <text:p>5,50</text:p>
          </table:table-cell>
          <table:table-cell table:style-name="ce86" office:value-type="float" office:value="6.54" calcext:value-type="float">
            <text:p>6,54</text:p>
          </table:table-cell>
          <table:table-cell table:style-name="ce86" office:value-type="float" office:value="7.46" calcext:value-type="float">
            <text:p>7,46</text:p>
          </table:table-cell>
          <table:table-cell table:style-name="ce141" office:value-type="float" office:value="8.49" calcext:value-type="float">
            <text:p>8,49</text:p>
          </table:table-cell>
          <table:table-cell table:style-name="ce143" office:value-type="float" office:value="9.53" calcext:value-type="float">
            <text:p>9,53</text:p>
          </table:table-cell>
          <table:table-cell table:style-name="ce86" office:value-type="float" office:value="10.56" calcext:value-type="float">
            <text:p>10,56</text:p>
          </table:table-cell>
          <table:table-cell table:style-name="ce86" office:value-type="float" office:value="11.48" calcext:value-type="float">
            <text:p>11,48</text:p>
          </table:table-cell>
          <table:table-cell table:style-name="ce86" office:value-type="float" office:value="12.52" calcext:value-type="float">
            <text:p>12,52</text:p>
          </table:table-cell>
          <table:table-cell table:style-name="ce86" office:value-type="float" office:value="13.55" calcext:value-type="float">
            <text:p>13,55</text:p>
          </table:table-cell>
          <table:table-cell table:style-name="ce86" office:value-type="float" office:value="14.35" calcext:value-type="float">
            <text:p>14,35</text:p>
          </table:table-cell>
          <table:table-cell table:style-name="ce86" office:value-type="float" office:value="15.51" calcext:value-type="float">
            <text:p>15,51</text:p>
          </table:table-cell>
          <table:table-cell table:style-name="ce86" office:value-type="float" office:value="16.54" calcext:value-type="float">
            <text:p>16,54</text:p>
          </table:table-cell>
          <table:table-cell table:style-name="ce86" office:value-type="float" office:value="17.46" calcext:value-type="float">
            <text:p>17,46</text:p>
          </table:table-cell>
          <table:table-cell table:style-name="ce86" office:value-type="float" office:value="18.5" calcext:value-type="float">
            <text:p>18,50</text:p>
          </table:table-cell>
          <table:table-cell table:style-name="ce86" office:value-type="float" office:value="19.53" calcext:value-type="float">
            <text:p>19,53</text:p>
          </table:table-cell>
          <table:table-cell table:style-name="ce86" office:value-type="float" office:value="20.57" calcext:value-type="float">
            <text:p>20,5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.1" calcext:value-type="float">
            <text:p>1,10</text:p>
          </table:table-cell>
          <table:table-cell table:number-columns-repeated="2"/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table:style-name="ce86" office:value-type="float" office:value="0.79" calcext:value-type="float">
            <text:p>0,79</text:p>
          </table:table-cell>
          <table:table-cell table:style-name="ce86" office:value-type="float" office:value="1.59" calcext:value-type="float">
            <text:p>1,59</text:p>
          </table:table-cell>
          <table:table-cell table:style-name="ce86" office:value-type="float" office:value="2.52" calcext:value-type="float">
            <text:p>2,52</text:p>
          </table:table-cell>
          <table:table-cell table:style-name="ce86" office:value-type="float" office:value="3.55" calcext:value-type="float">
            <text:p>3,55</text:p>
          </table:table-cell>
          <table:table-cell table:style-name="ce86" office:value-type="float" office:value="4.58" calcext:value-type="float">
            <text:p>4,58</text:p>
          </table:table-cell>
          <table:table-cell table:style-name="ce86" office:value-type="float" office:value="5.51" calcext:value-type="float">
            <text:p>5,51</text:p>
          </table:table-cell>
          <table:table-cell table:style-name="ce86" office:value-type="float" office:value="6.65" calcext:value-type="float">
            <text:p>6,65</text:p>
          </table:table-cell>
          <table:table-cell table:style-name="ce86" office:value-type="float" office:value="7.57" calcext:value-type="float">
            <text:p>7,57</text:p>
          </table:table-cell>
          <table:table-cell table:style-name="ce141" office:value-type="float" office:value="8.5" calcext:value-type="float">
            <text:p>8,50</text:p>
          </table:table-cell>
          <table:table-cell table:style-name="ce143" office:value-type="float" office:value="9.64" calcext:value-type="float">
            <text:p>9,64</text:p>
          </table:table-cell>
          <table:table-cell table:style-name="ce86" office:value-type="float" office:value="10.57" calcext:value-type="float">
            <text:p>10,57</text:p>
          </table:table-cell>
          <table:table-cell table:style-name="ce86" office:value-type="float" office:value="11.49" calcext:value-type="float">
            <text:p>11,49</text:p>
          </table:table-cell>
          <table:table-cell table:style-name="ce86" office:value-type="float" office:value="12.63" calcext:value-type="float">
            <text:p>12,63</text:p>
          </table:table-cell>
          <table:table-cell table:style-name="ce86" office:value-type="float" office:value="13.56" calcext:value-type="float">
            <text:p>13,56</text:p>
          </table:table-cell>
          <table:table-cell table:style-name="ce86" office:value-type="float" office:value="14.4" calcext:value-type="float">
            <text:p>14,40</text:p>
          </table:table-cell>
          <table:table-cell table:style-name="ce86" office:value-type="float" office:value="15.62" calcext:value-type="float">
            <text:p>15,62</text:p>
          </table:table-cell>
          <table:table-cell table:style-name="ce86" office:value-type="float" office:value="16.55" calcext:value-type="float">
            <text:p>16,55</text:p>
          </table:table-cell>
          <table:table-cell table:style-name="ce86" office:value-type="float" office:value="17.47" calcext:value-type="float">
            <text:p>17,47</text:p>
          </table:table-cell>
          <table:table-cell table:style-name="ce86" office:value-type="float" office:value="18.61" calcext:value-type="float">
            <text:p>18,61</text:p>
          </table:table-cell>
          <table:table-cell table:style-name="ce86" office:value-type="float" office:value="19.54" calcext:value-type="float">
            <text:p>19,54</text:p>
          </table:table-cell>
          <table:table-cell table:style-name="ce86" office:value-type="float" office:value="20.68" calcext:value-type="float">
            <text:p>20,6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.15" calcext:value-type="float">
            <text:p>1,15</text:p>
          </table:table-cell>
          <table:table-cell table:number-columns-repeated="2"/>
          <table:table-cell office:value-type="float" office:value="1.59" calcext:value-type="float">
            <text:p>1,59</text:p>
          </table:table-cell>
          <table:table-cell table:number-columns-repeated="5"/>
        </table:table-row>
        <table:table-row table:style-name="ro1">
          <table:table-cell table:style-name="ce86" office:value-type="float" office:value="0.9" calcext:value-type="float">
            <text:p>0,90</text:p>
          </table:table-cell>
          <table:table-cell table:style-name="ce86" office:value-type="float" office:value="1.6" calcext:value-type="float">
            <text:p>1,60</text:p>
          </table:table-cell>
          <table:table-cell table:style-name="ce86" office:value-type="float" office:value="2.63" calcext:value-type="float">
            <text:p>2,63</text:p>
          </table:table-cell>
          <table:table-cell table:style-name="ce86" office:value-type="float" office:value="3.66" calcext:value-type="float">
            <text:p>3,66</text:p>
          </table:table-cell>
          <table:table-cell table:style-name="ce86" office:value-type="float" office:value="4.59" calcext:value-type="float">
            <text:p>4,59</text:p>
          </table:table-cell>
          <table:table-cell table:style-name="ce86" office:value-type="float" office:value="5.62" calcext:value-type="float">
            <text:p>5,62</text:p>
          </table:table-cell>
          <table:table-cell table:style-name="ce86" office:value-type="float" office:value="6.66" calcext:value-type="float">
            <text:p>6,66</text:p>
          </table:table-cell>
          <table:table-cell table:style-name="ce86" office:value-type="float" office:value="7.58" calcext:value-type="float">
            <text:p>7,58</text:p>
          </table:table-cell>
          <table:table-cell table:style-name="ce141" office:value-type="float" office:value="8.61" calcext:value-type="float">
            <text:p>8,61</text:p>
          </table:table-cell>
          <table:table-cell table:style-name="ce143" office:value-type="float" office:value="9.65" calcext:value-type="float">
            <text:p>9,65</text:p>
          </table:table-cell>
          <table:table-cell table:style-name="ce86" office:value-type="float" office:value="10.68" calcext:value-type="float">
            <text:p>10,68</text:p>
          </table:table-cell>
          <table:table-cell table:style-name="ce86" office:value-type="float" office:value="11.6" calcext:value-type="float">
            <text:p>11,60</text:p>
          </table:table-cell>
          <table:table-cell table:style-name="ce86" office:value-type="float" office:value="12.64" calcext:value-type="float">
            <text:p>12,64</text:p>
          </table:table-cell>
          <table:table-cell table:style-name="ce86" office:value-type="float" office:value="13.67" calcext:value-type="float">
            <text:p>13,67</text:p>
          </table:table-cell>
          <table:table-cell table:style-name="ce86" office:value-type="float" office:value="14.45" calcext:value-type="float">
            <text:p>14,45</text:p>
          </table:table-cell>
          <table:table-cell table:style-name="ce86" office:value-type="float" office:value="15.63" calcext:value-type="float">
            <text:p>15,63</text:p>
          </table:table-cell>
          <table:table-cell table:style-name="ce86" office:value-type="float" office:value="16.66" calcext:value-type="float">
            <text:p>16,66</text:p>
          </table:table-cell>
          <table:table-cell table:style-name="ce86" office:value-type="float" office:value="17.58" calcext:value-type="float">
            <text:p>17,58</text:p>
          </table:table-cell>
          <table:table-cell table:style-name="ce86" office:value-type="float" office:value="18.62" calcext:value-type="float">
            <text:p>18,62</text:p>
          </table:table-cell>
          <table:table-cell table:style-name="ce86" office:value-type="float" office:value="19.65" calcext:value-type="float">
            <text:p>19,65</text:p>
          </table:table-cell>
          <table:table-cell table:style-name="ce86" office:value-type="float" office:value="20.69" calcext:value-type="float">
            <text:p>20,6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.2" calcext:value-type="float">
            <text:p>1,20</text:p>
          </table:table-cell>
          <table:table-cell table:number-columns-repeated="2"/>
          <table:table-cell office:value-type="float" office:value="1.6" calcext:value-type="float">
            <text:p>1,60</text:p>
          </table:table-cell>
          <table:table-cell table:number-columns-repeated="5"/>
        </table:table-row>
        <table:table-row table:style-name="ro1">
          <table:table-cell table:style-name="ce86" office:value-type="float" office:value="0.91" calcext:value-type="float">
            <text:p>0,91</text:p>
          </table:table-cell>
          <table:table-cell table:style-name="ce86" office:value-type="float" office:value="1.71" calcext:value-type="float">
            <text:p>1,71</text:p>
          </table:table-cell>
          <table:table-cell table:style-name="ce86" office:value-type="float" office:value="2.74" calcext:value-type="float">
            <text:p>2,74</text:p>
          </table:table-cell>
          <table:table-cell table:style-name="ce86" office:value-type="float" office:value="3.67" calcext:value-type="float">
            <text:p>3,67</text:p>
          </table:table-cell>
          <table:table-cell table:style-name="ce86" office:value-type="float" office:value="4.7" calcext:value-type="float">
            <text:p>4,70</text:p>
          </table:table-cell>
          <table:table-cell table:style-name="ce86" office:value-type="float" office:value="5.73" calcext:value-type="float">
            <text:p>5,73</text:p>
          </table:table-cell>
          <table:table-cell table:style-name="ce86" office:value-type="float" office:value="6.77" calcext:value-type="float">
            <text:p>6,77</text:p>
          </table:table-cell>
          <table:table-cell table:style-name="ce86" office:value-type="float" office:value="7.69" calcext:value-type="float">
            <text:p>7,69</text:p>
          </table:table-cell>
          <table:table-cell table:style-name="ce141" office:value-type="float" office:value="8.72" calcext:value-type="float">
            <text:p>8,72</text:p>
          </table:table-cell>
          <table:table-cell table:style-name="ce143" office:value-type="float" office:value="9.76" calcext:value-type="float">
            <text:p>9,76</text:p>
          </table:table-cell>
          <table:table-cell table:style-name="ce86" office:value-type="float" office:value="10.79" calcext:value-type="float">
            <text:p>10,79</text:p>
          </table:table-cell>
          <table:table-cell table:style-name="ce86" office:value-type="float" office:value="11.71" calcext:value-type="float">
            <text:p>11,71</text:p>
          </table:table-cell>
          <table:table-cell table:style-name="ce86" office:value-type="float" office:value="12.75" calcext:value-type="float">
            <text:p>12,75</text:p>
          </table:table-cell>
          <table:table-cell table:style-name="ce86" office:value-type="float" office:value="13.78" calcext:value-type="float">
            <text:p>13,78</text:p>
          </table:table-cell>
          <table:table-cell table:style-name="ce86" office:value-type="float" office:value="14.5" calcext:value-type="float">
            <text:p>14,50</text:p>
          </table:table-cell>
          <table:table-cell table:style-name="ce86" office:value-type="float" office:value="15.74" calcext:value-type="float">
            <text:p>15,74</text:p>
          </table:table-cell>
          <table:table-cell table:style-name="ce86" office:value-type="float" office:value="16.77" calcext:value-type="float">
            <text:p>16,77</text:p>
          </table:table-cell>
          <table:table-cell table:style-name="ce86" office:value-type="float" office:value="17.69" calcext:value-type="float">
            <text:p>17,69</text:p>
          </table:table-cell>
          <table:table-cell table:style-name="ce86" office:value-type="float" office:value="18.73" calcext:value-type="float">
            <text:p>18,73</text:p>
          </table:table-cell>
          <table:table-cell table:style-name="ce86" office:value-type="float" office:value="19.76" calcext:value-type="float">
            <text:p>19,76</text:p>
          </table:table-cell>
          <table:table-cell table:style-name="ce86" office:value-type="float" office:value="20.8" calcext:value-type="float">
            <text:p>20,8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.3" calcext:value-type="float">
            <text:p>1,30</text:p>
          </table:table-cell>
          <table:table-cell table:number-columns-repeated="2"/>
          <table:table-cell office:value-type="float" office:value="1.71" calcext:value-type="float">
            <text:p>1,71</text:p>
          </table:table-cell>
          <table:table-cell table:number-columns-repeated="5"/>
        </table:table-row>
        <table:table-row table:style-name="ro1">
          <table:table-cell table:style-name="ce86" office:value-type="string" calcext:value-type="string">
            <text:p>“ “</text:p>
          </table:table-cell>
          <table:table-cell table:style-name="ce86" office:value-type="float" office:value="1.82" calcext:value-type="float">
            <text:p>1,82</text:p>
          </table:table-cell>
          <table:table-cell table:style-name="ce86" office:value-type="float" office:value="2.75" calcext:value-type="float">
            <text:p>2,75</text:p>
          </table:table-cell>
          <table:table-cell table:style-name="ce86" office:value-type="float" office:value="3.78" calcext:value-type="float">
            <text:p>3,78</text:p>
          </table:table-cell>
          <table:table-cell table:style-name="ce86" office:value-type="float" office:value="4.81" calcext:value-type="float">
            <text:p>4,81</text:p>
          </table:table-cell>
          <table:table-cell table:style-name="ce86" office:value-type="float" office:value="5.74" calcext:value-type="float">
            <text:p>5,74</text:p>
          </table:table-cell>
          <table:table-cell table:style-name="ce86" office:value-type="float" office:value="6.88" calcext:value-type="float">
            <text:p>6,88</text:p>
          </table:table-cell>
          <table:table-cell table:style-name="ce86" office:value-type="float" office:value="7.8" calcext:value-type="float">
            <text:p>7,80</text:p>
          </table:table-cell>
          <table:table-cell table:style-name="ce141" office:value-type="float" office:value="8.73" calcext:value-type="float">
            <text:p>8,73</text:p>
          </table:table-cell>
          <table:table-cell table:style-name="ce143" office:value-type="float" office:value="9.87" calcext:value-type="float">
            <text:p>9,87</text:p>
          </table:table-cell>
          <table:table-cell table:style-name="ce86" office:value-type="float" office:value="10.8" calcext:value-type="float">
            <text:p>10,80</text:p>
          </table:table-cell>
          <table:table-cell table:style-name="ce86" office:value-type="float" office:value="11.72" calcext:value-type="float">
            <text:p>11,72</text:p>
          </table:table-cell>
          <table:table-cell table:style-name="ce86" office:value-type="float" office:value="12.86" calcext:value-type="float">
            <text:p>12,86</text:p>
          </table:table-cell>
          <table:table-cell table:style-name="ce86" office:value-type="float" office:value="13.79" calcext:value-type="float">
            <text:p>13,79</text:p>
          </table:table-cell>
          <table:table-cell table:style-name="ce86" office:value-type="float" office:value="14.55" calcext:value-type="float">
            <text:p>14,55</text:p>
          </table:table-cell>
          <table:table-cell table:style-name="ce86" office:value-type="float" office:value="15.85" calcext:value-type="float">
            <text:p>15,85</text:p>
          </table:table-cell>
          <table:table-cell table:style-name="ce86" office:value-type="float" office:value="16.78" calcext:value-type="float">
            <text:p>16,78</text:p>
          </table:table-cell>
          <table:table-cell table:style-name="ce86" office:value-type="float" office:value="17.7" calcext:value-type="float">
            <text:p>17,70</text:p>
          </table:table-cell>
          <table:table-cell table:style-name="ce86" office:value-type="float" office:value="18.84" calcext:value-type="float">
            <text:p>18,84</text:p>
          </table:table-cell>
          <table:table-cell table:style-name="ce86" office:value-type="float" office:value="19.77" calcext:value-type="float">
            <text:p>19,77</text:p>
          </table:table-cell>
          <table:table-cell table:style-name="ce86" office:value-type="float" office:value="20.91" calcext:value-type="float">
            <text:p>20,9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.35" calcext:value-type="float">
            <text:p>1,35</text:p>
          </table:table-cell>
          <table:table-cell table:number-columns-repeated="2"/>
          <table:table-cell office:value-type="float" office:value="1.82" calcext:value-type="float">
            <text:p>1,82</text:p>
          </table:table-cell>
          <table:table-cell table:number-columns-repeated="5"/>
        </table:table-row>
        <table:table-row table:style-name="ro1">
          <table:table-cell table:style-name="ce86" office:value-type="string" calcext:value-type="string">
            <text:p>“ “</text:p>
          </table:table-cell>
          <table:table-cell table:style-name="ce86" office:value-type="float" office:value="1.83" calcext:value-type="float">
            <text:p>1,83</text:p>
          </table:table-cell>
          <table:table-cell table:style-name="ce86" office:value-type="float" office:value="2.86" calcext:value-type="float">
            <text:p>2,86</text:p>
          </table:table-cell>
          <table:table-cell table:style-name="ce86" office:value-type="float" office:value="3.89" calcext:value-type="float">
            <text:p>3,89</text:p>
          </table:table-cell>
          <table:table-cell table:style-name="ce86" office:value-type="float" office:value="4.82" calcext:value-type="float">
            <text:p>4,82</text:p>
          </table:table-cell>
          <table:table-cell table:style-name="ce86" office:value-type="float" office:value="5.85" calcext:value-type="float">
            <text:p>5,85</text:p>
          </table:table-cell>
          <table:table-cell table:style-name="ce86" office:value-type="float" office:value="6.89" calcext:value-type="float">
            <text:p>6,89</text:p>
          </table:table-cell>
          <table:table-cell table:style-name="ce86" office:value-type="float" office:value="7.81" calcext:value-type="float">
            <text:p>7,81</text:p>
          </table:table-cell>
          <table:table-cell table:style-name="ce141" office:value-type="float" office:value="8.84" calcext:value-type="float">
            <text:p>8,84</text:p>
          </table:table-cell>
          <table:table-cell table:style-name="ce143" office:value-type="float" office:value="9.88" calcext:value-type="float">
            <text:p>9,88</text:p>
          </table:table-cell>
          <table:table-cell table:style-name="ce86" office:value-type="float" office:value="10.91" calcext:value-type="float">
            <text:p>10,91</text:p>
          </table:table-cell>
          <table:table-cell table:style-name="ce86" office:value-type="float" office:value="11.83" calcext:value-type="float">
            <text:p>11,83</text:p>
          </table:table-cell>
          <table:table-cell table:style-name="ce86" office:value-type="float" office:value="12.87" calcext:value-type="float">
            <text:p>12,87</text:p>
          </table:table-cell>
          <table:table-cell table:style-name="ce86" office:value-type="float" office:value="13.9" calcext:value-type="float">
            <text:p>13,90</text:p>
          </table:table-cell>
          <table:table-cell table:style-name="ce86" office:value-type="float" office:value="14.6" calcext:value-type="float">
            <text:p>14,60</text:p>
          </table:table-cell>
          <table:table-cell table:style-name="ce86" office:value-type="float" office:value="15.86" calcext:value-type="float">
            <text:p>15,86</text:p>
          </table:table-cell>
          <table:table-cell table:style-name="ce86" office:value-type="float" office:value="16.89" calcext:value-type="float">
            <text:p>16,89</text:p>
          </table:table-cell>
          <table:table-cell table:style-name="ce86" office:value-type="float" office:value="17.81" calcext:value-type="float">
            <text:p>17,81</text:p>
          </table:table-cell>
          <table:table-cell table:style-name="ce86" office:value-type="float" office:value="18.85" calcext:value-type="float">
            <text:p>18,85</text:p>
          </table:table-cell>
          <table:table-cell table:style-name="ce86" office:value-type="float" office:value="19.88" calcext:value-type="float">
            <text:p>19,88</text:p>
          </table:table-cell>
          <table:table-cell table:style-name="ce86" office:value-type="float" office:value="20.92" calcext:value-type="float">
            <text:p>20,9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.4" calcext:value-type="float">
            <text:p>1,40</text:p>
          </table:table-cell>
          <table:table-cell table:number-columns-repeated="2"/>
          <table:table-cell office:value-type="float" office:value="1.83" calcext:value-type="float">
            <text:p>1,83</text:p>
          </table:table-cell>
          <table:table-cell table:number-columns-repeated="5"/>
        </table:table-row>
        <table:table-row table:style-name="ro1">
          <table:table-cell table:style-name="ce86" office:value-type="string" calcext:value-type="string">
            <text:p>“ “</text:p>
          </table:table-cell>
          <table:table-cell table:style-name="ce86" office:value-type="float" office:value="1.94" calcext:value-type="float">
            <text:p>1,94</text:p>
          </table:table-cell>
          <table:table-cell table:style-name="ce86" office:value-type="float" office:value="2.97" calcext:value-type="float">
            <text:p>2,97</text:p>
          </table:table-cell>
          <table:table-cell table:style-name="ce86" office:value-type="float" office:value="3.9" calcext:value-type="float">
            <text:p>3,90</text:p>
          </table:table-cell>
          <table:table-cell table:style-name="ce86" office:value-type="float" office:value="4.93" calcext:value-type="float">
            <text:p>4,93</text:p>
          </table:table-cell>
          <table:table-cell table:style-name="ce86" office:value-type="float" office:value="5.96" calcext:value-type="float">
            <text:p>5,96</text:p>
          </table:table-cell>
          <table:table-cell table:style-name="ce86" office:value-type="string" calcext:value-type="string">
            <text:p>“ “</text:p>
          </table:table-cell>
          <table:table-cell table:style-name="ce86" office:value-type="float" office:value="7.92" calcext:value-type="float">
            <text:p>7,92</text:p>
          </table:table-cell>
          <table:table-cell table:style-name="ce141" office:value-type="float" office:value="8.95" calcext:value-type="float">
            <text:p>8,95</text:p>
          </table:table-cell>
          <table:table-cell table:style-name="ce143" office:value-type="float" office:value="9.99" calcext:value-type="float">
            <text:p>9,99</text:p>
          </table:table-cell>
          <table:table-cell table:style-name="ce86" office:value-type="string" calcext:value-type="string">
            <text:p>“ “</text:p>
          </table:table-cell>
          <table:table-cell table:style-name="ce86" office:value-type="float" office:value="11.94" calcext:value-type="float">
            <text:p>11,94</text:p>
          </table:table-cell>
          <table:table-cell table:style-name="ce86" office:value-type="float" office:value="12.98" calcext:value-type="float">
            <text:p>12,98</text:p>
          </table:table-cell>
          <table:table-cell table:style-name="ce86" office:value-type="string" calcext:value-type="string">
            <text:p>“ “</text:p>
          </table:table-cell>
          <table:table-cell table:style-name="ce86" office:value-type="float" office:value="14.65" calcext:value-type="float">
            <text:p>14,65</text:p>
          </table:table-cell>
          <table:table-cell table:style-name="ce86" office:value-type="float" office:value="15.97" calcext:value-type="float">
            <text:p>15,97</text:p>
          </table:table-cell>
          <table:table-cell table:style-name="ce86" office:value-type="string" calcext:value-type="string">
            <text:p>“ “</text:p>
          </table:table-cell>
          <table:table-cell table:style-name="ce86" office:value-type="float" office:value="17.92" calcext:value-type="float">
            <text:p>17,92</text:p>
          </table:table-cell>
          <table:table-cell table:style-name="ce86" office:value-type="float" office:value="18.96" calcext:value-type="float">
            <text:p>18,96</text:p>
          </table:table-cell>
          <table:table-cell table:style-name="ce86" office:value-type="float" office:value="19.99" calcext:value-type="float">
            <text:p>19,99</text:p>
          </table:table-cell>
          <table:table-cell table:style-name="ce86" office:value-type="string" calcext:value-type="string">
            <text:p>“ “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.45" calcext:value-type="float">
            <text:p>1,45</text:p>
          </table:table-cell>
          <table:table-cell table:number-columns-repeated="2"/>
          <table:table-cell office:value-type="float" office:value="1.94" calcext:value-type="float">
            <text:p>1,94</text:p>
          </table:table-cell>
          <table:table-cell table:number-columns-repeated="5"/>
        </table:table-row>
        <table:table-row table:style-name="ro1">
          <table:table-cell table:number-columns-repeated="2" table:style-name="ce86" office:value-type="string" calcext:value-type="string">
            <text:p>“ “</text:p>
          </table:table-cell>
          <table:table-cell table:style-name="ce86" office:value-type="float" office:value="2.98" calcext:value-type="float">
            <text:p>2,98</text:p>
          </table:table-cell>
          <table:table-cell table:number-columns-repeated="2" table:style-name="ce86" office:value-type="string" calcext:value-type="string">
            <text:p>“ “</text:p>
          </table:table-cell>
          <table:table-cell table:style-name="ce86" office:value-type="float" office:value="5.97" calcext:value-type="float">
            <text:p>5,97</text:p>
          </table:table-cell>
          <table:table-cell table:number-columns-repeated="2" table:style-name="ce86" office:value-type="string" calcext:value-type="string">
            <text:p>“ “</text:p>
          </table:table-cell>
          <table:table-cell table:style-name="ce141" office:value-type="float" office:value="8.96" calcext:value-type="float">
            <text:p>8,96</text:p>
          </table:table-cell>
          <table:table-cell table:number-columns-repeated="2" table:style-name="ce86" office:value-type="string" calcext:value-type="string">
            <text:p>“ “</text:p>
          </table:table-cell>
          <table:table-cell table:style-name="ce86" office:value-type="float" office:value="11.95" calcext:value-type="float">
            <text:p>11,95</text:p>
          </table:table-cell>
          <table:table-cell table:number-columns-repeated="2" table:style-name="ce86" office:value-type="string" calcext:value-type="string">
            <text:p>“ “</text:p>
          </table:table-cell>
          <table:table-cell table:style-name="ce86" office:value-type="float" office:value="14.75" calcext:value-type="float">
            <text:p>14,75</text:p>
          </table:table-cell>
          <table:table-cell table:number-columns-repeated="2" table:style-name="ce86" office:value-type="string" calcext:value-type="string">
            <text:p>“ “</text:p>
          </table:table-cell>
          <table:table-cell table:style-name="ce86" office:value-type="float" office:value="17.93" calcext:value-type="float">
            <text:p>17,93</text:p>
          </table:table-cell>
          <table:table-cell table:number-columns-repeated="3" table:style-name="ce86" office:value-type="string" calcext:value-type="string">
            <text:p>“ “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.5" calcext:value-type="float">
            <text:p>1,50</text:p>
          </table:table-cell>
          <table:table-cell table:number-columns-repeated="2"/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1">
          <table:table-cell table:number-columns-repeated="2" table:style-name="ce86" office:value-type="string" calcext:value-type="string">
            <text:p>“ “</text:p>
          </table:table-cell>
          <table:table-cell table:style-name="ce117" office:value-type="string" calcext:value-type="string">
            <text:p>“ “</text:p>
          </table:table-cell>
          <table:table-cell table:number-columns-repeated="11" table:style-name="ce86" office:value-type="string" calcext:value-type="string">
            <text:p>“ “</text:p>
          </table:table-cell>
          <table:table-cell table:style-name="ce86" office:value-type="float" office:value="14.8" calcext:value-type="float">
            <text:p>14,80</text:p>
          </table:table-cell>
          <table:table-cell table:number-columns-repeated="6" table:style-name="ce86" office:value-type="string" calcext:value-type="string">
            <text:p>“ “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.55" calcext:value-type="float">
            <text:p>1,55</text:p>
          </table:table-cell>
          <table:table-cell table:number-columns-repeated="2"/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table:number-columns-repeated="14" table:style-name="ce86" office:value-type="string" calcext:value-type="string">
            <text:p>“ “</text:p>
          </table:table-cell>
          <table:table-cell table:style-name="ce86" office:value-type="float" office:value="14.85" calcext:value-type="float">
            <text:p>14,85</text:p>
          </table:table-cell>
          <table:table-cell table:number-columns-repeated="6" table:style-name="ce86" office:value-type="string" calcext:value-type="string">
            <text:p>“ “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.65" calcext:value-type="float">
            <text:p>1,65</text:p>
          </table:table-cell>
          <table:table-cell table:number-columns-repeated="2"/>
          <table:table-cell office:value-type="float" office:value="2.06" calcext:value-type="float">
            <text:p>2,06</text:p>
          </table:table-cell>
          <table:table-cell table:number-columns-repeated="5"/>
        </table:table-row>
        <table:table-row table:style-name="ro1">
          <table:table-cell table:number-columns-repeated="14" table:style-name="ce86" office:value-type="string" calcext:value-type="string">
            <text:p>“ “</text:p>
          </table:table-cell>
          <table:table-cell table:style-name="ce86" office:value-type="float" office:value="14.9" calcext:value-type="float">
            <text:p>14,90</text:p>
          </table:table-cell>
          <table:table-cell table:number-columns-repeated="6" table:style-name="ce86" office:value-type="string" calcext:value-type="string">
            <text:p>“ “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.7" calcext:value-type="float">
            <text:p>1,70</text:p>
          </table:table-cell>
          <table:table-cell table:number-columns-repeated="2"/>
          <table:table-cell office:value-type="float" office:value="2.17" calcext:value-type="float">
            <text:p>2,17</text:p>
          </table:table-cell>
          <table:table-cell table:number-columns-repeated="5"/>
        </table:table-row>
        <table:table-row table:style-name="ro1">
          <table:table-cell table:number-columns-repeated="14" table:style-name="ce86" office:value-type="string" calcext:value-type="string">
            <text:p>“ “</text:p>
          </table:table-cell>
          <table:table-cell table:style-name="ce147" office:value-type="float" office:value="14.95" calcext:value-type="float">
            <text:p>14,95</text:p>
          </table:table-cell>
          <table:table-cell table:number-columns-repeated="6" table:style-name="ce86" office:value-type="string" calcext:value-type="string">
            <text:p>“ “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.75" calcext:value-type="float">
            <text:p>1,75</text:p>
          </table:table-cell>
          <table:table-cell table:number-columns-repeated="2"/>
          <table:table-cell office:value-type="float" office:value="2.28" calcext:value-type="float">
            <text:p>2,2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.8" calcext:value-type="float">
            <text:p>1,80</text:p>
          </table:table-cell>
          <table:table-cell table:number-columns-repeated="2"/>
          <table:table-cell office:value-type="float" office:value="2.29" calcext:value-type="float">
            <text:p>2,2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.85" calcext:value-type="float">
            <text:p>1,85</text:p>
          </table:table-cell>
          <table:table-cell table:number-columns-repeated="2"/>
          <table:table-cell office:value-type="float" office:value="2.4" calcext:value-type="float">
            <text:p>2,4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.9" calcext:value-type="float">
            <text:p>1,90</text:p>
          </table:table-cell>
          <table:table-cell table:number-columns-repeated="2"/>
          <table:table-cell office:value-type="float" office:value="2.51" calcext:value-type="float">
            <text:p>2,5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.95" calcext:value-type="float">
            <text:p>1,95</text:p>
          </table:table-cell>
          <table:table-cell table:number-columns-repeated="2"/>
          <table:table-cell office:value-type="float" office:value="2.52" calcext:value-type="float">
            <text:p>2,5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.1" calcext:value-type="float">
            <text:p>2,10</text:p>
          </table:table-cell>
          <table:table-cell table:number-columns-repeated="2"/>
          <table:table-cell office:value-type="float" office:value="2.63" calcext:value-type="float">
            <text:p>2,6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.15" calcext:value-type="float">
            <text:p>2,15</text:p>
          </table:table-cell>
          <table:table-cell table:number-columns-repeated="2"/>
          <table:table-cell office:value-type="float" office:value="2.74" calcext:value-type="float">
            <text:p>2,7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.2" calcext:value-type="float">
            <text:p>2,20</text:p>
          </table:table-cell>
          <table:table-cell table:number-columns-repeated="2"/>
          <table:table-cell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.25" calcext:value-type="float">
            <text:p>2,25</text:p>
          </table:table-cell>
          <table:table-cell table:number-columns-repeated="2"/>
          <table:table-cell office:value-type="float" office:value="2.86" calcext:value-type="float">
            <text:p>2,8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.3" calcext:value-type="float">
            <text:p>2,30</text:p>
          </table:table-cell>
          <table:table-cell table:number-columns-repeated="2"/>
          <table:table-cell office:value-type="float" office:value="2.97" calcext:value-type="float">
            <text:p>2,9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.35" calcext:value-type="float">
            <text:p>2,35</text:p>
          </table:table-cell>
          <table:table-cell table:number-columns-repeated="2"/>
          <table:table-cell office:value-type="float" office:value="2.98" calcext:value-type="float">
            <text:p>2,9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3" calcext:value-type="float">
            <text:p>3,0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.5" calcext:value-type="float">
            <text:p>2,50</text:p>
          </table:table-cell>
          <table:table-cell table:number-columns-repeated="2"/>
          <table:table-cell office:value-type="float" office:value="3.09" calcext:value-type="float">
            <text:p>3,0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.55" calcext:value-type="float">
            <text:p>2,55</text:p>
          </table:table-cell>
          <table:table-cell table:number-columns-repeated="2"/>
          <table:table-cell office:value-type="float" office:value="3.2" calcext:value-type="float">
            <text:p>3,2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.6" calcext:value-type="float">
            <text:p>2,60</text:p>
          </table:table-cell>
          <table:table-cell table:number-columns-repeated="2"/>
          <table:table-cell office:value-type="float" office:value="3.21" calcext:value-type="float">
            <text:p>3,2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.65" calcext:value-type="float">
            <text:p>2,65</text:p>
          </table:table-cell>
          <table:table-cell table:number-columns-repeated="2"/>
          <table:table-cell office:value-type="float" office:value="3.32" calcext:value-type="float">
            <text:p>3,3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.7" calcext:value-type="float">
            <text:p>2,70</text:p>
          </table:table-cell>
          <table:table-cell table:number-columns-repeated="2"/>
          <table:table-cell office:value-type="float" office:value="3.43" calcext:value-type="float">
            <text:p>3,4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.8" calcext:value-type="float">
            <text:p>2,80</text:p>
          </table:table-cell>
          <table:table-cell table:number-columns-repeated="2"/>
          <table:table-cell office:value-type="float" office:value="3.44" calcext:value-type="float">
            <text:p>3,4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.85" calcext:value-type="float">
            <text:p>2,85</text:p>
          </table:table-cell>
          <table:table-cell table:number-columns-repeated="2"/>
          <table:table-cell office:value-type="float" office:value="3.55" calcext:value-type="float">
            <text:p>3,5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.9" calcext:value-type="float">
            <text:p>2,90</text:p>
          </table:table-cell>
          <table:table-cell table:number-columns-repeated="2"/>
          <table:table-cell office:value-type="float" office:value="3.66" calcext:value-type="float">
            <text:p>3,6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.95" calcext:value-type="float">
            <text:p>2,95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3.05" calcext:value-type="float">
            <text:p>3,05</text:p>
          </table:table-cell>
          <table:table-cell table:number-columns-repeated="2"/>
          <table:table-cell office:value-type="float" office:value="3.78" calcext:value-type="float">
            <text:p>3,7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3.1" calcext:value-type="float">
            <text:p>3,10</text:p>
          </table:table-cell>
          <table:table-cell table:number-columns-repeated="2"/>
          <table:table-cell office:value-type="float" office:value="3.89" calcext:value-type="float">
            <text:p>3,8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3.15" calcext:value-type="float">
            <text:p>3,15</text:p>
          </table:table-cell>
          <table:table-cell table:number-columns-repeated="2"/>
          <table:table-cell office:value-type="float" office:value="3.9" calcext:value-type="float">
            <text:p>3,9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3.25" calcext:value-type="float">
            <text:p>3,25</text:p>
          </table:table-cell>
          <table:table-cell table:number-columns-repeated="2"/>
          <table:table-cell office:value-type="float" office:value="4.01" calcext:value-type="float">
            <text:p>4,0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3.3" calcext:value-type="float">
            <text:p>3,30</text:p>
          </table:table-cell>
          <table:table-cell table:number-columns-repeated="2"/>
          <table:table-cell office:value-type="float" office:value="4.12" calcext:value-type="float">
            <text:p>4,1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4.13" calcext:value-type="float">
            <text:p>4,1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3.4" calcext:value-type="float">
            <text:p>3,40</text:p>
          </table:table-cell>
          <table:table-cell table:number-columns-repeated="2"/>
          <table:table-cell office:value-type="float" office:value="4.24" calcext:value-type="float">
            <text:p>4,2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3.45" calcext:value-type="float">
            <text:p>3,45</text:p>
          </table:table-cell>
          <table:table-cell table:number-columns-repeated="2"/>
          <table:table-cell office:value-type="float" office:value="4.35" calcext:value-type="float">
            <text:p>4,3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3.5" calcext:value-type="float">
            <text:p>3,50</text:p>
          </table:table-cell>
          <table:table-cell table:number-columns-repeated="2"/>
          <table:table-cell office:value-type="float" office:value="4.36" calcext:value-type="float">
            <text:p>4,3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3.6" calcext:value-type="float">
            <text:p>3,60</text:p>
          </table:table-cell>
          <table:table-cell table:number-columns-repeated="2"/>
          <table:table-cell office:value-type="float" office:value="4.47" calcext:value-type="float">
            <text:p>4,4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3.65" calcext:value-type="float">
            <text:p>3,65</text:p>
          </table:table-cell>
          <table:table-cell table:number-columns-repeated="2"/>
          <table:table-cell office:value-type="float" office:value="4.58" calcext:value-type="float">
            <text:p>4,5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3.7" calcext:value-type="float">
            <text:p>3,70</text:p>
          </table:table-cell>
          <table:table-cell table:number-columns-repeated="2"/>
          <table:table-cell office:value-type="float" office:value="4.59" calcext:value-type="float">
            <text:p>4,5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3.75" calcext:value-type="float">
            <text:p>3,75</text:p>
          </table:table-cell>
          <table:table-cell table:number-columns-repeated="2"/>
          <table:table-cell office:value-type="float" office:value="4.7" calcext:value-type="float">
            <text:p>4,7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3.8" calcext:value-type="float">
            <text:p>3,80</text:p>
          </table:table-cell>
          <table:table-cell table:number-columns-repeated="2"/>
          <table:table-cell office:value-type="float" office:value="4.81" calcext:value-type="float">
            <text:p>4,8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3.85" calcext:value-type="float">
            <text:p>3,85</text:p>
          </table:table-cell>
          <table:table-cell table:number-columns-repeated="2"/>
          <table:table-cell office:value-type="float" office:value="4.82" calcext:value-type="float">
            <text:p>4,8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4.93" calcext:value-type="float">
            <text:p>4,9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4" calcext:value-type="float">
            <text:p>4,00</text:p>
          </table:table-cell>
          <table:table-cell table:number-columns-repeated="2"/>
          <table:table-cell office:value-type="float" office:value="5.04" calcext:value-type="float">
            <text:p>5,0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4.05" calcext:value-type="float">
            <text:p>4,05</text:p>
          </table:table-cell>
          <table:table-cell table:number-columns-repeated="2"/>
          <table:table-cell office:value-type="float" office:value="5.05" calcext:value-type="float">
            <text:p>5,0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4.1" calcext:value-type="float">
            <text:p>4,10</text:p>
          </table:table-cell>
          <table:table-cell table:number-columns-repeated="2"/>
          <table:table-cell office:value-type="float" office:value="5.16" calcext:value-type="float">
            <text:p>5,1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4.15" calcext:value-type="float">
            <text:p>4,15</text:p>
          </table:table-cell>
          <table:table-cell table:number-columns-repeated="2"/>
          <table:table-cell office:value-type="float" office:value="5.27" calcext:value-type="float">
            <text:p>5,2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4.2" calcext:value-type="float">
            <text:p>4,20</text:p>
          </table:table-cell>
          <table:table-cell table:number-columns-repeated="2"/>
          <table:table-cell office:value-type="float" office:value="5.28" calcext:value-type="float">
            <text:p>5,2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4.25" calcext:value-type="float">
            <text:p>4,25</text:p>
          </table:table-cell>
          <table:table-cell table:number-columns-repeated="2"/>
          <table:table-cell office:value-type="float" office:value="5.39" calcext:value-type="float">
            <text:p>5,3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4.3" calcext:value-type="float">
            <text:p>4,30</text:p>
          </table:table-cell>
          <table:table-cell table:number-columns-repeated="2"/>
          <table:table-cell office:value-type="float" office:value="5.5" calcext:value-type="float">
            <text:p>5,5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4.4" calcext:value-type="float">
            <text:p>4,40</text:p>
          </table:table-cell>
          <table:table-cell table:number-columns-repeated="2"/>
          <table:table-cell office:value-type="float" office:value="5.51" calcext:value-type="float">
            <text:p>5,5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4.45" calcext:value-type="float">
            <text:p>4,45</text:p>
          </table:table-cell>
          <table:table-cell table:number-columns-repeated="2"/>
          <table:table-cell office:value-type="float" office:value="5.62" calcext:value-type="float">
            <text:p>5,6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4.5" calcext:value-type="float">
            <text:p>4,50</text:p>
          </table:table-cell>
          <table:table-cell table:number-columns-repeated="2"/>
          <table:table-cell office:value-type="float" office:value="5.73" calcext:value-type="float">
            <text:p>5,7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4.55" calcext:value-type="float">
            <text:p>4,55</text:p>
          </table:table-cell>
          <table:table-cell table:number-columns-repeated="2"/>
          <table:table-cell office:value-type="float" office:value="5.74" calcext:value-type="float">
            <text:p>5,7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4.6" calcext:value-type="float">
            <text:p>4,60</text:p>
          </table:table-cell>
          <table:table-cell table:number-columns-repeated="2"/>
          <table:table-cell office:value-type="float" office:value="5.85" calcext:value-type="float">
            <text:p>5,8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4.65" calcext:value-type="float">
            <text:p>4,65</text:p>
          </table:table-cell>
          <table:table-cell table:number-columns-repeated="2"/>
          <table:table-cell office:value-type="float" office:value="5.96" calcext:value-type="float">
            <text:p>5,9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4.75" calcext:value-type="float">
            <text:p>4,75</text:p>
          </table:table-cell>
          <table:table-cell table:number-columns-repeated="2"/>
          <table:table-cell office:value-type="float" office:value="5.97" calcext:value-type="float">
            <text:p>5,9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4.8" calcext:value-type="float">
            <text:p>4,80</text:p>
          </table:table-cell>
          <table:table-cell table:number-columns-repeated="2"/>
          <table:table-cell office:value-type="float" office:value="6.08" calcext:value-type="float">
            <text:p>6,0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4.85" calcext:value-type="float">
            <text:p>4,85</text:p>
          </table:table-cell>
          <table:table-cell table:number-columns-repeated="2"/>
          <table:table-cell office:value-type="float" office:value="6.19" calcext:value-type="float">
            <text:p>6,1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4.9" calcext:value-type="float">
            <text:p>4,90</text:p>
          </table:table-cell>
          <table:table-cell table:number-columns-repeated="2"/>
          <table:table-cell office:value-type="float" office:value="6.2" calcext:value-type="float">
            <text:p>6,2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4.95" calcext:value-type="float">
            <text:p>4,95</text:p>
          </table:table-cell>
          <table:table-cell table:number-columns-repeated="2"/>
          <table:table-cell office:value-type="float" office:value="6.31" calcext:value-type="float">
            <text:p>6,3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5" calcext:value-type="float">
            <text:p>5,00</text:p>
          </table:table-cell>
          <table:table-cell table:number-columns-repeated="2"/>
          <table:table-cell office:value-type="float" office:value="6.42" calcext:value-type="float">
            <text:p>6,4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5.1" calcext:value-type="float">
            <text:p>5,10</text:p>
          </table:table-cell>
          <table:table-cell table:number-columns-repeated="2"/>
          <table:table-cell office:value-type="float" office:value="6.43" calcext:value-type="float">
            <text:p>6,4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5.15" calcext:value-type="float">
            <text:p>5,15</text:p>
          </table:table-cell>
          <table:table-cell table:number-columns-repeated="2"/>
          <table:table-cell office:value-type="float" office:value="6.54" calcext:value-type="float">
            <text:p>6,5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5.2" calcext:value-type="float">
            <text:p>5,20</text:p>
          </table:table-cell>
          <table:table-cell table:number-columns-repeated="2"/>
          <table:table-cell office:value-type="float" office:value="6.65" calcext:value-type="float">
            <text:p>6,6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5.25" calcext:value-type="float">
            <text:p>5,25</text:p>
          </table:table-cell>
          <table:table-cell table:number-columns-repeated="2"/>
          <table:table-cell office:value-type="float" office:value="6.66" calcext:value-type="float">
            <text:p>6,6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5.3" calcext:value-type="float">
            <text:p>5,30</text:p>
          </table:table-cell>
          <table:table-cell table:number-columns-repeated="2"/>
          <table:table-cell office:value-type="float" office:value="6.77" calcext:value-type="float">
            <text:p>6,7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5.35" calcext:value-type="float">
            <text:p>5,35</text:p>
          </table:table-cell>
          <table:table-cell table:number-columns-repeated="2"/>
          <table:table-cell office:value-type="float" office:value="6.88" calcext:value-type="float">
            <text:p>6,8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5.4" calcext:value-type="float">
            <text:p>5,40</text:p>
          </table:table-cell>
          <table:table-cell table:number-columns-repeated="2"/>
          <table:table-cell office:value-type="float" office:value="6.89" calcext:value-type="float">
            <text:p>6,8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5.45" calcext:value-type="float">
            <text:p>5,45</text:p>
          </table:table-cell>
          <table:table-cell table:number-columns-repeated="2"/>
          <table:table-cell office:value-type="float" office:value="7" calcext:value-type="float">
            <text:p>7,0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5.55" calcext:value-type="float">
            <text:p>5,55</text:p>
          </table:table-cell>
          <table:table-cell table:number-columns-repeated="2"/>
          <table:table-cell office:value-type="float" office:value="7.11" calcext:value-type="float">
            <text:p>7,1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5.6" calcext:value-type="float">
            <text:p>5,60</text:p>
          </table:table-cell>
          <table:table-cell table:number-columns-repeated="2"/>
          <table:table-cell office:value-type="float" office:value="7.12" calcext:value-type="float">
            <text:p>7,1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5.65" calcext:value-type="float">
            <text:p>5,65</text:p>
          </table:table-cell>
          <table:table-cell table:number-columns-repeated="2"/>
          <table:table-cell office:value-type="float" office:value="7.23" calcext:value-type="float">
            <text:p>7,2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5.7" calcext:value-type="float">
            <text:p>5,70</text:p>
          </table:table-cell>
          <table:table-cell table:number-columns-repeated="2"/>
          <table:table-cell office:value-type="float" office:value="7.34" calcext:value-type="float">
            <text:p>7,3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5.75" calcext:value-type="float">
            <text:p>5,75</text:p>
          </table:table-cell>
          <table:table-cell table:number-columns-repeated="2"/>
          <table:table-cell office:value-type="float" office:value="7.35" calcext:value-type="float">
            <text:p>7,3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5.8" calcext:value-type="float">
            <text:p>5,80</text:p>
          </table:table-cell>
          <table:table-cell table:number-columns-repeated="2"/>
          <table:table-cell office:value-type="float" office:value="7.46" calcext:value-type="float">
            <text:p>7,4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5.9" calcext:value-type="float">
            <text:p>5,90</text:p>
          </table:table-cell>
          <table:table-cell table:number-columns-repeated="2"/>
          <table:table-cell office:value-type="float" office:value="7.57" calcext:value-type="float">
            <text:p>7,5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5.95" calcext:value-type="float">
            <text:p>5,95</text:p>
          </table:table-cell>
          <table:table-cell table:number-columns-repeated="2"/>
          <table:table-cell office:value-type="float" office:value="7.58" calcext:value-type="float">
            <text:p>7,5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6" calcext:value-type="float">
            <text:p>6,00</text:p>
          </table:table-cell>
          <table:table-cell table:number-columns-repeated="2"/>
          <table:table-cell office:value-type="float" office:value="7.69" calcext:value-type="float">
            <text:p>7,6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6.05" calcext:value-type="float">
            <text:p>6,05</text:p>
          </table:table-cell>
          <table:table-cell table:number-columns-repeated="2"/>
          <table:table-cell office:value-type="float" office:value="7.8" calcext:value-type="float">
            <text:p>7,8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6.1" calcext:value-type="float">
            <text:p>6,10</text:p>
          </table:table-cell>
          <table:table-cell table:number-columns-repeated="2"/>
          <table:table-cell office:value-type="float" office:value="7.81" calcext:value-type="float">
            <text:p>7,8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6.15" calcext:value-type="float">
            <text:p>6,15</text:p>
          </table:table-cell>
          <table:table-cell table:number-columns-repeated="2"/>
          <table:table-cell office:value-type="float" office:value="7.92" calcext:value-type="float">
            <text:p>7,9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6.25" calcext:value-type="float">
            <text:p>6,25</text:p>
          </table:table-cell>
          <table:table-cell table:number-columns-repeated="2"/>
          <table:table-cell office:value-type="float" office:value="8.03" calcext:value-type="float">
            <text:p>8,0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6.3" calcext:value-type="float">
            <text:p>6,30</text:p>
          </table:table-cell>
          <table:table-cell table:number-columns-repeated="2"/>
          <table:table-cell office:value-type="float" office:value="8.04" calcext:value-type="float">
            <text:p>8,0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6.35" calcext:value-type="float">
            <text:p>6,35</text:p>
          </table:table-cell>
          <table:table-cell table:number-columns-repeated="2"/>
          <table:table-cell office:value-type="float" office:value="8.15" calcext:value-type="float">
            <text:p>8,1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6.4" calcext:value-type="float">
            <text:p>6,40</text:p>
          </table:table-cell>
          <table:table-cell table:number-columns-repeated="2"/>
          <table:table-cell office:value-type="float" office:value="8.26" calcext:value-type="float">
            <text:p>8,2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6.45" calcext:value-type="float">
            <text:p>6,45</text:p>
          </table:table-cell>
          <table:table-cell table:number-columns-repeated="2"/>
          <table:table-cell office:value-type="float" office:value="8.27" calcext:value-type="float">
            <text:p>8,2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6.5" calcext:value-type="float">
            <text:p>6,50</text:p>
          </table:table-cell>
          <table:table-cell table:number-columns-repeated="2"/>
          <table:table-cell office:value-type="float" office:value="8.38" calcext:value-type="float">
            <text:p>8,3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6.55" calcext:value-type="float">
            <text:p>6,55</text:p>
          </table:table-cell>
          <table:table-cell table:number-columns-repeated="2"/>
          <table:table-cell office:value-type="float" office:value="8.49" calcext:value-type="float">
            <text:p>8,4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6.6" calcext:value-type="float">
            <text:p>6,60</text:p>
          </table:table-cell>
          <table:table-cell table:number-columns-repeated="2"/>
          <table:table-cell office:value-type="float" office:value="8.5" calcext:value-type="float">
            <text:p>8,5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6.7" calcext:value-type="float">
            <text:p>6,70</text:p>
          </table:table-cell>
          <table:table-cell table:number-columns-repeated="2"/>
          <table:table-cell office:value-type="float" office:value="8.61" calcext:value-type="float">
            <text:p>8,6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6.75" calcext:value-type="float">
            <text:p>6,75</text:p>
          </table:table-cell>
          <table:table-cell table:number-columns-repeated="2"/>
          <table:table-cell office:value-type="float" office:value="8.72" calcext:value-type="float">
            <text:p>8,7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6.8" calcext:value-type="float">
            <text:p>6,80</text:p>
          </table:table-cell>
          <table:table-cell table:number-columns-repeated="2"/>
          <table:table-cell office:value-type="float" office:value="8.73" calcext:value-type="float">
            <text:p>8,7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6.85" calcext:value-type="float">
            <text:p>6,85</text:p>
          </table:table-cell>
          <table:table-cell table:number-columns-repeated="2"/>
          <table:table-cell office:value-type="float" office:value="8.84" calcext:value-type="float">
            <text:p>8,8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6.9" calcext:value-type="float">
            <text:p>6,90</text:p>
          </table:table-cell>
          <table:table-cell table:number-columns-repeated="2"/>
          <table:table-cell office:value-type="float" office:value="8.95" calcext:value-type="float">
            <text:p>8,9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6.95" calcext:value-type="float">
            <text:p>6,95</text:p>
          </table:table-cell>
          <table:table-cell table:number-columns-repeated="2"/>
          <table:table-cell office:value-type="float" office:value="8.96" calcext:value-type="float">
            <text:p>8,9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7.05" calcext:value-type="float">
            <text:p>7,05</text:p>
          </table:table-cell>
          <table:table-cell table:number-columns-repeated="2"/>
          <table:table-cell office:value-type="float" office:value="9.07" calcext:value-type="float">
            <text:p>9,0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7.1" calcext:value-type="float">
            <text:p>7,10</text:p>
          </table:table-cell>
          <table:table-cell table:number-columns-repeated="2"/>
          <table:table-cell office:value-type="float" office:value="9.18" calcext:value-type="float">
            <text:p>9,1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7.15" calcext:value-type="float">
            <text:p>7,15</text:p>
          </table:table-cell>
          <table:table-cell table:number-columns-repeated="2"/>
          <table:table-cell office:value-type="float" office:value="9.19" calcext:value-type="float">
            <text:p>9,1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7.2" calcext:value-type="float">
            <text:p>7,20</text:p>
          </table:table-cell>
          <table:table-cell table:number-columns-repeated="2"/>
          <table:table-cell office:value-type="float" office:value="9.3" calcext:value-type="float">
            <text:p>9,3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7.25" calcext:value-type="float">
            <text:p>7,25</text:p>
          </table:table-cell>
          <table:table-cell table:number-columns-repeated="2"/>
          <table:table-cell office:value-type="float" office:value="9.41" calcext:value-type="float">
            <text:p>9,4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7.3" calcext:value-type="float">
            <text:p>7,30</text:p>
          </table:table-cell>
          <table:table-cell table:number-columns-repeated="2"/>
          <table:table-cell office:value-type="float" office:value="9.42" calcext:value-type="float">
            <text:p>9,4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7.4" calcext:value-type="float">
            <text:p>7,40</text:p>
          </table:table-cell>
          <table:table-cell table:number-columns-repeated="2"/>
          <table:table-cell office:value-type="float" office:value="9.53" calcext:value-type="float">
            <text:p>9,5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7.45" calcext:value-type="float">
            <text:p>7,45</text:p>
          </table:table-cell>
          <table:table-cell table:number-columns-repeated="2"/>
          <table:table-cell office:value-type="float" office:value="9.64" calcext:value-type="float">
            <text:p>9,6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7.5" calcext:value-type="float">
            <text:p>7,50</text:p>
          </table:table-cell>
          <table:table-cell table:number-columns-repeated="2"/>
          <table:table-cell office:value-type="float" office:value="9.65" calcext:value-type="float">
            <text:p>9,6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7.55" calcext:value-type="float">
            <text:p>7,55</text:p>
          </table:table-cell>
          <table:table-cell table:number-columns-repeated="2"/>
          <table:table-cell office:value-type="float" office:value="9.76" calcext:value-type="float">
            <text:p>9,7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7.6" calcext:value-type="float">
            <text:p>7,60</text:p>
          </table:table-cell>
          <table:table-cell table:number-columns-repeated="2"/>
          <table:table-cell office:value-type="float" office:value="9.87" calcext:value-type="float">
            <text:p>9,8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7.65" calcext:value-type="float">
            <text:p>7,65</text:p>
          </table:table-cell>
          <table:table-cell table:number-columns-repeated="2"/>
          <table:table-cell office:value-type="float" office:value="9.88" calcext:value-type="float">
            <text:p>9,8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7.7" calcext:value-type="float">
            <text:p>7,70</text:p>
          </table:table-cell>
          <table:table-cell table:number-columns-repeated="2"/>
          <table:table-cell office:value-type="float" office:value="9.99" calcext:value-type="float">
            <text:p>9,9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7.75" calcext:value-type="float">
            <text:p>7,75</text:p>
          </table:table-cell>
          <table:table-cell table:number-columns-repeated="2"/>
          <table:table-cell office:value-type="float" office:value="10.1" calcext:value-type="float">
            <text:p>10,1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7.85" calcext:value-type="float">
            <text:p>7,85</text:p>
          </table:table-cell>
          <table:table-cell table:number-columns-repeated="2"/>
          <table:table-cell office:value-type="float" office:value="10.11" calcext:value-type="float">
            <text:p>10,1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7.9" calcext:value-type="float">
            <text:p>7,90</text:p>
          </table:table-cell>
          <table:table-cell table:number-columns-repeated="2"/>
          <table:table-cell office:value-type="float" office:value="10.22" calcext:value-type="float">
            <text:p>10,2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7.95" calcext:value-type="float">
            <text:p>7,95</text:p>
          </table:table-cell>
          <table:table-cell table:number-columns-repeated="2"/>
          <table:table-cell office:value-type="float" office:value="10.33" calcext:value-type="float">
            <text:p>10,3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8" calcext:value-type="float">
            <text:p>8,00</text:p>
          </table:table-cell>
          <table:table-cell table:number-columns-repeated="2"/>
          <table:table-cell office:value-type="float" office:value="10.34" calcext:value-type="float">
            <text:p>10,3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8.05" calcext:value-type="float">
            <text:p>8,05</text:p>
          </table:table-cell>
          <table:table-cell table:number-columns-repeated="2"/>
          <table:table-cell office:value-type="float" office:value="10.45" calcext:value-type="float">
            <text:p>10,4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8.1" calcext:value-type="float">
            <text:p>8,10</text:p>
          </table:table-cell>
          <table:table-cell table:number-columns-repeated="2"/>
          <table:table-cell office:value-type="float" office:value="10.56" calcext:value-type="float">
            <text:p>10,5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8.2" calcext:value-type="float">
            <text:p>8,20</text:p>
          </table:table-cell>
          <table:table-cell table:number-columns-repeated="2"/>
          <table:table-cell office:value-type="float" office:value="10.57" calcext:value-type="float">
            <text:p>10,5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8.25" calcext:value-type="float">
            <text:p>8,25</text:p>
          </table:table-cell>
          <table:table-cell table:number-columns-repeated="2"/>
          <table:table-cell office:value-type="float" office:value="10.68" calcext:value-type="float">
            <text:p>10,6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8.3" calcext:value-type="float">
            <text:p>8,30</text:p>
          </table:table-cell>
          <table:table-cell table:number-columns-repeated="2"/>
          <table:table-cell office:value-type="float" office:value="10.79" calcext:value-type="float">
            <text:p>10,7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8.35" calcext:value-type="float">
            <text:p>8,35</text:p>
          </table:table-cell>
          <table:table-cell table:number-columns-repeated="2"/>
          <table:table-cell office:value-type="float" office:value="10.8" calcext:value-type="float">
            <text:p>10,8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8.4" calcext:value-type="float">
            <text:p>8,40</text:p>
          </table:table-cell>
          <table:table-cell table:number-columns-repeated="2"/>
          <table:table-cell office:value-type="float" office:value="10.91" calcext:value-type="float">
            <text:p>10,9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8.45" calcext:value-type="float">
            <text:p>8,45</text:p>
          </table:table-cell>
          <table:table-cell table:number-columns-repeated="2"/>
          <table:table-cell office:value-type="float" office:value="11.02" calcext:value-type="float">
            <text:p>11,0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8.55" calcext:value-type="float">
            <text:p>8,55</text:p>
          </table:table-cell>
          <table:table-cell table:number-columns-repeated="2"/>
          <table:table-cell office:value-type="float" office:value="11.03" calcext:value-type="float">
            <text:p>11,0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8.6" calcext:value-type="float">
            <text:p>8,60</text:p>
          </table:table-cell>
          <table:table-cell table:number-columns-repeated="2"/>
          <table:table-cell office:value-type="float" office:value="11.14" calcext:value-type="float">
            <text:p>11,1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8.65" calcext:value-type="float">
            <text:p>8,65</text:p>
          </table:table-cell>
          <table:table-cell table:number-columns-repeated="2"/>
          <table:table-cell office:value-type="float" office:value="11.25" calcext:value-type="float">
            <text:p>11,2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8.7" calcext:value-type="float">
            <text:p>8,70</text:p>
          </table:table-cell>
          <table:table-cell table:number-columns-repeated="2"/>
          <table:table-cell office:value-type="float" office:value="11.26" calcext:value-type="float">
            <text:p>11,2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8.75" calcext:value-type="float">
            <text:p>8,75</text:p>
          </table:table-cell>
          <table:table-cell table:number-columns-repeated="2"/>
          <table:table-cell office:value-type="float" office:value="11.37" calcext:value-type="float">
            <text:p>11,3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8.8" calcext:value-type="float">
            <text:p>8,80</text:p>
          </table:table-cell>
          <table:table-cell table:number-columns-repeated="2"/>
          <table:table-cell office:value-type="float" office:value="11.48" calcext:value-type="float">
            <text:p>11,4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8.85" calcext:value-type="float">
            <text:p>8,85</text:p>
          </table:table-cell>
          <table:table-cell table:number-columns-repeated="2"/>
          <table:table-cell office:value-type="float" office:value="11.49" calcext:value-type="float">
            <text:p>11,4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8.9" calcext:value-type="float">
            <text:p>8,90</text:p>
          </table:table-cell>
          <table:table-cell table:number-columns-repeated="2"/>
          <table:table-cell office:value-type="float" office:value="11.6" calcext:value-type="float">
            <text:p>11,6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9" calcext:value-type="float">
            <text:p>9,00</text:p>
          </table:table-cell>
          <table:table-cell table:number-columns-repeated="2"/>
          <table:table-cell office:value-type="float" office:value="11.71" calcext:value-type="float">
            <text:p>11,7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9.05" calcext:value-type="float">
            <text:p>9,05</text:p>
          </table:table-cell>
          <table:table-cell table:number-columns-repeated="2"/>
          <table:table-cell office:value-type="float" office:value="11.72" calcext:value-type="float">
            <text:p>11,7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9.1" calcext:value-type="float">
            <text:p>9,10</text:p>
          </table:table-cell>
          <table:table-cell table:number-columns-repeated="2"/>
          <table:table-cell office:value-type="float" office:value="11.83" calcext:value-type="float">
            <text:p>11,8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9.15" calcext:value-type="float">
            <text:p>9,15</text:p>
          </table:table-cell>
          <table:table-cell table:number-columns-repeated="2"/>
          <table:table-cell office:value-type="float" office:value="11.94" calcext:value-type="float">
            <text:p>11,9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9.2" calcext:value-type="float">
            <text:p>9,20</text:p>
          </table:table-cell>
          <table:table-cell table:number-columns-repeated="2"/>
          <table:table-cell office:value-type="float" office:value="11.95" calcext:value-type="float">
            <text:p>11,9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9.25" calcext:value-type="float">
            <text:p>9,25</text:p>
          </table:table-cell>
          <table:table-cell table:number-columns-repeated="2"/>
          <table:table-cell office:value-type="float" office:value="12.06" calcext:value-type="float">
            <text:p>12,0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9.35" calcext:value-type="float">
            <text:p>9,35</text:p>
          </table:table-cell>
          <table:table-cell table:number-columns-repeated="2"/>
          <table:table-cell office:value-type="float" office:value="12.17" calcext:value-type="float">
            <text:p>12,1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9.4" calcext:value-type="float">
            <text:p>9,40</text:p>
          </table:table-cell>
          <table:table-cell table:number-columns-repeated="2"/>
          <table:table-cell office:value-type="float" office:value="12.18" calcext:value-type="float">
            <text:p>12,1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9.45" calcext:value-type="float">
            <text:p>9,45</text:p>
          </table:table-cell>
          <table:table-cell table:number-columns-repeated="2"/>
          <table:table-cell office:value-type="float" office:value="12.29" calcext:value-type="float">
            <text:p>12,2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9.5" calcext:value-type="float">
            <text:p>9,50</text:p>
          </table:table-cell>
          <table:table-cell table:number-columns-repeated="2"/>
          <table:table-cell office:value-type="float" office:value="12.4" calcext:value-type="float">
            <text:p>12,4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9.55" calcext:value-type="float">
            <text:p>9,55</text:p>
          </table:table-cell>
          <table:table-cell table:number-columns-repeated="2"/>
          <table:table-cell office:value-type="float" office:value="12.41" calcext:value-type="float">
            <text:p>12,4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9.6" calcext:value-type="float">
            <text:p>9,60</text:p>
          </table:table-cell>
          <table:table-cell table:number-columns-repeated="2"/>
          <table:table-cell office:value-type="float" office:value="12.52" calcext:value-type="float">
            <text:p>12,5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9.7" calcext:value-type="float">
            <text:p>9,70</text:p>
          </table:table-cell>
          <table:table-cell table:number-columns-repeated="2"/>
          <table:table-cell office:value-type="float" office:value="12.63" calcext:value-type="float">
            <text:p>12,6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9.75" calcext:value-type="float">
            <text:p>9,75</text:p>
          </table:table-cell>
          <table:table-cell table:number-columns-repeated="2"/>
          <table:table-cell office:value-type="float" office:value="12.64" calcext:value-type="float">
            <text:p>12,6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9.8" calcext:value-type="float">
            <text:p>9,80</text:p>
          </table:table-cell>
          <table:table-cell table:number-columns-repeated="2"/>
          <table:table-cell office:value-type="float" office:value="12.75" calcext:value-type="float">
            <text:p>12,7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9.85" calcext:value-type="float">
            <text:p>9,85</text:p>
          </table:table-cell>
          <table:table-cell table:number-columns-repeated="2"/>
          <table:table-cell office:value-type="float" office:value="12.86" calcext:value-type="float">
            <text:p>12,8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9.9" calcext:value-type="float">
            <text:p>9,90</text:p>
          </table:table-cell>
          <table:table-cell table:number-columns-repeated="2"/>
          <table:table-cell office:value-type="float" office:value="12.87" calcext:value-type="float">
            <text:p>12,8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9.95" calcext:value-type="float">
            <text:p>9,95</text:p>
          </table:table-cell>
          <table:table-cell table:number-columns-repeated="2"/>
          <table:table-cell office:value-type="float" office:value="12.98" calcext:value-type="float">
            <text:p>12,9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0" calcext:value-type="float">
            <text:p>10,00</text:p>
          </table:table-cell>
          <table:table-cell table:number-columns-repeated="2"/>
          <table:table-cell office:value-type="float" office:value="13.09" calcext:value-type="float">
            <text:p>13,0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0.05" calcext:value-type="float">
            <text:p>10,05</text:p>
          </table:table-cell>
          <table:table-cell table:number-columns-repeated="2"/>
          <table:table-cell office:value-type="float" office:value="13.1" calcext:value-type="float">
            <text:p>13,1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0.15" calcext:value-type="float">
            <text:p>10,15</text:p>
          </table:table-cell>
          <table:table-cell table:number-columns-repeated="2"/>
          <table:table-cell office:value-type="float" office:value="13.21" calcext:value-type="float">
            <text:p>13,2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0.2" calcext:value-type="float">
            <text:p>10,20</text:p>
          </table:table-cell>
          <table:table-cell table:number-columns-repeated="2"/>
          <table:table-cell office:value-type="float" office:value="13.32" calcext:value-type="float">
            <text:p>13,3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0.25" calcext:value-type="float">
            <text:p>10,25</text:p>
          </table:table-cell>
          <table:table-cell table:number-columns-repeated="2"/>
          <table:table-cell office:value-type="float" office:value="13.33" calcext:value-type="float">
            <text:p>13,3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0.3" calcext:value-type="float">
            <text:p>10,30</text:p>
          </table:table-cell>
          <table:table-cell table:number-columns-repeated="2"/>
          <table:table-cell office:value-type="float" office:value="13.44" calcext:value-type="float">
            <text:p>13,4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0.35" calcext:value-type="float">
            <text:p>10,35</text:p>
          </table:table-cell>
          <table:table-cell table:number-columns-repeated="2"/>
          <table:table-cell office:value-type="float" office:value="13.55" calcext:value-type="float">
            <text:p>13,5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0.4" calcext:value-type="float">
            <text:p>10,40</text:p>
          </table:table-cell>
          <table:table-cell table:number-columns-repeated="2"/>
          <table:table-cell office:value-type="float" office:value="13.56" calcext:value-type="float">
            <text:p>13,5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0.5" calcext:value-type="float">
            <text:p>10,50</text:p>
          </table:table-cell>
          <table:table-cell table:number-columns-repeated="2"/>
          <table:table-cell office:value-type="float" office:value="13.67" calcext:value-type="float">
            <text:p>13,6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0.55" calcext:value-type="float">
            <text:p>10,55</text:p>
          </table:table-cell>
          <table:table-cell table:number-columns-repeated="2"/>
          <table:table-cell office:value-type="float" office:value="13.78" calcext:value-type="float">
            <text:p>13,7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0.6" calcext:value-type="float">
            <text:p>10,60</text:p>
          </table:table-cell>
          <table:table-cell table:number-columns-repeated="2"/>
          <table:table-cell office:value-type="float" office:value="13.79" calcext:value-type="float">
            <text:p>13,7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0.65" calcext:value-type="float">
            <text:p>10,65</text:p>
          </table:table-cell>
          <table:table-cell table:number-columns-repeated="2"/>
          <table:table-cell office:value-type="float" office:value="13.9" calcext:value-type="float">
            <text:p>13,9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0.7" calcext:value-type="float">
            <text:p>10,70</text:p>
          </table:table-cell>
          <table:table-cell table:number-columns-repeated="2"/>
          <table:table-cell office:value-type="float" office:value="14.01" calcext:value-type="float">
            <text:p>14,0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0.75" calcext:value-type="float">
            <text:p>10,75</text:p>
          </table:table-cell>
          <table:table-cell table:number-columns-repeated="2"/>
          <table:table-cell office:value-type="float" office:value="14.02" calcext:value-type="float">
            <text:p>14,0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0.85" calcext:value-type="float">
            <text:p>10,85</text:p>
          </table:table-cell>
          <table:table-cell table:number-columns-repeated="2"/>
          <table:table-cell office:value-type="float" office:value="14.13" calcext:value-type="float">
            <text:p>14,1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0.9" calcext:value-type="float">
            <text:p>10,90</text:p>
          </table:table-cell>
          <table:table-cell table:number-columns-repeated="2"/>
          <table:table-cell office:value-type="float" office:value="14.24" calcext:value-type="float">
            <text:p>14,2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0.95" calcext:value-type="float">
            <text:p>10,95</text:p>
          </table:table-cell>
          <table:table-cell table:number-columns-repeated="2"/>
          <table:table-cell office:value-type="float" office:value="14.25" calcext:value-type="float">
            <text:p>14,2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1" calcext:value-type="float">
            <text:p>11,00</text:p>
          </table:table-cell>
          <table:table-cell table:number-columns-repeated="2"/>
          <table:table-cell office:value-type="float" office:value="14.36" calcext:value-type="float">
            <text:p>14,3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1.05" calcext:value-type="float">
            <text:p>11,05</text:p>
          </table:table-cell>
          <table:table-cell table:number-columns-repeated="2"/>
          <table:table-cell office:value-type="float" office:value="14.47" calcext:value-type="float">
            <text:p>14,4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1.1" calcext:value-type="float">
            <text:p>11,10</text:p>
          </table:table-cell>
          <table:table-cell table:number-columns-repeated="2"/>
          <table:table-cell office:value-type="float" office:value="14.48" calcext:value-type="float">
            <text:p>14,4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1.15" calcext:value-type="float">
            <text:p>11,15</text:p>
          </table:table-cell>
          <table:table-cell table:number-columns-repeated="2"/>
          <table:table-cell office:value-type="float" office:value="14.59" calcext:value-type="float">
            <text:p>14,5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1.2" calcext:value-type="float">
            <text:p>11,20</text:p>
          </table:table-cell>
          <table:table-cell table:number-columns-repeated="2"/>
          <table:table-cell office:value-type="float" office:value="14.7" calcext:value-type="float">
            <text:p>14,7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1.3" calcext:value-type="float">
            <text:p>11,30</text:p>
          </table:table-cell>
          <table:table-cell table:number-columns-repeated="2"/>
          <table:table-cell office:value-type="float" office:value="14.71" calcext:value-type="float">
            <text:p>14,7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1.35" calcext:value-type="float">
            <text:p>11,35</text:p>
          </table:table-cell>
          <table:table-cell table:number-columns-repeated="2"/>
          <table:table-cell office:value-type="float" office:value="14.82" calcext:value-type="float">
            <text:p>14,8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1.4" calcext:value-type="float">
            <text:p>11,40</text:p>
          </table:table-cell>
          <table:table-cell table:number-columns-repeated="2"/>
          <table:table-cell office:value-type="float" office:value="14.93" calcext:value-type="float">
            <text:p>14,9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1.45" calcext:value-type="float">
            <text:p>11,45</text:p>
          </table:table-cell>
          <table:table-cell table:number-columns-repeated="2"/>
          <table:table-cell office:value-type="float" office:value="14.94" calcext:value-type="float">
            <text:p>14,9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1.5" calcext:value-type="float">
            <text:p>11,50</text:p>
          </table:table-cell>
          <table:table-cell table:number-columns-repeated="2"/>
          <table:table-cell office:value-type="float" office:value="15.05" calcext:value-type="float">
            <text:p>15,0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1.55" calcext:value-type="float">
            <text:p>11,55</text:p>
          </table:table-cell>
          <table:table-cell table:number-columns-repeated="2"/>
          <table:table-cell office:value-type="float" office:value="15.16" calcext:value-type="float">
            <text:p>15,1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1.65" calcext:value-type="float">
            <text:p>11,65</text:p>
          </table:table-cell>
          <table:table-cell table:number-columns-repeated="2"/>
          <table:table-cell office:value-type="float" office:value="15.17" calcext:value-type="float">
            <text:p>15,1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1.7" calcext:value-type="float">
            <text:p>11,70</text:p>
          </table:table-cell>
          <table:table-cell table:number-columns-repeated="2"/>
          <table:table-cell office:value-type="float" office:value="15.28" calcext:value-type="float">
            <text:p>15,2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1.75" calcext:value-type="float">
            <text:p>11,75</text:p>
          </table:table-cell>
          <table:table-cell table:number-columns-repeated="2"/>
          <table:table-cell office:value-type="float" office:value="15.39" calcext:value-type="float">
            <text:p>15,3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1.8" calcext:value-type="float">
            <text:p>11,80</text:p>
          </table:table-cell>
          <table:table-cell table:number-columns-repeated="2"/>
          <table:table-cell office:value-type="float" office:value="15.4" calcext:value-type="float">
            <text:p>15,4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1.85" calcext:value-type="float">
            <text:p>11,85</text:p>
          </table:table-cell>
          <table:table-cell table:number-columns-repeated="2"/>
          <table:table-cell office:value-type="float" office:value="15.51" calcext:value-type="float">
            <text:p>15,5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1.9" calcext:value-type="float">
            <text:p>11,90</text:p>
          </table:table-cell>
          <table:table-cell table:number-columns-repeated="2"/>
          <table:table-cell office:value-type="float" office:value="15.62" calcext:value-type="float">
            <text:p>15,6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" calcext:value-type="float">
            <text:p>12,00</text:p>
          </table:table-cell>
          <table:table-cell table:number-columns-repeated="2"/>
          <table:table-cell office:value-type="float" office:value="15.63" calcext:value-type="float">
            <text:p>15,6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.05" calcext:value-type="float">
            <text:p>12,05</text:p>
          </table:table-cell>
          <table:table-cell table:number-columns-repeated="2"/>
          <table:table-cell office:value-type="float" office:value="15.74" calcext:value-type="float">
            <text:p>15,7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.1" calcext:value-type="float">
            <text:p>12,10</text:p>
          </table:table-cell>
          <table:table-cell table:number-columns-repeated="2"/>
          <table:table-cell office:value-type="float" office:value="15.85" calcext:value-type="float">
            <text:p>15,8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.15" calcext:value-type="float">
            <text:p>12,15</text:p>
          </table:table-cell>
          <table:table-cell table:number-columns-repeated="2"/>
          <table:table-cell office:value-type="float" office:value="15.86" calcext:value-type="float">
            <text:p>15,8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.2" calcext:value-type="float">
            <text:p>12,20</text:p>
          </table:table-cell>
          <table:table-cell table:number-columns-repeated="2"/>
          <table:table-cell office:value-type="float" office:value="15.97" calcext:value-type="float">
            <text:p>15,9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.25" calcext:value-type="float">
            <text:p>12,25</text:p>
          </table:table-cell>
          <table:table-cell table:number-columns-repeated="2"/>
          <table:table-cell office:value-type="float" office:value="16.08" calcext:value-type="float">
            <text:p>16,0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16.09" calcext:value-type="float">
            <text:p>16,0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.35" calcext:value-type="float">
            <text:p>12,35</text:p>
          </table:table-cell>
          <table:table-cell table:number-columns-repeated="2"/>
          <table:table-cell office:value-type="float" office:value="16.2" calcext:value-type="float">
            <text:p>16,2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.45" calcext:value-type="float">
            <text:p>12,45</text:p>
          </table:table-cell>
          <table:table-cell table:number-columns-repeated="2"/>
          <table:table-cell office:value-type="float" office:value="16.31" calcext:value-type="float">
            <text:p>16,3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.5" calcext:value-type="float">
            <text:p>12,50</text:p>
          </table:table-cell>
          <table:table-cell table:number-columns-repeated="2"/>
          <table:table-cell office:value-type="float" office:value="16.32" calcext:value-type="float">
            <text:p>16,3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.55" calcext:value-type="float">
            <text:p>12,55</text:p>
          </table:table-cell>
          <table:table-cell table:number-columns-repeated="2"/>
          <table:table-cell office:value-type="float" office:value="16.43" calcext:value-type="float">
            <text:p>16,4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.6" calcext:value-type="float">
            <text:p>12,60</text:p>
          </table:table-cell>
          <table:table-cell table:number-columns-repeated="2"/>
          <table:table-cell office:value-type="float" office:value="16.54" calcext:value-type="float">
            <text:p>16,5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.65" calcext:value-type="float">
            <text:p>12,65</text:p>
          </table:table-cell>
          <table:table-cell table:number-columns-repeated="2"/>
          <table:table-cell office:value-type="float" office:value="16.55" calcext:value-type="float">
            <text:p>16,5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.7" calcext:value-type="float">
            <text:p>12,70</text:p>
          </table:table-cell>
          <table:table-cell table:number-columns-repeated="2"/>
          <table:table-cell office:value-type="float" office:value="16.66" calcext:value-type="float">
            <text:p>16,6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.8" calcext:value-type="float">
            <text:p>12,80</text:p>
          </table:table-cell>
          <table:table-cell table:number-columns-repeated="2"/>
          <table:table-cell office:value-type="float" office:value="16.77" calcext:value-type="float">
            <text:p>16,7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.85" calcext:value-type="float">
            <text:p>12,85</text:p>
          </table:table-cell>
          <table:table-cell table:number-columns-repeated="2"/>
          <table:table-cell office:value-type="float" office:value="16.78" calcext:value-type="float">
            <text:p>16,7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.9" calcext:value-type="float">
            <text:p>12,90</text:p>
          </table:table-cell>
          <table:table-cell table:number-columns-repeated="2"/>
          <table:table-cell office:value-type="float" office:value="16.89" calcext:value-type="float">
            <text:p>16,8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2.95" calcext:value-type="float">
            <text:p>12,95</text:p>
          </table:table-cell>
          <table:table-cell table:number-columns-repeated="2"/>
          <table:table-cell office:value-type="float" office:value="17" calcext:value-type="float">
            <text:p>17,0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3" calcext:value-type="float">
            <text:p>13,00</text:p>
          </table:table-cell>
          <table:table-cell table:number-columns-repeated="2"/>
          <table:table-cell office:value-type="float" office:value="17.01" calcext:value-type="float">
            <text:p>17,0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3.05" calcext:value-type="float">
            <text:p>13,05</text:p>
          </table:table-cell>
          <table:table-cell table:number-columns-repeated="2"/>
          <table:table-cell office:value-type="float" office:value="17.12" calcext:value-type="float">
            <text:p>17,1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3.15" calcext:value-type="float">
            <text:p>13,15</text:p>
          </table:table-cell>
          <table:table-cell table:number-columns-repeated="2"/>
          <table:table-cell office:value-type="float" office:value="17.23" calcext:value-type="float">
            <text:p>17,2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3.2" calcext:value-type="float">
            <text:p>13,20</text:p>
          </table:table-cell>
          <table:table-cell table:number-columns-repeated="2"/>
          <table:table-cell office:value-type="float" office:value="17.24" calcext:value-type="float">
            <text:p>17,2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3.25" calcext:value-type="float">
            <text:p>13,25</text:p>
          </table:table-cell>
          <table:table-cell table:number-columns-repeated="2"/>
          <table:table-cell office:value-type="float" office:value="17.35" calcext:value-type="float">
            <text:p>17,3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3.3" calcext:value-type="float">
            <text:p>13,30</text:p>
          </table:table-cell>
          <table:table-cell table:number-columns-repeated="2"/>
          <table:table-cell office:value-type="float" office:value="17.46" calcext:value-type="float">
            <text:p>17,4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3.35" calcext:value-type="float">
            <text:p>13,35</text:p>
          </table:table-cell>
          <table:table-cell table:number-columns-repeated="2"/>
          <table:table-cell office:value-type="float" office:value="17.47" calcext:value-type="float">
            <text:p>17,4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3.4" calcext:value-type="float">
            <text:p>13,40</text:p>
          </table:table-cell>
          <table:table-cell table:number-columns-repeated="2"/>
          <table:table-cell office:value-type="float" office:value="17.58" calcext:value-type="float">
            <text:p>17,5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3.45" calcext:value-type="float">
            <text:p>13,45</text:p>
          </table:table-cell>
          <table:table-cell table:number-columns-repeated="2"/>
          <table:table-cell office:value-type="float" office:value="17.69" calcext:value-type="float">
            <text:p>17,6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3.5" calcext:value-type="float">
            <text:p>13,50</text:p>
          </table:table-cell>
          <table:table-cell table:number-columns-repeated="2"/>
          <table:table-cell office:value-type="float" office:value="17.7" calcext:value-type="float">
            <text:p>17,7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3.6" calcext:value-type="float">
            <text:p>13,60</text:p>
          </table:table-cell>
          <table:table-cell table:number-columns-repeated="2"/>
          <table:table-cell office:value-type="float" office:value="17.81" calcext:value-type="float">
            <text:p>17,8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3.65" calcext:value-type="float">
            <text:p>13,65</text:p>
          </table:table-cell>
          <table:table-cell table:number-columns-repeated="2"/>
          <table:table-cell office:value-type="float" office:value="17.92" calcext:value-type="float">
            <text:p>17,9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3.7" calcext:value-type="float">
            <text:p>13,70</text:p>
          </table:table-cell>
          <table:table-cell table:number-columns-repeated="2"/>
          <table:table-cell office:value-type="float" office:value="17.93" calcext:value-type="float">
            <text:p>17,9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3.75" calcext:value-type="float">
            <text:p>13,75</text:p>
          </table:table-cell>
          <table:table-cell table:number-columns-repeated="2"/>
          <table:table-cell office:value-type="float" office:value="18.04" calcext:value-type="float">
            <text:p>18,0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3.8" calcext:value-type="float">
            <text:p>13,80</text:p>
          </table:table-cell>
          <table:table-cell table:number-columns-repeated="2"/>
          <table:table-cell office:value-type="float" office:value="18.15" calcext:value-type="float">
            <text:p>18,1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3.85" calcext:value-type="float">
            <text:p>13,85</text:p>
          </table:table-cell>
          <table:table-cell table:number-columns-repeated="2"/>
          <table:table-cell office:value-type="float" office:value="18.16" calcext:value-type="float">
            <text:p>18,1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3.95" calcext:value-type="float">
            <text:p>13,95</text:p>
          </table:table-cell>
          <table:table-cell table:number-columns-repeated="2"/>
          <table:table-cell office:value-type="float" office:value="18.27" calcext:value-type="float">
            <text:p>18,2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4" calcext:value-type="float">
            <text:p>14,00</text:p>
          </table:table-cell>
          <table:table-cell table:number-columns-repeated="2"/>
          <table:table-cell office:value-type="float" office:value="18.38" calcext:value-type="float">
            <text:p>18,3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4.05" calcext:value-type="float">
            <text:p>14,05</text:p>
          </table:table-cell>
          <table:table-cell table:number-columns-repeated="2"/>
          <table:table-cell office:value-type="float" office:value="18.39" calcext:value-type="float">
            <text:p>18,3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4.1" calcext:value-type="float">
            <text:p>14,10</text:p>
          </table:table-cell>
          <table:table-cell table:number-columns-repeated="2"/>
          <table:table-cell office:value-type="float" office:value="18.5" calcext:value-type="float">
            <text:p>18,5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4.15" calcext:value-type="float">
            <text:p>14,15</text:p>
          </table:table-cell>
          <table:table-cell table:number-columns-repeated="2"/>
          <table:table-cell office:value-type="float" office:value="18.61" calcext:value-type="float">
            <text:p>18,6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4.2" calcext:value-type="float">
            <text:p>14,20</text:p>
          </table:table-cell>
          <table:table-cell table:number-columns-repeated="2"/>
          <table:table-cell office:value-type="float" office:value="18.62" calcext:value-type="float">
            <text:p>18,6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4.3" calcext:value-type="float">
            <text:p>14,30</text:p>
          </table:table-cell>
          <table:table-cell table:number-columns-repeated="2"/>
          <table:table-cell office:value-type="float" office:value="18.73" calcext:value-type="float">
            <text:p>18,7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4.35" calcext:value-type="float">
            <text:p>14,35</text:p>
          </table:table-cell>
          <table:table-cell table:number-columns-repeated="2"/>
          <table:table-cell office:value-type="float" office:value="18.84" calcext:value-type="float">
            <text:p>18,8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4.4" calcext:value-type="float">
            <text:p>14,40</text:p>
          </table:table-cell>
          <table:table-cell table:number-columns-repeated="2"/>
          <table:table-cell office:value-type="float" office:value="18.85" calcext:value-type="float">
            <text:p>18,8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4.45" calcext:value-type="float">
            <text:p>14,45</text:p>
          </table:table-cell>
          <table:table-cell table:number-columns-repeated="2"/>
          <table:table-cell office:value-type="float" office:value="18.96" calcext:value-type="float">
            <text:p>18,9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4.5" calcext:value-type="float">
            <text:p>14,50</text:p>
          </table:table-cell>
          <table:table-cell table:number-columns-repeated="2"/>
          <table:table-cell office:value-type="float" office:value="19.07" calcext:value-type="float">
            <text:p>19,0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4.55" calcext:value-type="float">
            <text:p>14,55</text:p>
          </table:table-cell>
          <table:table-cell table:number-columns-repeated="2"/>
          <table:table-cell office:value-type="float" office:value="19.08" calcext:value-type="float">
            <text:p>19,0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4.6" calcext:value-type="float">
            <text:p>14,60</text:p>
          </table:table-cell>
          <table:table-cell table:number-columns-repeated="2"/>
          <table:table-cell office:value-type="float" office:value="19.19" calcext:value-type="float">
            <text:p>19,1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4.65" calcext:value-type="float">
            <text:p>14,65</text:p>
          </table:table-cell>
          <table:table-cell table:number-columns-repeated="2"/>
          <table:table-cell office:value-type="float" office:value="19.3" calcext:value-type="float">
            <text:p>19,3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4.75" calcext:value-type="float">
            <text:p>14,75</text:p>
          </table:table-cell>
          <table:table-cell table:number-columns-repeated="2"/>
          <table:table-cell office:value-type="float" office:value="19.31" calcext:value-type="float">
            <text:p>19,3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4.8" calcext:value-type="float">
            <text:p>14,80</text:p>
          </table:table-cell>
          <table:table-cell table:number-columns-repeated="2"/>
          <table:table-cell office:value-type="float" office:value="19.42" calcext:value-type="float">
            <text:p>19,4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4.85" calcext:value-type="float">
            <text:p>14,85</text:p>
          </table:table-cell>
          <table:table-cell table:number-columns-repeated="2"/>
          <table:table-cell office:value-type="float" office:value="19.53" calcext:value-type="float">
            <text:p>19,5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4.9" calcext:value-type="float">
            <text:p>14,90</text:p>
          </table:table-cell>
          <table:table-cell table:number-columns-repeated="2"/>
          <table:table-cell office:value-type="float" office:value="19.54" calcext:value-type="float">
            <text:p>19,5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4.95" calcext:value-type="float">
            <text:p>14,95</text:p>
          </table:table-cell>
          <table:table-cell table:number-columns-repeated="2"/>
          <table:table-cell office:value-type="float" office:value="19.65" calcext:value-type="float">
            <text:p>19,6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5" calcext:value-type="float">
            <text:p>15,00</text:p>
          </table:table-cell>
          <table:table-cell table:number-columns-repeated="2"/>
          <table:table-cell office:value-type="float" office:value="19.76" calcext:value-type="float">
            <text:p>19,7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5.1" calcext:value-type="float">
            <text:p>15,10</text:p>
          </table:table-cell>
          <table:table-cell table:number-columns-repeated="2"/>
          <table:table-cell office:value-type="float" office:value="19.77" calcext:value-type="float">
            <text:p>19,7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5.15" calcext:value-type="float">
            <text:p>15,15</text:p>
          </table:table-cell>
          <table:table-cell table:number-columns-repeated="2"/>
          <table:table-cell office:value-type="float" office:value="19.88" calcext:value-type="float">
            <text:p>19,8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5.2" calcext:value-type="float">
            <text:p>15,20</text:p>
          </table:table-cell>
          <table:table-cell table:number-columns-repeated="2"/>
          <table:table-cell office:value-type="float" office:value="19.99" calcext:value-type="float">
            <text:p>19,9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5.25" calcext:value-type="float">
            <text:p>15,25</text:p>
          </table:table-cell>
          <table:table-cell table:number-columns-repeated="2"/>
          <table:table-cell office:value-type="float" office:value="20.11" calcext:value-type="float">
            <text:p>20,1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5.3" calcext:value-type="float">
            <text:p>15,30</text:p>
          </table:table-cell>
          <table:table-cell table:number-columns-repeated="2"/>
          <table:table-cell office:value-type="float" office:value="20.22" calcext:value-type="float">
            <text:p>20,2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5.35" calcext:value-type="float">
            <text:p>15,35</text:p>
          </table:table-cell>
          <table:table-cell table:number-columns-repeated="2"/>
          <table:table-cell office:value-type="float" office:value="20.23" calcext:value-type="float">
            <text:p>20,2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5.45" calcext:value-type="float">
            <text:p>15,45</text:p>
          </table:table-cell>
          <table:table-cell table:number-columns-repeated="2"/>
          <table:table-cell office:value-type="float" office:value="20.34" calcext:value-type="float">
            <text:p>20,3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5.5" calcext:value-type="float">
            <text:p>15,50</text:p>
          </table:table-cell>
          <table:table-cell table:number-columns-repeated="2"/>
          <table:table-cell office:value-type="float" office:value="20.45" calcext:value-type="float">
            <text:p>20,4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5.55" calcext:value-type="float">
            <text:p>15,55</text:p>
          </table:table-cell>
          <table:table-cell table:number-columns-repeated="2"/>
          <table:table-cell office:value-type="float" office:value="20.46" calcext:value-type="float">
            <text:p>20,4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5.6" calcext:value-type="float">
            <text:p>15,60</text:p>
          </table:table-cell>
          <table:table-cell table:number-columns-repeated="2"/>
          <table:table-cell office:value-type="float" office:value="20.57" calcext:value-type="float">
            <text:p>20,5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5.65" calcext:value-type="float">
            <text:p>15,65</text:p>
          </table:table-cell>
          <table:table-cell table:number-columns-repeated="2"/>
          <table:table-cell office:value-type="float" office:value="20.68" calcext:value-type="float">
            <text:p>20,6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5.7" calcext:value-type="float">
            <text:p>15,70</text:p>
          </table:table-cell>
          <table:table-cell table:number-columns-repeated="2"/>
          <table:table-cell office:value-type="float" office:value="20.69" calcext:value-type="float">
            <text:p>20,6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5.75" calcext:value-type="float">
            <text:p>15,75</text:p>
          </table:table-cell>
          <table:table-cell table:number-columns-repeated="2"/>
          <table:table-cell office:value-type="float" office:value="20.8" calcext:value-type="float">
            <text:p>20,8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5.8" calcext:value-type="float">
            <text:p>15,80</text:p>
          </table:table-cell>
          <table:table-cell table:number-columns-repeated="2"/>
          <table:table-cell office:value-type="float" office:value="20.91" calcext:value-type="float">
            <text:p>20,9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5.9" calcext:value-type="float">
            <text:p>15,90</text:p>
          </table:table-cell>
          <table:table-cell table:number-columns-repeated="2"/>
          <table:table-cell office:value-type="float" office:value="20.92" calcext:value-type="float">
            <text:p>20,9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5.95" calcext:value-type="float">
            <text:p>15,95</text:p>
          </table:table-cell>
          <table:table-cell table:number-columns-repeated="2"/>
          <table:table-cell office:value-type="float" office:value="21.03" calcext:value-type="float">
            <text:p>21,0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6" calcext:value-type="float">
            <text:p>16,00</text:p>
          </table:table-cell>
          <table:table-cell table:number-columns-repeated="2"/>
          <table:table-cell office:value-type="float" office:value="21.14" calcext:value-type="float">
            <text:p>21,1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6.05" calcext:value-type="float">
            <text:p>16,05</text:p>
          </table:table-cell>
          <table:table-cell table:number-columns-repeated="2"/>
          <table:table-cell office:value-type="float" office:value="21.15" calcext:value-type="float">
            <text:p>21,1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6.1" calcext:value-type="float">
            <text:p>16,10</text:p>
          </table:table-cell>
          <table:table-cell table:number-columns-repeated="2"/>
          <table:table-cell office:value-type="float" office:value="21.26" calcext:value-type="float">
            <text:p>21,2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6.15" calcext:value-type="float">
            <text:p>16,15</text:p>
          </table:table-cell>
          <table:table-cell table:number-columns-repeated="2"/>
          <table:table-cell office:value-type="float" office:value="21.37" calcext:value-type="float">
            <text:p>21,3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6.25" calcext:value-type="float">
            <text:p>16,25</text:p>
          </table:table-cell>
          <table:table-cell table:number-columns-repeated="2"/>
          <table:table-cell office:value-type="float" office:value="21.38" calcext:value-type="float">
            <text:p>21,3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6.3" calcext:value-type="float">
            <text:p>16,30</text:p>
          </table:table-cell>
          <table:table-cell table:number-columns-repeated="2"/>
          <table:table-cell office:value-type="float" office:value="21.49" calcext:value-type="float">
            <text:p>21,4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6.35" calcext:value-type="float">
            <text:p>16,35</text:p>
          </table:table-cell>
          <table:table-cell table:number-columns-repeated="2"/>
          <table:table-cell office:value-type="float" office:value="21.6" calcext:value-type="float">
            <text:p>21,6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6.4" calcext:value-type="float">
            <text:p>16,40</text:p>
          </table:table-cell>
          <table:table-cell table:number-columns-repeated="2"/>
          <table:table-cell office:value-type="float" office:value="21.61" calcext:value-type="float">
            <text:p>21,6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6.45" calcext:value-type="float">
            <text:p>16,45</text:p>
          </table:table-cell>
          <table:table-cell table:number-columns-repeated="2"/>
          <table:table-cell office:value-type="float" office:value="21.72" calcext:value-type="float">
            <text:p>21,7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6.5" calcext:value-type="float">
            <text:p>16,50</text:p>
          </table:table-cell>
          <table:table-cell table:number-columns-repeated="2"/>
          <table:table-cell office:value-type="float" office:value="21.83" calcext:value-type="float">
            <text:p>21,8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6.6" calcext:value-type="float">
            <text:p>16,60</text:p>
          </table:table-cell>
          <table:table-cell table:number-columns-repeated="2"/>
          <table:table-cell office:value-type="float" office:value="21.84" calcext:value-type="float">
            <text:p>21,8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6.65" calcext:value-type="float">
            <text:p>16,65</text:p>
          </table:table-cell>
          <table:table-cell table:number-columns-repeated="2"/>
          <table:table-cell office:value-type="float" office:value="21.95" calcext:value-type="float">
            <text:p>21,9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6.7" calcext:value-type="float">
            <text:p>16,70</text:p>
          </table:table-cell>
          <table:table-cell table:number-columns-repeated="2"/>
          <table:table-cell office:value-type="float" office:value="22.06" calcext:value-type="float">
            <text:p>22,0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6.75" calcext:value-type="float">
            <text:p>16,75</text:p>
          </table:table-cell>
          <table:table-cell table:number-columns-repeated="2"/>
          <table:table-cell office:value-type="float" office:value="22.07" calcext:value-type="float">
            <text:p>22,0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6.8" calcext:value-type="float">
            <text:p>16,80</text:p>
          </table:table-cell>
          <table:table-cell table:number-columns-repeated="2"/>
          <table:table-cell office:value-type="float" office:value="22.18" calcext:value-type="float">
            <text:p>22,1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6.85" calcext:value-type="float">
            <text:p>16,85</text:p>
          </table:table-cell>
          <table:table-cell table:number-columns-repeated="2"/>
          <table:table-cell office:value-type="float" office:value="22.29" calcext:value-type="float">
            <text:p>22,2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6.9" calcext:value-type="float">
            <text:p>16,90</text:p>
          </table:table-cell>
          <table:table-cell table:number-columns-repeated="2"/>
          <table:table-cell office:value-type="float" office:value="22.3" calcext:value-type="float">
            <text:p>22,3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6.95" calcext:value-type="float">
            <text:p>16,95</text:p>
          </table:table-cell>
          <table:table-cell table:number-columns-repeated="2"/>
          <table:table-cell office:value-type="float" office:value="22.41" calcext:value-type="float">
            <text:p>22,4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7.05" calcext:value-type="float">
            <text:p>17,05</text:p>
          </table:table-cell>
          <table:table-cell table:number-columns-repeated="2"/>
          <table:table-cell office:value-type="float" office:value="22.52" calcext:value-type="float">
            <text:p>22,5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7.1" calcext:value-type="float">
            <text:p>17,10</text:p>
          </table:table-cell>
          <table:table-cell table:number-columns-repeated="2"/>
          <table:table-cell office:value-type="float" office:value="22.53" calcext:value-type="float">
            <text:p>22,5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7.15" calcext:value-type="float">
            <text:p>17,15</text:p>
          </table:table-cell>
          <table:table-cell table:number-columns-repeated="2"/>
          <table:table-cell office:value-type="float" office:value="22.64" calcext:value-type="float">
            <text:p>22,6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7.2" calcext:value-type="float">
            <text:p>17,20</text:p>
          </table:table-cell>
          <table:table-cell table:number-columns-repeated="2"/>
          <table:table-cell office:value-type="float" office:value="22.75" calcext:value-type="float">
            <text:p>22,7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7.25" calcext:value-type="float">
            <text:p>17,25</text:p>
          </table:table-cell>
          <table:table-cell table:number-columns-repeated="2"/>
          <table:table-cell office:value-type="float" office:value="22.76" calcext:value-type="float">
            <text:p>22,7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7.3" calcext:value-type="float">
            <text:p>17,30</text:p>
          </table:table-cell>
          <table:table-cell table:number-columns-repeated="2"/>
          <table:table-cell office:value-type="float" office:value="22.87" calcext:value-type="float">
            <text:p>22,8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7.4" calcext:value-type="float">
            <text:p>17,40</text:p>
          </table:table-cell>
          <table:table-cell table:number-columns-repeated="2"/>
          <table:table-cell office:value-type="float" office:value="22.98" calcext:value-type="float">
            <text:p>22,9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7.45" calcext:value-type="float">
            <text:p>17,45</text:p>
          </table:table-cell>
          <table:table-cell table:number-columns-repeated="2"/>
          <table:table-cell office:value-type="float" office:value="22.99" calcext:value-type="float">
            <text:p>22,9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7.5" calcext:value-type="float">
            <text:p>17,50</text:p>
          </table:table-cell>
          <table:table-cell table:number-columns-repeated="2"/>
          <table:table-cell office:value-type="float" office:value="23.1" calcext:value-type="float">
            <text:p>23,1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7.55" calcext:value-type="float">
            <text:p>17,55</text:p>
          </table:table-cell>
          <table:table-cell table:number-columns-repeated="2"/>
          <table:table-cell office:value-type="float" office:value="23.21" calcext:value-type="float">
            <text:p>23,2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7.6" calcext:value-type="float">
            <text:p>17,60</text:p>
          </table:table-cell>
          <table:table-cell table:number-columns-repeated="2"/>
          <table:table-cell office:value-type="float" office:value="23.22" calcext:value-type="float">
            <text:p>23,2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7.65" calcext:value-type="float">
            <text:p>17,65</text:p>
          </table:table-cell>
          <table:table-cell table:number-columns-repeated="2"/>
          <table:table-cell office:value-type="float" office:value="23.33" calcext:value-type="float">
            <text:p>23,3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7.75" calcext:value-type="float">
            <text:p>17,75</text:p>
          </table:table-cell>
          <table:table-cell table:number-columns-repeated="2"/>
          <table:table-cell office:value-type="float" office:value="23.44" calcext:value-type="float">
            <text:p>23,4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7.8" calcext:value-type="float">
            <text:p>17,80</text:p>
          </table:table-cell>
          <table:table-cell table:number-columns-repeated="2"/>
          <table:table-cell office:value-type="float" office:value="23.45" calcext:value-type="float">
            <text:p>23,4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7.85" calcext:value-type="float">
            <text:p>17,85</text:p>
          </table:table-cell>
          <table:table-cell table:number-columns-repeated="2"/>
          <table:table-cell office:value-type="float" office:value="23.56" calcext:value-type="float">
            <text:p>23,5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7.9" calcext:value-type="float">
            <text:p>17,90</text:p>
          </table:table-cell>
          <table:table-cell table:number-columns-repeated="2"/>
          <table:table-cell office:value-type="float" office:value="23.67" calcext:value-type="float">
            <text:p>23,6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7.95" calcext:value-type="float">
            <text:p>17,95</text:p>
          </table:table-cell>
          <table:table-cell table:number-columns-repeated="2"/>
          <table:table-cell office:value-type="float" office:value="23.68" calcext:value-type="float">
            <text:p>23,6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8" calcext:value-type="float">
            <text:p>18,00</text:p>
          </table:table-cell>
          <table:table-cell table:number-columns-repeated="2"/>
          <table:table-cell office:value-type="float" office:value="23.79" calcext:value-type="float">
            <text:p>23,7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8.05" calcext:value-type="float">
            <text:p>18,05</text:p>
          </table:table-cell>
          <table:table-cell table:number-columns-repeated="2"/>
          <table:table-cell office:value-type="float" office:value="23.9" calcext:value-type="float">
            <text:p>23,9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8.1" calcext:value-type="float">
            <text:p>18,10</text:p>
          </table:table-cell>
          <table:table-cell table:number-columns-repeated="2"/>
          <table:table-cell office:value-type="float" office:value="23.91" calcext:value-type="float">
            <text:p>23,9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8.2" calcext:value-type="float">
            <text:p>18,20</text:p>
          </table:table-cell>
          <table:table-cell table:number-columns-repeated="2"/>
          <table:table-cell office:value-type="float" office:value="24.02" calcext:value-type="float">
            <text:p>24,0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8.25" calcext:value-type="float">
            <text:p>18,25</text:p>
          </table:table-cell>
          <table:table-cell table:number-columns-repeated="2"/>
          <table:table-cell office:value-type="float" office:value="24.13" calcext:value-type="float">
            <text:p>24,1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8.3" calcext:value-type="float">
            <text:p>18,30</text:p>
          </table:table-cell>
          <table:table-cell table:number-columns-repeated="2"/>
          <table:table-cell office:value-type="float" office:value="24.14" calcext:value-type="float">
            <text:p>24,1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8.35" calcext:value-type="float">
            <text:p>18,35</text:p>
          </table:table-cell>
          <table:table-cell table:number-columns-repeated="2"/>
          <table:table-cell office:value-type="float" office:value="24.25" calcext:value-type="float">
            <text:p>24,2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8.4" calcext:value-type="float">
            <text:p>18,40</text:p>
          </table:table-cell>
          <table:table-cell table:number-columns-repeated="2"/>
          <table:table-cell office:value-type="float" office:value="24.36" calcext:value-type="float">
            <text:p>24,3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8.45" calcext:value-type="float">
            <text:p>18,45</text:p>
          </table:table-cell>
          <table:table-cell table:number-columns-repeated="2"/>
          <table:table-cell office:value-type="float" office:value="24.37" calcext:value-type="float">
            <text:p>24,3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8.55" calcext:value-type="float">
            <text:p>18,55</text:p>
          </table:table-cell>
          <table:table-cell table:number-columns-repeated="2"/>
          <table:table-cell office:value-type="float" office:value="24.48" calcext:value-type="float">
            <text:p>24,4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8.6" calcext:value-type="float">
            <text:p>18,60</text:p>
          </table:table-cell>
          <table:table-cell table:number-columns-repeated="2"/>
          <table:table-cell office:value-type="float" office:value="24.59" calcext:value-type="float">
            <text:p>24,5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8.65" calcext:value-type="float">
            <text:p>18,65</text:p>
          </table:table-cell>
          <table:table-cell table:number-columns-repeated="2"/>
          <table:table-cell office:value-type="float" office:value="24.6" calcext:value-type="float">
            <text:p>24,6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8.7" calcext:value-type="float">
            <text:p>18,70</text:p>
          </table:table-cell>
          <table:table-cell table:number-columns-repeated="2"/>
          <table:table-cell office:value-type="float" office:value="24.71" calcext:value-type="float">
            <text:p>24,7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8.75" calcext:value-type="float">
            <text:p>18,75</text:p>
          </table:table-cell>
          <table:table-cell table:number-columns-repeated="2"/>
          <table:table-cell office:value-type="float" office:value="24.82" calcext:value-type="float">
            <text:p>24,8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8.8" calcext:value-type="float">
            <text:p>18,80</text:p>
          </table:table-cell>
          <table:table-cell table:number-columns-repeated="2"/>
          <table:table-cell office:value-type="float" office:value="24.83" calcext:value-type="float">
            <text:p>24,8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8.9" calcext:value-type="float">
            <text:p>18,90</text:p>
          </table:table-cell>
          <table:table-cell table:number-columns-repeated="2"/>
          <table:table-cell office:value-type="float" office:value="24.94" calcext:value-type="float">
            <text:p>24,9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8.95" calcext:value-type="float">
            <text:p>18,95</text:p>
          </table:table-cell>
          <table:table-cell table:number-columns-repeated="2"/>
          <table:table-cell office:value-type="float" office:value="25.05" calcext:value-type="float">
            <text:p>25,0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9" calcext:value-type="float">
            <text:p>19,00</text:p>
          </table:table-cell>
          <table:table-cell table:number-columns-repeated="2"/>
          <table:table-cell office:value-type="float" office:value="25.06" calcext:value-type="float">
            <text:p>25,0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9.05" calcext:value-type="float">
            <text:p>19,05</text:p>
          </table:table-cell>
          <table:table-cell table:number-columns-repeated="2"/>
          <table:table-cell office:value-type="float" office:value="25.17" calcext:value-type="float">
            <text:p>25,1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9.1" calcext:value-type="float">
            <text:p>19,10</text:p>
          </table:table-cell>
          <table:table-cell table:number-columns-repeated="2"/>
          <table:table-cell office:value-type="float" office:value="25.28" calcext:value-type="float">
            <text:p>25,2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9.15" calcext:value-type="float">
            <text:p>19,15</text:p>
          </table:table-cell>
          <table:table-cell table:number-columns-repeated="2"/>
          <table:table-cell office:value-type="float" office:value="25.29" calcext:value-type="float">
            <text:p>25,2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9.2" calcext:value-type="float">
            <text:p>19,20</text:p>
          </table:table-cell>
          <table:table-cell table:number-columns-repeated="2"/>
          <table:table-cell office:value-type="float" office:value="25.4" calcext:value-type="float">
            <text:p>25,4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9.25" calcext:value-type="float">
            <text:p>19,25</text:p>
          </table:table-cell>
          <table:table-cell table:number-columns-repeated="2"/>
          <table:table-cell office:value-type="float" office:value="25.51" calcext:value-type="float">
            <text:p>25,5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9.35" calcext:value-type="float">
            <text:p>19,35</text:p>
          </table:table-cell>
          <table:table-cell table:number-columns-repeated="2"/>
          <table:table-cell office:value-type="float" office:value="25.52" calcext:value-type="float">
            <text:p>25,5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9.4" calcext:value-type="float">
            <text:p>19,40</text:p>
          </table:table-cell>
          <table:table-cell table:number-columns-repeated="2"/>
          <table:table-cell office:value-type="float" office:value="25.63" calcext:value-type="float">
            <text:p>25,6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9.45" calcext:value-type="float">
            <text:p>19,45</text:p>
          </table:table-cell>
          <table:table-cell table:number-columns-repeated="2"/>
          <table:table-cell office:value-type="float" office:value="25.74" calcext:value-type="float">
            <text:p>25,7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9.5" calcext:value-type="float">
            <text:p>19,50</text:p>
          </table:table-cell>
          <table:table-cell table:number-columns-repeated="2"/>
          <table:table-cell office:value-type="float" office:value="25.75" calcext:value-type="float">
            <text:p>25,7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9.55" calcext:value-type="float">
            <text:p>19,55</text:p>
          </table:table-cell>
          <table:table-cell table:number-columns-repeated="2"/>
          <table:table-cell office:value-type="float" office:value="25.86" calcext:value-type="float">
            <text:p>25,8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9.6" calcext:value-type="float">
            <text:p>19,60</text:p>
          </table:table-cell>
          <table:table-cell table:number-columns-repeated="2"/>
          <table:table-cell office:value-type="float" office:value="25.97" calcext:value-type="float">
            <text:p>25,9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9.7" calcext:value-type="float">
            <text:p>19,70</text:p>
          </table:table-cell>
          <table:table-cell table:number-columns-repeated="2"/>
          <table:table-cell office:value-type="float" office:value="25.98" calcext:value-type="float">
            <text:p>25,9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9.75" calcext:value-type="float">
            <text:p>19,75</text:p>
          </table:table-cell>
          <table:table-cell table:number-columns-repeated="2"/>
          <table:table-cell office:value-type="float" office:value="26.09" calcext:value-type="float">
            <text:p>26,0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9.8" calcext:value-type="float">
            <text:p>19,80</text:p>
          </table:table-cell>
          <table:table-cell table:number-columns-repeated="2"/>
          <table:table-cell office:value-type="float" office:value="26.2" calcext:value-type="float">
            <text:p>26,2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9.85" calcext:value-type="float">
            <text:p>19,85</text:p>
          </table:table-cell>
          <table:table-cell table:number-columns-repeated="2"/>
          <table:table-cell office:value-type="float" office:value="26.21" calcext:value-type="float">
            <text:p>26,2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9.9" calcext:value-type="float">
            <text:p>19,90</text:p>
          </table:table-cell>
          <table:table-cell table:number-columns-repeated="2"/>
          <table:table-cell office:value-type="float" office:value="26.32" calcext:value-type="float">
            <text:p>26,3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9.95" calcext:value-type="float">
            <text:p>19,95</text:p>
          </table:table-cell>
          <table:table-cell table:number-columns-repeated="2"/>
          <table:table-cell office:value-type="float" office:value="26.43" calcext:value-type="float">
            <text:p>26,4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0" calcext:value-type="float">
            <text:p>20,00</text:p>
          </table:table-cell>
          <table:table-cell table:number-columns-repeated="2"/>
          <table:table-cell office:value-type="float" office:value="26.44" calcext:value-type="float">
            <text:p>26,4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0.05" calcext:value-type="float">
            <text:p>20,05</text:p>
          </table:table-cell>
          <table:table-cell table:number-columns-repeated="2"/>
          <table:table-cell office:value-type="float" office:value="26.55" calcext:value-type="float">
            <text:p>26,5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0.1" calcext:value-type="float">
            <text:p>20,10</text:p>
          </table:table-cell>
          <table:table-cell table:number-columns-repeated="2"/>
          <table:table-cell office:value-type="float" office:value="26.66" calcext:value-type="float">
            <text:p>26,6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0.15" calcext:value-type="float">
            <text:p>20,15</text:p>
          </table:table-cell>
          <table:table-cell table:number-columns-repeated="2"/>
          <table:table-cell office:value-type="float" office:value="26.67" calcext:value-type="float">
            <text:p>26,6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0.2" calcext:value-type="float">
            <text:p>20,20</text:p>
          </table:table-cell>
          <table:table-cell table:number-columns-repeated="2"/>
          <table:table-cell office:value-type="float" office:value="26.78" calcext:value-type="float">
            <text:p>26,7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0.25" calcext:value-type="float">
            <text:p>20,25</text:p>
          </table:table-cell>
          <table:table-cell table:number-columns-repeated="2"/>
          <table:table-cell office:value-type="float" office:value="26.89" calcext:value-type="float">
            <text:p>26,8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0.3" calcext:value-type="float">
            <text:p>20,30</text:p>
          </table:table-cell>
          <table:table-cell table:number-columns-repeated="2"/>
          <table:table-cell office:value-type="float" office:value="26.9" calcext:value-type="float">
            <text:p>26,9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0.35" calcext:value-type="float">
            <text:p>20,35</text:p>
          </table:table-cell>
          <table:table-cell table:number-columns-repeated="2"/>
          <table:table-cell office:value-type="float" office:value="27.01" calcext:value-type="float">
            <text:p>27,0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0.4" calcext:value-type="float">
            <text:p>20,40</text:p>
          </table:table-cell>
          <table:table-cell table:number-columns-repeated="2"/>
          <table:table-cell office:value-type="float" office:value="27.12" calcext:value-type="float">
            <text:p>27,1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0.5" calcext:value-type="float">
            <text:p>20,50</text:p>
          </table:table-cell>
          <table:table-cell table:number-columns-repeated="2"/>
          <table:table-cell office:value-type="float" office:value="27.13" calcext:value-type="float">
            <text:p>27,1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0.55" calcext:value-type="float">
            <text:p>20,55</text:p>
          </table:table-cell>
          <table:table-cell table:number-columns-repeated="2"/>
          <table:table-cell office:value-type="float" office:value="27.24" calcext:value-type="float">
            <text:p>27,2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0.6" calcext:value-type="float">
            <text:p>20,60</text:p>
          </table:table-cell>
          <table:table-cell table:number-columns-repeated="2"/>
          <table:table-cell office:value-type="float" office:value="27.35" calcext:value-type="float">
            <text:p>27,3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0.65" calcext:value-type="float">
            <text:p>20,65</text:p>
          </table:table-cell>
          <table:table-cell table:number-columns-repeated="2"/>
          <table:table-cell office:value-type="float" office:value="27.36" calcext:value-type="float">
            <text:p>27,3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0.7" calcext:value-type="float">
            <text:p>20,70</text:p>
          </table:table-cell>
          <table:table-cell table:number-columns-repeated="2"/>
          <table:table-cell office:value-type="float" office:value="27.47" calcext:value-type="float">
            <text:p>27,4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0.75" calcext:value-type="float">
            <text:p>20,75</text:p>
          </table:table-cell>
          <table:table-cell table:number-columns-repeated="2"/>
          <table:table-cell office:value-type="float" office:value="27.58" calcext:value-type="float">
            <text:p>27,5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0.85" calcext:value-type="float">
            <text:p>20,85</text:p>
          </table:table-cell>
          <table:table-cell table:number-columns-repeated="2"/>
          <table:table-cell office:value-type="float" office:value="27.59" calcext:value-type="float">
            <text:p>27,5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0.9" calcext:value-type="float">
            <text:p>20,90</text:p>
          </table:table-cell>
          <table:table-cell table:number-columns-repeated="2"/>
          <table:table-cell office:value-type="float" office:value="27.7" calcext:value-type="float">
            <text:p>27,7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0.95" calcext:value-type="float">
            <text:p>20,95</text:p>
          </table:table-cell>
          <table:table-cell table:number-columns-repeated="2"/>
          <table:table-cell office:value-type="float" office:value="27.81" calcext:value-type="float">
            <text:p>27,8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1" calcext:value-type="float">
            <text:p>21,00</text:p>
          </table:table-cell>
          <table:table-cell table:number-columns-repeated="2"/>
          <table:table-cell office:value-type="float" office:value="27.82" calcext:value-type="float">
            <text:p>27,8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1.05" calcext:value-type="float">
            <text:p>21,05</text:p>
          </table:table-cell>
          <table:table-cell table:number-columns-repeated="2"/>
          <table:table-cell office:value-type="float" office:value="27.93" calcext:value-type="float">
            <text:p>27,9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1.1" calcext:value-type="float">
            <text:p>21,10</text:p>
          </table:table-cell>
          <table:table-cell table:number-columns-repeated="2"/>
          <table:table-cell office:value-type="float" office:value="28.04" calcext:value-type="float">
            <text:p>28,0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1.2" calcext:value-type="float">
            <text:p>21,20</text:p>
          </table:table-cell>
          <table:table-cell table:number-columns-repeated="2"/>
          <table:table-cell office:value-type="float" office:value="28.05" calcext:value-type="float">
            <text:p>28,0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1.25" calcext:value-type="float">
            <text:p>21,25</text:p>
          </table:table-cell>
          <table:table-cell table:number-columns-repeated="2"/>
          <table:table-cell office:value-type="float" office:value="28.16" calcext:value-type="float">
            <text:p>28,1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1.3" calcext:value-type="float">
            <text:p>21,30</text:p>
          </table:table-cell>
          <table:table-cell table:number-columns-repeated="2"/>
          <table:table-cell office:value-type="float" office:value="28.27" calcext:value-type="float">
            <text:p>28,2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1.35" calcext:value-type="float">
            <text:p>21,35</text:p>
          </table:table-cell>
          <table:table-cell table:number-columns-repeated="2"/>
          <table:table-cell office:value-type="float" office:value="28.28" calcext:value-type="float">
            <text:p>28,2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1.4" calcext:value-type="float">
            <text:p>21,40</text:p>
          </table:table-cell>
          <table:table-cell table:number-columns-repeated="2"/>
          <table:table-cell office:value-type="float" office:value="28.39" calcext:value-type="float">
            <text:p>28,3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1.45" calcext:value-type="float">
            <text:p>21,45</text:p>
          </table:table-cell>
          <table:table-cell table:number-columns-repeated="2"/>
          <table:table-cell office:value-type="float" office:value="28.5" calcext:value-type="float">
            <text:p>28,5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1.5" calcext:value-type="float">
            <text:p>21,50</text:p>
          </table:table-cell>
          <table:table-cell table:number-columns-repeated="2"/>
          <table:table-cell office:value-type="float" office:value="28.51" calcext:value-type="float">
            <text:p>28,5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1.55" calcext:value-type="float">
            <text:p>21,55</text:p>
          </table:table-cell>
          <table:table-cell table:number-columns-repeated="2"/>
          <table:table-cell office:value-type="float" office:value="28.62" calcext:value-type="float">
            <text:p>28,6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1.65" calcext:value-type="float">
            <text:p>21,65</text:p>
          </table:table-cell>
          <table:table-cell table:number-columns-repeated="2"/>
          <table:table-cell office:value-type="float" office:value="28.73" calcext:value-type="float">
            <text:p>28,7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1.7" calcext:value-type="float">
            <text:p>21,70</text:p>
          </table:table-cell>
          <table:table-cell table:number-columns-repeated="2"/>
          <table:table-cell office:value-type="float" office:value="28.74" calcext:value-type="float">
            <text:p>28,7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1.75" calcext:value-type="float">
            <text:p>21,75</text:p>
          </table:table-cell>
          <table:table-cell table:number-columns-repeated="2"/>
          <table:table-cell office:value-type="float" office:value="28.85" calcext:value-type="float">
            <text:p>28,8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1.8" calcext:value-type="float">
            <text:p>21,80</text:p>
          </table:table-cell>
          <table:table-cell table:number-columns-repeated="2"/>
          <table:table-cell office:value-type="float" office:value="28.96" calcext:value-type="float">
            <text:p>28,9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1.85" calcext:value-type="float">
            <text:p>21,85</text:p>
          </table:table-cell>
          <table:table-cell table:number-columns-repeated="2"/>
          <table:table-cell office:value-type="float" office:value="28.97" calcext:value-type="float">
            <text:p>28,9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1.9" calcext:value-type="float">
            <text:p>21,90</text:p>
          </table:table-cell>
          <table:table-cell table:number-columns-repeated="2"/>
          <table:table-cell office:value-type="float" office:value="29.08" calcext:value-type="float">
            <text:p>29,0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2" calcext:value-type="float">
            <text:p>22,00</text:p>
          </table:table-cell>
          <table:table-cell table:number-columns-repeated="2"/>
          <table:table-cell office:value-type="float" office:value="29.19" calcext:value-type="float">
            <text:p>29,1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2.05" calcext:value-type="float">
            <text:p>22,05</text:p>
          </table:table-cell>
          <table:table-cell table:number-columns-repeated="2"/>
          <table:table-cell office:value-type="float" office:value="29.2" calcext:value-type="float">
            <text:p>29,2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2.1" calcext:value-type="float">
            <text:p>22,10</text:p>
          </table:table-cell>
          <table:table-cell table:number-columns-repeated="2"/>
          <table:table-cell office:value-type="float" office:value="29.31" calcext:value-type="float">
            <text:p>29,3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2.15" calcext:value-type="float">
            <text:p>22,15</text:p>
          </table:table-cell>
          <table:table-cell table:number-columns-repeated="2"/>
          <table:table-cell office:value-type="float" office:value="29.42" calcext:value-type="float">
            <text:p>29,4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2.2" calcext:value-type="float">
            <text:p>22,20</text:p>
          </table:table-cell>
          <table:table-cell table:number-columns-repeated="2"/>
          <table:table-cell office:value-type="float" office:value="29.43" calcext:value-type="float">
            <text:p>29,4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2.25" calcext:value-type="float">
            <text:p>22,25</text:p>
          </table:table-cell>
          <table:table-cell table:number-columns-repeated="2"/>
          <table:table-cell office:value-type="float" office:value="29.54" calcext:value-type="float">
            <text:p>29,5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2.35" calcext:value-type="float">
            <text:p>22,35</text:p>
          </table:table-cell>
          <table:table-cell table:number-columns-repeated="2"/>
          <table:table-cell office:value-type="float" office:value="29.65" calcext:value-type="float">
            <text:p>29,6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2.4" calcext:value-type="float">
            <text:p>22,40</text:p>
          </table:table-cell>
          <table:table-cell table:number-columns-repeated="2"/>
          <table:table-cell office:value-type="float" office:value="29.66" calcext:value-type="float">
            <text:p>29,6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2.45" calcext:value-type="float">
            <text:p>22,45</text:p>
          </table:table-cell>
          <table:table-cell table:number-columns-repeated="2"/>
          <table:table-cell office:value-type="float" office:value="29.77" calcext:value-type="float">
            <text:p>29,7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2.5" calcext:value-type="float">
            <text:p>22,50</text:p>
          </table:table-cell>
          <table:table-cell table:number-columns-repeated="2"/>
          <table:table-cell office:value-type="float" office:value="29.88" calcext:value-type="float">
            <text:p>29,8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2.55" calcext:value-type="float">
            <text:p>22,55</text:p>
          </table:table-cell>
          <table:table-cell table:number-columns-repeated="2"/>
          <table:table-cell office:value-type="float" office:value="29.89" calcext:value-type="float">
            <text:p>29,8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2.6" calcext:value-type="float">
            <text:p>22,60</text:p>
          </table:table-cell>
          <table:table-cell table:number-columns-repeated="2"/>
          <table:table-cell office:value-type="float" office:value="30.11" calcext:value-type="float">
            <text:p>30,1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2.65" calcext:value-type="float">
            <text:p>22,65</text:p>
          </table:table-cell>
          <table:table-cell table:number-columns-repeated="2"/>
          <table:table-cell office:value-type="float" office:value="30.12" calcext:value-type="float">
            <text:p>30,1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2.7" calcext:value-type="float">
            <text:p>22,70</text:p>
          </table:table-cell>
          <table:table-cell table:number-columns-repeated="2"/>
          <table:table-cell office:value-type="float" office:value="30.23" calcext:value-type="float">
            <text:p>30,2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2.8" calcext:value-type="float">
            <text:p>22,80</text:p>
          </table:table-cell>
          <table:table-cell table:number-columns-repeated="2"/>
          <table:table-cell office:value-type="float" office:value="30.34" calcext:value-type="float">
            <text:p>30,3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2.85" calcext:value-type="float">
            <text:p>22,85</text:p>
          </table:table-cell>
          <table:table-cell table:number-columns-repeated="2"/>
          <table:table-cell office:value-type="float" office:value="30.35" calcext:value-type="float">
            <text:p>30,3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2.9" calcext:value-type="float">
            <text:p>22,90</text:p>
          </table:table-cell>
          <table:table-cell table:number-columns-repeated="2"/>
          <table:table-cell office:value-type="float" office:value="30.46" calcext:value-type="float">
            <text:p>30,4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2.95" calcext:value-type="float">
            <text:p>22,95</text:p>
          </table:table-cell>
          <table:table-cell table:number-columns-repeated="2"/>
          <table:table-cell office:value-type="float" office:value="30.57" calcext:value-type="float">
            <text:p>30,5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3" calcext:value-type="float">
            <text:p>23,00</text:p>
          </table:table-cell>
          <table:table-cell table:number-columns-repeated="2"/>
          <table:table-cell office:value-type="float" office:value="30.58" calcext:value-type="float">
            <text:p>30,5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3.05" calcext:value-type="float">
            <text:p>23,05</text:p>
          </table:table-cell>
          <table:table-cell table:number-columns-repeated="2"/>
          <table:table-cell office:value-type="float" office:value="30.69" calcext:value-type="float">
            <text:p>30,6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3.15" calcext:value-type="float">
            <text:p>23,15</text:p>
          </table:table-cell>
          <table:table-cell table:number-columns-repeated="2"/>
          <table:table-cell office:value-type="float" office:value="30.8" calcext:value-type="float">
            <text:p>30,8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3.2" calcext:value-type="float">
            <text:p>23,20</text:p>
          </table:table-cell>
          <table:table-cell table:number-columns-repeated="2"/>
          <table:table-cell office:value-type="float" office:value="30.81" calcext:value-type="float">
            <text:p>30,8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3.25" calcext:value-type="float">
            <text:p>23,25</text:p>
          </table:table-cell>
          <table:table-cell table:number-columns-repeated="2"/>
          <table:table-cell office:value-type="float" office:value="30.92" calcext:value-type="float">
            <text:p>30,9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3.3" calcext:value-type="float">
            <text:p>23,30</text:p>
          </table:table-cell>
          <table:table-cell table:number-columns-repeated="2"/>
          <table:table-cell office:value-type="float" office:value="31.03" calcext:value-type="float">
            <text:p>31,0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3.35" calcext:value-type="float">
            <text:p>23,35</text:p>
          </table:table-cell>
          <table:table-cell table:number-columns-repeated="2"/>
          <table:table-cell office:value-type="float" office:value="31.04" calcext:value-type="float">
            <text:p>31,0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3.4" calcext:value-type="float">
            <text:p>23,40</text:p>
          </table:table-cell>
          <table:table-cell table:number-columns-repeated="2"/>
          <table:table-cell office:value-type="float" office:value="31.15" calcext:value-type="float">
            <text:p>31,1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3.5" calcext:value-type="float">
            <text:p>23,50</text:p>
          </table:table-cell>
          <table:table-cell table:number-columns-repeated="2"/>
          <table:table-cell office:value-type="float" office:value="31.26" calcext:value-type="float">
            <text:p>31,2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3.55" calcext:value-type="float">
            <text:p>23,55</text:p>
          </table:table-cell>
          <table:table-cell table:number-columns-repeated="2"/>
          <table:table-cell office:value-type="float" office:value="31.27" calcext:value-type="float">
            <text:p>31,2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3.6" calcext:value-type="float">
            <text:p>23,60</text:p>
          </table:table-cell>
          <table:table-cell table:number-columns-repeated="2"/>
          <table:table-cell office:value-type="float" office:value="31.38" calcext:value-type="float">
            <text:p>31,3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3.65" calcext:value-type="float">
            <text:p>23,65</text:p>
          </table:table-cell>
          <table:table-cell table:number-columns-repeated="2"/>
          <table:table-cell office:value-type="float" office:value="31.49" calcext:value-type="float">
            <text:p>31,4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3.7" calcext:value-type="float">
            <text:p>23,70</text:p>
          </table:table-cell>
          <table:table-cell table:number-columns-repeated="2"/>
          <table:table-cell office:value-type="float" office:value="31.5" calcext:value-type="float">
            <text:p>31,5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3.75" calcext:value-type="float">
            <text:p>23,75</text:p>
          </table:table-cell>
          <table:table-cell table:number-columns-repeated="2"/>
          <table:table-cell office:value-type="float" office:value="31.61" calcext:value-type="float">
            <text:p>31,6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3.8" calcext:value-type="float">
            <text:p>23,80</text:p>
          </table:table-cell>
          <table:table-cell table:number-columns-repeated="2"/>
          <table:table-cell office:value-type="float" office:value="31.72" calcext:value-type="float">
            <text:p>31,7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3.85" calcext:value-type="float">
            <text:p>23,85</text:p>
          </table:table-cell>
          <table:table-cell table:number-columns-repeated="2"/>
          <table:table-cell office:value-type="float" office:value="31.73" calcext:value-type="float">
            <text:p>31,7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3.95" calcext:value-type="float">
            <text:p>23,95</text:p>
          </table:table-cell>
          <table:table-cell table:number-columns-repeated="2"/>
          <table:table-cell office:value-type="float" office:value="31.84" calcext:value-type="float">
            <text:p>31,8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4" calcext:value-type="float">
            <text:p>24,00</text:p>
          </table:table-cell>
          <table:table-cell table:number-columns-repeated="2"/>
          <table:table-cell office:value-type="float" office:value="31.95" calcext:value-type="float">
            <text:p>31,9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4.05" calcext:value-type="float">
            <text:p>24,05</text:p>
          </table:table-cell>
          <table:table-cell table:number-columns-repeated="2"/>
          <table:table-cell office:value-type="float" office:value="31.96" calcext:value-type="float">
            <text:p>31,9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4.1" calcext:value-type="float">
            <text:p>24,10</text:p>
          </table:table-cell>
          <table:table-cell table:number-columns-repeated="2"/>
          <table:table-cell office:value-type="float" office:value="32.07" calcext:value-type="float">
            <text:p>32,0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4.15" calcext:value-type="float">
            <text:p>24,15</text:p>
          </table:table-cell>
          <table:table-cell table:number-columns-repeated="2"/>
          <table:table-cell office:value-type="float" office:value="32.18" calcext:value-type="float">
            <text:p>32,1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4.2" calcext:value-type="float">
            <text:p>24,20</text:p>
          </table:table-cell>
          <table:table-cell table:number-columns-repeated="2"/>
          <table:table-cell office:value-type="float" office:value="32.19" calcext:value-type="float">
            <text:p>32,1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4.3" calcext:value-type="float">
            <text:p>24,30</text:p>
          </table:table-cell>
          <table:table-cell table:number-columns-repeated="2"/>
          <table:table-cell office:value-type="float" office:value="32.3" calcext:value-type="float">
            <text:p>32,3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4.35" calcext:value-type="float">
            <text:p>24,35</text:p>
          </table:table-cell>
          <table:table-cell table:number-columns-repeated="2"/>
          <table:table-cell office:value-type="float" office:value="32.41" calcext:value-type="float">
            <text:p>32,4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4.4" calcext:value-type="float">
            <text:p>24,40</text:p>
          </table:table-cell>
          <table:table-cell table:number-columns-repeated="2"/>
          <table:table-cell office:value-type="float" office:value="32.42" calcext:value-type="float">
            <text:p>32,4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4.45" calcext:value-type="float">
            <text:p>24,45</text:p>
          </table:table-cell>
          <table:table-cell table:number-columns-repeated="2"/>
          <table:table-cell office:value-type="float" office:value="32.53" calcext:value-type="float">
            <text:p>32,53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4.5" calcext:value-type="float">
            <text:p>24,50</text:p>
          </table:table-cell>
          <table:table-cell table:number-columns-repeated="2"/>
          <table:table-cell office:value-type="float" office:value="32.64" calcext:value-type="float">
            <text:p>32,6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4.55" calcext:value-type="float">
            <text:p>24,55</text:p>
          </table:table-cell>
          <table:table-cell table:number-columns-repeated="2"/>
          <table:table-cell office:value-type="float" office:value="32.65" calcext:value-type="float">
            <text:p>32,65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4.65" calcext:value-type="float">
            <text:p>24,65</text:p>
          </table:table-cell>
          <table:table-cell table:number-columns-repeated="2"/>
          <table:table-cell office:value-type="float" office:value="32.76" calcext:value-type="float">
            <text:p>32,76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4.7" calcext:value-type="float">
            <text:p>24,70</text:p>
          </table:table-cell>
          <table:table-cell table:number-columns-repeated="2"/>
          <table:table-cell office:value-type="float" office:value="32.87" calcext:value-type="float">
            <text:p>32,87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4.75" calcext:value-type="float">
            <text:p>24,75</text:p>
          </table:table-cell>
          <table:table-cell table:number-columns-repeated="2"/>
          <table:table-cell office:value-type="float" office:value="32.88" calcext:value-type="float">
            <text:p>32,88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4.8" calcext:value-type="float">
            <text:p>24,80</text:p>
          </table:table-cell>
          <table:table-cell table:number-columns-repeated="2"/>
          <table:table-cell office:value-type="float" office:value="32.99" calcext:value-type="float">
            <text:p>32,99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4.85" calcext:value-type="float">
            <text:p>24,85</text:p>
          </table:table-cell>
          <table:table-cell table:number-columns-repeated="2"/>
          <table:table-cell office:value-type="float" office:value="33.1" calcext:value-type="float">
            <text:p>33,10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4.9" calcext:value-type="float">
            <text:p>24,90</text:p>
          </table:table-cell>
          <table:table-cell table:number-columns-repeated="2"/>
          <table:table-cell office:value-type="float" office:value="33.11" calcext:value-type="float">
            <text:p>33,1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4.95" calcext:value-type="float">
            <text:p>24,95</text:p>
          </table:table-cell>
          <table:table-cell table:number-columns-repeated="2"/>
          <table:table-cell office:value-type="float" office:value="33.22" calcext:value-type="float">
            <text:p>33,22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5" calcext:value-type="float">
            <text:p>25,0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5.1" calcext:value-type="float">
            <text:p>25,1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5.15" calcext:value-type="float">
            <text:p>25,1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5.2" calcext:value-type="float">
            <text:p>25,2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5.25" calcext:value-type="float">
            <text:p>25,2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5.3" calcext:value-type="float">
            <text:p>25,3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5.35" calcext:value-type="float">
            <text:p>25,3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5.45" calcext:value-type="float">
            <text:p>25,4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5.5" calcext:value-type="float">
            <text:p>25,5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5.55" calcext:value-type="float">
            <text:p>25,5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5.6" calcext:value-type="float">
            <text:p>25,6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5.65" calcext:value-type="float">
            <text:p>25,6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5.7" calcext:value-type="float">
            <text:p>25,7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5.8" calcext:value-type="float">
            <text:p>25,8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5.85" calcext:value-type="float">
            <text:p>25,8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5.9" calcext:value-type="float">
            <text:p>25,9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5.95" calcext:value-type="float">
            <text:p>25,9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6" calcext:value-type="float">
            <text:p>26,0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6.05" calcext:value-type="float">
            <text:p>26,0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6.1" calcext:value-type="float">
            <text:p>26,1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6.15" calcext:value-type="float">
            <text:p>26,1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6.25" calcext:value-type="float">
            <text:p>26,2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6.3" calcext:value-type="float">
            <text:p>26,3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6.35" calcext:value-type="float">
            <text:p>26,3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6.4" calcext:value-type="float">
            <text:p>26,4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6.45" calcext:value-type="float">
            <text:p>26,4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6.5" calcext:value-type="float">
            <text:p>26,5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6.6" calcext:value-type="float">
            <text:p>26,6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6.65" calcext:value-type="float">
            <text:p>26,6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6.7" calcext:value-type="float">
            <text:p>26,7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6.75" calcext:value-type="float">
            <text:p>26,7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6.8" calcext:value-type="float">
            <text:p>26,8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6.85" calcext:value-type="float">
            <text:p>26,8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6.95" calcext:value-type="float">
            <text:p>26,9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7" calcext:value-type="float">
            <text:p>27,0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7.05" calcext:value-type="float">
            <text:p>27,0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7.1" calcext:value-type="float">
            <text:p>27,1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7.15" calcext:value-type="float">
            <text:p>27,1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7.2" calcext:value-type="float">
            <text:p>27,2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7.25" calcext:value-type="float">
            <text:p>27,2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7.3" calcext:value-type="float">
            <text:p>27,3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7.4" calcext:value-type="float">
            <text:p>27,4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7.45" calcext:value-type="float">
            <text:p>27,4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7.5" calcext:value-type="float">
            <text:p>27,5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7.55" calcext:value-type="float">
            <text:p>27,5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7.6" calcext:value-type="float">
            <text:p>27,6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7.65" calcext:value-type="float">
            <text:p>27,6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7.75" calcext:value-type="float">
            <text:p>27,7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7.8" calcext:value-type="float">
            <text:p>27,8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7.85" calcext:value-type="float">
            <text:p>27,8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7.9" calcext:value-type="float">
            <text:p>27,9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7.95" calcext:value-type="float">
            <text:p>27,9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8" calcext:value-type="float">
            <text:p>28,0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8.1" calcext:value-type="float">
            <text:p>28,1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8.15" calcext:value-type="float">
            <text:p>28,1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8.2" calcext:value-type="float">
            <text:p>28,2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8.25" calcext:value-type="float">
            <text:p>28,2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8.3" calcext:value-type="float">
            <text:p>28,3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8.35" calcext:value-type="float">
            <text:p>28,3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8.4" calcext:value-type="float">
            <text:p>28,4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8.45" calcext:value-type="float">
            <text:p>28,4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8.55" calcext:value-type="float">
            <text:p>28,5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8.6" calcext:value-type="float">
            <text:p>28,6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8.65" calcext:value-type="float">
            <text:p>28,6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8.7" calcext:value-type="float">
            <text:p>28,7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8.75" calcext:value-type="float">
            <text:p>28,7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8.8" calcext:value-type="float">
            <text:p>28,8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8.9" calcext:value-type="float">
            <text:p>28,9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8.95" calcext:value-type="float">
            <text:p>28,9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9" calcext:value-type="float">
            <text:p>29,0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9.05" calcext:value-type="float">
            <text:p>29,0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9.1" calcext:value-type="float">
            <text:p>29,1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9.15" calcext:value-type="float">
            <text:p>29,1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9.25" calcext:value-type="float">
            <text:p>29,2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9.3" calcext:value-type="float">
            <text:p>29,3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9.35" calcext:value-type="float">
            <text:p>29,3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9.4" calcext:value-type="float">
            <text:p>29,4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9.45" calcext:value-type="float">
            <text:p>29,4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9.5" calcext:value-type="float">
            <text:p>29,5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9.55" calcext:value-type="float">
            <text:p>29,5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9.6" calcext:value-type="float">
            <text:p>29,6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9.7" calcext:value-type="float">
            <text:p>29,7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9.75" calcext:value-type="float">
            <text:p>29,7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9.8" calcext:value-type="float">
            <text:p>29,8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9.85" calcext:value-type="float">
            <text:p>29,8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9.9" calcext:value-type="float">
            <text:p>29,9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29.95" calcext:value-type="float">
            <text:p>29,9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0" calcext:value-type="float">
            <text:p>30,0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0.05" calcext:value-type="float">
            <text:p>30,0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0.1" calcext:value-type="float">
            <text:p>30,1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0.15" calcext:value-type="float">
            <text:p>30,1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0.2" calcext:value-type="float">
            <text:p>30,2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0.25" calcext:value-type="float">
            <text:p>30,2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0.3" calcext:value-type="float">
            <text:p>30,3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0.4" calcext:value-type="float">
            <text:p>30,4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0.45" calcext:value-type="float">
            <text:p>30,4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0.5" calcext:value-type="float">
            <text:p>30,5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0.55" calcext:value-type="float">
            <text:p>30,5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0.6" calcext:value-type="float">
            <text:p>30,6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0.65" calcext:value-type="float">
            <text:p>30,6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0.7" calcext:value-type="float">
            <text:p>30,7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0.75" calcext:value-type="float">
            <text:p>30,7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0.85" calcext:value-type="float">
            <text:p>30,8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0.9" calcext:value-type="float">
            <text:p>30,9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0.95" calcext:value-type="float">
            <text:p>30,9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1" calcext:value-type="float">
            <text:p>31,0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1.05" calcext:value-type="float">
            <text:p>31,05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1.1" calcext:value-type="float">
            <text:p>31,10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31.2" calcext:value-type="float">
            <text:p>31,20</text:p>
          </table:table-cell>
          <table:table-cell table:number-columns-repeated="8"/>
        </table:table-row>
        <table:table-row table:style-name="ro1" table:number-rows-repeated="1048035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Clientes" table:style-name="ta1">
        <table:table-column table:style-name="co10" table:default-cell-style-name="Default"/>
        <table:table-column table:style-name="co9" table:default-cell-style-name="Default"/>
        <table:table-column table:style-name="co11" table:default-cell-style-name="ce146"/>
        <table:table-column table:style-name="co12" table:default-cell-style-name="Default"/>
        <table:table-column table:style-name="co13" table:default-cell-style-name="ce72"/>
        <table:table-column table:style-name="co14" table:default-cell-style-name="ce170"/>
        <table:table-column table:style-name="co15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9" table:default-cell-style-name="ce170"/>
        <table:table-column table:style-name="co16" table:default-cell-style-name="Default"/>
        <table:table-column table:style-name="co9" table:number-columns-repeated="2" table:default-cell-style-name="Default"/>
        <table:table-column table:style-name="co17" table:default-cell-style-name="Default"/>
        <table:table-column table:style-name="co9" table:default-cell-style-name="ce72"/>
        <table:table-column table:style-name="co9" table:default-cell-style-name="ce170"/>
        <table:table-column table:style-name="co18" table:default-cell-style-name="Default"/>
        <table:table-column table:style-name="co9" table:default-cell-style-name="Default"/>
        <table:table-column table:style-name="co9" table:default-cell-style-name="ce72"/>
        <table:table-column table:style-name="co19" table:default-cell-style-name="Default"/>
        <table:table-column table:style-name="co9" table:default-cell-style-name="Default"/>
        <table:table-column table:style-name="co9" table:default-cell-style-name="ce170"/>
        <table:table-column table:style-name="co9" table:number-columns-repeated="2" table:default-cell-style-name="Default"/>
        <table:table-row table:style-name="ro3">
          <table:table-cell table:style-name="ce149" office:value-type="string" calcext:value-type="string">
            <text:p>Johan</text:p>
          </table:table-cell>
          <table:table-cell table:style-name="ce150" office:value-type="string" calcext:value-type="string">
            <text:p>Quantidade</text:p>
          </table:table-cell>
          <table:table-cell table:style-name="ce154" office:value-type="string" calcext:value-type="string">
            <text:p>Valor</text:p>
          </table:table-cell>
          <table:table-cell table:style-name="ce150" office:value-type="string" calcext:value-type="string">
            <text:p>Total vendido</text:p>
          </table:table-cell>
          <table:table-cell table:style-name="ce156" office:value-type="string" calcext:value-type="string">
            <text:p>Capital total</text:p>
          </table:table-cell>
          <table:table-cell table:style-name="ce159" table:formula="of:=SUM([.E:.E])" office:value-type="currency" office:currency="BRL" office:value="11.85" calcext:value-type="currency">
            <text:p>R$ 11,85</text:p>
          </table:table-cell>
          <table:table-cell table:style-name="ce171" office:value-type="string" calcext:value-type="string">
            <text:p>Francisco</text:p>
          </table:table-cell>
          <table:table-cell table:style-name="ce150" office:value-type="string" calcext:value-type="string">
            <text:p>Quantidade</text:p>
          </table:table-cell>
          <table:table-cell table:style-name="ce150" office:value-type="string" calcext:value-type="string">
            <text:p>Valor</text:p>
          </table:table-cell>
          <table:table-cell table:style-name="ce150" office:value-type="string" calcext:value-type="string">
            <text:p>Total vendido</text:p>
          </table:table-cell>
          <table:table-cell table:style-name="ce156" office:value-type="string" calcext:value-type="string">
            <text:p>Capital total</text:p>
          </table:table-cell>
          <table:table-cell table:style-name="ce159" table:formula="of:=SUM([.K:.K])" office:value-type="currency" office:currency="BRL" office:value="7.25" calcext:value-type="currency">
            <text:p>R$ 7,25</text:p>
          </table:table-cell>
          <table:table-cell table:style-name="ce172" office:value-type="string" calcext:value-type="string">
            <text:p>Giovanne</text:p>
          </table:table-cell>
          <table:table-cell office:value-type="string" calcext:value-type="string">
            <text:p>qnt</text:p>
          </table:table-cell>
          <table:table-cell office:value-type="string" calcext:value-type="string">
            <text:p>Valor</text:p>
          </table:table-cell>
          <table:table-cell table:style-name="ce150" office:value-type="string" calcext:value-type="string">
            <text:p>Total vendido</text:p>
          </table:table-cell>
          <table:table-cell table:style-name="ce156" office:value-type="string" calcext:value-type="string">
            <text:p>Capital total</text:p>
          </table:table-cell>
          <table:table-cell table:style-name="ce159" table:formula="of:=SUM([.Q:.Q])" office:value-type="currency" office:currency="BRL" office:value="48.13" calcext:value-type="currency">
            <text:p>R$ 48,13</text:p>
          </table:table-cell>
          <table:table-cell table:style-name="ce149" office:value-type="string" calcext:value-type="string">
            <text:p>Leonardo</text:p>
          </table:table-cell>
          <table:table-cell table:style-name="ce150" office:value-type="string" calcext:value-type="string">
            <text:p>Quantidade</text:p>
          </table:table-cell>
          <table:table-cell table:style-name="ce156" office:value-type="string" calcext:value-type="string">
            <text:p>Valor</text:p>
          </table:table-cell>
          <table:table-cell table:style-name="ce150" office:value-type="string" calcext:value-type="string">
            <text:p>Total vendido</text:p>
          </table:table-cell>
          <table:table-cell table:style-name="ce156" office:value-type="string" calcext:value-type="string">
            <text:p>Capital total</text:p>
          </table:table-cell>
          <table:table-cell table:style-name="ce159" table:formula="of:=SUM([.W:.W])" office:value-type="currency" office:currency="BRL" office:value="50.76" calcext:value-type="currency">
            <text:p>R$ 50,76</text:p>
          </table:table-cell>
          <table:table-cell table:number-columns-repeated="2"/>
        </table:table-row>
        <table:table-row table:style-name="ro1">
          <table:table-cell table:style-name="ce150" office:value-type="string" calcext:value-type="string">
            <text:p>Caixa de Suprimentos da Mann Co. - Série 57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4" calcext:value-type="float">
            <text:p>4</text:p>
          </table:table-cell>
          <table:table-cell table:style-name="ce158" table:formula="of:=[.D2]*[.C2]" office:value-type="currency" office:currency="BRL" office:value="0.04" calcext:value-type="currency">
            <text:p>R$ 0,04</text:p>
          </table:table-cell>
          <table:table-cell/>
          <table:table-cell office:value-type="string" calcext:value-type="string">
            <text:p>Chinese home city</text:p>
          </table:table-cell>
          <table:table-cell office:value-type="float" office:value="3" calcext:value-type="float">
            <text:p>3</text:p>
          </table:table-cell>
          <table:table-cell office:value-type="float" office:value="0.11" calcext:value-type="float">
            <text:p>0,11</text:p>
          </table:table-cell>
          <table:table-cell office:value-type="float" office:value="3" calcext:value-type="float">
            <text:p>3</text:p>
          </table:table-cell>
          <table:table-cell table:formula="of:=[.J2]*[.I2]" office:value-type="float" office:value="0.33" calcext:value-type="float">
            <text:p>0,33</text:p>
          </table:table-cell>
          <table:table-cell/>
          <table:table-cell office:value-type="string" calcext:value-type="string">
            <text:p>Capital Acumulado</text:p>
          </table:table-cell>
          <table:table-cell table:number-columns-repeated="3"/>
          <table:table-cell office:value-type="currency" office:currency="BRL" office:value="46.74" calcext:value-type="currency">
            <text:p>R$ 46,74</text:p>
          </table:table-cell>
          <table:table-cell/>
          <table:table-cell table:style-name="ce151" office:value-type="string" calcext:value-type="string">
            <text:p><text:a xlink:href="https://steamcommunity.com/market/listings/753/782330-DOOM%20Eternal%20Booster%20Pack" xlink:type="simple">Pacote Bônus de DOOM Eternal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.35" calcext:value-type="currency">
            <text:p>R$ 1,35</text:p>
          </table:table-cell>
          <table:table-cell table:style-name="ce128" office:value-type="float" office:value="1" calcext:value-type="float">
            <text:p>1</text:p>
          </table:table-cell>
          <table:table-cell table:style-name="ce72" table:formula="of:=[.U2]*[.V2]" office:value-type="currency" office:currency="BRL" office:value="1.35" calcext:value-type="currency">
            <text:p>R$ 1,35</text:p>
          </table:table-cell>
          <table:table-cell/>
          <table:table-cell table:style-name="ce72"/>
          <table:table-cell/>
        </table:table-row>
        <table:table-row table:style-name="ro1">
          <table:table-cell table:style-name="ce150" office:value-type="string" calcext:value-type="string">
            <text:p>Caixa de Suprimentos da Mann Co. - Série 55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style-name="ce158" table:formula="of:=[.D3]*[.C3]" office:value-type="currency" office:currency="BRL" office:value="0.03" calcext:value-type="currency">
            <text:p>R$ 0,03</text:p>
          </table:table-cell>
          <table:table-cell/>
          <table:table-cell office:value-type="string" calcext:value-type="string">
            <text:p>Indian Home City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J3]*[.I3]" office:value-type="float" office:value="0.16" calcext:value-type="float">
            <text:p>0,16</text:p>
          </table:table-cell>
          <table:table-cell/>
          <table:table-cell office:value-type="string" calcext:value-type="string">
            <text:p>Camel Pyjama Bottoms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table:formula="of:=[.P3]*[.O3]" office:value-type="currency" office:currency="BRL" office:value="0.18" calcext:value-type="currency">
            <text:p>R$ 0,18</text:p>
          </table:table-cell>
          <table:table-cell/>
          <table:table-cell table:style-name="ce151" office:value-type="string" calcext:value-type="string">
            <text:p><text:a xlink:href="https://steamcommunity.com/market/listings/753/391540-Undertale%20Booster%20Pack" xlink:type="simple">Pacote Bônus de Undertale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.77" calcext:value-type="currency">
            <text:p>R$ 1,77</text:p>
          </table:table-cell>
          <table:table-cell office:value-type="float" office:value="1" calcext:value-type="float">
            <text:p>1</text:p>
          </table:table-cell>
          <table:table-cell table:style-name="ce72" table:formula="of:=[.U3]*[.V3]" office:value-type="currency" office:currency="BRL" office:value="1.77" calcext:value-type="currency">
            <text:p>R$ 1,77</text:p>
          </table:table-cell>
          <table:table-cell table:number-columns-repeated="3"/>
        </table:table-row>
        <table:table-row table:style-name="ro1">
          <table:table-cell table:style-name="ce150" office:value-type="string" calcext:value-type="string">
            <text:p>Caixa de Porongo das Folhas Secas de 2013 – Série 73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0</text:p>
          </table:table-cell>
          <table:table-cell office:value-type="float" office:value="3" calcext:value-type="float">
            <text:p>3</text:p>
          </table:table-cell>
          <table:table-cell table:style-name="ce158" table:formula="of:=[.D4]*[.C4]" office:value-type="currency" office:currency="BRL" office:value="0.6" calcext:value-type="currency">
            <text:p>R$ 0,60</text:p>
          </table:table-cell>
          <table:table-cell/>
          <table:table-cell office:value-type="string" calcext:value-type="string">
            <text:p>Brave New world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J4]*[.I4]" office:value-type="float" office:value="0.15" calcext:value-type="float">
            <text:p>0,15</text:p>
          </table:table-cell>
          <table:table-cell/>
          <table:table-cell table:style-name="ce151" office:value-type="string" calcext:value-type="string">
            <text:p>Urban Calling Card 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formula="of:=[.P4]*[.O4]" office:value-type="currency" office:currency="BRL" office:value="0.02" calcext:value-type="currency">
            <text:p>R$ 0,02</text:p>
          </table:table-cell>
          <table:table-cell/>
          <table:table-cell table:style-name="ce151" office:value-type="string" calcext:value-type="string">
            <text:p><text:a xlink:href="https://steamcommunity.com/market/listings/753/813780-Joan%20of%20Arc" xlink:type="simple">Joan of Arc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2" calcext:value-type="currency">
            <text:p>R$ 0,12</text:p>
          </table:table-cell>
          <table:table-cell office:value-type="float" office:value="1" calcext:value-type="float">
            <text:p>1</text:p>
          </table:table-cell>
          <table:table-cell table:style-name="ce72" table:formula="of:=[.U4]*[.V4]" office:value-type="currency" office:currency="BRL" office:value="0.12" calcext:value-type="currency">
            <text:p>R$ 0,12</text:p>
          </table:table-cell>
          <table:table-cell table:number-columns-repeated="3"/>
        </table:table-row>
        <table:table-row table:style-name="ro1">
          <table:table-cell table:style-name="ce151" office:value-type="string" calcext:value-type="string">
            <text:p><text:a xlink:href="https://steamcommunity.com/market/listings/440/Mann%20Co.%20Supply%20Munition%20Series%20#91" xlink:type="simple">Caixa de Provisões da Mann Co. - Série 91</text:a> 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4" calcext:value-type="float">
            <text:p>4</text:p>
          </table:table-cell>
          <table:table-cell table:style-name="ce158" table:formula="of:=[.D5]*[.C5]" office:value-type="currency" office:currency="BRL" office:value="0.04" calcext:value-type="currency">
            <text:p>R$ 0,04</text:p>
          </table:table-cell>
          <table:table-cell/>
          <table:table-cell office:value-type="string" calcext:value-type="string">
            <text:p>Homecity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table:formula="of:=[.J5]*[.I5]" office:value-type="float" office:value="0.11" calcext:value-type="float">
            <text:p>0,11</text:p>
          </table:table-cell>
          <table:table-cell/>
          <table:table-cell table:style-name="ce151" office:value-type="string" calcext:value-type="string">
            <text:p>Maya </text:p>
          </table:table-cell>
          <table:table-cell office:value-type="float" office:value="1" calcext:value-type="float">
            <text:p>1</text:p>
          </table:table-cell>
          <table:table-cell table:style-name="ce146" office:value-type="float" office:value="0.2" calcext:value-type="float">
            <text:p>0,20</text:p>
          </table:table-cell>
          <table:table-cell office:value-type="float" office:value="1" calcext:value-type="float">
            <text:p>1</text:p>
          </table:table-cell>
          <table:table-cell table:formula="of:=[.P5]*[.O5]" office:value-type="currency" office:currency="BRL" office:value="0.2" calcext:value-type="currency">
            <text:p>R$ 0,20</text:p>
          </table:table-cell>
          <table:table-cell/>
          <table:table-cell table:style-name="ce151" office:value-type="string" calcext:value-type="string">
            <text:p><text:a xlink:href="https://steamcommunity.com/market/listings/753/813780-Prithviraj" xlink:type="simple">Prithviraj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1" calcext:value-type="currency">
            <text:p>R$ 0,11</text:p>
          </table:table-cell>
          <table:table-cell office:value-type="float" office:value="1" calcext:value-type="float">
            <text:p>1</text:p>
          </table:table-cell>
          <table:table-cell table:style-name="ce72" table:formula="of:=[.U5]*[.V5]" office:value-type="currency" office:currency="BRL" office:value="0.11" calcext:value-type="currency">
            <text:p>R$ 0,11</text:p>
          </table:table-cell>
          <table:table-cell table:number-columns-repeated="3"/>
        </table:table-row>
        <table:table-row table:style-name="ro1">
          <table:table-cell table:style-name="ce150" office:value-type="string" calcext:value-type="string">
            <text:p>Caixa de Suprimentos da Mann Co. - Série 59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office:value-type="float" office:value="4" calcext:value-type="float">
            <text:p>4</text:p>
          </table:table-cell>
          <table:table-cell table:style-name="ce158" table:formula="of:=[.D6]*[.C6]" office:value-type="currency" office:currency="BRL" office:value="0.08" calcext:value-type="currency">
            <text:p>R$ 0,08</text:p>
          </table:table-cell>
          <table:table-cell/>
          <table:table-cell table:style-name="ce151" office:value-type="string" calcext:value-type="string">
            <text:p><text:a xlink:href="https://steamcommunity.com/market/listings/753/105450-Asian%20Dynasties%20(Trading%20Card)" xlink:type="simple">Asian Dynasties (Carta Colecionável)</text:a>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J6]*[.I6]" office:value-type="float" office:value="0.16" calcext:value-type="float">
            <text:p>0,16</text:p>
          </table:table-cell>
          <table:table-cell/>
          <table:table-cell table:style-name="ce151" office:value-type="string" calcext:value-type="string">
            <text:p><text:a xlink:href="https://steamcommunity.com/market/listings/753/648800-Rouhi" xlink:type="simple">Rouhi</text:a> 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formula="of:=[.P6]*[.O6]" office:value-type="currency" office:currency="BRL" office:value="0.32" calcext:value-type="currency">
            <text:p>R$ 0,32</text:p>
          </table:table-cell>
          <table:table-cell/>
          <table:table-cell table:style-name="ce151" office:value-type="string" calcext:value-type="string">
            <text:p><text:a xlink:href="https://steamcommunity.com/market/listings/753/813780-Foragers" xlink:type="simple">Foragers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15" calcext:value-type="currency">
            <text:p>R$ 0,15</text:p>
          </table:table-cell>
          <table:table-cell office:value-type="float" office:value="2" calcext:value-type="float">
            <text:p>2</text:p>
          </table:table-cell>
          <table:table-cell table:style-name="ce72" table:formula="of:=[.U6]*[.V6]" office:value-type="currency" office:currency="BRL" office:value="0.3" calcext:value-type="currency">
            <text:p>R$ 0,30</text:p>
          </table:table-cell>
          <table:table-cell table:number-columns-repeated="3"/>
        </table:table-row>
        <table:table-row table:style-name="ro1">
          <table:table-cell table:style-name="ce150" office:value-type="string" calcext:value-type="string">
            <text:p>Caixa de Suprimentos da Mann Co. - Série 9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style-name="ce158" table:formula="of:=[.D7]*[.C7]" office:value-type="currency" office:currency="BRL" office:value="0.01" calcext:value-type="currency">
            <text:p>R$ 0,01</text:p>
          </table:table-cell>
          <table:table-cell/>
          <table:table-cell office:value-type="string" calcext:value-type="string">
            <text:p>Russian Home City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J7]*[.I7]" office:value-type="float" office:value="0.16" calcext:value-type="float">
            <text:p>0,16</text:p>
          </table:table-cell>
          <table:table-cell/>
          <table:table-cell table:style-name="ce151" office:value-type="string" calcext:value-type="string">
            <text:p><text:a xlink:href="https://steamcommunity.com/market/listings/753/2021850-Clorthax%20Card%20Theta" xlink:type="simple">Carta do Clorthax — Teta</text:a> 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table:formula="of:=[.P7]*[.O7]" office:value-type="currency" office:currency="BRL" office:value="0.18" calcext:value-type="currency">
            <text:p>R$ 0,18</text:p>
          </table:table-cell>
          <table:table-cell/>
          <table:table-cell table:style-name="ce151" office:value-type="string" calcext:value-type="string">
            <text:p><text:a xlink:href="https://steamcommunity.com/market/listings/753/266840-Ra" xlink:type="simple">Ra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9" calcext:value-type="currency">
            <text:p>R$ 0,19</text:p>
          </table:table-cell>
          <table:table-cell office:value-type="float" office:value="1" calcext:value-type="float">
            <text:p>1</text:p>
          </table:table-cell>
          <table:table-cell table:style-name="ce72" table:formula="of:=[.U7]*[.V7]" office:value-type="currency" office:currency="BRL" office:value="0.19" calcext:value-type="currency">
            <text:p>R$ 0,19</text:p>
          </table:table-cell>
          <table:table-cell table:number-columns-repeated="3"/>
        </table:table-row>
        <table:table-row table:style-name="ro1">
          <table:table-cell table:style-name="ce150" office:value-type="string" calcext:value-type="string">
            <text:p>Caixa de Tintas de Guerra de Fim de Ano de 2019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table:style-name="ce158" table:formula="of:=[.D8]*[.C8]" office:value-type="currency" office:currency="BRL" office:value="0.12" calcext:value-type="currency">
            <text:p>R$ 0,12</text:p>
          </table:table-cell>
          <table:table-cell/>
          <table:table-cell table:style-name="ce151" office:value-type="string" calcext:value-type="string">
            <text:p><text:a xlink:href="https://steamcommunity.com/market/listings/753/105450-General%20José%20de%20San%20Martín" xlink:type="simple">General José de San Martín</text:a> 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formula="of:=[.J8]*[.I8]" office:value-type="float" office:value="0.14" calcext:value-type="float">
            <text:p>0,14</text:p>
          </table:table-cell>
          <table:table-cell/>
          <table:table-cell table:style-name="ce151" office:value-type="string" calcext:value-type="string">
            <text:p><text:a xlink:href="https://steamcommunity.com/market/listings/753/2021850-Clorthax%20Card%20Theta" xlink:type="simple">Carta do Clorthax — Teta</text:a> 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P8]*[.O8]" office:value-type="currency" office:currency="BRL" office:value="0.16" calcext:value-type="currency">
            <text:p>R$ 0,16</text:p>
          </table:table-cell>
          <table:table-cell/>
          <table:table-cell table:style-name="ce151" office:value-type="string" calcext:value-type="string">
            <text:p><text:a xlink:href="https://steamcommunity.com/market/listings/753/266840-Set" xlink:type="simple">Set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3" calcext:value-type="currency">
            <text:p>R$ 0,23</text:p>
          </table:table-cell>
          <table:table-cell office:value-type="float" office:value="1" calcext:value-type="float">
            <text:p>1</text:p>
          </table:table-cell>
          <table:table-cell table:style-name="ce72" table:formula="of:=[.U8]*[.V8]" office:value-type="currency" office:currency="BRL" office:value="0.23" calcext:value-type="currency">
            <text:p>R$ 0,23</text:p>
          </table:table-cell>
          <table:table-cell table:number-columns-repeated="3"/>
        </table:table-row>
        <table:table-row table:style-name="ro1">
          <table:table-cell table:style-name="ce150" office:value-type="string" calcext:value-type="string">
            <text:p>Russian Ground Forces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1" calcext:value-type="float">
            <text:p>1</text:p>
          </table:table-cell>
          <table:table-cell table:style-name="ce158" table:formula="of:=[.D9]*[.C9]" office:value-type="currency" office:currency="BRL" office:value="0.19" calcext:value-type="currency">
            <text:p>R$ 0,19</text:p>
          </table:table-cell>
          <table:table-cell/>
          <table:table-cell table:style-name="ce151" office:value-type="string" calcext:value-type="string">
            <text:p><text:a xlink:href="https://steamcommunity.com/market/listings/753/582160-JULIUS%20CAESAR" xlink:type="simple">JULIUS CAESAR</text:a> 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formula="of:=[.J9]*[.I9]" office:value-type="float" office:value="0.25" calcext:value-type="float">
            <text:p>0,25</text:p>
          </table:table-cell>
          <table:table-cell/>
          <table:table-cell table:style-name="ce151" office:value-type="string" calcext:value-type="string">
            <text:p><text:a xlink:href="https://steamcommunity.com/market/listings/753/2021850-Clorthax%20Card%20Beta" xlink:type="simple">Carta do Clorthax — Beta</text:a> 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P9]*[.O9]" office:value-type="currency" office:currency="BRL" office:value="0.16" calcext:value-type="currency">
            <text:p>R$ 0,16</text:p>
          </table:table-cell>
          <table:table-cell/>
          <table:table-cell table:style-name="ce151" office:value-type="string" calcext:value-type="string">
            <text:p><text:a xlink:href="https://steamcommunity.com/market/listings/753/266840-Zeus" xlink:type="simple">Zeus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1" calcext:value-type="currency">
            <text:p>R$ 0,21</text:p>
          </table:table-cell>
          <table:table-cell office:value-type="float" office:value="1" calcext:value-type="float">
            <text:p>1</text:p>
          </table:table-cell>
          <table:table-cell table:style-name="ce72" table:formula="of:=[.U9]*[.V9]" office:value-type="currency" office:currency="BRL" office:value="0.21" calcext:value-type="currency">
            <text:p>R$ 0,21</text:p>
          </table:table-cell>
          <table:table-cell table:number-columns-repeated="3"/>
        </table:table-row>
        <table:table-row table:style-name="ro1">
          <table:table-cell table:style-name="ce150" office:value-type="string" calcext:value-type="string">
            <text:p>Russian Combined Arms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1" calcext:value-type="float">
            <text:p>1</text:p>
          </table:table-cell>
          <table:table-cell table:style-name="ce158" table:formula="of:=[.D10]*[.C10]" office:value-type="currency" office:currency="BRL" office:value="0.2" calcext:value-type="currency">
            <text:p>R$ 0,20</text:p>
          </table:table-cell>
          <table:table-cell/>
          <table:table-cell table:style-name="ce151" office:value-type="string" calcext:value-type="string">
            <text:p><text:a xlink:href="https://steamcommunity.com/market/listings/753/582160-CLEOPATRA" xlink:type="simple">CLEOPATRA</text:a> 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table:formula="of:=[.J10]*[.I10]" office:value-type="float" office:value="0.52" calcext:value-type="float">
            <text:p>0,52</text:p>
          </table:table-cell>
          <table:table-cell/>
          <table:table-cell table:style-name="ce151" office:value-type="string" calcext:value-type="string">
            <text:p><text:a xlink:href="https://steamcommunity.com/market/listings/753/2021850-Clorthax%20Card%20Delta" xlink:type="simple">Carta do Clorthax — Delta</text:a> 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P10]*[.O10]" office:value-type="currency" office:currency="BRL" office:value="0.16" calcext:value-type="currency">
            <text:p>R$ 0,16</text:p>
          </table:table-cell>
          <table:table-cell/>
          <table:table-cell table:style-name="ce151" office:value-type="string" calcext:value-type="string">
            <text:p><text:a xlink:href="https://steamcommunity.com/market/listings/753/460790-Bayonetta" xlink:type="simple">Bayonetta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8" calcext:value-type="currency">
            <text:p>R$ 0,18</text:p>
          </table:table-cell>
          <table:table-cell office:value-type="float" office:value="1" calcext:value-type="float">
            <text:p>1</text:p>
          </table:table-cell>
          <table:table-cell table:style-name="ce72" table:formula="of:=[.U10]*[.V10]" office:value-type="currency" office:currency="BRL" office:value="0.18" calcext:value-type="currency">
            <text:p>R$ 0,18</text:p>
          </table:table-cell>
          <table:table-cell table:number-columns-repeated="3"/>
        </table:table-row>
        <table:table-row table:style-name="ro1">
          <table:table-cell table:style-name="ce150" office:value-type="string" calcext:value-type="string">
            <text:p>Militia Forces Under Fire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,24</text:p>
          </table:table-cell>
          <table:table-cell office:value-type="float" office:value="1" calcext:value-type="float">
            <text:p>1</text:p>
          </table:table-cell>
          <table:table-cell table:style-name="ce158" table:formula="of:=[.D11]*[.C11]" office:value-type="currency" office:currency="BRL" office:value="0.24" calcext:value-type="currency">
            <text:p>R$ 0,24</text:p>
          </table:table-cell>
          <table:table-cell/>
          <table:table-cell table:style-name="ce151" office:value-type="string" calcext:value-type="string">
            <text:p><text:a xlink:href="https://steamcommunity.com/market/listings/753/255710-The%20Eden%20Project" xlink:type="simple">The Eden Project</text:a> 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J11]*[.I11]" office:value-type="float" office:value="0.16" calcext:value-type="float">
            <text:p>0,16</text:p>
          </table:table-cell>
          <table:table-cell/>
          <table:table-cell table:style-name="ce151" office:value-type="string" calcext:value-type="string">
            <text:p><text:a xlink:href="https://steamcommunity.com/market/listings/1949740/AL48%20Metal" xlink:type="simple">AL48 Metal</text:a> 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P11]*[.O11]" office:value-type="currency" office:currency="BRL" office:value="0.01" calcext:value-type="currency">
            <text:p>R$ 0,01</text:p>
          </table:table-cell>
          <table:table-cell/>
          <table:table-cell table:style-name="ce151" office:value-type="string" calcext:value-type="string">
            <text:p><text:a xlink:href="https://steamcommunity.com/market/listings/753/460790-Luka" xlink:type="simple">Luka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" calcext:value-type="currency">
            <text:p>R$ 0,20</text:p>
          </table:table-cell>
          <table:table-cell office:value-type="float" office:value="1" calcext:value-type="float">
            <text:p>1</text:p>
          </table:table-cell>
          <table:table-cell table:style-name="ce72" table:formula="of:=[.U11]*[.V11]" office:value-type="currency" office:currency="BRL" office:value="0.2" calcext:value-type="currency">
            <text:p>R$ 0,20</text:p>
          </table:table-cell>
          <table:table-cell table:number-columns-repeated="3"/>
        </table:table-row>
        <table:table-row table:style-name="ro1">
          <table:table-cell table:style-name="ce150" office:value-type="string" calcext:value-type="string">
            <text:p>Chora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1" calcext:value-type="float">
            <text:p>1</text:p>
          </table:table-cell>
          <table:table-cell table:style-name="ce158" table:formula="of:=[.D12]*[.C12]" office:value-type="currency" office:currency="BRL" office:value="0.19" calcext:value-type="currency">
            <text:p>R$ 0,19</text:p>
          </table:table-cell>
          <table:table-cell/>
          <table:table-cell table:style-name="ce151" office:value-type="string" calcext:value-type="string">
            <text:p><text:a xlink:href="https://steamcommunity.com/market/listings/753/255710-The%20Space%20Elevator" xlink:type="simple">The Space Elevator</text:a> 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1" calcext:value-type="float">
            <text:p>1</text:p>
          </table:table-cell>
          <table:table-cell table:formula="of:=[.J12]*[.I12]" office:value-type="float" office:value="0.19" calcext:value-type="float">
            <text:p>0,19</text:p>
          </table:table-cell>
          <table:table-cell table:number-columns-repeated="7"/>
          <table:table-cell table:style-name="ce151" office:value-type="string" calcext:value-type="string">
            <text:p><text:a xlink:href="https://steamcommunity.com/market/listings/753/460790-Rodin" xlink:type="simple">Rodin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2" calcext:value-type="currency">
            <text:p>R$ 0,20</text:p>
          </table:table-cell>
          <table:table-cell office:value-type="float" office:value="2" calcext:value-type="float">
            <text:p>2</text:p>
          </table:table-cell>
          <table:table-cell table:style-name="ce72" table:formula="of:=[.U12]*[.V12]" office:value-type="currency" office:currency="BRL" office:value="0.4" calcext:value-type="currency">
            <text:p>R$ 0,40</text:p>
          </table:table-cell>
          <table:table-cell table:number-columns-repeated="3"/>
        </table:table-row>
        <table:table-row table:style-name="ro1">
          <table:table-cell table:style-name="ce150" office:value-type="string" calcext:value-type="string">
            <text:p>Kohat Toi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,23</text:p>
          </table:table-cell>
          <table:table-cell office:value-type="float" office:value="1" calcext:value-type="float">
            <text:p>1</text:p>
          </table:table-cell>
          <table:table-cell table:style-name="ce158" table:formula="of:=[.D13]*[.C13]" office:value-type="currency" office:currency="BRL" office:value="0.23" calcext:value-type="currency">
            <text:p>R$ 0,23</text:p>
          </table:table-cell>
          <table:table-cell/>
          <table:table-cell office:value-type="string" calcext:value-type="string">
            <text:p>Medunamun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,26</text:p>
          </table:table-cell>
          <table:table-cell office:value-type="float" office:value="1" calcext:value-type="float">
            <text:p>1</text:p>
          </table:table-cell>
          <table:table-cell table:formula="of:=[.J13]*[.I13]" office:value-type="float" office:value="0.26" calcext:value-type="float">
            <text:p>0,26</text:p>
          </table:table-cell>
          <table:table-cell table:number-columns-repeated="7"/>
          <table:table-cell table:style-name="ce151" office:value-type="string" calcext:value-type="string">
            <text:p><text:a xlink:href="https://steamcommunity.com/market/listings/753/362890-TOASTY!" xlink:type="simple">TOASTY!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3" calcext:value-type="currency">
            <text:p>R$ 0,23</text:p>
          </table:table-cell>
          <table:table-cell office:value-type="float" office:value="1" calcext:value-type="float">
            <text:p>1</text:p>
          </table:table-cell>
          <table:table-cell table:style-name="ce72" table:formula="of:=[.U13]*[.V13]" office:value-type="currency" office:currency="BRL" office:value="0.23" calcext:value-type="currency">
            <text:p>R$ 0,23</text:p>
          </table:table-cell>
          <table:table-cell table:number-columns-repeated="3"/>
        </table:table-row>
        <table:table-row table:style-name="ro1">
          <table:table-cell table:style-name="ce150" office:value-type="string" calcext:value-type="string">
            <text:p>Caixa de Cosméticos de Fim de Ano de 202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4" calcext:value-type="float">
            <text:p>4</text:p>
          </table:table-cell>
          <table:table-cell table:style-name="ce158" table:formula="of:=[.D14]*[.C14]" office:value-type="currency" office:currency="BRL" office:value="0.04" calcext:value-type="currency">
            <text:p>R$ 0,04</text:p>
          </table:table-cell>
          <table:table-cell/>
          <table:table-cell office:value-type="string" calcext:value-type="string">
            <text:p>The Duelist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,22</text:p>
          </table:table-cell>
          <table:table-cell office:value-type="float" office:value="1" calcext:value-type="float">
            <text:p>1</text:p>
          </table:table-cell>
          <table:table-cell table:formula="of:=[.J14]*[.I14]" office:value-type="float" office:value="0.22" calcext:value-type="float">
            <text:p>0,22</text:p>
          </table:table-cell>
          <table:table-cell table:number-columns-repeated="7"/>
          <table:table-cell table:style-name="ce151" office:value-type="string" calcext:value-type="string">
            <text:p><text:a xlink:href="https://steamcommunity.com/market/listings/753/681660-Chinuwa%20Calmlore" xlink:type="simple">Chinuwa Calmlore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09" calcext:value-type="currency">
            <text:p>R$ 0,09</text:p>
          </table:table-cell>
          <table:table-cell office:value-type="float" office:value="1" calcext:value-type="float">
            <text:p>1</text:p>
          </table:table-cell>
          <table:table-cell table:style-name="ce72" table:formula="of:=[.U14]*[.V14]" office:value-type="currency" office:currency="BRL" office:value="0.09" calcext:value-type="currency">
            <text:p>R$ 0,09</text:p>
          </table:table-cell>
          <table:table-cell table:number-columns-repeated="3"/>
        </table:table-row>
        <table:table-row table:style-name="ro1">
          <table:table-cell table:style-name="ce150" office:value-type="string" calcext:value-type="string">
            <text:p>Caixa de Cosméticos de Fim de Ano de 2019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table:style-name="ce158" table:formula="of:=[.D15]*[.C15]" office:value-type="currency" office:currency="BRL" office:value="0.06" calcext:value-type="currency">
            <text:p>R$ 0,06</text:p>
          </table:table-cell>
          <table:table-cell/>
          <table:table-cell table:style-name="ce151" office:value-type="string" calcext:value-type="string">
            <text:p><text:a xlink:href="https://steamcommunity.com/market/listings/753/292030-Yennefer%20(Trading%20Card)" xlink:type="simple">Yennefer (Carta Colecionável)</text:a> 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,51</text:p>
          </table:table-cell>
          <table:table-cell office:value-type="float" office:value="1" calcext:value-type="float">
            <text:p>1</text:p>
          </table:table-cell>
          <table:table-cell table:formula="of:=[.J15]*[.I15]" office:value-type="float" office:value="0.51" calcext:value-type="float">
            <text:p>0,51</text:p>
          </table:table-cell>
          <table:table-cell table:number-columns-repeated="7"/>
          <table:table-cell table:style-name="ce151" office:value-type="string" calcext:value-type="string">
            <text:p><text:a xlink:href="https://steamcommunity.com/market/listings/753/681660-Tanara%20Eilyanthes" xlink:type="simple">Tanara Eilyanthes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1" calcext:value-type="currency">
            <text:p>R$ 0,11</text:p>
          </table:table-cell>
          <table:table-cell office:value-type="float" office:value="1" calcext:value-type="float">
            <text:p>1</text:p>
          </table:table-cell>
          <table:table-cell table:style-name="ce72" table:formula="of:=[.U15]*[.V15]" office:value-type="currency" office:currency="BRL" office:value="0.11" calcext:value-type="currency">
            <text:p>R$ 0,11</text:p>
          </table:table-cell>
          <table:table-cell table:number-columns-repeated="3"/>
        </table:table-row>
        <table:table-row table:style-name="ro1">
          <table:table-cell table:style-name="ce150" office:value-type="string" calcext:value-type="string">
            <text:p>Designer Jeans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style-name="ce158" table:formula="of:=[.D16]*[.C16]" office:value-type="currency" office:currency="BRL" office:value="0.02" calcext:value-type="currency">
            <text:p>R$ 0,02</text:p>
          </table:table-cell>
          <table:table-cell/>
          <table:table-cell table:style-name="ce151" office:value-type="string" calcext:value-type="string">
            <text:p><text:a xlink:href="https://steamcommunity.com/market/listings/753/292030-Eredin%20(Trading%20Card)" xlink:type="simple">Eredin (Carta Colecionável)</text:a> 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1" calcext:value-type="float">
            <text:p>1</text:p>
          </table:table-cell>
          <table:table-cell table:formula="of:=[.J16]*[.I16]" office:value-type="float" office:value="0.47" calcext:value-type="float">
            <text:p>0,47</text:p>
          </table:table-cell>
          <table:table-cell table:number-columns-repeated="7"/>
          <table:table-cell table:style-name="ce151" office:value-type="string" calcext:value-type="string">
            <text:p><text:a xlink:href="https://steamcommunity.com/market/listings/753/681660-Erlione%20Lilyanthes" xlink:type="simple">Erlione Lilyanthes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08" calcext:value-type="currency">
            <text:p>R$ 0,08</text:p>
          </table:table-cell>
          <table:table-cell office:value-type="float" office:value="1" calcext:value-type="float">
            <text:p>1</text:p>
          </table:table-cell>
          <table:table-cell table:style-name="ce72" table:formula="of:=[.U16]*[.V16]" office:value-type="currency" office:currency="BRL" office:value="0.08" calcext:value-type="currency">
            <text:p>R$ 0,08</text:p>
          </table:table-cell>
          <table:table-cell table:number-columns-repeated="3"/>
        </table:table-row>
        <table:table-row table:style-name="ro1">
          <table:table-cell table:style-name="ce150" office:value-type="string" calcext:value-type="string">
            <text:p>Explorer Top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table:style-name="ce158" table:formula="of:=[.D17]*[.C17]" office:value-type="currency" office:currency="BRL" office:value="0.04" calcext:value-type="currency">
            <text:p>R$ 0,04</text:p>
          </table:table-cell>
          <table:table-cell/>
          <table:table-cell table:style-name="ce151" office:value-type="string" calcext:value-type="string">
            <text:p><text:a xlink:href="https://steamcommunity.com/market/listings/753/223470-Gary%20Coleman" xlink:type="simple">Gary Coleman</text:a> 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,26</text:p>
          </table:table-cell>
          <table:table-cell office:value-type="float" office:value="1" calcext:value-type="float">
            <text:p>1</text:p>
          </table:table-cell>
          <table:table-cell table:formula="of:=[.J17]*[.I17]" office:value-type="float" office:value="0.26" calcext:value-type="float">
            <text:p>0,26</text:p>
          </table:table-cell>
          <table:table-cell table:number-columns-repeated="7"/>
          <table:table-cell table:style-name="ce151" office:value-type="string" calcext:value-type="string">
            <text:p><text:a xlink:href="https://steamcommunity.com/market/listings/753/681660-Pantera%20King%20Murabi" xlink:type="simple">Pantera King Murabi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1" calcext:value-type="currency">
            <text:p>R$ 0,11</text:p>
          </table:table-cell>
          <table:table-cell office:value-type="float" office:value="1" calcext:value-type="float">
            <text:p>1</text:p>
          </table:table-cell>
          <table:table-cell table:style-name="ce72" table:formula="of:=[.U17]*[.V17]" office:value-type="currency" office:currency="BRL" office:value="0.11" calcext:value-type="currency">
            <text:p>R$ 0,11</text:p>
          </table:table-cell>
          <table:table-cell table:number-columns-repeated="3"/>
        </table:table-row>
        <table:table-row table:style-name="ro1">
          <table:table-cell table:style-name="ce152" office:value-type="string" calcext:value-type="string">
            <text:p>Grafite Lacrado | Alçar Voo (Vermelho tijolo)</text:p>
          </table:table-cell>
          <table:table-cell table:style-name="ce153" office:value-type="float" office:value="1" calcext:value-type="float">
            <text:p>1</text:p>
          </table:table-cell>
          <table:table-cell table:style-name="ce155" office:value-type="float" office:value="0.04" calcext:value-type="float">
            <text:p>0,04</text:p>
          </table:table-cell>
          <table:table-cell table:style-name="ce153" office:value-type="float" office:value="1" calcext:value-type="float">
            <text:p>1</text:p>
          </table:table-cell>
          <table:table-cell table:style-name="ce158" table:formula="of:=[.D18]*[.C18]" office:value-type="currency" office:currency="BRL" office:value="0.04" calcext:value-type="currency">
            <text:p>R$ 0,04</text:p>
          </table:table-cell>
          <table:table-cell/>
          <table:table-cell table:style-name="ce151" office:value-type="string" calcext:value-type="string">
            <text:p><text:a xlink:href="https://steamcommunity.com/market/listings/753/292030-Ciri%20(Trading%20Card)" xlink:type="simple">Ciri (Carta Colecionável)</text:a> 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,51</text:p>
          </table:table-cell>
          <table:table-cell office:value-type="float" office:value="1" calcext:value-type="float">
            <text:p>1</text:p>
          </table:table-cell>
          <table:table-cell table:formula="of:=[.J18]*[.I18]" office:value-type="float" office:value="0.51" calcext:value-type="float">
            <text:p>0,51</text:p>
          </table:table-cell>
          <table:table-cell table:number-columns-repeated="7"/>
          <table:table-cell table:style-name="ce151" office:value-type="string" calcext:value-type="string">
            <text:p><text:a xlink:href="https://steamcommunity.com/market/listings/753/681660-Herodion%20AbenNoah" xlink:type="simple">Herodion AbenNoah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" calcext:value-type="currency">
            <text:p>R$ 0,10</text:p>
          </table:table-cell>
          <table:table-cell office:value-type="float" office:value="1" calcext:value-type="float">
            <text:p>1</text:p>
          </table:table-cell>
          <table:table-cell table:style-name="ce72" table:formula="of:=[.U18]*[.V18]" office:value-type="currency" office:currency="BRL" office:value="0.1" calcext:value-type="currency">
            <text:p>R$ 0,10</text:p>
          </table:table-cell>
          <table:table-cell table:number-columns-repeated="3"/>
        </table:table-row>
        <table:table-row table:style-name="ro1">
          <table:table-cell table:style-name="ce150" office:value-type="string" calcext:value-type="string">
            <text:p>Caixa de Suprimentos da Mann Co. - Série 75</text:p>
          </table:table-cell>
          <table:table-cell table:style-name="ce150" office:value-type="float" office:value="1" calcext:value-type="float">
            <text:p>1</text:p>
          </table:table-cell>
          <table:table-cell table:style-name="ce154" office:value-type="float" office:value="0.02" calcext:value-type="float">
            <text:p>0,02</text:p>
          </table:table-cell>
          <table:table-cell table:style-name="ce150" office:value-type="float" office:value="1" calcext:value-type="float">
            <text:p>1</text:p>
          </table:table-cell>
          <table:table-cell table:style-name="ce158" table:formula="of:=[.D19]*[.C19]" office:value-type="currency" office:currency="BRL" office:value="0.02" calcext:value-type="currency">
            <text:p>R$ 0,02</text:p>
          </table:table-cell>
          <table:table-cell/>
          <table:table-cell table:style-name="ce151" office:value-type="string" calcext:value-type="string">
            <text:p><text:a xlink:href="https://steamcommunity.com/market/listings/753/223470-The%20Champ" xlink:type="simple">The Champ</text:a> 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table:formula="of:=[.J19]*[.I19]" office:value-type="float" office:value="0.52" calcext:value-type="float">
            <text:p>0,52</text:p>
          </table:table-cell>
          <table:table-cell table:number-columns-repeated="7"/>
          <table:table-cell table:style-name="ce151" office:value-type="string" calcext:value-type="string">
            <text:p><text:a xlink:href="https://steamcommunity.com/market/listings/753/681660-Leoni%20Lauren" xlink:type="simple">Leoni Lauren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09" calcext:value-type="currency">
            <text:p>R$ 0,09</text:p>
          </table:table-cell>
          <table:table-cell office:value-type="float" office:value="1" calcext:value-type="float">
            <text:p>1</text:p>
          </table:table-cell>
          <table:table-cell table:style-name="ce72" table:formula="of:=[.U19]*[.V19]" office:value-type="currency" office:currency="BRL" office:value="0.09" calcext:value-type="currency">
            <text:p>R$ 0,09</text:p>
          </table:table-cell>
          <table:table-cell table:number-columns-repeated="3"/>
        </table:table-row>
        <table:table-row table:style-name="ro1">
          <table:table-cell table:style-name="ce150" office:value-type="string" calcext:value-type="string">
            <text:p>Aftermath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,25</text:p>
          </table:table-cell>
          <table:table-cell office:value-type="float" office:value="3" calcext:value-type="float">
            <text:p>3</text:p>
          </table:table-cell>
          <table:table-cell table:style-name="ce158" table:formula="of:=[.D20]*[.C20]" office:value-type="currency" office:currency="BRL" office:value="0.75" calcext:value-type="currency">
            <text:p>R$ 0,75</text:p>
          </table:table-cell>
          <table:table-cell/>
          <table:table-cell table:style-name="ce151" office:value-type="string" calcext:value-type="string">
            <text:p><text:a xlink:href="https://steamcommunity.com/market/listings/753/238320-Pyro" xlink:type="simple">Pyro</text:a> 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table:formula="of:=[.J20]*[.I20]" office:value-type="float" office:value="0.64" calcext:value-type="float">
            <text:p>0,64</text:p>
          </table:table-cell>
          <table:table-cell table:number-columns-repeated="7"/>
          <table:table-cell table:style-name="ce151" office:value-type="string" calcext:value-type="string">
            <text:p><text:a xlink:href="https://steamcommunity.com/market/listings/753/681660-Michele%20Rosso" xlink:type="simple">Michele Rosso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1" calcext:value-type="currency">
            <text:p>R$ 0,11</text:p>
          </table:table-cell>
          <table:table-cell office:value-type="float" office:value="1" calcext:value-type="float">
            <text:p>1</text:p>
          </table:table-cell>
          <table:table-cell table:style-name="ce72" table:formula="of:=[.U20]*[.V20]" office:value-type="currency" office:currency="BRL" office:value="0.11" calcext:value-type="currency">
            <text:p>R$ 0,11</text:p>
          </table:table-cell>
          <table:table-cell table:number-columns-repeated="3"/>
        </table:table-row>
        <table:table-row table:style-name="ro1">
          <table:table-cell table:style-name="ce150" office:value-type="string" calcext:value-type="string">
            <text:p>Camel pyjama tops</text:p>
          </table:table-cell>
          <table:table-cell table:style-name="ce150" office:value-type="float" office:value="1" calcext:value-type="float">
            <text:p>1</text:p>
          </table:table-cell>
          <table:table-cell table:style-name="ce154" office:value-type="float" office:value="0.12" calcext:value-type="float">
            <text:p>0,12</text:p>
          </table:table-cell>
          <table:table-cell table:style-name="ce150" office:value-type="float" office:value="1" calcext:value-type="float">
            <text:p>1</text:p>
          </table:table-cell>
          <table:table-cell table:style-name="ce158" table:formula="of:=[.D21]*[.C21]" office:value-type="currency" office:currency="BRL" office:value="0.12" calcext:value-type="currency">
            <text:p>R$ 0,12</text:p>
          </table:table-cell>
          <table:table-cell/>
          <table:table-cell table:style-name="ce151" office:value-type="string" calcext:value-type="string">
            <text:p><text:a xlink:href="https://steamcommunity.com/market/listings/753/238320-Father%20Martin" xlink:type="simple">Father Martin</text:a> 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formula="of:=[.J21]*[.I21]" office:value-type="float" office:value="0.3" calcext:value-type="float">
            <text:p>0,3</text:p>
          </table:table-cell>
          <table:table-cell table:number-columns-repeated="7"/>
          <table:table-cell table:style-name="ce151" office:value-type="string" calcext:value-type="string">
            <text:p><text:a xlink:href="https://steamcommunity.com/market/listings/753/681660-Kuat%20Ran" xlink:type="simple">Kuat Ran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" calcext:value-type="currency">
            <text:p>R$ 0,10</text:p>
          </table:table-cell>
          <table:table-cell office:value-type="float" office:value="1" calcext:value-type="float">
            <text:p>1</text:p>
          </table:table-cell>
          <table:table-cell table:style-name="ce72" table:formula="of:=[.U21]*[.V21]" office:value-type="currency" office:currency="BRL" office:value="0.1" calcext:value-type="currency">
            <text:p>R$ 0,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jacked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  <table:table-cell office:value-type="float" office:value="1" calcext:value-type="float">
            <text:p>1</text:p>
          </table:table-cell>
          <table:table-cell table:style-name="ce158" table:formula="of:=[.D22]*[.C22]" office:value-type="currency" office:currency="BRL" office:value="0.27" calcext:value-type="currency">
            <text:p>R$ 0,27</text:p>
          </table:table-cell>
          <table:table-cell/>
          <table:table-cell table:style-name="ce151" office:value-type="string" calcext:value-type="string">
            <text:p><text:a xlink:href="https://steamcommunity.com/market/listings/753/255710-The%20Fusion%20Power%20Plant" xlink:type="simple">The Fusion Power Plant</text:a> 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table:formula="of:=[.J22]*[.I22]" office:value-type="float" office:value="0.18" calcext:value-type="float">
            <text:p>0,18</text:p>
          </table:table-cell>
          <table:table-cell table:number-columns-repeated="7"/>
          <table:table-cell table:style-name="ce151" office:value-type="string" calcext:value-type="string">
            <text:p><text:a xlink:href="https://steamcommunity.com/market/listings/753/504230-Badeline" xlink:type="simple">Badeline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41" calcext:value-type="currency">
            <text:p>R$ 0,41</text:p>
          </table:table-cell>
          <table:table-cell office:value-type="float" office:value="1" calcext:value-type="float">
            <text:p>1</text:p>
          </table:table-cell>
          <table:table-cell table:style-name="ce72" table:formula="of:=[.U22]*[.V22]" office:value-type="currency" office:currency="BRL" office:value="0.41" calcext:value-type="currency">
            <text:p>R$ 0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lton Johnson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table:style-name="ce158" table:formula="of:=[.D23]*[.C23]" office:value-type="currency" office:currency="BRL" office:value="0.72" calcext:value-type="currency">
            <text:p>R$ 0,72</text:p>
          </table:table-cell>
          <table:table-cell/>
          <table:table-cell table:style-name="ce151" office:value-type="string" calcext:value-type="string">
            <text:p><text:a xlink:href="https://steamcommunity.com/market/listings/753/730-Anarchist" xlink:type="simple">Anarquista</text:a> 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table:formula="of:=[.J23]*[.I23]" office:value-type="float" office:value="0.08" calcext:value-type="float">
            <text:p>0,08</text:p>
          </table:table-cell>
          <table:table-cell table:number-columns-repeated="7"/>
          <table:table-cell table:style-name="ce151" office:value-type="string" calcext:value-type="string">
            <text:p><text:a xlink:href="https://steamcommunity.com/market/listings/753/504230-Theo" xlink:type="simple">Theo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4" calcext:value-type="currency">
            <text:p>R$ 0,40</text:p>
          </table:table-cell>
          <table:table-cell office:value-type="float" office:value="1" calcext:value-type="float">
            <text:p>1</text:p>
          </table:table-cell>
          <table:table-cell table:style-name="ce72" table:formula="of:=[.U23]*[.V23]" office:value-type="currency" office:currency="BRL" office:value="0.4" calcext:value-type="currency">
            <text:p>R$ 0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ntasy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table:style-name="ce158" table:formula="of:=[.D24]*[.C24]" office:value-type="currency" office:currency="BRL" office:value="0.11" calcext:value-type="currency">
            <text:p>R$ 0,11</text:p>
          </table:table-cell>
          <table:table-cell/>
          <table:table-cell table:style-name="ce151" office:value-type="string" calcext:value-type="string">
            <text:p><text:a xlink:href="https://steamcommunity.com/market/listings/753/730-FBI" xlink:type="simple">FBI</text:a> 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table:formula="of:=[.J24]*[.I24]" office:value-type="float" office:value="0.09" calcext:value-type="float">
            <text:p>0,09</text:p>
          </table:table-cell>
          <table:table-cell table:number-columns-repeated="7"/>
          <table:table-cell table:style-name="ce151" office:value-type="string" calcext:value-type="string">
            <text:p><text:a xlink:href="https://steamcommunity.com/market/listings/753/504230-Granny" xlink:type="simple">Granny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41" calcext:value-type="currency">
            <text:p>R$ 0,41</text:p>
          </table:table-cell>
          <table:table-cell office:value-type="float" office:value="1" calcext:value-type="float">
            <text:p>1</text:p>
          </table:table-cell>
          <table:table-cell table:style-name="ce72" table:formula="of:=[.U24]*[.V24]" office:value-type="currency" office:currency="BRL" office:value="0.41" calcext:value-type="currency">
            <text:p>R$ 0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ting Time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style-name="ce158" table:formula="of:=[.D25]*[.C25]" office:value-type="currency" office:currency="BRL" office:value="0.38" calcext:value-type="currency">
            <text:p>R$ 0,38</text:p>
          </table:table-cell>
          <table:table-cell/>
          <table:table-cell office:value-type="string" calcext:value-type="string">
            <text:p>Bálcãs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table:formula="of:=[.J25]*[.I25]" office:value-type="float" office:value="0.09" calcext:value-type="float">
            <text:p>0,09</text:p>
          </table:table-cell>
          <table:table-cell table:number-columns-repeated="7"/>
          <table:table-cell table:style-name="ce151" office:value-type="string" calcext:value-type="string">
            <text:p><text:a xlink:href="https://steamcommunity.com/market/listings/753/870780-FBC%20Researchers" xlink:type="simple">FBC Researchers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37" calcext:value-type="currency">
            <text:p>R$ 0,37</text:p>
          </table:table-cell>
          <table:table-cell office:value-type="float" office:value="1" calcext:value-type="float">
            <text:p>1</text:p>
          </table:table-cell>
          <table:table-cell table:style-name="ce72" table:formula="of:=[.U25]*[.V25]" office:value-type="currency" office:currency="BRL" office:value="0.37" calcext:value-type="currency">
            <text:p>R$ 0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sman</text:p>
          </table:table-cell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table:style-name="ce158" table:formula="of:=[.D26]*[.C26]" office:value-type="currency" office:currency="BRL" office:value="0.82" calcext:value-type="currency">
            <text:p>R$ 0,82</text:p>
          </table:table-cell>
          <table:table-cell/>
          <table:table-cell table:style-name="ce151" office:value-type="string" calcext:value-type="string">
            <text:p><text:a xlink:href="https://steamcommunity.com/id/TeslaCTRL/inventory/#753_6_20843524965" xlink:type="simple">The Gang (Brilhante)</text:a> 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float" office:value="1" calcext:value-type="float">
            <text:p>1</text:p>
          </table:table-cell>
          <table:table-cell table:formula="of:=[.J26]*[.I26]" office:value-type="float" office:value="0.79" calcext:value-type="float">
            <text:p>0,79</text:p>
          </table:table-cell>
          <table:table-cell table:number-columns-repeated="7"/>
          <table:table-cell table:style-name="ce151" office:value-type="string" calcext:value-type="string">
            <text:p><text:a xlink:href="https://steamcommunity.com/market/listings/753/870780-Hiss-Corrupted%20Staff" xlink:type="simple">Hiss-Corrupted Staff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33" calcext:value-type="currency">
            <text:p>R$ 0,33</text:p>
          </table:table-cell>
          <table:table-cell office:value-type="float" office:value="2" calcext:value-type="float">
            <text:p>2</text:p>
          </table:table-cell>
          <table:table-cell table:style-name="ce72" table:formula="of:=[.U26]*[.V26]" office:value-type="currency" office:currency="BRL" office:value="0.66" calcext:value-type="currency">
            <text:p>R$ 0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lenmeyer flask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,29</text:p>
          </table:table-cell>
          <table:table-cell office:value-type="float" office:value="1" calcext:value-type="float">
            <text:p>1</text:p>
          </table:table-cell>
          <table:table-cell table:style-name="ce158" table:formula="of:=[.D27]*[.C27]" office:value-type="currency" office:currency="BRL" office:value="0.29" calcext:value-type="currency">
            <text:p>R$ 0,29</text:p>
          </table:table-cell>
          <table:table-cell table:number-columns-repeated="13"/>
          <table:table-cell table:style-name="ce151" office:value-type="string" calcext:value-type="string">
            <text:p><text:a xlink:href="https://steamcommunity.com/market/listings/753/379720-CYBERDEMON%20(Trading%20Card)" xlink:type="simple">CYBERDEMON (Carta Colecionável)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15" calcext:value-type="currency">
            <text:p>R$ 0,15</text:p>
          </table:table-cell>
          <table:table-cell office:value-type="float" office:value="2" calcext:value-type="float">
            <text:p>2</text:p>
          </table:table-cell>
          <table:table-cell table:style-name="ce72" table:formula="of:=[.U27]*[.V27]" office:value-type="currency" office:currency="BRL" office:value="0.3" calcext:value-type="currency">
            <text:p>R$ 0,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kolai Belinski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,38</text:p>
          </table:table-cell>
          <table:table-cell office:value-type="float" office:value="1" calcext:value-type="float">
            <text:p>1</text:p>
          </table:table-cell>
          <table:table-cell table:style-name="ce158" table:formula="of:=[.D28]*[.C28]" office:value-type="currency" office:currency="BRL" office:value="0.38" calcext:value-type="currency">
            <text:p>R$ 0,38</text:p>
          </table:table-cell>
          <table:table-cell table:number-columns-repeated="13"/>
          <table:table-cell table:style-name="ce151" office:value-type="string" calcext:value-type="string">
            <text:p><text:a xlink:href="https://steamcommunity.com/market/listings/753/379720-HELL%20RAZER" xlink:type="simple">HELL RAZER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7" calcext:value-type="currency">
            <text:p>R$ 0,17</text:p>
          </table:table-cell>
          <table:table-cell office:value-type="float" office:value="1" calcext:value-type="float">
            <text:p>1</text:p>
          </table:table-cell>
          <table:table-cell table:style-name="ce72" table:formula="of:=[.U28]*[.V28]" office:value-type="currency" office:currency="BRL" office:value="0.17" calcext:value-type="currency">
            <text:p>R$ 0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 posing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table:style-name="ce158" table:formula="of:=[.D29]*[.C29]" office:value-type="currency" office:currency="BRL" office:value="0.18" calcext:value-type="currency">
            <text:p>R$ 0,18</text:p>
          </table:table-cell>
          <table:table-cell table:number-columns-repeated="13"/>
          <table:table-cell table:style-name="ce151" office:value-type="string" calcext:value-type="string">
            <text:p><text:a xlink:href="https://steamcommunity.com/market/listings/753/379720-BARON%20OF%20HELL" xlink:type="simple">BARON OF HELL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5" calcext:value-type="currency">
            <text:p>R$ 0,15</text:p>
          </table:table-cell>
          <table:table-cell office:value-type="float" office:value="1" calcext:value-type="float">
            <text:p>1</text:p>
          </table:table-cell>
          <table:table-cell table:style-name="ce72" table:formula="of:=[.U29]*[.V29]" office:value-type="currency" office:currency="BRL" office:value="0.15" calcext:value-type="currency">
            <text:p>R$ 0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usters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style-name="ce158" table:formula="of:=[.D30]*[.C30]" office:value-type="currency" office:currency="BRL" office:value="0.34" calcext:value-type="currency">
            <text:p>R$ 0,34</text:p>
          </table:table-cell>
          <table:table-cell table:number-columns-repeated="13"/>
          <table:table-cell table:style-name="ce151" office:value-type="string" calcext:value-type="string">
            <text:p><text:a xlink:href="https://steamcommunity.com/market/listings/753/379720-SUMMONER" xlink:type="simple">SUMMONER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6" calcext:value-type="currency">
            <text:p>R$ 0,16</text:p>
          </table:table-cell>
          <table:table-cell office:value-type="float" office:value="1" calcext:value-type="float">
            <text:p>1</text:p>
          </table:table-cell>
          <table:table-cell table:style-name="ce72" table:formula="of:=[.U30]*[.V30]" office:value-type="currency" office:currency="BRL" office:value="0.16" calcext:value-type="currency">
            <text:p>R$ 0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r The Street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table:style-name="ce158" table:formula="of:=[.D31]*[.C31]" office:value-type="currency" office:currency="BRL" office:value="0.18" calcext:value-type="currency">
            <text:p>R$ 0,18</text:p>
          </table:table-cell>
          <table:table-cell table:number-columns-repeated="13"/>
          <table:table-cell table:style-name="ce151" office:value-type="string" calcext:value-type="string">
            <text:p><text:a xlink:href="https://steamcommunity.com/market/listings/753/462780-Griever" xlink:type="simple">Griever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1" calcext:value-type="currency">
            <text:p>R$ 0,11</text:p>
          </table:table-cell>
          <table:table-cell office:value-type="float" office:value="1" calcext:value-type="float">
            <text:p>1</text:p>
          </table:table-cell>
          <table:table-cell table:style-name="ce72" table:formula="of:=[.U31]*[.V31]" office:value-type="currency" office:currency="BRL" office:value="0.11" calcext:value-type="currency">
            <text:p>R$ 0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dlestick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0</text:p>
          </table:table-cell>
          <table:table-cell office:value-type="float" office:value="2" calcext:value-type="float">
            <text:p>2</text:p>
          </table:table-cell>
          <table:table-cell table:style-name="ce158" table:formula="of:=[.D32]*[.C32]" office:value-type="currency" office:currency="BRL" office:value="0.4" calcext:value-type="currency">
            <text:p>R$ 0,40</text:p>
          </table:table-cell>
          <table:table-cell table:number-columns-repeated="13"/>
          <table:table-cell table:style-name="ce151" office:value-type="string" calcext:value-type="string">
            <text:p><text:a xlink:href="https://steamcommunity.com/market/listings/753/462780-Silitha" xlink:type="simple">Silitha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1" calcext:value-type="currency">
            <text:p>R$ 0,10</text:p>
          </table:table-cell>
          <table:table-cell office:value-type="float" office:value="2" calcext:value-type="float">
            <text:p>2</text:p>
          </table:table-cell>
          <table:table-cell table:style-name="ce72" table:formula="of:=[.U32]*[.V32]" office:value-type="currency" office:currency="BRL" office:value="0.2" calcext:value-type="currency">
            <text:p>R$ 0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um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1" calcext:value-type="float">
            <text:p>1</text:p>
          </table:table-cell>
          <table:table-cell table:style-name="ce158" table:formula="of:=[.D33]*[.C33]" office:value-type="currency" office:currency="BRL" office:value="0.2" calcext:value-type="currency">
            <text:p>R$ 0,20</text:p>
          </table:table-cell>
          <table:table-cell table:number-columns-repeated="13"/>
          <table:table-cell table:style-name="ce151" office:value-type="string" calcext:value-type="string">
            <text:p><text:a xlink:href="https://steamcommunity.com/market/listings/753/1369630-Umbral%20Knight" xlink:type="simple">Umbral Knight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39" calcext:value-type="currency">
            <text:p>R$ 0,39</text:p>
          </table:table-cell>
          <table:table-cell office:value-type="float" office:value="2" calcext:value-type="float">
            <text:p>2</text:p>
          </table:table-cell>
          <table:table-cell table:style-name="ce72" table:formula="of:=[.U33]*[.V33]" office:value-type="currency" office:currency="BRL" office:value="0.78" calcext:value-type="currency">
            <text:p>R$ 0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l Repair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1" calcext:value-type="float">
            <text:p>1</text:p>
          </table:table-cell>
          <table:table-cell table:style-name="ce158" table:formula="of:=[.D34]*[.C34]" office:value-type="currency" office:currency="BRL" office:value="0.2" calcext:value-type="currency">
            <text:p>R$ 0,20</text:p>
          </table:table-cell>
          <table:table-cell table:number-columns-repeated="13"/>
          <table:table-cell table:style-name="ce151" office:value-type="string" calcext:value-type="string">
            <text:p><text:a xlink:href="https://steamcommunity.com/market/listings/753/813780-William%20Wallace" xlink:type="simple">William Wallace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6" calcext:value-type="currency">
            <text:p>R$ 0,16</text:p>
          </table:table-cell>
          <table:table-cell office:value-type="float" office:value="1" calcext:value-type="float">
            <text:p>1</text:p>
          </table:table-cell>
          <table:table-cell table:style-name="ce72" table:formula="of:=[.U34]*[.V34]" office:value-type="currency" office:currency="BRL" office:value="0.16" calcext:value-type="currency">
            <text:p>R$ 0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ough the Flames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,21</text:p>
          </table:table-cell>
          <table:table-cell office:value-type="float" office:value="1" calcext:value-type="float">
            <text:p>1</text:p>
          </table:table-cell>
          <table:table-cell table:style-name="ce158" table:formula="of:=[.D35]*[.C35]" office:value-type="currency" office:currency="BRL" office:value="0.21" calcext:value-type="currency">
            <text:p>R$ 0,21</text:p>
          </table:table-cell>
          <table:table-cell table:number-columns-repeated="13"/>
          <table:table-cell table:style-name="ce151" office:value-type="string" calcext:value-type="string">
            <text:p><text:a xlink:href="https://steamcommunity.com/market/listings/753/1369630-Hoenir,%20Keeper%20of%20the%20Abyss" xlink:type="simple">Hoenir, Keeper of the Abyss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41" calcext:value-type="currency">
            <text:p>R$ 0,41</text:p>
          </table:table-cell>
          <table:table-cell office:value-type="float" office:value="1" calcext:value-type="float">
            <text:p>1</text:p>
          </table:table-cell>
          <table:table-cell table:style-name="ce72" table:formula="of:=[.U35]*[.V35]" office:value-type="currency" office:currency="BRL" office:value="0.41" calcext:value-type="currency">
            <text:p>R$ 0,41</text:p>
          </table:table-cell>
          <table:table-cell table:number-columns-repeated="3"/>
        </table:table-row>
        <table:table-row table:style-name="ro1">
          <table:table-cell table:style-name="ce151" office:value-type="string" calcext:value-type="string">
            <text:p><text:a xlink:href="https://steamcommunity.com/market/listings/753/34270-Golden%20%28Trading%20Card%29" xlink:type="simple">Golden (Carta Colecionável)</text:a> 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table:style-name="ce158" table:formula="of:=[.D36]*[.C36]" office:value-type="currency" office:currency="BRL" office:value="0.24" calcext:value-type="currency">
            <text:p>R$ 0,24</text:p>
          </table:table-cell>
          <table:table-cell table:number-columns-repeated="13"/>
          <table:table-cell table:style-name="ce151" office:value-type="string" calcext:value-type="string">
            <text:p><text:a xlink:href="https://steamcommunity.com/market/listings/753/212680-Stealth%20Cruiser" xlink:type="simple">Stealth Cruiser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12" calcext:value-type="currency">
            <text:p>R$ 0,12</text:p>
          </table:table-cell>
          <table:table-cell office:value-type="float" office:value="2" calcext:value-type="float">
            <text:p>2</text:p>
          </table:table-cell>
          <table:table-cell table:style-name="ce72" table:formula="of:=[.U36]*[.V36]" office:value-type="currency" office:currency="BRL" office:value="0.24" calcext:value-type="currency">
            <text:p>R$ 0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office:value-type="float" office:value="1" calcext:value-type="float">
            <text:p>1</text:p>
          </table:table-cell>
          <table:table-cell table:style-name="ce158" table:formula="of:=[.D37]*[.C37]" office:value-type="currency" office:currency="BRL" office:value="0.1" calcext:value-type="currency">
            <text:p>R$ 0,10</text:p>
          </table:table-cell>
          <table:table-cell table:number-columns-repeated="13"/>
          <table:table-cell table:style-name="ce151" office:value-type="string" calcext:value-type="string">
            <text:p><text:a xlink:href="https://steamcommunity.com/market/listings/753/212680-Engi%20Cruiser" xlink:type="simple">Engi Cruiser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4" calcext:value-type="currency">
            <text:p>R$ 0,14</text:p>
          </table:table-cell>
          <table:table-cell office:value-type="float" office:value="1" calcext:value-type="float">
            <text:p>1</text:p>
          </table:table-cell>
          <table:table-cell table:style-name="ce72" table:formula="of:=[.U37]*[.V37]" office:value-type="currency" office:currency="BRL" office:value="0.14" calcext:value-type="currency">
            <text:p>R$ 0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en 2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table:style-name="ce158" table:formula="of:=[.D38]*[.C38]" office:value-type="currency" office:currency="BRL" office:value="0.13" calcext:value-type="currency">
            <text:p>R$ 0,13</text:p>
          </table:table-cell>
          <table:table-cell table:number-columns-repeated="13"/>
          <table:table-cell table:style-name="ce151" office:value-type="string" calcext:value-type="string">
            <text:p><text:a xlink:href="https://steamcommunity.com/market/listings/753/212680-Mantis%20Cruiser" xlink:type="simple">Mantis Cruiser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3" calcext:value-type="currency">
            <text:p>R$ 0,13</text:p>
          </table:table-cell>
          <table:table-cell office:value-type="float" office:value="1" calcext:value-type="float">
            <text:p>1</text:p>
          </table:table-cell>
          <table:table-cell table:style-name="ce72" table:formula="of:=[.U38]*[.V38]" office:value-type="currency" office:currency="BRL" office:value="0.13" calcext:value-type="currency">
            <text:p>R$ 0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ng Textures (Brilhante)</text:p>
          </table:table-cell>
          <table:table-cell office:value-type="float" office:value="1" calcext:value-type="float">
            <text:p>1</text:p>
          </table:table-cell>
          <table:table-cell office:value-type="float" office:value="2.64" calcext:value-type="float">
            <text:p>2,64</text:p>
          </table:table-cell>
          <table:table-cell office:value-type="float" office:value="1" calcext:value-type="float">
            <text:p>1</text:p>
          </table:table-cell>
          <table:table-cell table:style-name="ce158" table:formula="of:=[.D39]*[.C39]" office:value-type="currency" office:currency="BRL" office:value="2.64" calcext:value-type="currency">
            <text:p>R$ 2,64</text:p>
          </table:table-cell>
          <table:table-cell table:number-columns-repeated="13"/>
          <table:table-cell table:style-name="ce151" office:value-type="string" calcext:value-type="string">
            <text:p><text:a xlink:href="https://steamcommunity.com/market/listings/753/423230-The%20Line" xlink:type="simple">The Line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5" calcext:value-type="currency">
            <text:p>R$ 0,25</text:p>
          </table:table-cell>
          <table:table-cell office:value-type="float" office:value="1" calcext:value-type="float">
            <text:p>1</text:p>
          </table:table-cell>
          <table:table-cell table:style-name="ce72" table:formula="of:=[.U39]*[.V39]" office:value-type="currency" office:currency="BRL" office:value="0.25" calcext:value-type="currency">
            <text:p>R$ 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on Racer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1" calcext:value-type="float">
            <text:p>1</text:p>
          </table:table-cell>
          <table:table-cell table:style-name="ce158" table:formula="of:=[.D40]*[.C40]" office:value-type="currency" office:currency="BRL" office:value="0.19" calcext:value-type="currency">
            <text:p>R$ 0,19</text:p>
          </table:table-cell>
          <table:table-cell table:number-columns-repeated="13"/>
          <table:table-cell table:style-name="ce151" office:value-type="string" calcext:value-type="string">
            <text:p><text:a xlink:href="https://steamcommunity.com/market/listings/753/282900-Blanc%20(Trading%20Card)" xlink:type="simple">Blanc (Carta Colecionável)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59" calcext:value-type="currency">
            <text:p>R$ 0,59</text:p>
          </table:table-cell>
          <table:table-cell office:value-type="float" office:value="1" calcext:value-type="float">
            <text:p>1</text:p>
          </table:table-cell>
          <table:table-cell table:style-name="ce72" table:formula="of:=[.U40]*[.V40]" office:value-type="currency" office:currency="BRL" office:value="0.59" calcext:value-type="currency">
            <text:p>R$ 0,59</text:p>
          </table:table-cell>
          <table:table-cell table:number-columns-repeated="3"/>
        </table:table-row>
        <table:table-row table:style-name="ro1">
          <table:table-cell table:style-name="ce151" office:value-type="string" calcext:value-type="string">
            <text:p><text:a xlink:href="https://steamcommunity.com/market/listings/304930/Fish%20Pyjama%20Tops" xlink:type="simple">Fish Pyjama Tops</text:a> 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table:style-name="ce158" table:formula="of:=[.D41]*[.C41]" office:value-type="currency" office:currency="BRL" office:value="0.04" calcext:value-type="currency">
            <text:p>R$ 0,04</text:p>
          </table:table-cell>
          <table:table-cell table:number-columns-repeated="13"/>
          <table:table-cell table:style-name="ce151" office:value-type="string" calcext:value-type="string">
            <text:p><text:a xlink:href="https://steamcommunity.com/market/listings/753/282900-Compa%20(Trading%20Card)" xlink:type="simple">Compa (Carta Colecionável)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54" calcext:value-type="currency">
            <text:p>R$ 0,54</text:p>
          </table:table-cell>
          <table:table-cell office:value-type="float" office:value="1" calcext:value-type="float">
            <text:p>1</text:p>
          </table:table-cell>
          <table:table-cell table:style-name="ce72" table:formula="of:=[.U41]*[.V41]" office:value-type="currency" office:currency="BRL" office:value="0.54" calcext:value-type="currency">
            <text:p>R$ 0,54</text:p>
          </table:table-cell>
          <table:table-cell table:number-columns-repeated="3"/>
        </table:table-row>
        <table:table-row table:style-name="ro1">
          <table:table-cell table:style-name="ce151" office:value-type="string" calcext:value-type="string">
            <text:p><text:a xlink:href="https://steamcommunity.com/market/listings/730/Snakebite%20Case" xlink:type="simple">Caixa do Ataque Ofídico</text:a> 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float" office:value="1" calcext:value-type="float">
            <text:p>1</text:p>
          </table:table-cell>
          <table:table-cell table:style-name="ce158" table:formula="of:=[.D42]*[.C42]" office:value-type="currency" office:currency="BRL" office:value="0.71" calcext:value-type="currency">
            <text:p>R$ 0,71</text:p>
          </table:table-cell>
          <table:table-cell table:number-columns-repeated="13"/>
          <table:table-cell table:style-name="ce151" office:value-type="string" calcext:value-type="string">
            <text:p><text:a xlink:href="https://steamcommunity.com/market/listings/753/282900-Neptune%20(Trading%20Card)" xlink:type="simple">Neptune (Carta Colecionável)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63" calcext:value-type="currency">
            <text:p>R$ 0,63</text:p>
          </table:table-cell>
          <table:table-cell office:value-type="float" office:value="1" calcext:value-type="float">
            <text:p>1</text:p>
          </table:table-cell>
          <table:table-cell table:style-name="ce72" table:formula="of:=[.U42]*[.V42]" office:value-type="currency" office:currency="BRL" office:value="0.63" calcext:value-type="currency">
            <text:p>R$ 0,63</text:p>
          </table:table-cell>
          <table:table-cell table:number-columns-repeated="3"/>
        </table:table-row>
        <table:table-row table:style-name="ro1">
          <table:table-cell table:style-name="ce151" office:value-type="string" calcext:value-type="string">
            <text:p><text:a xlink:href="https://steamcommunity.com/market/listings/730/AUG%20%7C%20Contractor%20(Field-Tested)" xlink:type="simple">AUG | Contratante</text:a> 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table:style-name="ce158" table:formula="of:=[.D43]*[.C43]" office:value-type="currency" office:currency="BRL" office:value="0.06" calcext:value-type="currency">
            <text:p>R$ 0,06</text:p>
          </table:table-cell>
          <table:table-cell table:number-columns-repeated="13"/>
          <table:table-cell table:style-name="ce151" office:value-type="string" calcext:value-type="string">
            <text:p><text:a xlink:href="https://steamcommunity.com/market/listings/753/220200-Jebediah%20Kerman" xlink:type="simple">Jebediah Kerman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14" calcext:value-type="currency">
            <text:p>R$ 0,14</text:p>
          </table:table-cell>
          <table:table-cell office:value-type="float" office:value="2" calcext:value-type="float">
            <text:p>2</text:p>
          </table:table-cell>
          <table:table-cell table:style-name="ce72" table:formula="of:=[.U43]*[.V43]" office:value-type="currency" office:currency="BRL" office:value="0.28" calcext:value-type="currency">
            <text:p>R$ 0,28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20200-Gene%20Kerman" xlink:type="simple">Gene Kerman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5" calcext:value-type="currency">
            <text:p>R$ 0,15</text:p>
          </table:table-cell>
          <table:table-cell office:value-type="float" office:value="1" calcext:value-type="float">
            <text:p>1</text:p>
          </table:table-cell>
          <table:table-cell table:style-name="ce72" table:formula="of:=[.U44]*[.V44]" office:value-type="currency" office:currency="BRL" office:value="0.15" calcext:value-type="currency">
            <text:p>R$ 0,15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20200-Kerbal%20Recruit%20(Foil)" xlink:type="simple">Kerbal Recruit (Brilhante)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69" calcext:value-type="currency">
            <text:p>R$ 0,69</text:p>
          </table:table-cell>
          <table:table-cell office:value-type="float" office:value="1" calcext:value-type="float">
            <text:p>1</text:p>
          </table:table-cell>
          <table:table-cell table:style-name="ce72" table:formula="of:=[.U45]*[.V45]" office:value-type="currency" office:currency="BRL" office:value="0.69" calcext:value-type="currency">
            <text:p>R$ 0,69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1179210-Clipboard" xlink:type="simple">Clipboard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08" calcext:value-type="currency">
            <text:p>R$ 0,08</text:p>
          </table:table-cell>
          <table:table-cell office:value-type="float" office:value="1" calcext:value-type="float">
            <text:p>1</text:p>
          </table:table-cell>
          <table:table-cell table:style-name="ce72" table:formula="of:=[.U46]*[.V46]" office:value-type="currency" office:currency="BRL" office:value="0.08" calcext:value-type="currency">
            <text:p>R$ 0,08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86690-Librarian" xlink:type="simple">Librarian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6" calcext:value-type="currency">
            <text:p>R$ 0,16</text:p>
          </table:table-cell>
          <table:table-cell office:value-type="float" office:value="1" calcext:value-type="float">
            <text:p>1</text:p>
          </table:table-cell>
          <table:table-cell table:style-name="ce72" table:formula="of:=[.U47]*[.V47]" office:value-type="currency" office:currency="BRL" office:value="0.16" calcext:value-type="currency">
            <text:p>R$ 0,16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86690-Watcher" xlink:type="simple">Watcher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6" calcext:value-type="currency">
            <text:p>R$ 0,16</text:p>
          </table:table-cell>
          <table:table-cell office:value-type="float" office:value="1" calcext:value-type="float">
            <text:p>1</text:p>
          </table:table-cell>
          <table:table-cell table:style-name="ce72" table:formula="of:=[.U48]*[.V48]" office:value-type="currency" office:currency="BRL" office:value="0.16" calcext:value-type="currency">
            <text:p>R$ 0,16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87390-Dark%20One%20Child" xlink:type="simple">Dark One Child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1" calcext:value-type="currency">
            <text:p>R$ 0,21</text:p>
          </table:table-cell>
          <table:table-cell office:value-type="float" office:value="1" calcext:value-type="float">
            <text:p>1</text:p>
          </table:table-cell>
          <table:table-cell table:style-name="ce72" table:formula="of:=[.U49]*[.V49]" office:value-type="currency" office:currency="BRL" office:value="0.21" calcext:value-type="currency">
            <text:p>R$ 0,21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87390-Nazi%20Officer" xlink:type="simple">Nazi Officer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5" calcext:value-type="currency">
            <text:p>R$ 0,25</text:p>
          </table:table-cell>
          <table:table-cell office:value-type="float" office:value="1" calcext:value-type="float">
            <text:p>1</text:p>
          </table:table-cell>
          <table:table-cell table:style-name="ce72" table:formula="of:=[.U50]*[.V50]" office:value-type="currency" office:currency="BRL" office:value="0.25" calcext:value-type="currency">
            <text:p>R$ 0,25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87390-Lesnitsky" xlink:type="simple">Lesnitsky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17" calcext:value-type="currency">
            <text:p>R$ 0,17</text:p>
          </table:table-cell>
          <table:table-cell office:value-type="float" office:value="2" calcext:value-type="float">
            <text:p>2</text:p>
          </table:table-cell>
          <table:table-cell table:style-name="ce72" table:formula="of:=[.U51]*[.V51]" office:value-type="currency" office:currency="BRL" office:value="0.34" calcext:value-type="currency">
            <text:p>R$ 0,3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87390-Moskvin" xlink:type="simple">Moskvin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1" calcext:value-type="currency">
            <text:p>R$ 0,21</text:p>
          </table:table-cell>
          <table:table-cell office:value-type="float" office:value="1" calcext:value-type="float">
            <text:p>1</text:p>
          </table:table-cell>
          <table:table-cell table:style-name="ce72" table:formula="of:=[.U52]*[.V52]" office:value-type="currency" office:currency="BRL" office:value="0.21" calcext:value-type="currency">
            <text:p>R$ 0,21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1604000-will%20we%20meet%20again?" xlink:type="simple">will we meet again?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57" calcext:value-type="currency">
            <text:p>R$ 0,57</text:p>
          </table:table-cell>
          <table:table-cell office:value-type="float" office:value="1" calcext:value-type="float">
            <text:p>1</text:p>
          </table:table-cell>
          <table:table-cell table:style-name="ce72" table:formula="of:=[.U53]*[.V53]" office:value-type="currency" office:currency="BRL" office:value="0.57" calcext:value-type="currency">
            <text:p>R$ 0,57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1604000-wdym%20I'm%20being%20ignored?" xlink:type="simple">wdym I'm being ignored?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47" calcext:value-type="currency">
            <text:p>R$ 0,47</text:p>
          </table:table-cell>
          <table:table-cell office:value-type="float" office:value="1" calcext:value-type="float">
            <text:p>1</text:p>
          </table:table-cell>
          <table:table-cell table:style-name="ce72" table:formula="of:=[.U54]*[.V54]" office:value-type="currency" office:currency="BRL" office:value="0.47" calcext:value-type="currency">
            <text:p>R$ 0,47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1604000-who%20wants%20me%20dead?" xlink:type="simple">who wants me dead?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31" calcext:value-type="currency">
            <text:p>R$ 0,31</text:p>
          </table:table-cell>
          <table:table-cell office:value-type="float" office:value="1" calcext:value-type="float">
            <text:p>1</text:p>
          </table:table-cell>
          <table:table-cell table:style-name="ce72" table:formula="of:=[.U55]*[.V55]" office:value-type="currency" office:currency="BRL" office:value="0.31" calcext:value-type="currency">
            <text:p>R$ 0,31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1604000-milk" xlink:type="simple">milk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35" calcext:value-type="currency">
            <text:p>R$ 0,35</text:p>
          </table:table-cell>
          <table:table-cell office:value-type="float" office:value="1" calcext:value-type="float">
            <text:p>1</text:p>
          </table:table-cell>
          <table:table-cell table:style-name="ce72" table:formula="of:=[.U56]*[.V56]" office:value-type="currency" office:currency="BRL" office:value="0.35" calcext:value-type="currency">
            <text:p>R$ 0,35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1604000-do%20I%20really%20need%20someone?" xlink:type="simple">do I really need someone?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57" calcext:value-type="currency">
            <text:p>R$ 0,57</text:p>
          </table:table-cell>
          <table:table-cell office:value-type="float" office:value="1" calcext:value-type="float">
            <text:p>1</text:p>
          </table:table-cell>
          <table:table-cell table:style-name="ce72" table:formula="of:=[.U57]*[.V57]" office:value-type="currency" office:currency="BRL" office:value="0.57" calcext:value-type="currency">
            <text:p>R$ 0,57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582010-Great%20Jagras" xlink:type="simple">Great Jagras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4" calcext:value-type="currency">
            <text:p>R$ 0,24</text:p>
          </table:table-cell>
          <table:table-cell office:value-type="float" office:value="1" calcext:value-type="float">
            <text:p>1</text:p>
          </table:table-cell>
          <table:table-cell table:style-name="ce72" table:formula="of:=[.U58]*[.V58]" office:value-type="currency" office:currency="BRL" office:value="0.24" calcext:value-type="currency">
            <text:p>R$ 0,2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582010-Legiana" xlink:type="simple">Legiana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5" calcext:value-type="currency">
            <text:p>R$ 0,25</text:p>
          </table:table-cell>
          <table:table-cell office:value-type="float" office:value="1" calcext:value-type="float">
            <text:p>1</text:p>
          </table:table-cell>
          <table:table-cell table:style-name="ce72" table:formula="of:=[.U59]*[.V59]" office:value-type="currency" office:currency="BRL" office:value="0.25" calcext:value-type="currency">
            <text:p>R$ 0,25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582010-Radobaan" xlink:type="simple">Radobaan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3" calcext:value-type="currency">
            <text:p>R$ 0,23</text:p>
          </table:table-cell>
          <table:table-cell office:value-type="float" office:value="1" calcext:value-type="float">
            <text:p>1</text:p>
          </table:table-cell>
          <table:table-cell table:style-name="ce72" table:formula="of:=[.U60]*[.V60]" office:value-type="currency" office:currency="BRL" office:value="0.23" calcext:value-type="currency">
            <text:p>R$ 0,23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582010-Kushala%20Daora" xlink:type="simple">Kushala Daora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4" calcext:value-type="currency">
            <text:p>R$ 0,24</text:p>
          </table:table-cell>
          <table:table-cell office:value-type="float" office:value="1" calcext:value-type="float">
            <text:p>1</text:p>
          </table:table-cell>
          <table:table-cell table:style-name="ce72" table:formula="of:=[.U61]*[.V61]" office:value-type="currency" office:currency="BRL" office:value="0.24" calcext:value-type="currency">
            <text:p>R$ 0,2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1451940-OMGkawaiiAngel%20Guru" xlink:type="simple">OMGkawaiiAngel Guru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38" calcext:value-type="currency">
            <text:p>R$ 0,38</text:p>
          </table:table-cell>
          <table:table-cell office:value-type="float" office:value="1" calcext:value-type="float">
            <text:p>1</text:p>
          </table:table-cell>
          <table:table-cell table:style-name="ce72" table:formula="of:=[.U62]*[.V62]" office:value-type="currency" office:currency="BRL" office:value="0.38" calcext:value-type="currency">
            <text:p>R$ 0,38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1451940-OMGkawaiiAngel" xlink:type="simple">OMGkawaiiAngel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49" calcext:value-type="currency">
            <text:p>R$ 0,49</text:p>
          </table:table-cell>
          <table:table-cell office:value-type="float" office:value="2" calcext:value-type="float">
            <text:p>2</text:p>
          </table:table-cell>
          <table:table-cell table:style-name="ce72" table:formula="of:=[.U63]*[.V63]" office:value-type="currency" office:currency="BRL" office:value="0.98" calcext:value-type="currency">
            <text:p>R$ 0,98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1451940-OMGkawaiiAngel%20Internet%20Angel" xlink:type="simple">OMGkawaiiAngel Internet Angel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42" calcext:value-type="currency">
            <text:p>R$ 0,42</text:p>
          </table:table-cell>
          <table:table-cell office:value-type="float" office:value="1" calcext:value-type="float">
            <text:p>1</text:p>
          </table:table-cell>
          <table:table-cell table:style-name="ce72" table:formula="of:=[.U64]*[.V64]" office:value-type="currency" office:currency="BRL" office:value="0.42" calcext:value-type="currency">
            <text:p>R$ 0,4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1451940-Ame%20Ponytail%20Hairstyle" xlink:type="simple">Ame Ponytail Hairstyle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37" calcext:value-type="currency">
            <text:p>R$ 0,37</text:p>
          </table:table-cell>
          <table:table-cell office:value-type="float" office:value="1" calcext:value-type="float">
            <text:p>1</text:p>
          </table:table-cell>
          <table:table-cell table:style-name="ce72" table:formula="of:=[.U65]*[.V65]" office:value-type="currency" office:currency="BRL" office:value="0.37" calcext:value-type="currency">
            <text:p>R$ 0,37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1451940-Ame%20Long%20Hair" xlink:type="simple">Ame Long Hair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42" calcext:value-type="currency">
            <text:p>R$ 0,42</text:p>
          </table:table-cell>
          <table:table-cell office:value-type="float" office:value="1" calcext:value-type="float">
            <text:p>1</text:p>
          </table:table-cell>
          <table:table-cell table:style-name="ce72" table:formula="of:=[.U66]*[.V66]" office:value-type="currency" office:currency="BRL" office:value="0.42" calcext:value-type="currency">
            <text:p>R$ 0,4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1451940-Ame%20Roll%20Hairstyle" xlink:type="simple">Ame Roll Hairstyle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35" calcext:value-type="currency">
            <text:p>R$ 0,35</text:p>
          </table:table-cell>
          <table:table-cell office:value-type="float" office:value="1" calcext:value-type="float">
            <text:p>1</text:p>
          </table:table-cell>
          <table:table-cell table:style-name="ce72" table:formula="of:=[.U67]*[.V67]" office:value-type="currency" office:currency="BRL" office:value="0.35" calcext:value-type="currency">
            <text:p>R$ 0,35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1057090-New%20Family%20Member" xlink:type="simple">New Family Member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21" calcext:value-type="currency">
            <text:p>R$ 0,21</text:p>
          </table:table-cell>
          <table:table-cell office:value-type="float" office:value="2" calcext:value-type="float">
            <text:p>2</text:p>
          </table:table-cell>
          <table:table-cell table:style-name="ce72" table:formula="of:=[.U68]*[.V68]" office:value-type="currency" office:currency="BRL" office:value="0.42" calcext:value-type="currency">
            <text:p>R$ 0,4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1057090-Opher" xlink:type="simple">Opher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21" calcext:value-type="currency">
            <text:p>R$ 0,21</text:p>
          </table:table-cell>
          <table:table-cell office:value-type="float" office:value="2" calcext:value-type="float">
            <text:p>2</text:p>
          </table:table-cell>
          <table:table-cell table:style-name="ce72" table:formula="of:=[.U69]*[.V69]" office:value-type="currency" office:currency="BRL" office:value="0.42" calcext:value-type="currency">
            <text:p>R$ 0,4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39030-The%20Order%20of%20the%20Ezic%20Star" xlink:type="simple">The Order of the Ezic Star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" calcext:value-type="currency">
            <text:p>R$ 0,20</text:p>
          </table:table-cell>
          <table:table-cell office:value-type="float" office:value="1" calcext:value-type="float">
            <text:p>1</text:p>
          </table:table-cell>
          <table:table-cell table:style-name="ce72" table:formula="of:=[.U70]*[.V70]" office:value-type="currency" office:currency="BRL" office:value="0.2" calcext:value-type="currency">
            <text:p>R$ 0,2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39030-Dimitri" xlink:type="simple">Dimitri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8" calcext:value-type="currency">
            <text:p>R$ 0,18</text:p>
          </table:table-cell>
          <table:table-cell office:value-type="float" office:value="1" calcext:value-type="float">
            <text:p>1</text:p>
          </table:table-cell>
          <table:table-cell table:style-name="ce72" table:formula="of:=[.U71]*[.V71]" office:value-type="currency" office:currency="BRL" office:value="0.18" calcext:value-type="currency">
            <text:p>R$ 0,18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39030-M.%20Vonel" xlink:type="simple">M. Vonel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1" calcext:value-type="currency">
            <text:p>R$ 0,21</text:p>
          </table:table-cell>
          <table:table-cell office:value-type="float" office:value="1" calcext:value-type="float">
            <text:p>1</text:p>
          </table:table-cell>
          <table:table-cell table:style-name="ce72" table:formula="of:=[.U72]*[.V72]" office:value-type="currency" office:currency="BRL" office:value="0.21" calcext:value-type="currency">
            <text:p>R$ 0,21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39030-M.O.A.%20Official%20Stamps" xlink:type="simple">M.O.A. Official Stamps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4" calcext:value-type="currency">
            <text:p>R$ 0,24</text:p>
          </table:table-cell>
          <table:table-cell office:value-type="float" office:value="1" calcext:value-type="float">
            <text:p>1</text:p>
          </table:table-cell>
          <table:table-cell table:style-name="ce72" table:formula="of:=[.U73]*[.V73]" office:value-type="currency" office:currency="BRL" office:value="0.24" calcext:value-type="currency">
            <text:p>R$ 0,2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354240-Ravaged%20Panel" xlink:type="simple">Ravaged Panel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27" calcext:value-type="currency">
            <text:p>R$ 0,27</text:p>
          </table:table-cell>
          <table:table-cell office:value-type="float" office:value="2" calcext:value-type="float">
            <text:p>2</text:p>
          </table:table-cell>
          <table:table-cell table:style-name="ce72" table:formula="of:=[.U74]*[.V74]" office:value-type="currency" office:currency="BRL" office:value="0.54" calcext:value-type="currency">
            <text:p>R$ 0,5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354240-Bomber" xlink:type="simple">Bomber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32" calcext:value-type="currency">
            <text:p>R$ 0,32</text:p>
          </table:table-cell>
          <table:table-cell office:value-type="float" office:value="1" calcext:value-type="float">
            <text:p>1</text:p>
          </table:table-cell>
          <table:table-cell table:style-name="ce72" table:formula="of:=[.U75]*[.V75]" office:value-type="currency" office:currency="BRL" office:value="0.32" calcext:value-type="currency">
            <text:p>R$ 0,3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405640-Beelzebub.exe" xlink:type="simple">Beelzebub.exe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6" calcext:value-type="currency">
            <text:p>R$ 0,26</text:p>
          </table:table-cell>
          <table:table-cell office:value-type="float" office:value="1" calcext:value-type="float">
            <text:p>1</text:p>
          </table:table-cell>
          <table:table-cell table:style-name="ce72" table:formula="of:=[.U76]*[.V76]" office:value-type="currency" office:currency="BRL" office:value="0.26" calcext:value-type="currency">
            <text:p>R$ 0,26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405640-Asmodeus.exe" xlink:type="simple">Asmodeus.exe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28" calcext:value-type="currency">
            <text:p>R$ 0,28</text:p>
          </table:table-cell>
          <table:table-cell office:value-type="float" office:value="2" calcext:value-type="float">
            <text:p>2</text:p>
          </table:table-cell>
          <table:table-cell table:style-name="ce72" table:formula="of:=[.U77]*[.V77]" office:value-type="currency" office:currency="BRL" office:value="0.56" calcext:value-type="currency">
            <text:p>R$ 0,56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391220-Wilderness" xlink:type="simple">Wilderness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5" calcext:value-type="currency">
            <text:p>R$ 0,25</text:p>
          </table:table-cell>
          <table:table-cell office:value-type="float" office:value="1" calcext:value-type="float">
            <text:p>1</text:p>
          </table:table-cell>
          <table:table-cell table:style-name="ce72" table:formula="of:=[.U78]*[.V78]" office:value-type="currency" office:currency="BRL" office:value="0.25" calcext:value-type="currency">
            <text:p>R$ 0,25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391220-Searching" xlink:type="simple">Searching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6" calcext:value-type="currency">
            <text:p>R$ 0,26</text:p>
          </table:table-cell>
          <table:table-cell office:value-type="float" office:value="1" calcext:value-type="float">
            <text:p>1</text:p>
          </table:table-cell>
          <table:table-cell table:style-name="ce72" table:formula="of:=[.U79]*[.V79]" office:value-type="currency" office:currency="BRL" office:value="0.26" calcext:value-type="currency">
            <text:p>R$ 0,26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391220-Rise%20(Trading%20Card)" xlink:type="simple">Rise (Carta Colecionável)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4" calcext:value-type="currency">
            <text:p>R$ 0,24</text:p>
          </table:table-cell>
          <table:table-cell office:value-type="float" office:value="1" calcext:value-type="float">
            <text:p>1</text:p>
          </table:table-cell>
          <table:table-cell table:style-name="ce72" table:formula="of:=[.U80]*[.V80]" office:value-type="currency" office:currency="BRL" office:value="0.24" calcext:value-type="currency">
            <text:p>R$ 0,2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825630-Faris%20&amp;%20Lukako" xlink:type="simple">Faris &amp; Lukako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64" calcext:value-type="currency">
            <text:p>R$ 0,64</text:p>
          </table:table-cell>
          <table:table-cell office:value-type="float" office:value="1" calcext:value-type="float">
            <text:p>1</text:p>
          </table:table-cell>
          <table:table-cell table:style-name="ce72" table:formula="of:=[.U81]*[.V81]" office:value-type="currency" office:currency="BRL" office:value="0.64" calcext:value-type="currency">
            <text:p>R$ 0,6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825630-Itaru%20&amp;%20Yuki" xlink:type="simple">Itaru &amp; Yuki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49" calcext:value-type="currency">
            <text:p>R$ 0,49</text:p>
          </table:table-cell>
          <table:table-cell office:value-type="float" office:value="1" calcext:value-type="float">
            <text:p>1</text:p>
          </table:table-cell>
          <table:table-cell table:style-name="ce72" table:formula="of:=[.U82]*[.V82]" office:value-type="currency" office:currency="BRL" office:value="0.49" calcext:value-type="currency">
            <text:p>R$ 0,49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825630-Rintaro%20&amp;%20Mayuri" xlink:type="simple">Rintaro &amp; Mayuri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53" calcext:value-type="currency">
            <text:p>R$ 0,53</text:p>
          </table:table-cell>
          <table:table-cell office:value-type="float" office:value="1" calcext:value-type="float">
            <text:p>1</text:p>
          </table:table-cell>
          <table:table-cell table:style-name="ce72" table:formula="of:=[.U83]*[.V83]" office:value-type="currency" office:currency="BRL" office:value="0.53" calcext:value-type="currency">
            <text:p>R$ 0,53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825630-Reyes%20&amp;%20Leskinen" xlink:type="simple">Reyes &amp; Leskinen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51" calcext:value-type="currency">
            <text:p>R$ 0,51</text:p>
          </table:table-cell>
          <table:table-cell office:value-type="float" office:value="1" calcext:value-type="float">
            <text:p>1</text:p>
          </table:table-cell>
          <table:table-cell table:style-name="ce72" table:formula="of:=[.U84]*[.V84]" office:value-type="currency" office:currency="BRL" office:value="0.51" calcext:value-type="currency">
            <text:p>R$ 0,51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322500-Erlenmeyer%20flask" xlink:type="simple">Erlenmeyer flask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35" calcext:value-type="currency">
            <text:p>R$ 0,35</text:p>
          </table:table-cell>
          <table:table-cell office:value-type="float" office:value="1" calcext:value-type="float">
            <text:p>1</text:p>
          </table:table-cell>
          <table:table-cell table:style-name="ce72" table:formula="of:=[.U85]*[.V85]" office:value-type="currency" office:currency="BRL" office:value="0.35" calcext:value-type="currency">
            <text:p>R$ 0,35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322500-Shotgun" xlink:type="simple">Shotgun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3" calcext:value-type="currency">
            <text:p>R$ 0,30</text:p>
          </table:table-cell>
          <table:table-cell office:value-type="float" office:value="1" calcext:value-type="float">
            <text:p>1</text:p>
          </table:table-cell>
          <table:table-cell table:style-name="ce72" table:formula="of:=[.U86]*[.V86]" office:value-type="currency" office:currency="BRL" office:value="0.3" calcext:value-type="currency">
            <text:p>R$ 0,3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10770-Skye%20Autumn" xlink:type="simple">Skye Autumn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4" calcext:value-type="currency">
            <text:p>R$ 0,14</text:p>
          </table:table-cell>
          <table:table-cell office:value-type="float" office:value="1" calcext:value-type="float">
            <text:p>1</text:p>
          </table:table-cell>
          <table:table-cell table:style-name="ce72" table:formula="of:=[.U87]*[.V87]" office:value-type="currency" office:currency="BRL" office:value="0.14" calcext:value-type="currency">
            <text:p>R$ 0,1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750920-Paititi" xlink:type="simple">Paititi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31" calcext:value-type="currency">
            <text:p>R$ 0,31</text:p>
          </table:table-cell>
          <table:table-cell office:value-type="float" office:value="2" calcext:value-type="float">
            <text:p>2</text:p>
          </table:table-cell>
          <table:table-cell table:style-name="ce72" table:formula="of:=[.U88]*[.V88]" office:value-type="currency" office:currency="BRL" office:value="0.62" calcext:value-type="currency">
            <text:p>R$ 0,6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750920-Cenotes" xlink:type="simple">Cenotes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33" calcext:value-type="currency">
            <text:p>R$ 0,33</text:p>
          </table:table-cell>
          <table:table-cell office:value-type="float" office:value="1" calcext:value-type="float">
            <text:p>1</text:p>
          </table:table-cell>
          <table:table-cell table:style-name="ce72" table:formula="of:=[.U89]*[.V89]" office:value-type="currency" office:currency="BRL" office:value="0.33" calcext:value-type="currency">
            <text:p>R$ 0,33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8930-Catherine" xlink:type="simple">Catherine</text:a> </text:p>
          </table:table-cell>
          <table:table-cell table:style-name="ce151" office:value-type="float" office:value="1" calcext:value-type="float">
            <text:p>1</text:p>
          </table:table-cell>
          <table:table-cell office:value-type="currency" office:currency="BRL" office:value="0.12" calcext:value-type="currency">
            <text:p>R$ 0,12</text:p>
          </table:table-cell>
          <table:table-cell office:value-type="float" office:value="1" calcext:value-type="float">
            <text:p>1</text:p>
          </table:table-cell>
          <table:table-cell table:style-name="ce72" table:formula="of:=[.U90]*[.V90]" office:value-type="currency" office:currency="BRL" office:value="0.12" calcext:value-type="currency">
            <text:p>R$ 0,1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8930-Economic" xlink:type="simple">Economic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2" calcext:value-type="currency">
            <text:p>R$ 0,12</text:p>
          </table:table-cell>
          <table:table-cell office:value-type="float" office:value="1" calcext:value-type="float">
            <text:p>1</text:p>
          </table:table-cell>
          <table:table-cell table:style-name="ce72" table:formula="of:=[.U91]*[.V91]" office:value-type="currency" office:currency="BRL" office:value="0.12" calcext:value-type="currency">
            <text:p>R$ 0,1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8930-Foreign" xlink:type="simple">Foreign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1" calcext:value-type="currency">
            <text:p>R$ 0,11</text:p>
          </table:table-cell>
          <table:table-cell office:value-type="float" office:value="1" calcext:value-type="float">
            <text:p>1</text:p>
          </table:table-cell>
          <table:table-cell table:style-name="ce72" table:formula="of:=[.U92]*[.V92]" office:value-type="currency" office:currency="BRL" office:value="0.11" calcext:value-type="currency">
            <text:p>R$ 0,11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584400-Heavy%20Gunner" xlink:type="simple">Heavy Gunner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46" calcext:value-type="currency">
            <text:p>R$ 0,46</text:p>
          </table:table-cell>
          <table:table-cell office:value-type="float" office:value="1" calcext:value-type="float">
            <text:p>1</text:p>
          </table:table-cell>
          <table:table-cell table:style-name="ce72" table:formula="of:=[.U93]*[.V93]" office:value-type="currency" office:currency="BRL" office:value="0.46" calcext:value-type="currency">
            <text:p>R$ 0,46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584400-Heavy%20Shinobi" xlink:type="simple">Heavy Shinobi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49" calcext:value-type="currency">
            <text:p>R$ 0,49</text:p>
          </table:table-cell>
          <table:table-cell office:value-type="float" office:value="1" calcext:value-type="float">
            <text:p>1</text:p>
          </table:table-cell>
          <table:table-cell table:style-name="ce72" table:formula="of:=[.U94]*[.V94]" office:value-type="currency" office:currency="BRL" office:value="0.49" calcext:value-type="currency">
            <text:p>R$ 0,49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584400-Knuckles%20the%20Echidna%20(Trading%20Card)" xlink:type="simple">Knuckles the Echidna (Carta Colecionável)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49" calcext:value-type="currency">
            <text:p>R$ 0,49</text:p>
          </table:table-cell>
          <table:table-cell office:value-type="float" office:value="1" calcext:value-type="float">
            <text:p>1</text:p>
          </table:table-cell>
          <table:table-cell table:style-name="ce72" table:formula="of:=[.U95]*[.V95]" office:value-type="currency" office:currency="BRL" office:value="0.49" calcext:value-type="currency">
            <text:p>R$ 0,49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584400-Sonic%20the%20Hedgehog%20(Trading%20Card)" xlink:type="simple">Sonic the Hedgehog (Carta Colecionável)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42" calcext:value-type="currency">
            <text:p>R$ 0,42</text:p>
          </table:table-cell>
          <table:table-cell office:value-type="float" office:value="1" calcext:value-type="float">
            <text:p>1</text:p>
          </table:table-cell>
          <table:table-cell table:style-name="ce72" table:formula="of:=[.U96]*[.V96]" office:value-type="currency" office:currency="BRL" office:value="0.42" calcext:value-type="currency">
            <text:p>R$ 0,4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413150-Sandy" xlink:type="simple">Sandy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33" calcext:value-type="currency">
            <text:p>R$ 0,33</text:p>
          </table:table-cell>
          <table:table-cell office:value-type="float" office:value="1" calcext:value-type="float">
            <text:p>1</text:p>
          </table:table-cell>
          <table:table-cell table:style-name="ce72" table:formula="of:=[.U97]*[.V97]" office:value-type="currency" office:currency="BRL" office:value="0.33" calcext:value-type="currency">
            <text:p>R$ 0,33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413150-Morris" xlink:type="simple">Morris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35" calcext:value-type="currency">
            <text:p>R$ 0,35</text:p>
          </table:table-cell>
          <table:table-cell office:value-type="float" office:value="1" calcext:value-type="float">
            <text:p>1</text:p>
          </table:table-cell>
          <table:table-cell table:style-name="ce72" table:formula="of:=[.U98]*[.V98]" office:value-type="currency" office:currency="BRL" office:value="0.35" calcext:value-type="currency">
            <text:p>R$ 0,35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413150-Willy" xlink:type="simple">Willy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37" calcext:value-type="currency">
            <text:p>R$ 0,37</text:p>
          </table:table-cell>
          <table:table-cell office:value-type="float" office:value="1" calcext:value-type="float">
            <text:p>1</text:p>
          </table:table-cell>
          <table:table-cell table:style-name="ce72" table:formula="of:=[.U99]*[.V99]" office:value-type="currency" office:currency="BRL" office:value="0.37" calcext:value-type="currency">
            <text:p>R$ 0,37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81990-Enlightened%20Monarchy" xlink:type="simple">Enlightened Monarchy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33" calcext:value-type="currency">
            <text:p>R$ 0,33</text:p>
          </table:table-cell>
          <table:table-cell office:value-type="float" office:value="1" calcext:value-type="float">
            <text:p>1</text:p>
          </table:table-cell>
          <table:table-cell table:style-name="ce72" table:formula="of:=[.U100]*[.V100]" office:value-type="currency" office:currency="BRL" office:value="0.33" calcext:value-type="currency">
            <text:p>R$ 0,33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81990-Divine%20Mandate" xlink:type="simple">Divine Mandate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3" calcext:value-type="currency">
            <text:p>R$ 0,30</text:p>
          </table:table-cell>
          <table:table-cell office:value-type="float" office:value="2" calcext:value-type="float">
            <text:p>2</text:p>
          </table:table-cell>
          <table:table-cell table:style-name="ce72" table:formula="of:=[.U101]*[.V101]" office:value-type="currency" office:currency="BRL" office:value="0.6" calcext:value-type="currency">
            <text:p>R$ 0,6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0920-Iorweth" xlink:type="simple">Iorweth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7" calcext:value-type="currency">
            <text:p>R$ 0,27</text:p>
          </table:table-cell>
          <table:table-cell office:value-type="float" office:value="1" calcext:value-type="float">
            <text:p>1</text:p>
          </table:table-cell>
          <table:table-cell table:style-name="ce72" table:formula="of:=[.U102]*[.V102]" office:value-type="currency" office:currency="BRL" office:value="0.27" calcext:value-type="currency">
            <text:p>R$ 0,27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0920-Triss%20Merigold" xlink:type="simple">Triss Merigold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29" calcext:value-type="currency">
            <text:p>R$ 0,29</text:p>
          </table:table-cell>
          <table:table-cell office:value-type="float" office:value="2" calcext:value-type="float">
            <text:p>2</text:p>
          </table:table-cell>
          <table:table-cell table:style-name="ce72" table:formula="of:=[.U103]*[.V103]" office:value-type="currency" office:currency="BRL" office:value="0.58" calcext:value-type="currency">
            <text:p>R$ 0,58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0920-Zoltan" xlink:type="simple">Zoltan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9" calcext:value-type="currency">
            <text:p>R$ 0,29</text:p>
          </table:table-cell>
          <table:table-cell office:value-type="float" office:value="1" calcext:value-type="float">
            <text:p>1</text:p>
          </table:table-cell>
          <table:table-cell table:style-name="ce72" table:formula="of:=[.U104]*[.V104]" office:value-type="currency" office:currency="BRL" office:value="0.29" calcext:value-type="currency">
            <text:p>R$ 0,29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92030-Eredin%20(Trading%20Card)" xlink:type="simple">Eredin (Carta Colecionável)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46" calcext:value-type="currency">
            <text:p>R$ 0,46</text:p>
          </table:table-cell>
          <table:table-cell office:value-type="float" office:value="1" calcext:value-type="float">
            <text:p>1</text:p>
          </table:table-cell>
          <table:table-cell table:style-name="ce72" table:formula="of:=[.U105]*[.V105]" office:value-type="currency" office:currency="BRL" office:value="0.46" calcext:value-type="currency">
            <text:p>R$ 0,46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92030-Geralt%20(Trading%20Card)" xlink:type="simple">Geralt (Carta Colecionável)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52" calcext:value-type="currency">
            <text:p>R$ 0,52</text:p>
          </table:table-cell>
          <table:table-cell office:value-type="float" office:value="1" calcext:value-type="float">
            <text:p>1</text:p>
          </table:table-cell>
          <table:table-cell table:style-name="ce72" table:formula="of:=[.U106]*[.V106]" office:value-type="currency" office:currency="BRL" office:value="0.52" calcext:value-type="currency">
            <text:p>R$ 0,5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92030-Yennefer%20(Trading%20Card)" xlink:type="simple">Yennefer (Carta Colecionável)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48" calcext:value-type="currency">
            <text:p>R$ 0,48</text:p>
          </table:table-cell>
          <table:table-cell office:value-type="float" office:value="1" calcext:value-type="float">
            <text:p>1</text:p>
          </table:table-cell>
          <table:table-cell table:style-name="ce72" table:formula="of:=[.U107]*[.V107]" office:value-type="currency" office:currency="BRL" office:value="0.48" calcext:value-type="currency">
            <text:p>R$ 0,48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1240210-TA%20DA%20DA%20DAAAAAAA" xlink:type="simple">TA DA DA DAAAAAAA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9" calcext:value-type="currency">
            <text:p>R$ 0,29</text:p>
          </table:table-cell>
          <table:table-cell office:value-type="float" office:value="1" calcext:value-type="float">
            <text:p>1</text:p>
          </table:table-cell>
          <table:table-cell table:style-name="ce72" table:formula="of:=[.U108]*[.V108]" office:value-type="currency" office:currency="BRL" office:value="0.29" calcext:value-type="currency">
            <text:p>R$ 0,29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1240210-Hi%20Kitty!" xlink:type="simple">Hi Kitty!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6" calcext:value-type="currency">
            <text:p>R$ 0,26</text:p>
          </table:table-cell>
          <table:table-cell office:value-type="float" office:value="1" calcext:value-type="float">
            <text:p>1</text:p>
          </table:table-cell>
          <table:table-cell table:style-name="ce72" table:formula="of:=[.U109]*[.V109]" office:value-type="currency" office:currency="BRL" office:value="0.26" calcext:value-type="currency">
            <text:p>R$ 0,26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1240210-Another%20dimension" xlink:type="simple">Another dimension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3" calcext:value-type="currency">
            <text:p>R$ 0,23</text:p>
          </table:table-cell>
          <table:table-cell office:value-type="float" office:value="1" calcext:value-type="float">
            <text:p>1</text:p>
          </table:table-cell>
          <table:table-cell table:style-name="ce72" table:formula="of:=[.U110]*[.V110]" office:value-type="currency" office:currency="BRL" office:value="0.23" calcext:value-type="currency">
            <text:p>R$ 0,23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03160-A%20Survivor%20Is%20Born%20(Trading%20Card)" xlink:type="simple">A Survivor Is Born (Carta Colecionável)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6" calcext:value-type="currency">
            <text:p>R$ 0,26</text:p>
          </table:table-cell>
          <table:table-cell office:value-type="float" office:value="1" calcext:value-type="float">
            <text:p>1</text:p>
          </table:table-cell>
          <table:table-cell table:style-name="ce72" table:formula="of:=[.U111]*[.V111]" office:value-type="currency" office:currency="BRL" office:value="0.26" calcext:value-type="currency">
            <text:p>R$ 0,26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03160-Crossroads%20(Trading%20Card)" xlink:type="simple">Crossroads (Carta Colecionável)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1" calcext:value-type="currency">
            <text:p>R$ 0,21</text:p>
          </table:table-cell>
          <table:table-cell office:value-type="float" office:value="1" calcext:value-type="float">
            <text:p>1</text:p>
          </table:table-cell>
          <table:table-cell table:style-name="ce72" table:formula="of:=[.U112]*[.V112]" office:value-type="currency" office:currency="BRL" office:value="0.21" calcext:value-type="currency">
            <text:p>R$ 0,21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03160-Parachute" xlink:type="simple">Parachute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" calcext:value-type="currency">
            <text:p>R$ 0,20</text:p>
          </table:table-cell>
          <table:table-cell office:value-type="float" office:value="1" calcext:value-type="float">
            <text:p>1</text:p>
          </table:table-cell>
          <table:table-cell table:style-name="ce72" table:formula="of:=[.U113]*[.V113]" office:value-type="currency" office:currency="BRL" office:value="0.2" calcext:value-type="currency">
            <text:p>R$ 0,2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37930-Grant" xlink:type="simple">Grant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1" calcext:value-type="currency">
            <text:p>R$ 0,21</text:p>
          </table:table-cell>
          <table:table-cell office:value-type="float" office:value="1" calcext:value-type="float">
            <text:p>1</text:p>
          </table:table-cell>
          <table:table-cell table:style-name="ce72" table:formula="of:=[.U114]*[.V114]" office:value-type="currency" office:currency="BRL" office:value="0.21" calcext:value-type="currency">
            <text:p>R$ 0,21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431960-Car%20Blueprints" xlink:type="simple">Car Blueprints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6" calcext:value-type="currency">
            <text:p>R$ 0,26</text:p>
          </table:table-cell>
          <table:table-cell office:value-type="float" office:value="1" calcext:value-type="float">
            <text:p>1</text:p>
          </table:table-cell>
          <table:table-cell table:style-name="ce72" table:formula="of:=[.U115]*[.V115]" office:value-type="currency" office:currency="BRL" office:value="0.26" calcext:value-type="currency">
            <text:p>R$ 0,26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774811-Time%20For%20Bed" xlink:type="simple">Time For Bed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86" calcext:value-type="currency">
            <text:p>R$ 0,86</text:p>
          </table:table-cell>
          <table:table-cell office:value-type="float" office:value="1" calcext:value-type="float">
            <text:p>1</text:p>
          </table:table-cell>
          <table:table-cell table:style-name="ce72" table:formula="of:=[.U116]*[.V116]" office:value-type="currency" office:currency="BRL" office:value="0.86" calcext:value-type="currency">
            <text:p>R$ 0,86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774811-Feeling%20Very%20Still" xlink:type="simple">Feeling Very Still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.29" calcext:value-type="currency">
            <text:p>R$ 1,29</text:p>
          </table:table-cell>
          <table:table-cell office:value-type="float" office:value="1" calcext:value-type="float">
            <text:p>1</text:p>
          </table:table-cell>
          <table:table-cell table:style-name="ce72" table:formula="of:=[.U117]*[.V117]" office:value-type="currency" office:currency="BRL" office:value="1.29" calcext:value-type="currency">
            <text:p>R$ 1,29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362890-Gasworks" xlink:type="simple">Gasworks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4" calcext:value-type="currency">
            <text:p>R$ 0,14</text:p>
          </table:table-cell>
          <table:table-cell office:value-type="float" office:value="1" calcext:value-type="float">
            <text:p>1</text:p>
          </table:table-cell>
          <table:table-cell table:style-name="ce72" table:formula="of:=[.U118]*[.V118]" office:value-type="currency" office:currency="BRL" office:value="0.14" calcext:value-type="currency">
            <text:p>R$ 0,1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782330-At%20The%20Gates" xlink:type="simple">At The Gates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3" calcext:value-type="currency">
            <text:p>R$ 0,13</text:p>
          </table:table-cell>
          <table:table-cell office:value-type="float" office:value="1" calcext:value-type="float">
            <text:p>1</text:p>
          </table:table-cell>
          <table:table-cell table:style-name="ce72" table:formula="of:=[.U119]*[.V119]" office:value-type="currency" office:currency="BRL" office:value="0.13" calcext:value-type="currency">
            <text:p>R$ 0,13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782330-Maykr" xlink:type="simple">Maykr</text:a> 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0.14" calcext:value-type="currency">
            <text:p>R$ 0,14</text:p>
          </table:table-cell>
          <table:table-cell office:value-type="float" office:value="3" calcext:value-type="float">
            <text:p>3</text:p>
          </table:table-cell>
          <table:table-cell table:style-name="ce72" table:formula="of:=[.U120]*[.V120]" office:value-type="currency" office:currency="BRL" office:value="0.42" calcext:value-type="currency">
            <text:p>R$ 0,4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782330-The%20Slayer" xlink:type="simple">The Slayer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4" calcext:value-type="currency">
            <text:p>R$ 0,14</text:p>
          </table:table-cell>
          <table:table-cell office:value-type="float" office:value="1" calcext:value-type="float">
            <text:p>1</text:p>
          </table:table-cell>
          <table:table-cell table:style-name="ce72" table:formula="of:=[.U121]*[.V121]" office:value-type="currency" office:currency="BRL" office:value="0.14" calcext:value-type="currency">
            <text:p>R$ 0,1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38370-That%20Other%20Forest" xlink:type="simple">That Other Forest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07" calcext:value-type="currency">
            <text:p>R$ 0,07</text:p>
          </table:table-cell>
          <table:table-cell office:value-type="float" office:value="1" calcext:value-type="float">
            <text:p>1</text:p>
          </table:table-cell>
          <table:table-cell table:style-name="ce72" table:formula="of:=[.U122]*[.V122]" office:value-type="currency" office:currency="BRL" office:value="0.07" calcext:value-type="currency">
            <text:p>R$ 0,07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524220-2B%20(Profile%20Background)" xlink:type="simple">2B (Plano de Fundo de Perfil)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6" calcext:value-type="currency">
            <text:p>R$ 0,16</text:p>
          </table:table-cell>
          <table:table-cell office:value-type="float" office:value="1" calcext:value-type="float">
            <text:p>1</text:p>
          </table:table-cell>
          <table:table-cell table:style-name="ce72" table:formula="of:=[.U123]*[.V123]" office:value-type="currency" office:currency="BRL" office:value="0.16" calcext:value-type="currency">
            <text:p>R$ 0,16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524220-9S%20(Profile%20Background)" xlink:type="simple">9S (Plano de Fundo de Perfil)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4" calcext:value-type="currency">
            <text:p>R$ 0,14</text:p>
          </table:table-cell>
          <table:table-cell office:value-type="float" office:value="1" calcext:value-type="float">
            <text:p>1</text:p>
          </table:table-cell>
          <table:table-cell table:style-name="ce72" table:formula="of:=[.U124]*[.V124]" office:value-type="currency" office:currency="BRL" office:value="0.14" calcext:value-type="currency">
            <text:p>R$ 0,1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524220-A2%20(Profile%20Background)" xlink:type="simple">A2 (Plano de Fundo de Perfil)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5" calcext:value-type="currency">
            <text:p>R$ 0,15</text:p>
          </table:table-cell>
          <table:table-cell office:value-type="float" office:value="1" calcext:value-type="float">
            <text:p>1</text:p>
          </table:table-cell>
          <table:table-cell table:style-name="ce72" table:formula="of:=[.U125]*[.V125]" office:value-type="currency" office:currency="BRL" office:value="0.15" calcext:value-type="currency">
            <text:p>R$ 0,15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524220-Emil%20(Profile%20Background)" xlink:type="simple">Emil (Plano de Fundo de Perfil)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2" calcext:value-type="currency">
            <text:p>R$ 0,22</text:p>
          </table:table-cell>
          <table:table-cell office:value-type="float" office:value="1" calcext:value-type="float">
            <text:p>1</text:p>
          </table:table-cell>
          <table:table-cell table:style-name="ce72" table:formula="of:=[.U126]*[.V126]" office:value-type="currency" office:currency="BRL" office:value="0.22" calcext:value-type="currency">
            <text:p>R$ 0,2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412830-Type01" xlink:type="simple">Type01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5" calcext:value-type="currency">
            <text:p>R$ 0,25</text:p>
          </table:table-cell>
          <table:table-cell office:value-type="float" office:value="1" calcext:value-type="float">
            <text:p>1</text:p>
          </table:table-cell>
          <table:table-cell table:style-name="ce72" table:formula="of:=[.U127]*[.V127]" office:value-type="currency" office:currency="BRL" office:value="0.25" calcext:value-type="currency">
            <text:p>R$ 0,25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412830-Type02" xlink:type="simple">Type02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1" calcext:value-type="currency">
            <text:p>R$ 0,21</text:p>
          </table:table-cell>
          <table:table-cell office:value-type="float" office:value="1" calcext:value-type="float">
            <text:p>1</text:p>
          </table:table-cell>
          <table:table-cell table:style-name="ce72" table:formula="of:=[.U128]*[.V128]" office:value-type="currency" office:currency="BRL" office:value="0.21" calcext:value-type="currency">
            <text:p>R$ 0,21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412830-Type03" xlink:type="simple">Type03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19" calcext:value-type="currency">
            <text:p>R$ 0,19</text:p>
          </table:table-cell>
          <table:table-cell office:value-type="float" office:value="2" calcext:value-type="float">
            <text:p>2</text:p>
          </table:table-cell>
          <table:table-cell table:style-name="ce72" table:formula="of:=[.U129]*[.V129]" office:value-type="currency" office:currency="BRL" office:value="0.38" calcext:value-type="currency">
            <text:p>R$ 0,38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10770-The%20Wilderness" xlink:type="simple">The Wilderness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38" calcext:value-type="currency">
            <text:p>R$ 0,38</text:p>
          </table:table-cell>
          <table:table-cell office:value-type="float" office:value="1" calcext:value-type="float">
            <text:p>1</text:p>
          </table:table-cell>
          <table:table-cell table:style-name="ce72" table:formula="of:=[.U130]*[.V130]" office:value-type="currency" office:currency="BRL" office:value="0.38" calcext:value-type="currency">
            <text:p>R$ 0,38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307050-The%20First%20Bike%20Ride" xlink:type="simple">The First Bike Ride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" calcext:value-type="currency">
            <text:p>R$ 0,10</text:p>
          </table:table-cell>
          <table:table-cell office:value-type="float" office:value="1" calcext:value-type="float">
            <text:p>1</text:p>
          </table:table-cell>
          <table:table-cell table:style-name="ce72" table:formula="of:=[.U131]*[.V131]" office:value-type="currency" office:currency="BRL" office:value="0.1" calcext:value-type="currency">
            <text:p>R$ 0,1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78460-Vengeful%20Skyborn" xlink:type="simple">Vengeful Skyborn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02" calcext:value-type="currency">
            <text:p>R$ 0,02</text:p>
          </table:table-cell>
          <table:table-cell office:value-type="float" office:value="1" calcext:value-type="float">
            <text:p>1</text:p>
          </table:table-cell>
          <table:table-cell table:style-name="ce72" table:formula="of:=[.U132]*[.V132]" office:value-type="currency" office:currency="BRL" office:value="0.02" calcext:value-type="currency">
            <text:p>R$ 0,0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78460-Cornered%20Fae" xlink:type="simple">Cornered Fae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02" calcext:value-type="currency">
            <text:p>R$ 0,02</text:p>
          </table:table-cell>
          <table:table-cell office:value-type="float" office:value="1" calcext:value-type="float">
            <text:p>1</text:p>
          </table:table-cell>
          <table:table-cell table:style-name="ce72" table:formula="of:=[.U133]*[.V133]" office:value-type="currency" office:currency="BRL" office:value="0.02" calcext:value-type="currency">
            <text:p>R$ 0,0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78460-Magical%20Beings" xlink:type="simple">Magical Beings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02" calcext:value-type="currency">
            <text:p>R$ 0,02</text:p>
          </table:table-cell>
          <table:table-cell office:value-type="float" office:value="1" calcext:value-type="float">
            <text:p>1</text:p>
          </table:table-cell>
          <table:table-cell table:style-name="ce72" table:formula="of:=[.U134]*[.V134]" office:value-type="currency" office:currency="BRL" office:value="0.02" calcext:value-type="currency">
            <text:p>R$ 0,0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78460-A%20New%20Threat%20Arisen" xlink:type="simple">A New Threat Arisen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03" calcext:value-type="currency">
            <text:p>R$ 0,03</text:p>
          </table:table-cell>
          <table:table-cell office:value-type="float" office:value="1" calcext:value-type="float">
            <text:p>1</text:p>
          </table:table-cell>
          <table:table-cell table:style-name="ce72" table:formula="of:=[.U135]*[.V135]" office:value-type="currency" office:currency="BRL" office:value="0.03" calcext:value-type="currency">
            <text:p>R$ 0,03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391540-Annoying%20Dog" xlink:type="simple">Annoying Dog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5" calcext:value-type="currency">
            <text:p>R$ 0,15</text:p>
          </table:table-cell>
          <table:table-cell office:value-type="float" office:value="1" calcext:value-type="float">
            <text:p>1</text:p>
          </table:table-cell>
          <table:table-cell table:style-name="ce72" table:formula="of:=[.U136]*[.V136]" office:value-type="currency" office:currency="BRL" office:value="0.15" calcext:value-type="currency">
            <text:p>R$ 0,15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447530-Alma%20Armas%20(Profile%20Background)" xlink:type="simple">Alma Armas (Plano de Fundo de Perfil)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8" calcext:value-type="currency">
            <text:p>R$ 0,18</text:p>
          </table:table-cell>
          <table:table-cell office:value-type="float" office:value="1" calcext:value-type="float">
            <text:p>1</text:p>
          </table:table-cell>
          <table:table-cell table:style-name="ce72" table:formula="of:=[.U137]*[.V137]" office:value-type="currency" office:currency="BRL" office:value="0.18" calcext:value-type="currency">
            <text:p>R$ 0,18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447530-Dorothy%20Haze%20(Profile%20Background)" xlink:type="simple">Dorothy Haze (Plano de Fundo de Perfil)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8" calcext:value-type="currency">
            <text:p>R$ 0,18</text:p>
          </table:table-cell>
          <table:table-cell office:value-type="float" office:value="1" calcext:value-type="float">
            <text:p>1</text:p>
          </table:table-cell>
          <table:table-cell table:style-name="ce72" table:formula="of:=[.U138]*[.V138]" office:value-type="currency" office:currency="BRL" office:value="0.18" calcext:value-type="currency">
            <text:p>R$ 0,18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362890-:vort:" xlink:type="simple">:vort: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4" calcext:value-type="currency">
            <text:p>R$ 0,14</text:p>
          </table:table-cell>
          <table:table-cell office:value-type="float" office:value="1" calcext:value-type="float">
            <text:p>1</text:p>
          </table:table-cell>
          <table:table-cell table:style-name="ce72" table:formula="of:=[.U139]*[.V139]" office:value-type="currency" office:currency="BRL" office:value="0.14" calcext:value-type="currency">
            <text:p>R$ 0,1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782330-:Mancubus:" xlink:type="simple">:Mancubus: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4" calcext:value-type="currency">
            <text:p>R$ 0,14</text:p>
          </table:table-cell>
          <table:table-cell office:value-type="float" office:value="1" calcext:value-type="float">
            <text:p>1</text:p>
          </table:table-cell>
          <table:table-cell table:style-name="ce72" table:formula="of:=[.U140]*[.V140]" office:value-type="currency" office:currency="BRL" office:value="0.14" calcext:value-type="currency">
            <text:p>R$ 0,1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782330-:Pain_Elemental:" xlink:type="simple">:Pain_Elemental: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4" calcext:value-type="currency">
            <text:p>R$ 0,14</text:p>
          </table:table-cell>
          <table:table-cell office:value-type="float" office:value="1" calcext:value-type="float">
            <text:p>1</text:p>
          </table:table-cell>
          <table:table-cell table:style-name="ce72" table:formula="of:=[.U141]*[.V141]" office:value-type="currency" office:currency="BRL" office:value="0.14" calcext:value-type="currency">
            <text:p>R$ 0,1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782330-:DOOM_Revenant:" xlink:type="simple">:DOOM_Revenant: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4" calcext:value-type="currency">
            <text:p>R$ 0,14</text:p>
          </table:table-cell>
          <table:table-cell office:value-type="float" office:value="1" calcext:value-type="float">
            <text:p>1</text:p>
          </table:table-cell>
          <table:table-cell table:style-name="ce72" table:formula="of:=[.U142]*[.V142]" office:value-type="currency" office:currency="BRL" office:value="0.14" calcext:value-type="currency">
            <text:p>R$ 0,1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782330-:The_Slayer:" xlink:type="simple">:The_Slayer: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14" calcext:value-type="currency">
            <text:p>R$ 0,14</text:p>
          </table:table-cell>
          <table:table-cell office:value-type="float" office:value="2" calcext:value-type="float">
            <text:p>2</text:p>
          </table:table-cell>
          <table:table-cell table:style-name="ce72" table:formula="of:=[.U143]*[.V143]" office:value-type="currency" office:currency="BRL" office:value="0.28" calcext:value-type="currency">
            <text:p>R$ 0,28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38370-:vanir:" xlink:type="simple">:vanir: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07" calcext:value-type="currency">
            <text:p>R$ 0,07</text:p>
          </table:table-cell>
          <table:table-cell office:value-type="float" office:value="1" calcext:value-type="float">
            <text:p>1</text:p>
          </table:table-cell>
          <table:table-cell table:style-name="ce72" table:formula="of:=[.U144]*[.V144]" office:value-type="currency" office:currency="BRL" office:value="0.07" calcext:value-type="currency">
            <text:p>R$ 0,07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524220-:yorha:" xlink:type="simple">:yorha: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4" calcext:value-type="currency">
            <text:p>R$ 0,14</text:p>
          </table:table-cell>
          <table:table-cell office:value-type="float" office:value="1" calcext:value-type="float">
            <text:p>1</text:p>
          </table:table-cell>
          <table:table-cell table:style-name="ce72" table:formula="of:=[.U145]*[.V145]" office:value-type="currency" office:currency="BRL" office:value="0.14" calcext:value-type="currency">
            <text:p>R$ 0,1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524220-:hacking:" xlink:type="simple">:hacking: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4" calcext:value-type="currency">
            <text:p>R$ 0,14</text:p>
          </table:table-cell>
          <table:table-cell office:value-type="float" office:value="1" calcext:value-type="float">
            <text:p>1</text:p>
          </table:table-cell>
          <table:table-cell table:style-name="ce72" table:formula="of:=[.U146]*[.V146]" office:value-type="currency" office:currency="BRL" office:value="0.14" calcext:value-type="currency">
            <text:p>R$ 0,1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412830-:NyanNyan:" xlink:type="simple">:NyanNyan: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16" calcext:value-type="currency">
            <text:p>R$ 0,16</text:p>
          </table:table-cell>
          <table:table-cell office:value-type="float" office:value="2" calcext:value-type="float">
            <text:p>2</text:p>
          </table:table-cell>
          <table:table-cell table:style-name="ce72" table:formula="of:=[.U147]*[.V147]" office:value-type="currency" office:currency="BRL" office:value="0.32" calcext:value-type="currency">
            <text:p>R$ 0,3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412830-:Suzuha:" xlink:type="simple">:Suzuha: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15" calcext:value-type="currency">
            <text:p>R$ 0,15</text:p>
          </table:table-cell>
          <table:table-cell office:value-type="float" office:value="2" calcext:value-type="float">
            <text:p>2</text:p>
          </table:table-cell>
          <table:table-cell table:style-name="ce72" table:formula="of:=[.U148]*[.V148]" office:value-type="currency" office:currency="BRL" office:value="0.3" calcext:value-type="currency">
            <text:p>R$ 0,3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412830-:Mayuri:" xlink:type="simple">:Mayuri: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5" calcext:value-type="currency">
            <text:p>R$ 0,25</text:p>
          </table:table-cell>
          <table:table-cell office:value-type="float" office:value="1" calcext:value-type="float">
            <text:p>1</text:p>
          </table:table-cell>
          <table:table-cell table:style-name="ce72" table:formula="of:=[.U149]*[.V149]" office:value-type="currency" office:currency="BRL" office:value="0.25" calcext:value-type="currency">
            <text:p>R$ 0,25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10770-:sfsmile:" xlink:type="simple">:sfsmile: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03" calcext:value-type="currency">
            <text:p>R$ 0,03</text:p>
          </table:table-cell>
          <table:table-cell office:value-type="float" office:value="1" calcext:value-type="float">
            <text:p>1</text:p>
          </table:table-cell>
          <table:table-cell table:style-name="ce72" table:formula="of:=[.U150]*[.V150]" office:value-type="currency" office:currency="BRL" office:value="0.03" calcext:value-type="currency">
            <text:p>R$ 0,03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78460-:skybornangry:" xlink:type="simple">:skybornangry: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01" calcext:value-type="currency">
            <text:p>R$ 0,01</text:p>
          </table:table-cell>
          <table:table-cell office:value-type="float" office:value="2" calcext:value-type="float">
            <text:p>2</text:p>
          </table:table-cell>
          <table:table-cell table:style-name="ce72" table:formula="of:=[.U151]*[.V151]" office:value-type="currency" office:currency="BRL" office:value="0.02" calcext:value-type="currency">
            <text:p>R$ 0,0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78460-:skybornhappy:" xlink:type="simple">:skybornhappy: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01" calcext:value-type="currency">
            <text:p>R$ 0,01</text:p>
          </table:table-cell>
          <table:table-cell office:value-type="float" office:value="2" calcext:value-type="float">
            <text:p>2</text:p>
          </table:table-cell>
          <table:table-cell table:style-name="ce72" table:formula="of:=[.U152]*[.V152]" office:value-type="currency" office:currency="BRL" office:value="0.02" calcext:value-type="currency">
            <text:p>R$ 0,0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391540-:flowey:" xlink:type="simple">:flowey: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4" calcext:value-type="currency">
            <text:p>R$ 0,14</text:p>
          </table:table-cell>
          <table:table-cell office:value-type="float" office:value="1" calcext:value-type="float">
            <text:p>1</text:p>
          </table:table-cell>
          <table:table-cell table:style-name="ce72" table:formula="of:=[.U153]*[.V153]" office:value-type="currency" office:currency="BRL" office:value="0.14" calcext:value-type="currency">
            <text:p>R$ 0,1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447530-:sleepyjill:" xlink:type="simple">:sleepyjill: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5" calcext:value-type="currency">
            <text:p>R$ 0,15</text:p>
          </table:table-cell>
          <table:table-cell office:value-type="float" office:value="1" calcext:value-type="float">
            <text:p>1</text:p>
          </table:table-cell>
          <table:table-cell table:style-name="ce72" table:formula="of:=[.U154]*[.V154]" office:value-type="currency" office:currency="BRL" office:value="0.15" calcext:value-type="currency">
            <text:p>R$ 0,15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447530-:seriousboss:" xlink:type="simple">:seriousboss: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14" calcext:value-type="currency">
            <text:p>R$ 0,14</text:p>
          </table:table-cell>
          <table:table-cell office:value-type="float" office:value="1" calcext:value-type="float">
            <text:p>1</text:p>
          </table:table-cell>
          <table:table-cell table:style-name="ce72" table:formula="of:=[.U155]*[.V155]" office:value-type="currency" office:currency="BRL" office:value="0.14" calcext:value-type="currency">
            <text:p>R$ 0,1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304930/Purple%20Mystery%20Box" xlink:type="simple">Purple Mystery Box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07" calcext:value-type="currency">
            <text:p>R$ 0,07</text:p>
          </table:table-cell>
          <table:table-cell office:value-type="float" office:value="1" calcext:value-type="float">
            <text:p>1</text:p>
          </table:table-cell>
          <table:table-cell table:style-name="ce72" table:formula="of:=[.U156]*[.V156]" office:value-type="currency" office:currency="BRL" office:value="0.07" calcext:value-type="currency">
            <text:p>R$ 0,07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304930/Spark%20T-Shirt" xlink:type="simple">Spark T-Shirt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01" calcext:value-type="currency">
            <text:p>R$ 0,01</text:p>
          </table:table-cell>
          <table:table-cell office:value-type="float" office:value="1" calcext:value-type="float">
            <text:p>1</text:p>
          </table:table-cell>
          <table:table-cell table:style-name="ce72" table:formula="of:=[.U157]*[.V157]" office:value-type="currency" office:currency="BRL" office:value="0.01" calcext:value-type="currency">
            <text:p>R$ 0,01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304930/Hourglass%20Hoodie" xlink:type="simple">Hourglass Hoodie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02" calcext:value-type="currency">
            <text:p>R$ 0,02</text:p>
          </table:table-cell>
          <table:table-cell office:value-type="float" office:value="1" calcext:value-type="float">
            <text:p>1</text:p>
          </table:table-cell>
          <table:table-cell table:style-name="ce72" table:formula="of:=[.U158]*[.V158]" office:value-type="currency" office:currency="BRL" office:value="0.02" calcext:value-type="currency">
            <text:p>R$ 0,0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304930/Dark%20Purple%20Plaid%20Shirt" xlink:type="simple">Dark Purple Plaid Shirt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01" calcext:value-type="currency">
            <text:p>R$ 0,01</text:p>
          </table:table-cell>
          <table:table-cell office:value-type="float" office:value="1" calcext:value-type="float">
            <text:p>1</text:p>
          </table:table-cell>
          <table:table-cell table:style-name="ce72" table:formula="of:=[.U159]*[.V159]" office:value-type="currency" office:currency="BRL" office:value="0.01" calcext:value-type="currency">
            <text:p>R$ 0,01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304930/September%202017%20Workshop%20Crate%20#4" xlink:type="simple">September 2017 Workshop Crate #4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02" calcext:value-type="currency">
            <text:p>R$ 0,02</text:p>
          </table:table-cell>
          <table:table-cell office:value-type="float" office:value="1" calcext:value-type="float">
            <text:p>1</text:p>
          </table:table-cell>
          <table:table-cell table:style-name="ce72" table:formula="of:=[.U160]*[.V160]" office:value-type="currency" office:currency="BRL" office:value="0.02" calcext:value-type="currency">
            <text:p>R$ 0,0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304930/Light%20Purple%20Plaid%20Shirt" xlink:type="simple">Light Purple Plaid Shirt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02" calcext:value-type="currency">
            <text:p>R$ 0,02</text:p>
          </table:table-cell>
          <table:table-cell office:value-type="float" office:value="1" calcext:value-type="float">
            <text:p>1</text:p>
          </table:table-cell>
          <table:table-cell table:style-name="ce72" table:formula="of:=[.U161]*[.V161]" office:value-type="currency" office:currency="BRL" office:value="0.02" calcext:value-type="currency">
            <text:p>R$ 0,0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304930/Heart%20Shirt" xlink:type="simple">Heart Shirt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01" calcext:value-type="currency">
            <text:p>R$ 0,01</text:p>
          </table:table-cell>
          <table:table-cell office:value-type="float" office:value="1" calcext:value-type="float">
            <text:p>1</text:p>
          </table:table-cell>
          <table:table-cell table:style-name="ce72" table:formula="of:=[.U162]*[.V162]" office:value-type="currency" office:currency="BRL" office:value="0.01" calcext:value-type="currency">
            <text:p>R$ 0,01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304930/Flektarn%20Yuri" xlink:type="simple">Flektarn Yuri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02" calcext:value-type="currency">
            <text:p>R$ 0,02</text:p>
          </table:table-cell>
          <table:table-cell office:value-type="float" office:value="1" calcext:value-type="float">
            <text:p>1</text:p>
          </table:table-cell>
          <table:table-cell table:style-name="ce72" table:formula="of:=[.U163]*[.V163]" office:value-type="currency" office:currency="BRL" office:value="0.02" calcext:value-type="currency">
            <text:p>R$ 0,02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304930/Magic%20Bottom" xlink:type="simple">Magic Bottom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03" calcext:value-type="currency">
            <text:p>R$ 0,03</text:p>
          </table:table-cell>
          <table:table-cell office:value-type="float" office:value="1" calcext:value-type="float">
            <text:p>1</text:p>
          </table:table-cell>
          <table:table-cell table:style-name="ce72" table:formula="of:=[.U164]*[.V164]" office:value-type="currency" office:currency="BRL" office:value="0.03" calcext:value-type="currency">
            <text:p>R$ 0,03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1057090-Tuley%20(Trading%20Card)" xlink:type="simple">Tuley (Carta Colecionável)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" calcext:value-type="currency">
            <text:p>R$ 0,20</text:p>
          </table:table-cell>
          <table:table-cell office:value-type="float" office:value="1" calcext:value-type="float">
            <text:p>1</text:p>
          </table:table-cell>
          <table:table-cell table:style-name="ce72" table:formula="of:=[.U165]*[.V165]" office:value-type="currency" office:currency="BRL" office:value="0.2" calcext:value-type="currency">
            <text:p>R$ 0,2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OMGkawaiiAngel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48" calcext:value-type="currency">
            <text:p>R$ 0,48</text:p>
          </table:table-cell>
          <table:table-cell office:value-type="float" office:value="1" calcext:value-type="float">
            <text:p>1</text:p>
          </table:table-cell>
          <table:table-cell table:style-name="ce72" table:formula="of:=[.U166]*[.V166]" office:value-type="currency" office:currency="BRL" office:value="0.48" calcext:value-type="currency">
            <text:p>R$ 0,48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582010-Radobaan" xlink:type="simple">Radobaan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4" calcext:value-type="currency">
            <text:p>R$ 0,24</text:p>
          </table:table-cell>
          <table:table-cell office:value-type="float" office:value="1" calcext:value-type="float">
            <text:p>1</text:p>
          </table:table-cell>
          <table:table-cell table:style-name="ce72" table:formula="of:=[.U167]*[.V167]" office:value-type="currency" office:currency="BRL" office:value="0.24" calcext:value-type="currency">
            <text:p>R$ 0,24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1369630-Umbral%20Knight" xlink:type="simple">Umbral Knight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0.4" calcext:value-type="currency">
            <text:p>R$ 0,40</text:p>
          </table:table-cell>
          <table:table-cell office:value-type="float" office:value="2" calcext:value-type="float">
            <text:p>2</text:p>
          </table:table-cell>
          <table:table-cell table:style-name="ce72" table:formula="of:=[.U168]*[.V168]" office:value-type="currency" office:currency="BRL" office:value="0.8" calcext:value-type="currency">
            <text:p>R$ 0,8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1604000-do%20I%20really%20need%20someone?" xlink:type="simple">do I really need someone?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55" calcext:value-type="currency">
            <text:p>R$ 0,55</text:p>
          </table:table-cell>
          <table:table-cell office:value-type="float" office:value="1" calcext:value-type="float">
            <text:p>1</text:p>
          </table:table-cell>
          <table:table-cell table:style-name="ce72" table:formula="of:=[.U169]*[.V169]" office:value-type="currency" office:currency="BRL" office:value="0.55" calcext:value-type="currency">
            <text:p>R$ 0,55</text:p>
          </table:table-cell>
          <table:table-cell/>
          <table:table-cell table:formula="of:=SUM([.V:.V])" office:value-type="float" office:value="197" calcext:value-type="float">
            <text:p>197</text:p>
          </table:table-cell>
          <table:table-cell table:formula="of:=SUM([.T:.T])" office:value-type="float" office:value="197" calcext:value-type="float">
            <text:p>197</text:p>
          </table:table-cell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412830-Type02" xlink:type="simple">Type02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2" calcext:value-type="currency">
            <text:p>R$ 0,20</text:p>
          </table:table-cell>
          <table:table-cell office:value-type="float" office:value="1" calcext:value-type="float">
            <text:p>1</text:p>
          </table:table-cell>
          <table:table-cell table:style-name="ce72" table:formula="of:=[.U170]*[.V170]" office:value-type="currency" office:currency="BRL" office:value="0.2" calcext:value-type="currency">
            <text:p>R$ 0,20</text:p>
          </table:table-cell>
          <table:table-cell/>
          <table:table-cell table:formula="of:=[.Z169]-[.Y1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Feeling Very Still</text:p>
          </table:table-cell>
          <table:table-cell office:value-type="float" office:value="1" calcext:value-type="float">
            <text:p>1</text:p>
          </table:table-cell>
          <table:table-cell table:style-name="ce151" office:value-type="float" office:value="1.18" calcext:value-type="float">
            <text:p>1,18</text:p>
          </table:table-cell>
          <table:table-cell office:value-type="float" office:value="1" calcext:value-type="float">
            <text:p>1</text:p>
          </table:table-cell>
          <table:table-cell table:style-name="ce72" table:formula="of:=[.U171]*[.V171]" office:value-type="currency" office:currency="BRL" office:value="1.18" calcext:value-type="currency">
            <text:p>R$ 1,18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151" office:value-type="string" calcext:value-type="string">
            <text:p><text:a xlink:href="https://steamcommunity.com/market/listings/753/278460-Vengeful%20Skyborn" xlink:type="simple">Vengeful Skyborn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0.01" calcext:value-type="currency">
            <text:p>R$ 0,01</text:p>
          </table:table-cell>
          <table:table-cell office:value-type="float" office:value="1" calcext:value-type="float">
            <text:p>1</text:p>
          </table:table-cell>
          <table:table-cell table:style-name="ce72" table:formula="of:=[.U172]*[.V172]" office:value-type="currency" office:currency="BRL" office:value="0.01" calcext:value-type="currency">
            <text:p>R$ 0,01</text:p>
          </table:table-cell>
          <table:table-cell table:number-columns-repeated="3"/>
        </table:table-row>
        <table:table-row table:style-name="ro1" table:number-rows-repeated="104840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Operações do Capital" table:style-name="ta1">
        <table:table-column table:style-name="co20" table:default-cell-style-name="Default"/>
        <table:table-column table:style-name="co9" table:default-cell-style-name="ce72"/>
        <table:table-column table:style-name="co21" table:default-cell-style-name="Default"/>
        <table:table-column table:style-name="co17" table:default-cell-style-name="Default"/>
        <table:table-column table:style-name="co22" table:default-cell-style-name="ce72"/>
        <table:table-column table:style-name="co23" table:default-cell-style-name="ce72"/>
        <table:table-column table:style-name="co9" table:default-cell-style-name="Default"/>
        <table:table-column table:style-name="co24" table:default-cell-style-name="ce179"/>
        <table:table-column table:style-name="co25" table:default-cell-style-name="ce150"/>
        <table:table-column table:style-name="co26" table:default-cell-style-name="Default"/>
        <table:table-column table:style-name="co27" table:default-cell-style-name="ce188"/>
        <table:table-column table:style-name="co28" table:default-cell-style-name="ce190"/>
        <table:table-column table:style-name="co6" table:default-cell-style-name="ce150"/>
        <table:table-column table:style-name="co29" table:default-cell-style-name="ce193"/>
        <table:table-column table:style-name="co30" table:default-cell-style-name="ce198"/>
        <table:table-column table:style-name="co31" table:default-cell-style-name="ce185"/>
        <table:table-column table:style-name="co9" table:default-cell-style-name="Default"/>
        <table:table-column table:style-name="co32" table:default-cell-style-name="Default"/>
        <table:table-row table:style-name="ro2">
          <table:table-cell table:style-name="ce176" office:value-type="string" calcext:value-type="string" table:number-columns-spanned="7" table:number-rows-spanned="1">
            <text:p>Trades do fundo</text:p>
          </table:table-cell>
          <table:covered-table-cell table:number-columns-repeated="6"/>
          <table:table-cell/>
          <table:table-cell table:style-name="ce181" office:value-type="string" calcext:value-type="string" table:number-columns-spanned="7" table:number-rows-spanned="1">
            <text:p>Ordens de Compra</text:p>
          </table:table-cell>
          <table:covered-table-cell/>
          <table:covered-table-cell table:number-columns-repeated="3" table:style-name="Default"/>
          <table:covered-table-cell table:style-name="ce117"/>
          <table:covered-table-cell table:style-name="ce194"/>
          <table:table-cell table:style-name="ce200"/>
          <table:table-cell table:number-columns-repeated="2"/>
        </table:table-row>
        <table:table-row table:style-name="ro1">
          <table:table-cell table:style-name="ce177" office:value-type="string" calcext:value-type="string">
            <text:p>Itens</text:p>
          </table:table-cell>
          <table:table-cell table:style-name="ce178" office:value-type="string" calcext:value-type="string">
            <text:p>Comprado a</text:p>
          </table:table-cell>
          <table:table-cell table:style-name="ce177" office:value-type="string" calcext:value-type="string">
            <text:p>Qnt comprada</text:p>
          </table:table-cell>
          <table:table-cell table:style-name="ce177" office:value-type="string" calcext:value-type="string">
            <text:p>Qnt vendida</text:p>
          </table:table-cell>
          <table:table-cell table:style-name="ce178" office:value-type="string" calcext:value-type="string">
            <text:p>Vendido a</text:p>
          </table:table-cell>
          <table:table-cell table:style-name="ce178" office:value-type="string" calcext:value-type="string">
            <text:p>DELTA</text:p>
          </table:table-cell>
          <table:table-cell table:style-name="ce177" office:value-type="string" calcext:value-type="string">
            <text:p>Lucro Total</text:p>
          </table:table-cell>
          <table:table-cell table:style-name="ce180"/>
          <table:table-cell table:style-name="ce182" office:value-type="string" calcext:value-type="string">
            <text:p>Capital Ocupado</text:p>
          </table:table-cell>
          <table:table-cell table:style-name="ce184" table:formula="of:=SUM([.N:.N])" office:value-type="currency" office:currency="BRL" office:value="1075.2" calcext:value-type="currency">
            <text:p>R$ 1.075,20</text:p>
          </table:table-cell>
          <table:table-cell table:style-name="ce185" table:number-columns-repeated="4"/>
          <table:table-cell table:style-name="ce195"/>
          <table:table-cell table:style-name="ce201"/>
          <table:table-cell/>
          <table:table-cell table:style-name="ce151"/>
        </table:table-row>
        <table:table-row table:style-name="ro1">
          <table:table-cell table:style-name="ce151" office:value-type="string" calcext:value-type="string">
            <text:p><text:a xlink:href="https://steamcommunity.com/market/listings/730/Snakebite%20Case" xlink:type="simple">Caixa do Ataque Ofídico</text:a> </text:p>
          </table:table-cell>
          <table:table-cell office:value-type="currency" office:currency="BRL" office:value="0.82" calcext:value-type="currency">
            <text:p>R$ 0,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currency" office:currency="BRL" office:value="0.83" calcext:value-type="currency">
            <text:p>R$ 0,83</text:p>
          </table:table-cell>
          <table:table-cell table:formula="of:=([.E3]*[.D3])-([.B3]*[.C3])" office:value-type="currency" office:currency="BRL" office:value="0.02" calcext:value-type="currency">
            <text:p>R$ 0,02</text:p>
          </table:table-cell>
          <table:table-cell table:style-name="ce72" table:formula="of:=SUM([.F:.F])" office:value-type="currency" office:currency="BRL" office:value="233.31" calcext:value-type="currency">
            <text:p>R$ 233,31</text:p>
          </table:table-cell>
          <table:table-cell/>
          <table:table-cell table:style-name="ce182" office:value-type="string" calcext:value-type="string">
            <text:p>Capital Restante</text:p>
          </table:table-cell>
          <table:table-cell table:style-name="ce184" table:formula="of:=([$'Partilha de Capital'.D2]*10)-[.J2]" office:value-type="currency" office:currency="BRL" office:value="9874.8" calcext:value-type="currency">
            <text:p>R$ 9.874,80</text:p>
          </table:table-cell>
          <table:table-cell table:style-name="ce185" table:number-columns-repeated="4"/>
          <table:table-cell table:style-name="ce195"/>
          <table:table-cell table:number-columns-repeated="3"/>
        </table:table-row>
        <table:table-row table:style-name="ro1">
          <table:table-cell table:style-name="ce151" office:value-type="string" calcext:value-type="string">
            <text:p><text:a xlink:href="https://steamcommunity.com/market/listings/730/Chroma%203%20Case" xlink:type="simple">3ª Caixa Cromática</text:a> </text:p>
          </table:table-cell>
          <table:table-cell office:value-type="currency" office:currency="BRL" office:value="2.64" calcext:value-type="currency">
            <text:p>R$ 2,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BRL" office:value="2.42" calcext:value-type="currency">
            <text:p>R$ 2,42</text:p>
          </table:table-cell>
          <table:table-cell table:formula="of:=([.E4]*[.D4])-([.B4]*[.C4])" office:value-type="currency" office:currency="BRL" office:value="-0.22" calcext:value-type="currency">
            <text:p>-R$ 0,22</text:p>
          </table:table-cell>
          <table:table-cell table:number-columns-repeated="2"/>
          <table:table-cell table:style-name="ce183" office:value-type="string" calcext:value-type="string">
            <text:p>Itens</text:p>
          </table:table-cell>
          <table:table-cell table:style-name="ce183" office:value-type="string" calcext:value-type="string">
            <text:p>Qnt</text:p>
          </table:table-cell>
          <table:table-cell table:style-name="ce186" office:value-type="string" calcext:value-type="string">
            <text:p>Preço</text:p>
          </table:table-cell>
          <table:table-cell table:style-name="ce186" office:value-type="string" calcext:value-type="string">
            <text:p>Lucro</text:p>
          </table:table-cell>
          <table:table-cell table:style-name="ce182" office:value-type="string" calcext:value-type="string">
            <text:p>0a0 </text:p>
          </table:table-cell>
          <table:table-cell table:style-name="ce192" office:value-type="string" calcext:value-type="string">
            <text:p>Total</text:p>
          </table:table-cell>
          <table:table-cell table:style-name="ce182" office:value-type="string" calcext:value-type="string">
            <text:p>Fila</text:p>
          </table:table-cell>
          <table:table-cell table:number-columns-repeated="2"/>
          <table:table-cell table:style-name="ce151"/>
        </table:table-row>
        <table:table-row table:style-name="ro1">
          <table:table-cell table:style-name="ce151" office:value-type="string" calcext:value-type="string">
            <text:p><text:a xlink:href="https://steamcommunity.com/market/listings/730/Clutch%20Case" xlink:type="simple">Caixa do Aperto</text:a> </text:p>
          </table:table-cell>
          <table:table-cell office:value-type="currency" office:currency="BRL" office:value="1.33" calcext:value-type="currency">
            <text:p>R$ 1,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currency" office:currency="BRL" office:value="1.34" calcext:value-type="currency">
            <text:p>R$ 1,34</text:p>
          </table:table-cell>
          <table:table-cell table:formula="of:=([.E5]*[.D5])-([.B5]*[.C5])" office:value-type="currency" office:currency="BRL" office:value="0.0600000000000005" calcext:value-type="currency">
            <text:p>R$ 0,06</text:p>
          </table:table-cell>
          <table:table-cell table:number-columns-repeated="2"/>
          <table:table-cell table:style-name="ce151" office:value-type="string" calcext:value-type="string">
            <text:p><text:a xlink:href="https://steamcommunity.com/market/listings/730/Antwerp%202022%20Challengers%20Autograph%20Capsule" xlink:type="simple">Cápsula de Autógrafos dos Desafiantes do Antuérpia 2022</text:a> </text:p>
          </table:table-cell>
          <table:table-cell table:style-name="ce150" office:value-type="float" office:value="40" calcext:value-type="float">
            <text:p>40</text:p>
          </table:table-cell>
          <table:table-cell table:style-name="ce187" office:value-type="currency" office:currency="BRL" office:value="0.7" calcext:value-type="currency">
            <text:p>R$ 0,70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5]+[.L5]&lt;=0.19;[.K5]+[.L5]+0.02;IF([.K5]+[.L5]&lt;=0.29;[.K5]+[.L5]+0.03;IF([.K5]+[.L5]&lt;=0.39;[.K5]+[.L5]+0.04;IF([.K5]+[.L5]&lt;=0.49;[.K5]+[.L5]+0.06;IF([.K5]+[.L5]&lt;=0.59;[.K5]+[.L5]+0.07;IF([.K5]+[.L5]&lt;=0.69;[.K5]+[.L5]+0.09;IF([.K5]+[.L5]&lt;=0.79;[.K5]+[.L5]+0.1;IF([.K5]+[.L5]&lt;=0.89;[.K5]+[.L5]+0.12;IF([.K5]+[.L5]&lt;=0.99;[.K5]+[.L5]+0.13;IF([.K5]+[.L5]&lt;=1.09;[.K5]+[.L5]+0.15;IF([.K5]+[.L5]&lt;=1.19;[.K5]+[.L5]+0.16;IF([.K5]+[.L5]&lt;=1.29;[.K5]+[.L5]+0.18;IF([.K5]+[.L5]&lt;=1.39;[.K5]+[.L5]+0.19;IF([.K5]+[.L5]&lt;=1.49;[.K5]+[.L5]+0.21;IF([.K5]+[.L5]&lt;=1.59;[.K5]+[.L5]+0.22;IF([.K5]+[.L5]&lt;=1.69;[.K5]+[.L5]+0.24;IF([.K5]+[.L5]&lt;=1.79;[.K5]+[.L5]+0.25;IF([.K5]+[.L5]&lt;=1.89;[.K5]+[.L5]+0.27;IF([.K5]+[.L5]&lt;=1.99;[.K5]+[.L5]+0.28;IF([.K5]+[.L5]&lt;=2.09;[.K5]+[.L5]+0.3;IF([.K5]+[.L5]&lt;=2.19;[.K5]+[.L5]+0.31;IF([.K5]+[.L5]&lt;=2.29;[.K5]+[.L5]+0.33;IF([.K5]+[.L5]&lt;=2.39;[.K5]+[.L5]+0.34;IF([.K5]+[.L5]&lt;=2.49;[.K5]+[.L5]+0.36;IF([.K5]+[.L5]&lt;=2.59;[.K5]+[.L5]+0.37;IF([.K5]+[.L5]&lt;=2.69;[.K5]+[.L5]+0.39;IF([.K5]+[.L5]&lt;=2.79;[.K5]+[.L5]+0.4;IF([.K5]+[.L5]&lt;=2.89;[.K5]+[.L5]+0.42;IF([.K5]+[.L5]&lt;=2.99;[.K5]+[.L5]+0.43;IF([.K5]+[.L5]&lt;=3.09;[.K5]+[.L5]+0.45;IF([.K5]+[.L5]&lt;=3.19;[.K5]+[.L5]+0.46;IF([.K5]+[.L5]&lt;=3.29;[.K5]+[.L5]+0.48;IF([.K5]+[.L5]&lt;=3.39;[.K5]+[.L5]+0.49;IF([.K5]+[.L5]&lt;=3.49;[.K5]+[.L5]+0.51;IF([.K5]+[.L5]&lt;=3.59;[.K5]+[.L5]+0.52;IF([.K5]+[.L5]&lt;=3.69;[.K5]+[.L5]+0.54;IF([.K5]+[.L5]&lt;=3.79;[.K5]+[.L5]+0.55;IF([.K5]+[.L5]&lt;=3.89;[.K5]+[.L5]+0.57;IF([.K5]+[.L5]&lt;=3.99;[.K5]+[.L5]+0.58;IF([.K5]+[.L5]&lt;=4.09;[.K5]+[.L5]+0.6;IF([.K5]+[.L5]&lt;=4.19;[.K5]+[.L5]+0.61;IF([.K5]+[.L5]&lt;=4.29;[.K5]+[.L5]+0.63;IF([.K5]+[.L5]&lt;=4.39;[.K5]+[.L5]+0.64;IF([.K5]+[.L5]&lt;=4.49;[.K5]+[.L5]+0.66;IF([.K5]+[.L5]&lt;=4.59;[.K5]+[.L5]+0.67;IF([.K5]+[.L5]&lt;=4.69;[.K5]+[.L5]+0.69;IF([.K5]+[.L5]&lt;=4.79;[.K5]+[.L5]+0.7;IF([.K5]+[.L5]&lt;=4.89;[.K5]+[.L5]+0.72;IF([.K5]+[.L5]&lt;=4.99;[.K5]+[.L5]+0.73;IF([.K5]+[.L5]&lt;=5.09;[.K5]+[.L5]+0.75;IF([.K5]+[.L5]&lt;=5.19;[.K5]+[.L5]+0.76;IF([.K5]+[.L5]&lt;=5.29;[.K5]+[.L5]+0.78;IF([.K5]+[.L5]&lt;=5.39;[.K5]+[.L5]+0.79;IF([.K5]+[.L5]&lt;=5.49;[.K5]+[.L5]+0.81;IF([.K5]+[.L5]&lt;=5.59;[.K5]+[.L5]+0.82;IF([.K5]+[.L5]&lt;=5.69;[.K5]+[.L5]+0.84;IF([.K5]+[.L5]&lt;=5.79;[.K5]+[.L5]+0.85;IF([.K5]+[.L5]&lt;=5.89;[.K5]+[.L5]+0.87;IF([.K5]+[.L5]&lt;=5.99;[.K5]+[.L5]+0.88;IF([.K5]+[.L5]&lt;=6.09;[.K5]+[.L5]+0.9;IF([.K5]+[.L5]&lt;=6.19;[.K5]+[.L5]+0.91;IF([.K5]+[.L5]&lt;=6.29;[.K5]+[.L5]+0.93;IF([.K5]+[.L5]&lt;=6.39;[.K5]+[.L5]+0.94;IF([.K5]+[.L5]&lt;=6.49;[.K5]+[.L5]+0.96;IF([.K5]+[.L5]&lt;=6.59;[.K5]+[.L5]+0.97;IF([.K5]+[.L5]&lt;=6.69;[.K5]+[.L5]+0.99;IF([.K5]+[.L5]&lt;=6.79;[.K5]+[.L5]+1;IF([.K5]+[.L5]&lt;=6.89;[.K5]+[.L5]+1.02;IF([.K5]+[.L5]&lt;=6.99;[.K5]+[.L5]+1.03;IF([.K5]+[.L5]&lt;=7.09;[.K5]+[.L5]+1.05;IF([.K5]+[.L5]&lt;=7.19;[.K5]+[.L5]+1.06;IF([.K5]+[.L5]&lt;=7.29;[.K5]+[.L5]+1.08;IF([.K5]+[.L5]&lt;=7.39;[.K5]+[.L5]+1.09;IF([.K5]+[.L5]&lt;=7.49;[.K5]+[.L5]+1.11;IF([.K5]+[.L5]&lt;=7.59;[.K5]+[.L5]+1.12;IF([.K5]+[.L5]&lt;=7.69;[.K5]+[.L5]+1.14;IF([.K5]+[.L5]&lt;=7.79;[.K5]+[.L5]+1.15;IF([.K5]+[.L5]&lt;=7.89;[.K5]+[.L5]+1.17;IF([.K5]+[.L5]&lt;=7.99;[.K5]+[.L5]+1.18;IF([.K5]+[.L5]&lt;=8.09;[.K5]+[.L5]+1.2;IF([.K5]+[.L5]&lt;=8.19;[.K5]+[.L5]+1.21;IF([.K5]+[.L5]&lt;=8.29;[.K5]+[.L5]+1.23;IF([.K5]+[.L5]&lt;=8.39;[.K5]+[.L5]+1.24;IF([.K5]+[.L5]&lt;=8.49;[.K5]+[.L5]+1.26;IF([.K5]+[.L5]&lt;=8.59;[.K5]+[.L5]+1.27;IF([.K5]+[.L5]&lt;=8.69;[.K5]+[.L5]+1.29;IF([.K5]+[.L5]&lt;=8.79;[.K5]+[.L5]+1.3;IF([.K5]+[.L5]&lt;=8.89;[.K5]+[.L5]+1.32;IF([.K5]+[.L5]&lt;=8.99;[.K5]+[.L5]+1.33;IF([.K5]+[.L5]&lt;=9.09;[.K5]+[.L5]+1.35;IF([.K5]+[.L5]&lt;=9.19;[.K5]+[.L5]+1.36;IF([.K5]+[.L5]&lt;=9.29;[.K5]+[.L5]+1.38;IF([.K5]+[.L5]&lt;=9.39;[.K5]+[.L5]+1.39;IF([.K5]+[.L5]&lt;=9.49;[.K5]+[.L5]+1.41;IF([.K5]+[.L5]&lt;=9.59;[.K5]+[.L5]+1.42;IF([.K5]+[.L5]&lt;=9.69;[.K5]+[.L5]+1.44;IF([.K5]+[.L5]&lt;=9.79;[.K5]+[.L5]+1.45;IF([.K5]+[.L5]&lt;=9.89;[.K5]+[.L5]+1.47))))))))))))))))))))))))))))))))))))))))))))))))))))))))))))))))))))))))))))))))))))))))))))))))))" office:value-type="currency" office:currency="BRL" office:value="0.81" calcext:value-type="currency">
            <text:p>R$ 0,81</text:p>
          </table:table-cell>
          <table:table-cell table:style-name="ce72" table:formula="of:=[.K5]*[.J5]" office:value-type="currency" office:currency="BRL" office:value="28" calcext:value-type="currency">
            <text:p>R$ 28,00</text:p>
          </table:table-cell>
          <table:table-cell table:style-name="ce19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51" office:value-type="string" calcext:value-type="string">
            <text:p><text:a xlink:href="https://steamcommunity.com/market/listings/730/Operation%20Broken%20Fang%20Case" xlink:type="simple">Caixa da Operação Presa Quebrada</text:a></text:p>
          </table:table-cell>
          <table:table-cell office:value-type="currency" office:currency="BRL" office:value="6.33" calcext:value-type="currency">
            <text:p>R$ 6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BRL" office:value="6.4" calcext:value-type="currency">
            <text:p>R$ 6,40</text:p>
          </table:table-cell>
          <table:table-cell table:formula="of:=([.E6]*[.D6])-([.B6]*[.C6])" office:value-type="currency" office:currency="BRL" office:value="0.0700000000000003" calcext:value-type="currency">
            <text:p>R$ 0,07</text:p>
          </table:table-cell>
          <table:table-cell table:number-columns-repeated="2"/>
          <table:table-cell table:style-name="ce151" office:value-type="string" calcext:value-type="string">
            <text:p><text:a xlink:href="https://steamcommunity.com/market/listings/730/Spectrum%202%20Case" xlink:type="simple">2ª Caixa Espectral</text:a> </text:p>
          </table:table-cell>
          <table:table-cell office:value-type="float" office:value="30" calcext:value-type="float">
            <text:p>30</text:p>
          </table:table-cell>
          <table:table-cell office:value-type="currency" office:currency="BRL" office:value="2" calcext:value-type="currency">
            <text:p>R$ 2,00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6]+[.L6]&lt;=0.19;[.K6]+[.L6]+0.02;IF([.K6]+[.L6]&lt;=0.29;[.K6]+[.L6]+0.03;IF([.K6]+[.L6]&lt;=0.39;[.K6]+[.L6]+0.04;IF([.K6]+[.L6]&lt;=0.49;[.K6]+[.L6]+0.06;IF([.K6]+[.L6]&lt;=0.59;[.K6]+[.L6]+0.07;IF([.K6]+[.L6]&lt;=0.69;[.K6]+[.L6]+0.09;IF([.K6]+[.L6]&lt;=0.79;[.K6]+[.L6]+0.1;IF([.K6]+[.L6]&lt;=0.89;[.K6]+[.L6]+0.12;IF([.K6]+[.L6]&lt;=0.99;[.K6]+[.L6]+0.13;IF([.K6]+[.L6]&lt;=1.09;[.K6]+[.L6]+0.15;IF([.K6]+[.L6]&lt;=1.19;[.K6]+[.L6]+0.16;IF([.K6]+[.L6]&lt;=1.29;[.K6]+[.L6]+0.18;IF([.K6]+[.L6]&lt;=1.39;[.K6]+[.L6]+0.19;IF([.K6]+[.L6]&lt;=1.49;[.K6]+[.L6]+0.21;IF([.K6]+[.L6]&lt;=1.59;[.K6]+[.L6]+0.22;IF([.K6]+[.L6]&lt;=1.69;[.K6]+[.L6]+0.24;IF([.K6]+[.L6]&lt;=1.79;[.K6]+[.L6]+0.25;IF([.K6]+[.L6]&lt;=1.89;[.K6]+[.L6]+0.27;IF([.K6]+[.L6]&lt;=1.99;[.K6]+[.L6]+0.28;IF([.K6]+[.L6]&lt;=2.09;[.K6]+[.L6]+0.3;IF([.K6]+[.L6]&lt;=2.19;[.K6]+[.L6]+0.31;IF([.K6]+[.L6]&lt;=2.29;[.K6]+[.L6]+0.33;IF([.K6]+[.L6]&lt;=2.39;[.K6]+[.L6]+0.34;IF([.K6]+[.L6]&lt;=2.49;[.K6]+[.L6]+0.36;IF([.K6]+[.L6]&lt;=2.59;[.K6]+[.L6]+0.37;IF([.K6]+[.L6]&lt;=2.69;[.K6]+[.L6]+0.39;IF([.K6]+[.L6]&lt;=2.79;[.K6]+[.L6]+0.4;IF([.K6]+[.L6]&lt;=2.89;[.K6]+[.L6]+0.42;IF([.K6]+[.L6]&lt;=2.99;[.K6]+[.L6]+0.43;IF([.K6]+[.L6]&lt;=3.09;[.K6]+[.L6]+0.45;IF([.K6]+[.L6]&lt;=3.19;[.K6]+[.L6]+0.46;IF([.K6]+[.L6]&lt;=3.29;[.K6]+[.L6]+0.48;IF([.K6]+[.L6]&lt;=3.39;[.K6]+[.L6]+0.49;IF([.K6]+[.L6]&lt;=3.49;[.K6]+[.L6]+0.51;IF([.K6]+[.L6]&lt;=3.59;[.K6]+[.L6]+0.52;IF([.K6]+[.L6]&lt;=3.69;[.K6]+[.L6]+0.54;IF([.K6]+[.L6]&lt;=3.79;[.K6]+[.L6]+0.55;IF([.K6]+[.L6]&lt;=3.89;[.K6]+[.L6]+0.57;IF([.K6]+[.L6]&lt;=3.99;[.K6]+[.L6]+0.58;IF([.K6]+[.L6]&lt;=4.09;[.K6]+[.L6]+0.6;IF([.K6]+[.L6]&lt;=4.19;[.K6]+[.L6]+0.61;IF([.K6]+[.L6]&lt;=4.29;[.K6]+[.L6]+0.63;IF([.K6]+[.L6]&lt;=4.39;[.K6]+[.L6]+0.64;IF([.K6]+[.L6]&lt;=4.49;[.K6]+[.L6]+0.66;IF([.K6]+[.L6]&lt;=4.59;[.K6]+[.L6]+0.67;IF([.K6]+[.L6]&lt;=4.69;[.K6]+[.L6]+0.69;IF([.K6]+[.L6]&lt;=4.79;[.K6]+[.L6]+0.7;IF([.K6]+[.L6]&lt;=4.89;[.K6]+[.L6]+0.72;IF([.K6]+[.L6]&lt;=4.99;[.K6]+[.L6]+0.73;IF([.K6]+[.L6]&lt;=5.09;[.K6]+[.L6]+0.75;IF([.K6]+[.L6]&lt;=5.19;[.K6]+[.L6]+0.76;IF([.K6]+[.L6]&lt;=5.29;[.K6]+[.L6]+0.78;IF([.K6]+[.L6]&lt;=5.39;[.K6]+[.L6]+0.79;IF([.K6]+[.L6]&lt;=5.49;[.K6]+[.L6]+0.81;IF([.K6]+[.L6]&lt;=5.59;[.K6]+[.L6]+0.82;IF([.K6]+[.L6]&lt;=5.69;[.K6]+[.L6]+0.84;IF([.K6]+[.L6]&lt;=5.79;[.K6]+[.L6]+0.85;IF([.K6]+[.L6]&lt;=5.89;[.K6]+[.L6]+0.87;IF([.K6]+[.L6]&lt;=5.99;[.K6]+[.L6]+0.88;IF([.K6]+[.L6]&lt;=6.09;[.K6]+[.L6]+0.9;IF([.K6]+[.L6]&lt;=6.19;[.K6]+[.L6]+0.91;IF([.K6]+[.L6]&lt;=6.29;[.K6]+[.L6]+0.93;IF([.K6]+[.L6]&lt;=6.39;[.K6]+[.L6]+0.94;IF([.K6]+[.L6]&lt;=6.49;[.K6]+[.L6]+0.96;IF([.K6]+[.L6]&lt;=6.59;[.K6]+[.L6]+0.97;IF([.K6]+[.L6]&lt;=6.69;[.K6]+[.L6]+0.99;IF([.K6]+[.L6]&lt;=6.79;[.K6]+[.L6]+1;IF([.K6]+[.L6]&lt;=6.89;[.K6]+[.L6]+1.02;IF([.K6]+[.L6]&lt;=6.99;[.K6]+[.L6]+1.03;IF([.K6]+[.L6]&lt;=7.09;[.K6]+[.L6]+1.05;IF([.K6]+[.L6]&lt;=7.19;[.K6]+[.L6]+1.06;IF([.K6]+[.L6]&lt;=7.29;[.K6]+[.L6]+1.08;IF([.K6]+[.L6]&lt;=7.39;[.K6]+[.L6]+1.09;IF([.K6]+[.L6]&lt;=7.49;[.K6]+[.L6]+1.11;IF([.K6]+[.L6]&lt;=7.59;[.K6]+[.L6]+1.12;IF([.K6]+[.L6]&lt;=7.69;[.K6]+[.L6]+1.14;IF([.K6]+[.L6]&lt;=7.79;[.K6]+[.L6]+1.15;IF([.K6]+[.L6]&lt;=7.89;[.K6]+[.L6]+1.17;IF([.K6]+[.L6]&lt;=7.99;[.K6]+[.L6]+1.18;IF([.K6]+[.L6]&lt;=8.09;[.K6]+[.L6]+1.2;IF([.K6]+[.L6]&lt;=8.19;[.K6]+[.L6]+1.21;IF([.K6]+[.L6]&lt;=8.29;[.K6]+[.L6]+1.23;IF([.K6]+[.L6]&lt;=8.39;[.K6]+[.L6]+1.24;IF([.K6]+[.L6]&lt;=8.49;[.K6]+[.L6]+1.26;IF([.K6]+[.L6]&lt;=8.59;[.K6]+[.L6]+1.27;IF([.K6]+[.L6]&lt;=8.69;[.K6]+[.L6]+1.29;IF([.K6]+[.L6]&lt;=8.79;[.K6]+[.L6]+1.3;IF([.K6]+[.L6]&lt;=8.89;[.K6]+[.L6]+1.32;IF([.K6]+[.L6]&lt;=8.99;[.K6]+[.L6]+1.33;IF([.K6]+[.L6]&lt;=9.09;[.K6]+[.L6]+1.35;IF([.K6]+[.L6]&lt;=9.19;[.K6]+[.L6]+1.36;IF([.K6]+[.L6]&lt;=9.29;[.K6]+[.L6]+1.38;IF([.K6]+[.L6]&lt;=9.39;[.K6]+[.L6]+1.39;IF([.K6]+[.L6]&lt;=9.49;[.K6]+[.L6]+1.41;IF([.K6]+[.L6]&lt;=9.59;[.K6]+[.L6]+1.42;IF([.K6]+[.L6]&lt;=9.69;[.K6]+[.L6]+1.44;IF([.K6]+[.L6]&lt;=9.79;[.K6]+[.L6]+1.45;IF([.K6]+[.L6]&lt;=9.89;[.K6]+[.L6]+1.47))))))))))))))))))))))))))))))))))))))))))))))))))))))))))))))))))))))))))))))))))))))))))))))))))" office:value-type="currency" office:currency="BRL" office:value="2.31" calcext:value-type="currency">
            <text:p>R$ 2,31</text:p>
          </table:table-cell>
          <table:table-cell table:style-name="ce72" table:formula="of:=[.K6]*[.J6]" office:value-type="currency" office:currency="BRL" office:value="60" calcext:value-type="currency">
            <text:p>R$ 60,00</text:p>
          </table:table-cell>
          <table:table-cell table:style-name="ce196"/>
          <table:table-cell table:style-name="ce200"/>
          <table:table-cell table:number-columns-repeated="2"/>
        </table:table-row>
        <table:table-row table:style-name="ro1">
          <table:table-cell table:style-name="ce151" office:value-type="string" calcext:value-type="string">
            <text:p><text:a xlink:href="https://steamcommunity.com/market/listings/753/648800-Rouhi" xlink:type="simple">Rouhi</text:a> </text:p>
          </table:table-cell>
          <table:table-cell office:value-type="currency" office:currency="BRL" office:value="0.1" calcext:value-type="currency">
            <text:p>R$ 0,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currency" office:currency="BRL" office:value="0.2" calcext:value-type="currency">
            <text:p>R$ 0,20</text:p>
          </table:table-cell>
          <table:table-cell table:formula="of:=([.E7]*[.D7])-([.B7]*[.C7])" office:value-type="currency" office:currency="BRL" office:value="0.3" calcext:value-type="currency">
            <text:p>R$ 0,30</text:p>
          </table:table-cell>
          <table:table-cell table:number-columns-repeated="2"/>
          <table:table-cell table:style-name="ce151" office:value-type="string" calcext:value-type="string">
            <text:p><text:a xlink:href="https://steamcommunity.com/market/listings/730/Antwerp%202022%20Legends%20Sticker%20Capsule" xlink:type="simple">Antwerp 2022 Legends Sticker Capsule</text:a> </text:p>
          </table:table-cell>
          <table:table-cell office:value-type="float" office:value="57" calcext:value-type="float">
            <text:p>57</text:p>
          </table:table-cell>
          <table:table-cell office:value-type="currency" office:currency="BRL" office:value="0.7" calcext:value-type="currency">
            <text:p>R$ 0,70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office:value-type="currency" office:currency="BRL" office:value="11.51" calcext:value-type="currency">
            <text:p>R$ 11,51</text:p>
          </table:table-cell>
          <table:table-cell table:style-name="ce72" table:formula="of:=[.K7]*[.J7]" office:value-type="currency" office:currency="BRL" office:value="39.9" calcext:value-type="currency">
            <text:p>R$ 39,90</text:p>
          </table:table-cell>
          <table:table-cell table:style-name="ce196"/>
          <table:table-cell table:style-name="ce200"/>
          <table:table-cell table:number-columns-repeated="2"/>
        </table:table-row>
        <table:table-row table:style-name="ro1">
          <table:table-cell table:style-name="ce151" office:value-type="string" calcext:value-type="string">
            <text:p><text:a xlink:href="https://steamcommunity.com/market/listings/730/Horizon%20Case" xlink:type="simple">Caixa do Horizonte</text:a> </text:p>
          </table:table-cell>
          <table:table-cell office:value-type="currency" office:currency="BRL" office:value="0.63" calcext:value-type="currency">
            <text:p>R$ 0,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BRL" office:value="0.64" calcext:value-type="currency">
            <text:p>R$ 0,64</text:p>
          </table:table-cell>
          <table:table-cell table:formula="of:=([.E8]*[.D8])-([.B8]*[.C8])" office:value-type="currency" office:currency="BRL" office:value="0.01" calcext:value-type="currency">
            <text:p>R$ 0,01</text:p>
          </table:table-cell>
          <table:table-cell table:number-columns-repeated="2"/>
          <table:table-cell table:style-name="ce151" office:value-type="string" calcext:value-type="string">
            <text:p><text:a xlink:href="https://steamcommunity.com/market/listings/730/Antwerp%202022%20Contenders%20Sticker%20Capsule" xlink:type="simple">Antwerp 2022 Contenders Sticker Capsule</text:a> </text:p>
          </table:table-cell>
          <table:table-cell office:value-type="float" office:value="43" calcext:value-type="float">
            <text:p>43</text:p>
          </table:table-cell>
          <table:table-cell office:value-type="currency" office:currency="BRL" office:value="0.92" calcext:value-type="currency">
            <text:p>R$ 0,92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8]+[.L8]&lt;=0.19;[.K8]+[.L8]+0.02;IF([.K8]+[.L8]&lt;=0.29;[.K8]+[.L8]+0.03;IF([.K8]+[.L8]&lt;=0.39;[.K8]+[.L8]+0.04;IF([.K8]+[.L8]&lt;=0.49;[.K8]+[.L8]+0.06;IF([.K8]+[.L8]&lt;=0.59;[.K8]+[.L8]+0.07;IF([.K8]+[.L8]&lt;=0.69;[.K8]+[.L8]+0.09;IF([.K8]+[.L8]&lt;=0.79;[.K8]+[.L8]+0.1;IF([.K8]+[.L8]&lt;=0.89;[.K8]+[.L8]+0.12;IF([.K8]+[.L8]&lt;=0.99;[.K8]+[.L8]+0.13;IF([.K8]+[.L8]&lt;=1.09;[.K8]+[.L8]+0.15;IF([.K8]+[.L8]&lt;=1.19;[.K8]+[.L8]+0.16;IF([.K8]+[.L8]&lt;=1.29;[.K8]+[.L8]+0.18;IF([.K8]+[.L8]&lt;=1.39;[.K8]+[.L8]+0.19;IF([.K8]+[.L8]&lt;=1.49;[.K8]+[.L8]+0.21;IF([.K8]+[.L8]&lt;=1.59;[.K8]+[.L8]+0.22;IF([.K8]+[.L8]&lt;=1.69;[.K8]+[.L8]+0.24;IF([.K8]+[.L8]&lt;=1.79;[.K8]+[.L8]+0.25;IF([.K8]+[.L8]&lt;=1.89;[.K8]+[.L8]+0.27;IF([.K8]+[.L8]&lt;=1.99;[.K8]+[.L8]+0.28;IF([.K8]+[.L8]&lt;=2.09;[.K8]+[.L8]+0.3;IF([.K8]+[.L8]&lt;=2.19;[.K8]+[.L8]+0.31;IF([.K8]+[.L8]&lt;=2.29;[.K8]+[.L8]+0.33;IF([.K8]+[.L8]&lt;=2.39;[.K8]+[.L8]+0.34;IF([.K8]+[.L8]&lt;=2.49;[.K8]+[.L8]+0.36;IF([.K8]+[.L8]&lt;=2.59;[.K8]+[.L8]+0.37;IF([.K8]+[.L8]&lt;=2.69;[.K8]+[.L8]+0.39;IF([.K8]+[.L8]&lt;=2.79;[.K8]+[.L8]+0.4;IF([.K8]+[.L8]&lt;=2.89;[.K8]+[.L8]+0.42;IF([.K8]+[.L8]&lt;=2.99;[.K8]+[.L8]+0.43;IF([.K8]+[.L8]&lt;=3.09;[.K8]+[.L8]+0.45;IF([.K8]+[.L8]&lt;=3.19;[.K8]+[.L8]+0.46;IF([.K8]+[.L8]&lt;=3.29;[.K8]+[.L8]+0.48;IF([.K8]+[.L8]&lt;=3.39;[.K8]+[.L8]+0.49;IF([.K8]+[.L8]&lt;=3.49;[.K8]+[.L8]+0.51;IF([.K8]+[.L8]&lt;=3.59;[.K8]+[.L8]+0.52;IF([.K8]+[.L8]&lt;=3.69;[.K8]+[.L8]+0.54;IF([.K8]+[.L8]&lt;=3.79;[.K8]+[.L8]+0.55;IF([.K8]+[.L8]&lt;=3.89;[.K8]+[.L8]+0.57;IF([.K8]+[.L8]&lt;=3.99;[.K8]+[.L8]+0.58;IF([.K8]+[.L8]&lt;=4.09;[.K8]+[.L8]+0.6;IF([.K8]+[.L8]&lt;=4.19;[.K8]+[.L8]+0.61;IF([.K8]+[.L8]&lt;=4.29;[.K8]+[.L8]+0.63;IF([.K8]+[.L8]&lt;=4.39;[.K8]+[.L8]+0.64;IF([.K8]+[.L8]&lt;=4.49;[.K8]+[.L8]+0.66;IF([.K8]+[.L8]&lt;=4.59;[.K8]+[.L8]+0.67;IF([.K8]+[.L8]&lt;=4.69;[.K8]+[.L8]+0.69;IF([.K8]+[.L8]&lt;=4.79;[.K8]+[.L8]+0.7;IF([.K8]+[.L8]&lt;=4.89;[.K8]+[.L8]+0.72;IF([.K8]+[.L8]&lt;=4.99;[.K8]+[.L8]+0.73;IF([.K8]+[.L8]&lt;=5.09;[.K8]+[.L8]+0.75;IF([.K8]+[.L8]&lt;=5.19;[.K8]+[.L8]+0.76;IF([.K8]+[.L8]&lt;=5.29;[.K8]+[.L8]+0.78;IF([.K8]+[.L8]&lt;=5.39;[.K8]+[.L8]+0.79;IF([.K8]+[.L8]&lt;=5.49;[.K8]+[.L8]+0.81;IF([.K8]+[.L8]&lt;=5.59;[.K8]+[.L8]+0.82;IF([.K8]+[.L8]&lt;=5.69;[.K8]+[.L8]+0.84;IF([.K8]+[.L8]&lt;=5.79;[.K8]+[.L8]+0.85;IF([.K8]+[.L8]&lt;=5.89;[.K8]+[.L8]+0.87;IF([.K8]+[.L8]&lt;=5.99;[.K8]+[.L8]+0.88;IF([.K8]+[.L8]&lt;=6.09;[.K8]+[.L8]+0.9;IF([.K8]+[.L8]&lt;=6.19;[.K8]+[.L8]+0.91;IF([.K8]+[.L8]&lt;=6.29;[.K8]+[.L8]+0.93;IF([.K8]+[.L8]&lt;=6.39;[.K8]+[.L8]+0.94;IF([.K8]+[.L8]&lt;=6.49;[.K8]+[.L8]+0.96;IF([.K8]+[.L8]&lt;=6.59;[.K8]+[.L8]+0.97;IF([.K8]+[.L8]&lt;=6.69;[.K8]+[.L8]+0.99;IF([.K8]+[.L8]&lt;=6.79;[.K8]+[.L8]+1;IF([.K8]+[.L8]&lt;=6.89;[.K8]+[.L8]+1.02;IF([.K8]+[.L8]&lt;=6.99;[.K8]+[.L8]+1.03;IF([.K8]+[.L8]&lt;=7.09;[.K8]+[.L8]+1.05;IF([.K8]+[.L8]&lt;=7.19;[.K8]+[.L8]+1.06;IF([.K8]+[.L8]&lt;=7.29;[.K8]+[.L8]+1.08;IF([.K8]+[.L8]&lt;=7.39;[.K8]+[.L8]+1.09;IF([.K8]+[.L8]&lt;=7.49;[.K8]+[.L8]+1.11;IF([.K8]+[.L8]&lt;=7.59;[.K8]+[.L8]+1.12;IF([.K8]+[.L8]&lt;=7.69;[.K8]+[.L8]+1.14;IF([.K8]+[.L8]&lt;=7.79;[.K8]+[.L8]+1.15;IF([.K8]+[.L8]&lt;=7.89;[.K8]+[.L8]+1.17;IF([.K8]+[.L8]&lt;=7.99;[.K8]+[.L8]+1.18;IF([.K8]+[.L8]&lt;=8.09;[.K8]+[.L8]+1.2;IF([.K8]+[.L8]&lt;=8.19;[.K8]+[.L8]+1.21;IF([.K8]+[.L8]&lt;=8.29;[.K8]+[.L8]+1.23;IF([.K8]+[.L8]&lt;=8.39;[.K8]+[.L8]+1.24;IF([.K8]+[.L8]&lt;=8.49;[.K8]+[.L8]+1.26;IF([.K8]+[.L8]&lt;=8.59;[.K8]+[.L8]+1.27;IF([.K8]+[.L8]&lt;=8.69;[.K8]+[.L8]+1.29;IF([.K8]+[.L8]&lt;=8.79;[.K8]+[.L8]+1.3;IF([.K8]+[.L8]&lt;=8.89;[.K8]+[.L8]+1.32;IF([.K8]+[.L8]&lt;=8.99;[.K8]+[.L8]+1.33;IF([.K8]+[.L8]&lt;=9.09;[.K8]+[.L8]+1.35;IF([.K8]+[.L8]&lt;=9.19;[.K8]+[.L8]+1.36;IF([.K8]+[.L8]&lt;=9.29;[.K8]+[.L8]+1.38;IF([.K8]+[.L8]&lt;=9.39;[.K8]+[.L8]+1.39;IF([.K8]+[.L8]&lt;=9.49;[.K8]+[.L8]+1.41;IF([.K8]+[.L8]&lt;=9.59;[.K8]+[.L8]+1.42;IF([.K8]+[.L8]&lt;=9.69;[.K8]+[.L8]+1.44;IF([.K8]+[.L8]&lt;=9.79;[.K8]+[.L8]+1.45;IF([.K8]+[.L8]&lt;=9.89;[.K8]+[.L8]+1.47))))))))))))))))))))))))))))))))))))))))))))))))))))))))))))))))))))))))))))))))))))))))))))))))))" office:value-type="currency" office:currency="BRL" office:value="1.06" calcext:value-type="currency">
            <text:p>R$ 1,06</text:p>
          </table:table-cell>
          <table:table-cell table:style-name="ce72" table:formula="of:=[.K8]*[.J8]" office:value-type="currency" office:currency="BRL" office:value="39.56" calcext:value-type="currency">
            <text:p>R$ 39,56</text:p>
          </table:table-cell>
          <table:table-cell table:style-name="ce196"/>
          <table:table-cell table:style-name="ce200"/>
          <table:table-cell table:number-columns-repeated="2"/>
        </table:table-row>
        <table:table-row table:style-name="ro1">
          <table:table-cell table:style-name="ce151" office:value-type="string" calcext:value-type="string">
            <text:p><text:a xlink:href="https://steamcommunity.com/market/listings/753/648800-Rouhi" xlink:type="simple">Rouhi</text:a> </text:p>
          </table:table-cell>
          <table:table-cell office:value-type="currency" office:currency="BRL" office:value="0.1" calcext:value-type="currency">
            <text:p>R$ 0,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currency" office:currency="BRL" office:value="0.15" calcext:value-type="currency">
            <text:p>R$ 0,15</text:p>
          </table:table-cell>
          <table:table-cell table:formula="of:=([.E9]*[.D9])-([.B9]*[.C9])" office:value-type="currency" office:currency="BRL" office:value="0.15" calcext:value-type="currency">
            <text:p>R$ 0,15</text:p>
          </table:table-cell>
          <table:table-cell table:number-columns-repeated="2"/>
          <table:table-cell table:style-name="ce151" office:value-type="string" calcext:value-type="string">
            <text:p><text:a xlink:href="https://steamcommunity.com/market/listings/730/Antwerp%202022%20Contenders%20Autograph%20Capsule" xlink:type="simple">Cápsula de Autógrafos dos Desafiantes Regionais do Antuérp</text:a></text:p>
          </table:table-cell>
          <table:table-cell office:value-type="float" office:value="57" calcext:value-type="float">
            <text:p>57</text:p>
          </table:table-cell>
          <table:table-cell office:value-type="currency" office:currency="BRL" office:value="0.7" calcext:value-type="currency">
            <text:p>R$ 0,70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9]+[.L9]&lt;=0.19;[.K9]+[.L9]+0.02;IF([.K9]+[.L9]&lt;=0.29;[.K9]+[.L9]+0.03;IF([.K9]+[.L9]&lt;=0.39;[.K9]+[.L9]+0.04;IF([.K9]+[.L9]&lt;=0.49;[.K9]+[.L9]+0.06;IF([.K9]+[.L9]&lt;=0.59;[.K9]+[.L9]+0.07;IF([.K9]+[.L9]&lt;=0.69;[.K9]+[.L9]+0.09;IF([.K9]+[.L9]&lt;=0.79;[.K9]+[.L9]+0.1;IF([.K9]+[.L9]&lt;=0.89;[.K9]+[.L9]+0.12;IF([.K9]+[.L9]&lt;=0.99;[.K9]+[.L9]+0.13;IF([.K9]+[.L9]&lt;=1.09;[.K9]+[.L9]+0.15;IF([.K9]+[.L9]&lt;=1.19;[.K9]+[.L9]+0.16;IF([.K9]+[.L9]&lt;=1.29;[.K9]+[.L9]+0.18;IF([.K9]+[.L9]&lt;=1.39;[.K9]+[.L9]+0.19;IF([.K9]+[.L9]&lt;=1.49;[.K9]+[.L9]+0.21;IF([.K9]+[.L9]&lt;=1.59;[.K9]+[.L9]+0.22;IF([.K9]+[.L9]&lt;=1.69;[.K9]+[.L9]+0.24;IF([.K9]+[.L9]&lt;=1.79;[.K9]+[.L9]+0.25;IF([.K9]+[.L9]&lt;=1.89;[.K9]+[.L9]+0.27;IF([.K9]+[.L9]&lt;=1.99;[.K9]+[.L9]+0.28;IF([.K9]+[.L9]&lt;=2.09;[.K9]+[.L9]+0.3;IF([.K9]+[.L9]&lt;=2.19;[.K9]+[.L9]+0.31;IF([.K9]+[.L9]&lt;=2.29;[.K9]+[.L9]+0.33;IF([.K9]+[.L9]&lt;=2.39;[.K9]+[.L9]+0.34;IF([.K9]+[.L9]&lt;=2.49;[.K9]+[.L9]+0.36;IF([.K9]+[.L9]&lt;=2.59;[.K9]+[.L9]+0.37;IF([.K9]+[.L9]&lt;=2.69;[.K9]+[.L9]+0.39;IF([.K9]+[.L9]&lt;=2.79;[.K9]+[.L9]+0.4;IF([.K9]+[.L9]&lt;=2.89;[.K9]+[.L9]+0.42;IF([.K9]+[.L9]&lt;=2.99;[.K9]+[.L9]+0.43;IF([.K9]+[.L9]&lt;=3.09;[.K9]+[.L9]+0.45;IF([.K9]+[.L9]&lt;=3.19;[.K9]+[.L9]+0.46;IF([.K9]+[.L9]&lt;=3.29;[.K9]+[.L9]+0.48;IF([.K9]+[.L9]&lt;=3.39;[.K9]+[.L9]+0.49;IF([.K9]+[.L9]&lt;=3.49;[.K9]+[.L9]+0.51;IF([.K9]+[.L9]&lt;=3.59;[.K9]+[.L9]+0.52;IF([.K9]+[.L9]&lt;=3.69;[.K9]+[.L9]+0.54;IF([.K9]+[.L9]&lt;=3.79;[.K9]+[.L9]+0.55;IF([.K9]+[.L9]&lt;=3.89;[.K9]+[.L9]+0.57;IF([.K9]+[.L9]&lt;=3.99;[.K9]+[.L9]+0.58;IF([.K9]+[.L9]&lt;=4.09;[.K9]+[.L9]+0.6;IF([.K9]+[.L9]&lt;=4.19;[.K9]+[.L9]+0.61;IF([.K9]+[.L9]&lt;=4.29;[.K9]+[.L9]+0.63;IF([.K9]+[.L9]&lt;=4.39;[.K9]+[.L9]+0.64;IF([.K9]+[.L9]&lt;=4.49;[.K9]+[.L9]+0.66;IF([.K9]+[.L9]&lt;=4.59;[.K9]+[.L9]+0.67;IF([.K9]+[.L9]&lt;=4.69;[.K9]+[.L9]+0.69;IF([.K9]+[.L9]&lt;=4.79;[.K9]+[.L9]+0.7;IF([.K9]+[.L9]&lt;=4.89;[.K9]+[.L9]+0.72;IF([.K9]+[.L9]&lt;=4.99;[.K9]+[.L9]+0.73;IF([.K9]+[.L9]&lt;=5.09;[.K9]+[.L9]+0.75;IF([.K9]+[.L9]&lt;=5.19;[.K9]+[.L9]+0.76;IF([.K9]+[.L9]&lt;=5.29;[.K9]+[.L9]+0.78;IF([.K9]+[.L9]&lt;=5.39;[.K9]+[.L9]+0.79;IF([.K9]+[.L9]&lt;=5.49;[.K9]+[.L9]+0.81;IF([.K9]+[.L9]&lt;=5.59;[.K9]+[.L9]+0.82;IF([.K9]+[.L9]&lt;=5.69;[.K9]+[.L9]+0.84;IF([.K9]+[.L9]&lt;=5.79;[.K9]+[.L9]+0.85;IF([.K9]+[.L9]&lt;=5.89;[.K9]+[.L9]+0.87;IF([.K9]+[.L9]&lt;=5.99;[.K9]+[.L9]+0.88;IF([.K9]+[.L9]&lt;=6.09;[.K9]+[.L9]+0.9;IF([.K9]+[.L9]&lt;=6.19;[.K9]+[.L9]+0.91;IF([.K9]+[.L9]&lt;=6.29;[.K9]+[.L9]+0.93;IF([.K9]+[.L9]&lt;=6.39;[.K9]+[.L9]+0.94;IF([.K9]+[.L9]&lt;=6.49;[.K9]+[.L9]+0.96;IF([.K9]+[.L9]&lt;=6.59;[.K9]+[.L9]+0.97;IF([.K9]+[.L9]&lt;=6.69;[.K9]+[.L9]+0.99;IF([.K9]+[.L9]&lt;=6.79;[.K9]+[.L9]+1;IF([.K9]+[.L9]&lt;=6.89;[.K9]+[.L9]+1.02;IF([.K9]+[.L9]&lt;=6.99;[.K9]+[.L9]+1.03;IF([.K9]+[.L9]&lt;=7.09;[.K9]+[.L9]+1.05;IF([.K9]+[.L9]&lt;=7.19;[.K9]+[.L9]+1.06;IF([.K9]+[.L9]&lt;=7.29;[.K9]+[.L9]+1.08;IF([.K9]+[.L9]&lt;=7.39;[.K9]+[.L9]+1.09;IF([.K9]+[.L9]&lt;=7.49;[.K9]+[.L9]+1.11;IF([.K9]+[.L9]&lt;=7.59;[.K9]+[.L9]+1.12;IF([.K9]+[.L9]&lt;=7.69;[.K9]+[.L9]+1.14;IF([.K9]+[.L9]&lt;=7.79;[.K9]+[.L9]+1.15;IF([.K9]+[.L9]&lt;=7.89;[.K9]+[.L9]+1.17;IF([.K9]+[.L9]&lt;=7.99;[.K9]+[.L9]+1.18;IF([.K9]+[.L9]&lt;=8.09;[.K9]+[.L9]+1.2;IF([.K9]+[.L9]&lt;=8.19;[.K9]+[.L9]+1.21;IF([.K9]+[.L9]&lt;=8.29;[.K9]+[.L9]+1.23;IF([.K9]+[.L9]&lt;=8.39;[.K9]+[.L9]+1.24;IF([.K9]+[.L9]&lt;=8.49;[.K9]+[.L9]+1.26;IF([.K9]+[.L9]&lt;=8.59;[.K9]+[.L9]+1.27;IF([.K9]+[.L9]&lt;=8.69;[.K9]+[.L9]+1.29;IF([.K9]+[.L9]&lt;=8.79;[.K9]+[.L9]+1.3;IF([.K9]+[.L9]&lt;=8.89;[.K9]+[.L9]+1.32;IF([.K9]+[.L9]&lt;=8.99;[.K9]+[.L9]+1.33;IF([.K9]+[.L9]&lt;=9.09;[.K9]+[.L9]+1.35;IF([.K9]+[.L9]&lt;=9.19;[.K9]+[.L9]+1.36;IF([.K9]+[.L9]&lt;=9.29;[.K9]+[.L9]+1.38;IF([.K9]+[.L9]&lt;=9.39;[.K9]+[.L9]+1.39;IF([.K9]+[.L9]&lt;=9.49;[.K9]+[.L9]+1.41;IF([.K9]+[.L9]&lt;=9.59;[.K9]+[.L9]+1.42;IF([.K9]+[.L9]&lt;=9.69;[.K9]+[.L9]+1.44;IF([.K9]+[.L9]&lt;=9.79;[.K9]+[.L9]+1.45;IF([.K9]+[.L9]&lt;=9.89;[.K9]+[.L9]+1.47))))))))))))))))))))))))))))))))))))))))))))))))))))))))))))))))))))))))))))))))))))))))))))))))))" office:value-type="currency" office:currency="BRL" office:value="0.81" calcext:value-type="currency">
            <text:p>R$ 0,81</text:p>
          </table:table-cell>
          <table:table-cell table:style-name="ce72" table:formula="of:=[.K9]*[.J9]" office:value-type="currency" office:currency="BRL" office:value="39.9" calcext:value-type="currency">
            <text:p>R$ 39,90</text:p>
          </table:table-cell>
          <table:table-cell table:style-name="ce196"/>
          <table:table-cell table:style-name="ce200"/>
          <table:table-cell table:number-columns-repeated="2"/>
        </table:table-row>
        <table:table-row table:style-name="ro1">
          <table:table-cell table:style-name="ce151" office:value-type="string" calcext:value-type="string">
            <text:p><text:a xlink:href="https://steamcommunity.com/market/listings/753/648800-Bruce%20(Trading%20Card)" xlink:type="simple">Bruce (Carta Colecionável)</text:a> </text:p>
          </table:table-cell>
          <table:table-cell office:value-type="currency" office:currency="BRL" office:value="0.05" calcext:value-type="currency">
            <text:p>R$ 0,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currency" office:currency="BRL" office:value="0.16" calcext:value-type="currency">
            <text:p>R$ 0,16</text:p>
          </table:table-cell>
          <table:table-cell table:formula="of:=([.E10]*[.D10])-([.B10]*[.C10])" office:value-type="currency" office:currency="BRL" office:value="0.22" calcext:value-type="currency">
            <text:p>R$ 0,22</text:p>
          </table:table-cell>
          <table:table-cell table:number-columns-repeated="2"/>
          <table:table-cell table:style-name="ce151" office:value-type="string" calcext:value-type="string">
            <text:p><text:a xlink:href="https://steamcommunity.com/market/listings/730/Falchion%20Case" xlink:type="simple">Caixa Falchion</text:a> </text:p>
          </table:table-cell>
          <table:table-cell office:value-type="float" office:value="75" calcext:value-type="float">
            <text:p>75</text:p>
          </table:table-cell>
          <table:table-cell office:value-type="currency" office:currency="BRL" office:value="0.66" calcext:value-type="currency">
            <text:p>R$ 0,66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10]+[.L10]&lt;=0.19;[.K10]+[.L10]+0.02;IF([.K10]+[.L10]&lt;=0.29;[.K10]+[.L10]+0.03;IF([.K10]+[.L10]&lt;=0.39;[.K10]+[.L10]+0.04;IF([.K10]+[.L10]&lt;=0.49;[.K10]+[.L10]+0.06;IF([.K10]+[.L10]&lt;=0.59;[.K10]+[.L10]+0.07;IF([.K10]+[.L10]&lt;=0.69;[.K10]+[.L10]+0.09;IF([.K10]+[.L10]&lt;=0.79;[.K10]+[.L10]+0.1;IF([.K10]+[.L10]&lt;=0.89;[.K10]+[.L10]+0.12;IF([.K10]+[.L10]&lt;=0.99;[.K10]+[.L10]+0.13;IF([.K10]+[.L10]&lt;=1.09;[.K10]+[.L10]+0.15;IF([.K10]+[.L10]&lt;=1.19;[.K10]+[.L10]+0.16;IF([.K10]+[.L10]&lt;=1.29;[.K10]+[.L10]+0.18;IF([.K10]+[.L10]&lt;=1.39;[.K10]+[.L10]+0.19;IF([.K10]+[.L10]&lt;=1.49;[.K10]+[.L10]+0.21;IF([.K10]+[.L10]&lt;=1.59;[.K10]+[.L10]+0.22;IF([.K10]+[.L10]&lt;=1.69;[.K10]+[.L10]+0.24;IF([.K10]+[.L10]&lt;=1.79;[.K10]+[.L10]+0.25;IF([.K10]+[.L10]&lt;=1.89;[.K10]+[.L10]+0.27;IF([.K10]+[.L10]&lt;=1.99;[.K10]+[.L10]+0.28;IF([.K10]+[.L10]&lt;=2.09;[.K10]+[.L10]+0.3;IF([.K10]+[.L10]&lt;=2.19;[.K10]+[.L10]+0.31;IF([.K10]+[.L10]&lt;=2.29;[.K10]+[.L10]+0.33;IF([.K10]+[.L10]&lt;=2.39;[.K10]+[.L10]+0.34;IF([.K10]+[.L10]&lt;=2.49;[.K10]+[.L10]+0.36;IF([.K10]+[.L10]&lt;=2.59;[.K10]+[.L10]+0.37;IF([.K10]+[.L10]&lt;=2.69;[.K10]+[.L10]+0.39;IF([.K10]+[.L10]&lt;=2.79;[.K10]+[.L10]+0.4;IF([.K10]+[.L10]&lt;=2.89;[.K10]+[.L10]+0.42;IF([.K10]+[.L10]&lt;=2.99;[.K10]+[.L10]+0.43;IF([.K10]+[.L10]&lt;=3.09;[.K10]+[.L10]+0.45;IF([.K10]+[.L10]&lt;=3.19;[.K10]+[.L10]+0.46;IF([.K10]+[.L10]&lt;=3.29;[.K10]+[.L10]+0.48;IF([.K10]+[.L10]&lt;=3.39;[.K10]+[.L10]+0.49;IF([.K10]+[.L10]&lt;=3.49;[.K10]+[.L10]+0.51;IF([.K10]+[.L10]&lt;=3.59;[.K10]+[.L10]+0.52;IF([.K10]+[.L10]&lt;=3.69;[.K10]+[.L10]+0.54;IF([.K10]+[.L10]&lt;=3.79;[.K10]+[.L10]+0.55;IF([.K10]+[.L10]&lt;=3.89;[.K10]+[.L10]+0.57;IF([.K10]+[.L10]&lt;=3.99;[.K10]+[.L10]+0.58;IF([.K10]+[.L10]&lt;=4.09;[.K10]+[.L10]+0.6;IF([.K10]+[.L10]&lt;=4.19;[.K10]+[.L10]+0.61;IF([.K10]+[.L10]&lt;=4.29;[.K10]+[.L10]+0.63;IF([.K10]+[.L10]&lt;=4.39;[.K10]+[.L10]+0.64;IF([.K10]+[.L10]&lt;=4.49;[.K10]+[.L10]+0.66;IF([.K10]+[.L10]&lt;=4.59;[.K10]+[.L10]+0.67;IF([.K10]+[.L10]&lt;=4.69;[.K10]+[.L10]+0.69;IF([.K10]+[.L10]&lt;=4.79;[.K10]+[.L10]+0.7;IF([.K10]+[.L10]&lt;=4.89;[.K10]+[.L10]+0.72;IF([.K10]+[.L10]&lt;=4.99;[.K10]+[.L10]+0.73;IF([.K10]+[.L10]&lt;=5.09;[.K10]+[.L10]+0.75;IF([.K10]+[.L10]&lt;=5.19;[.K10]+[.L10]+0.76;IF([.K10]+[.L10]&lt;=5.29;[.K10]+[.L10]+0.78;IF([.K10]+[.L10]&lt;=5.39;[.K10]+[.L10]+0.79;IF([.K10]+[.L10]&lt;=5.49;[.K10]+[.L10]+0.81;IF([.K10]+[.L10]&lt;=5.59;[.K10]+[.L10]+0.82;IF([.K10]+[.L10]&lt;=5.69;[.K10]+[.L10]+0.84;IF([.K10]+[.L10]&lt;=5.79;[.K10]+[.L10]+0.85;IF([.K10]+[.L10]&lt;=5.89;[.K10]+[.L10]+0.87;IF([.K10]+[.L10]&lt;=5.99;[.K10]+[.L10]+0.88;IF([.K10]+[.L10]&lt;=6.09;[.K10]+[.L10]+0.9;IF([.K10]+[.L10]&lt;=6.19;[.K10]+[.L10]+0.91;IF([.K10]+[.L10]&lt;=6.29;[.K10]+[.L10]+0.93;IF([.K10]+[.L10]&lt;=6.39;[.K10]+[.L10]+0.94;IF([.K10]+[.L10]&lt;=6.49;[.K10]+[.L10]+0.96;IF([.K10]+[.L10]&lt;=6.59;[.K10]+[.L10]+0.97;IF([.K10]+[.L10]&lt;=6.69;[.K10]+[.L10]+0.99;IF([.K10]+[.L10]&lt;=6.79;[.K10]+[.L10]+1;IF([.K10]+[.L10]&lt;=6.89;[.K10]+[.L10]+1.02;IF([.K10]+[.L10]&lt;=6.99;[.K10]+[.L10]+1.03;IF([.K10]+[.L10]&lt;=7.09;[.K10]+[.L10]+1.05;IF([.K10]+[.L10]&lt;=7.19;[.K10]+[.L10]+1.06;IF([.K10]+[.L10]&lt;=7.29;[.K10]+[.L10]+1.08;IF([.K10]+[.L10]&lt;=7.39;[.K10]+[.L10]+1.09;IF([.K10]+[.L10]&lt;=7.49;[.K10]+[.L10]+1.11;IF([.K10]+[.L10]&lt;=7.59;[.K10]+[.L10]+1.12;IF([.K10]+[.L10]&lt;=7.69;[.K10]+[.L10]+1.14;IF([.K10]+[.L10]&lt;=7.79;[.K10]+[.L10]+1.15;IF([.K10]+[.L10]&lt;=7.89;[.K10]+[.L10]+1.17;IF([.K10]+[.L10]&lt;=7.99;[.K10]+[.L10]+1.18;IF([.K10]+[.L10]&lt;=8.09;[.K10]+[.L10]+1.2;IF([.K10]+[.L10]&lt;=8.19;[.K10]+[.L10]+1.21;IF([.K10]+[.L10]&lt;=8.29;[.K10]+[.L10]+1.23;IF([.K10]+[.L10]&lt;=8.39;[.K10]+[.L10]+1.24;IF([.K10]+[.L10]&lt;=8.49;[.K10]+[.L10]+1.26;IF([.K10]+[.L10]&lt;=8.59;[.K10]+[.L10]+1.27;IF([.K10]+[.L10]&lt;=8.69;[.K10]+[.L10]+1.29;IF([.K10]+[.L10]&lt;=8.79;[.K10]+[.L10]+1.3;IF([.K10]+[.L10]&lt;=8.89;[.K10]+[.L10]+1.32;IF([.K10]+[.L10]&lt;=8.99;[.K10]+[.L10]+1.33;IF([.K10]+[.L10]&lt;=9.09;[.K10]+[.L10]+1.35;IF([.K10]+[.L10]&lt;=9.19;[.K10]+[.L10]+1.36;IF([.K10]+[.L10]&lt;=9.29;[.K10]+[.L10]+1.38;IF([.K10]+[.L10]&lt;=9.39;[.K10]+[.L10]+1.39;IF([.K10]+[.L10]&lt;=9.49;[.K10]+[.L10]+1.41;IF([.K10]+[.L10]&lt;=9.59;[.K10]+[.L10]+1.42;IF([.K10]+[.L10]&lt;=9.69;[.K10]+[.L10]+1.44;IF([.K10]+[.L10]&lt;=9.79;[.K10]+[.L10]+1.45;IF([.K10]+[.L10]&lt;=9.89;[.K10]+[.L10]+1.47))))))))))))))))))))))))))))))))))))))))))))))))))))))))))))))))))))))))))))))))))))))))))))))))))" office:value-type="currency" office:currency="BRL" office:value="0.76" calcext:value-type="currency">
            <text:p>R$ 0,76</text:p>
          </table:table-cell>
          <table:table-cell table:style-name="ce72" table:formula="of:=[.K10]*[.J10]" office:value-type="currency" office:currency="BRL" office:value="49.5" calcext:value-type="currency">
            <text:p>R$ 49,50</text:p>
          </table:table-cell>
          <table:table-cell table:style-name="ce196"/>
          <table:table-cell table:number-columns-repeated="3"/>
        </table:table-row>
        <table:table-row table:style-name="ro1">
          <table:table-cell table:style-name="ce151" office:value-type="string" calcext:value-type="string">
            <text:p><text:a xlink:href="https://steamcommunity.com/market/listings/753/648800-Bruce%20(Trading%20Card)" xlink:type="simple">Bruce (Carta Colecionável)</text:a> </text:p>
          </table:table-cell>
          <table:table-cell office:value-type="currency" office:currency="BRL" office:value="0.04" calcext:value-type="currency">
            <text:p>R$ 0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BRL" office:value="0.15" calcext:value-type="currency">
            <text:p>R$ 0,15</text:p>
          </table:table-cell>
          <table:table-cell table:formula="of:=([.E11]*[.D11])-([.B11]*[.C11])" office:value-type="currency" office:currency="BRL" office:value="0.11" calcext:value-type="currency">
            <text:p>R$ 0,11</text:p>
          </table:table-cell>
          <table:table-cell table:number-columns-repeated="2"/>
          <table:table-cell table:style-name="ce151" office:value-type="string" calcext:value-type="string">
            <text:p><text:a xlink:href="https://steamcommunity.com/market/listings/730/Operation%20Phoenix%20Weapon%20Case" xlink:type="simple">Caixa de Armas da Operação Fênix</text:a> 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.3" calcext:value-type="currency">
            <text:p>R$ 4,30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11]+[.L11]&lt;=0.19;[.K11]+[.L11]+0.02;IF([.K11]+[.L11]&lt;=0.29;[.K11]+[.L11]+0.03;IF([.K11]+[.L11]&lt;=0.39;[.K11]+[.L11]+0.04;IF([.K11]+[.L11]&lt;=0.49;[.K11]+[.L11]+0.06;IF([.K11]+[.L11]&lt;=0.59;[.K11]+[.L11]+0.07;IF([.K11]+[.L11]&lt;=0.69;[.K11]+[.L11]+0.09;IF([.K11]+[.L11]&lt;=0.79;[.K11]+[.L11]+0.1;IF([.K11]+[.L11]&lt;=0.89;[.K11]+[.L11]+0.12;IF([.K11]+[.L11]&lt;=0.99;[.K11]+[.L11]+0.13;IF([.K11]+[.L11]&lt;=1.09;[.K11]+[.L11]+0.15;IF([.K11]+[.L11]&lt;=1.19;[.K11]+[.L11]+0.16;IF([.K11]+[.L11]&lt;=1.29;[.K11]+[.L11]+0.18;IF([.K11]+[.L11]&lt;=1.39;[.K11]+[.L11]+0.19;IF([.K11]+[.L11]&lt;=1.49;[.K11]+[.L11]+0.21;IF([.K11]+[.L11]&lt;=1.59;[.K11]+[.L11]+0.22;IF([.K11]+[.L11]&lt;=1.69;[.K11]+[.L11]+0.24;IF([.K11]+[.L11]&lt;=1.79;[.K11]+[.L11]+0.25;IF([.K11]+[.L11]&lt;=1.89;[.K11]+[.L11]+0.27;IF([.K11]+[.L11]&lt;=1.99;[.K11]+[.L11]+0.28;IF([.K11]+[.L11]&lt;=2.09;[.K11]+[.L11]+0.3;IF([.K11]+[.L11]&lt;=2.19;[.K11]+[.L11]+0.31;IF([.K11]+[.L11]&lt;=2.29;[.K11]+[.L11]+0.33;IF([.K11]+[.L11]&lt;=2.39;[.K11]+[.L11]+0.34;IF([.K11]+[.L11]&lt;=2.49;[.K11]+[.L11]+0.36;IF([.K11]+[.L11]&lt;=2.59;[.K11]+[.L11]+0.37;IF([.K11]+[.L11]&lt;=2.69;[.K11]+[.L11]+0.39;IF([.K11]+[.L11]&lt;=2.79;[.K11]+[.L11]+0.4;IF([.K11]+[.L11]&lt;=2.89;[.K11]+[.L11]+0.42;IF([.K11]+[.L11]&lt;=2.99;[.K11]+[.L11]+0.43;IF([.K11]+[.L11]&lt;=3.09;[.K11]+[.L11]+0.45;IF([.K11]+[.L11]&lt;=3.19;[.K11]+[.L11]+0.46;IF([.K11]+[.L11]&lt;=3.29;[.K11]+[.L11]+0.48;IF([.K11]+[.L11]&lt;=3.39;[.K11]+[.L11]+0.49;IF([.K11]+[.L11]&lt;=3.49;[.K11]+[.L11]+0.51;IF([.K11]+[.L11]&lt;=3.59;[.K11]+[.L11]+0.52;IF([.K11]+[.L11]&lt;=3.69;[.K11]+[.L11]+0.54;IF([.K11]+[.L11]&lt;=3.79;[.K11]+[.L11]+0.55;IF([.K11]+[.L11]&lt;=3.89;[.K11]+[.L11]+0.57;IF([.K11]+[.L11]&lt;=3.99;[.K11]+[.L11]+0.58;IF([.K11]+[.L11]&lt;=4.09;[.K11]+[.L11]+0.6;IF([.K11]+[.L11]&lt;=4.19;[.K11]+[.L11]+0.61;IF([.K11]+[.L11]&lt;=4.29;[.K11]+[.L11]+0.63;IF([.K11]+[.L11]&lt;=4.39;[.K11]+[.L11]+0.64;IF([.K11]+[.L11]&lt;=4.49;[.K11]+[.L11]+0.66;IF([.K11]+[.L11]&lt;=4.59;[.K11]+[.L11]+0.67;IF([.K11]+[.L11]&lt;=4.69;[.K11]+[.L11]+0.69;IF([.K11]+[.L11]&lt;=4.79;[.K11]+[.L11]+0.7;IF([.K11]+[.L11]&lt;=4.89;[.K11]+[.L11]+0.72;IF([.K11]+[.L11]&lt;=4.99;[.K11]+[.L11]+0.73;IF([.K11]+[.L11]&lt;=5.09;[.K11]+[.L11]+0.75;IF([.K11]+[.L11]&lt;=5.19;[.K11]+[.L11]+0.76;IF([.K11]+[.L11]&lt;=5.29;[.K11]+[.L11]+0.78;IF([.K11]+[.L11]&lt;=5.39;[.K11]+[.L11]+0.79;IF([.K11]+[.L11]&lt;=5.49;[.K11]+[.L11]+0.81;IF([.K11]+[.L11]&lt;=5.59;[.K11]+[.L11]+0.82;IF([.K11]+[.L11]&lt;=5.69;[.K11]+[.L11]+0.84;IF([.K11]+[.L11]&lt;=5.79;[.K11]+[.L11]+0.85;IF([.K11]+[.L11]&lt;=5.89;[.K11]+[.L11]+0.87;IF([.K11]+[.L11]&lt;=5.99;[.K11]+[.L11]+0.88;IF([.K11]+[.L11]&lt;=6.09;[.K11]+[.L11]+0.9;IF([.K11]+[.L11]&lt;=6.19;[.K11]+[.L11]+0.91;IF([.K11]+[.L11]&lt;=6.29;[.K11]+[.L11]+0.93;IF([.K11]+[.L11]&lt;=6.39;[.K11]+[.L11]+0.94;IF([.K11]+[.L11]&lt;=6.49;[.K11]+[.L11]+0.96;IF([.K11]+[.L11]&lt;=6.59;[.K11]+[.L11]+0.97;IF([.K11]+[.L11]&lt;=6.69;[.K11]+[.L11]+0.99;IF([.K11]+[.L11]&lt;=6.79;[.K11]+[.L11]+1;IF([.K11]+[.L11]&lt;=6.89;[.K11]+[.L11]+1.02;IF([.K11]+[.L11]&lt;=6.99;[.K11]+[.L11]+1.03;IF([.K11]+[.L11]&lt;=7.09;[.K11]+[.L11]+1.05;IF([.K11]+[.L11]&lt;=7.19;[.K11]+[.L11]+1.06;IF([.K11]+[.L11]&lt;=7.29;[.K11]+[.L11]+1.08;IF([.K11]+[.L11]&lt;=7.39;[.K11]+[.L11]+1.09;IF([.K11]+[.L11]&lt;=7.49;[.K11]+[.L11]+1.11;IF([.K11]+[.L11]&lt;=7.59;[.K11]+[.L11]+1.12;IF([.K11]+[.L11]&lt;=7.69;[.K11]+[.L11]+1.14;IF([.K11]+[.L11]&lt;=7.79;[.K11]+[.L11]+1.15;IF([.K11]+[.L11]&lt;=7.89;[.K11]+[.L11]+1.17;IF([.K11]+[.L11]&lt;=7.99;[.K11]+[.L11]+1.18;IF([.K11]+[.L11]&lt;=8.09;[.K11]+[.L11]+1.2;IF([.K11]+[.L11]&lt;=8.19;[.K11]+[.L11]+1.21;IF([.K11]+[.L11]&lt;=8.29;[.K11]+[.L11]+1.23;IF([.K11]+[.L11]&lt;=8.39;[.K11]+[.L11]+1.24;IF([.K11]+[.L11]&lt;=8.49;[.K11]+[.L11]+1.26;IF([.K11]+[.L11]&lt;=8.59;[.K11]+[.L11]+1.27;IF([.K11]+[.L11]&lt;=8.69;[.K11]+[.L11]+1.29;IF([.K11]+[.L11]&lt;=8.79;[.K11]+[.L11]+1.3;IF([.K11]+[.L11]&lt;=8.89;[.K11]+[.L11]+1.32;IF([.K11]+[.L11]&lt;=8.99;[.K11]+[.L11]+1.33;IF([.K11]+[.L11]&lt;=9.09;[.K11]+[.L11]+1.35;IF([.K11]+[.L11]&lt;=9.19;[.K11]+[.L11]+1.36;IF([.K11]+[.L11]&lt;=9.29;[.K11]+[.L11]+1.38;IF([.K11]+[.L11]&lt;=9.39;[.K11]+[.L11]+1.39;IF([.K11]+[.L11]&lt;=9.49;[.K11]+[.L11]+1.41;IF([.K11]+[.L11]&lt;=9.59;[.K11]+[.L11]+1.42;IF([.K11]+[.L11]&lt;=9.69;[.K11]+[.L11]+1.44;IF([.K11]+[.L11]&lt;=9.79;[.K11]+[.L11]+1.45;IF([.K11]+[.L11]&lt;=9.89;[.K11]+[.L11]+1.47))))))))))))))))))))))))))))))))))))))))))))))))))))))))))))))))))))))))))))))))))))))))))))))))))" office:value-type="currency" office:currency="BRL" office:value="4.95" calcext:value-type="currency">
            <text:p>R$ 4,95</text:p>
          </table:table-cell>
          <table:table-cell table:style-name="ce72" table:formula="of:=[.K11]*[.J11]" office:value-type="currency" office:currency="BRL" office:value="12.9" calcext:value-type="currency">
            <text:p>R$ 12,90</text:p>
          </table:table-cell>
          <table:table-cell table:style-name="ce196"/>
          <table:table-cell table:number-columns-repeated="3"/>
        </table:table-row>
        <table:table-row table:style-name="ro1">
          <table:table-cell table:style-name="ce151" office:value-type="string" calcext:value-type="string">
            <text:p><text:a xlink:href="https://steamcommunity.com/market/listings/753/648800-Bruce%20(Trading%20Card)" xlink:type="simple">Bruce (Carta Colecionável)</text:a> </text:p>
          </table:table-cell>
          <table:table-cell office:value-type="currency" office:currency="BRL" office:value="0.03" calcext:value-type="currency">
            <text:p>R$ 0,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currency" office:currency="BRL" office:value="0.16" calcext:value-type="currency">
            <text:p>R$ 0,16</text:p>
          </table:table-cell>
          <table:table-cell table:formula="of:=([.E12]*[.D12])-([.B12]*[.C12])" office:value-type="currency" office:currency="BRL" office:value="0.26" calcext:value-type="currency">
            <text:p>R$ 0,26</text:p>
          </table:table-cell>
          <table:table-cell table:number-columns-repeated="2"/>
          <table:table-cell table:style-name="ce151" office:value-type="string" calcext:value-type="string">
            <text:p><text:a xlink:href="https://steamcommunity.com/market/listings/730/Operation%20Broken%20Fang%20Case" xlink:type="simple">Caixa da Operação Presa Quebrada</text:a> </text:p>
          </table:table-cell>
          <table:table-cell office:value-type="float" office:value="7" calcext:value-type="float">
            <text:p>7</text:p>
          </table:table-cell>
          <table:table-cell office:value-type="currency" office:currency="BRL" office:value="4.65" calcext:value-type="currency">
            <text:p>R$ 4,65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12]+[.L12]&lt;=0.19;[.K12]+[.L12]+0.02;IF([.K12]+[.L12]&lt;=0.29;[.K12]+[.L12]+0.03;IF([.K12]+[.L12]&lt;=0.39;[.K12]+[.L12]+0.04;IF([.K12]+[.L12]&lt;=0.49;[.K12]+[.L12]+0.06;IF([.K12]+[.L12]&lt;=0.59;[.K12]+[.L12]+0.07;IF([.K12]+[.L12]&lt;=0.69;[.K12]+[.L12]+0.09;IF([.K12]+[.L12]&lt;=0.79;[.K12]+[.L12]+0.1;IF([.K12]+[.L12]&lt;=0.89;[.K12]+[.L12]+0.12;IF([.K12]+[.L12]&lt;=0.99;[.K12]+[.L12]+0.13;IF([.K12]+[.L12]&lt;=1.09;[.K12]+[.L12]+0.15;IF([.K12]+[.L12]&lt;=1.19;[.K12]+[.L12]+0.16;IF([.K12]+[.L12]&lt;=1.29;[.K12]+[.L12]+0.18;IF([.K12]+[.L12]&lt;=1.39;[.K12]+[.L12]+0.19;IF([.K12]+[.L12]&lt;=1.49;[.K12]+[.L12]+0.21;IF([.K12]+[.L12]&lt;=1.59;[.K12]+[.L12]+0.22;IF([.K12]+[.L12]&lt;=1.69;[.K12]+[.L12]+0.24;IF([.K12]+[.L12]&lt;=1.79;[.K12]+[.L12]+0.25;IF([.K12]+[.L12]&lt;=1.89;[.K12]+[.L12]+0.27;IF([.K12]+[.L12]&lt;=1.99;[.K12]+[.L12]+0.28;IF([.K12]+[.L12]&lt;=2.09;[.K12]+[.L12]+0.3;IF([.K12]+[.L12]&lt;=2.19;[.K12]+[.L12]+0.31;IF([.K12]+[.L12]&lt;=2.29;[.K12]+[.L12]+0.33;IF([.K12]+[.L12]&lt;=2.39;[.K12]+[.L12]+0.34;IF([.K12]+[.L12]&lt;=2.49;[.K12]+[.L12]+0.36;IF([.K12]+[.L12]&lt;=2.59;[.K12]+[.L12]+0.37;IF([.K12]+[.L12]&lt;=2.69;[.K12]+[.L12]+0.39;IF([.K12]+[.L12]&lt;=2.79;[.K12]+[.L12]+0.4;IF([.K12]+[.L12]&lt;=2.89;[.K12]+[.L12]+0.42;IF([.K12]+[.L12]&lt;=2.99;[.K12]+[.L12]+0.43;IF([.K12]+[.L12]&lt;=3.09;[.K12]+[.L12]+0.45;IF([.K12]+[.L12]&lt;=3.19;[.K12]+[.L12]+0.46;IF([.K12]+[.L12]&lt;=3.29;[.K12]+[.L12]+0.48;IF([.K12]+[.L12]&lt;=3.39;[.K12]+[.L12]+0.49;IF([.K12]+[.L12]&lt;=3.49;[.K12]+[.L12]+0.51;IF([.K12]+[.L12]&lt;=3.59;[.K12]+[.L12]+0.52;IF([.K12]+[.L12]&lt;=3.69;[.K12]+[.L12]+0.54;IF([.K12]+[.L12]&lt;=3.79;[.K12]+[.L12]+0.55;IF([.K12]+[.L12]&lt;=3.89;[.K12]+[.L12]+0.57;IF([.K12]+[.L12]&lt;=3.99;[.K12]+[.L12]+0.58;IF([.K12]+[.L12]&lt;=4.09;[.K12]+[.L12]+0.6;IF([.K12]+[.L12]&lt;=4.19;[.K12]+[.L12]+0.61;IF([.K12]+[.L12]&lt;=4.29;[.K12]+[.L12]+0.63;IF([.K12]+[.L12]&lt;=4.39;[.K12]+[.L12]+0.64;IF([.K12]+[.L12]&lt;=4.49;[.K12]+[.L12]+0.66;IF([.K12]+[.L12]&lt;=4.59;[.K12]+[.L12]+0.67;IF([.K12]+[.L12]&lt;=4.69;[.K12]+[.L12]+0.69;IF([.K12]+[.L12]&lt;=4.79;[.K12]+[.L12]+0.7;IF([.K12]+[.L12]&lt;=4.89;[.K12]+[.L12]+0.72;IF([.K12]+[.L12]&lt;=4.99;[.K12]+[.L12]+0.73;IF([.K12]+[.L12]&lt;=5.09;[.K12]+[.L12]+0.75;IF([.K12]+[.L12]&lt;=5.19;[.K12]+[.L12]+0.76;IF([.K12]+[.L12]&lt;=5.29;[.K12]+[.L12]+0.78;IF([.K12]+[.L12]&lt;=5.39;[.K12]+[.L12]+0.79;IF([.K12]+[.L12]&lt;=5.49;[.K12]+[.L12]+0.81;IF([.K12]+[.L12]&lt;=5.59;[.K12]+[.L12]+0.82;IF([.K12]+[.L12]&lt;=5.69;[.K12]+[.L12]+0.84;IF([.K12]+[.L12]&lt;=5.79;[.K12]+[.L12]+0.85;IF([.K12]+[.L12]&lt;=5.89;[.K12]+[.L12]+0.87;IF([.K12]+[.L12]&lt;=5.99;[.K12]+[.L12]+0.88;IF([.K12]+[.L12]&lt;=6.09;[.K12]+[.L12]+0.9;IF([.K12]+[.L12]&lt;=6.19;[.K12]+[.L12]+0.91;IF([.K12]+[.L12]&lt;=6.29;[.K12]+[.L12]+0.93;IF([.K12]+[.L12]&lt;=6.39;[.K12]+[.L12]+0.94;IF([.K12]+[.L12]&lt;=6.49;[.K12]+[.L12]+0.96;IF([.K12]+[.L12]&lt;=6.59;[.K12]+[.L12]+0.97;IF([.K12]+[.L12]&lt;=6.69;[.K12]+[.L12]+0.99;IF([.K12]+[.L12]&lt;=6.79;[.K12]+[.L12]+1;IF([.K12]+[.L12]&lt;=6.89;[.K12]+[.L12]+1.02;IF([.K12]+[.L12]&lt;=6.99;[.K12]+[.L12]+1.03;IF([.K12]+[.L12]&lt;=7.09;[.K12]+[.L12]+1.05;IF([.K12]+[.L12]&lt;=7.19;[.K12]+[.L12]+1.06;IF([.K12]+[.L12]&lt;=7.29;[.K12]+[.L12]+1.08;IF([.K12]+[.L12]&lt;=7.39;[.K12]+[.L12]+1.09;IF([.K12]+[.L12]&lt;=7.49;[.K12]+[.L12]+1.11;IF([.K12]+[.L12]&lt;=7.59;[.K12]+[.L12]+1.12;IF([.K12]+[.L12]&lt;=7.69;[.K12]+[.L12]+1.14;IF([.K12]+[.L12]&lt;=7.79;[.K12]+[.L12]+1.15;IF([.K12]+[.L12]&lt;=7.89;[.K12]+[.L12]+1.17;IF([.K12]+[.L12]&lt;=7.99;[.K12]+[.L12]+1.18;IF([.K12]+[.L12]&lt;=8.09;[.K12]+[.L12]+1.2;IF([.K12]+[.L12]&lt;=8.19;[.K12]+[.L12]+1.21;IF([.K12]+[.L12]&lt;=8.29;[.K12]+[.L12]+1.23;IF([.K12]+[.L12]&lt;=8.39;[.K12]+[.L12]+1.24;IF([.K12]+[.L12]&lt;=8.49;[.K12]+[.L12]+1.26;IF([.K12]+[.L12]&lt;=8.59;[.K12]+[.L12]+1.27;IF([.K12]+[.L12]&lt;=8.69;[.K12]+[.L12]+1.29;IF([.K12]+[.L12]&lt;=8.79;[.K12]+[.L12]+1.3;IF([.K12]+[.L12]&lt;=8.89;[.K12]+[.L12]+1.32;IF([.K12]+[.L12]&lt;=8.99;[.K12]+[.L12]+1.33;IF([.K12]+[.L12]&lt;=9.09;[.K12]+[.L12]+1.35;IF([.K12]+[.L12]&lt;=9.19;[.K12]+[.L12]+1.36;IF([.K12]+[.L12]&lt;=9.29;[.K12]+[.L12]+1.38;IF([.K12]+[.L12]&lt;=9.39;[.K12]+[.L12]+1.39;IF([.K12]+[.L12]&lt;=9.49;[.K12]+[.L12]+1.41;IF([.K12]+[.L12]&lt;=9.59;[.K12]+[.L12]+1.42;IF([.K12]+[.L12]&lt;=9.69;[.K12]+[.L12]+1.44;IF([.K12]+[.L12]&lt;=9.79;[.K12]+[.L12]+1.45;IF([.K12]+[.L12]&lt;=9.89;[.K12]+[.L12]+1.47))))))))))))))))))))))))))))))))))))))))))))))))))))))))))))))))))))))))))))))))))))))))))))))))))" office:value-type="currency" office:currency="BRL" office:value="5.35" calcext:value-type="currency">
            <text:p>R$ 5,35</text:p>
          </table:table-cell>
          <table:table-cell table:style-name="ce72" table:formula="of:=[.K12]*[.J12]" office:value-type="currency" office:currency="BRL" office:value="32.55" calcext:value-type="currency">
            <text:p>R$ 32,55</text:p>
          </table:table-cell>
          <table:table-cell table:style-name="ce196"/>
          <table:table-cell table:number-columns-repeated="3"/>
        </table:table-row>
        <table:table-row table:style-name="ro1">
          <table:table-cell table:style-name="ce151" office:value-type="string" calcext:value-type="string">
            <text:p><text:a xlink:href="https://steamcommunity.com/market/listings/570/Chest%20of%20Endless%20Days" xlink:type="simple">Baú dos Dias Sem Fim</text:a> </text:p>
          </table:table-cell>
          <table:table-cell office:value-type="currency" office:currency="BRL" office:value="0.77" calcext:value-type="currency">
            <text:p>R$ 0,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currency" office:currency="BRL" office:value="0.97" calcext:value-type="currency">
            <text:p>R$ 0,97</text:p>
          </table:table-cell>
          <table:table-cell table:formula="of:=([.E13]*[.D13])-([.B13]*[.C13])" office:value-type="currency" office:currency="BRL" office:value="0.4" calcext:value-type="currency">
            <text:p>R$ 0,40</text:p>
          </table:table-cell>
          <table:table-cell table:number-columns-repeated="2"/>
          <table:table-cell table:style-name="ce151" office:value-type="string" calcext:value-type="string">
            <text:p><text:a xlink:href="https://steamcommunity.com/market/listings/730/Antwerp%202022%20Challengers%20Sticker%20Capsule" xlink:type="simple">Antwerp 2022 Challengers Sticker Capsule</text:a> </text:p>
          </table:table-cell>
          <table:table-cell table:style-name="ce150" office:value-type="float" office:value="50" calcext:value-type="float">
            <text:p>50</text:p>
          </table:table-cell>
          <table:table-cell table:style-name="ce187" office:value-type="currency" office:currency="BRL" office:value="0.6" calcext:value-type="currency">
            <text:p>R$ 0,60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13]+[.L13]&lt;=0.19;[.K13]+[.L13]+0.02;IF([.K13]+[.L13]&lt;=0.29;[.K13]+[.L13]+0.03;IF([.K13]+[.L13]&lt;=0.39;[.K13]+[.L13]+0.04;IF([.K13]+[.L13]&lt;=0.49;[.K13]+[.L13]+0.06;IF([.K13]+[.L13]&lt;=0.59;[.K13]+[.L13]+0.07;IF([.K13]+[.L13]&lt;=0.69;[.K13]+[.L13]+0.09;IF([.K13]+[.L13]&lt;=0.79;[.K13]+[.L13]+0.1;IF([.K13]+[.L13]&lt;=0.89;[.K13]+[.L13]+0.12;IF([.K13]+[.L13]&lt;=0.99;[.K13]+[.L13]+0.13;IF([.K13]+[.L13]&lt;=1.09;[.K13]+[.L13]+0.15;IF([.K13]+[.L13]&lt;=1.19;[.K13]+[.L13]+0.16;IF([.K13]+[.L13]&lt;=1.29;[.K13]+[.L13]+0.18;IF([.K13]+[.L13]&lt;=1.39;[.K13]+[.L13]+0.19;IF([.K13]+[.L13]&lt;=1.49;[.K13]+[.L13]+0.21;IF([.K13]+[.L13]&lt;=1.59;[.K13]+[.L13]+0.22;IF([.K13]+[.L13]&lt;=1.69;[.K13]+[.L13]+0.24;IF([.K13]+[.L13]&lt;=1.79;[.K13]+[.L13]+0.25;IF([.K13]+[.L13]&lt;=1.89;[.K13]+[.L13]+0.27;IF([.K13]+[.L13]&lt;=1.99;[.K13]+[.L13]+0.28;IF([.K13]+[.L13]&lt;=2.09;[.K13]+[.L13]+0.3;IF([.K13]+[.L13]&lt;=2.19;[.K13]+[.L13]+0.31;IF([.K13]+[.L13]&lt;=2.29;[.K13]+[.L13]+0.33;IF([.K13]+[.L13]&lt;=2.39;[.K13]+[.L13]+0.34;IF([.K13]+[.L13]&lt;=2.49;[.K13]+[.L13]+0.36;IF([.K13]+[.L13]&lt;=2.59;[.K13]+[.L13]+0.37;IF([.K13]+[.L13]&lt;=2.69;[.K13]+[.L13]+0.39;IF([.K13]+[.L13]&lt;=2.79;[.K13]+[.L13]+0.4;IF([.K13]+[.L13]&lt;=2.89;[.K13]+[.L13]+0.42;IF([.K13]+[.L13]&lt;=2.99;[.K13]+[.L13]+0.43;IF([.K13]+[.L13]&lt;=3.09;[.K13]+[.L13]+0.45;IF([.K13]+[.L13]&lt;=3.19;[.K13]+[.L13]+0.46;IF([.K13]+[.L13]&lt;=3.29;[.K13]+[.L13]+0.48;IF([.K13]+[.L13]&lt;=3.39;[.K13]+[.L13]+0.49;IF([.K13]+[.L13]&lt;=3.49;[.K13]+[.L13]+0.51;IF([.K13]+[.L13]&lt;=3.59;[.K13]+[.L13]+0.52;IF([.K13]+[.L13]&lt;=3.69;[.K13]+[.L13]+0.54;IF([.K13]+[.L13]&lt;=3.79;[.K13]+[.L13]+0.55;IF([.K13]+[.L13]&lt;=3.89;[.K13]+[.L13]+0.57;IF([.K13]+[.L13]&lt;=3.99;[.K13]+[.L13]+0.58;IF([.K13]+[.L13]&lt;=4.09;[.K13]+[.L13]+0.6;IF([.K13]+[.L13]&lt;=4.19;[.K13]+[.L13]+0.61;IF([.K13]+[.L13]&lt;=4.29;[.K13]+[.L13]+0.63;IF([.K13]+[.L13]&lt;=4.39;[.K13]+[.L13]+0.64;IF([.K13]+[.L13]&lt;=4.49;[.K13]+[.L13]+0.66;IF([.K13]+[.L13]&lt;=4.59;[.K13]+[.L13]+0.67;IF([.K13]+[.L13]&lt;=4.69;[.K13]+[.L13]+0.69;IF([.K13]+[.L13]&lt;=4.79;[.K13]+[.L13]+0.7;IF([.K13]+[.L13]&lt;=4.89;[.K13]+[.L13]+0.72;IF([.K13]+[.L13]&lt;=4.99;[.K13]+[.L13]+0.73;IF([.K13]+[.L13]&lt;=5.09;[.K13]+[.L13]+0.75;IF([.K13]+[.L13]&lt;=5.19;[.K13]+[.L13]+0.76;IF([.K13]+[.L13]&lt;=5.29;[.K13]+[.L13]+0.78;IF([.K13]+[.L13]&lt;=5.39;[.K13]+[.L13]+0.79;IF([.K13]+[.L13]&lt;=5.49;[.K13]+[.L13]+0.81;IF([.K13]+[.L13]&lt;=5.59;[.K13]+[.L13]+0.82;IF([.K13]+[.L13]&lt;=5.69;[.K13]+[.L13]+0.84;IF([.K13]+[.L13]&lt;=5.79;[.K13]+[.L13]+0.85;IF([.K13]+[.L13]&lt;=5.89;[.K13]+[.L13]+0.87;IF([.K13]+[.L13]&lt;=5.99;[.K13]+[.L13]+0.88;IF([.K13]+[.L13]&lt;=6.09;[.K13]+[.L13]+0.9;IF([.K13]+[.L13]&lt;=6.19;[.K13]+[.L13]+0.91;IF([.K13]+[.L13]&lt;=6.29;[.K13]+[.L13]+0.93;IF([.K13]+[.L13]&lt;=6.39;[.K13]+[.L13]+0.94;IF([.K13]+[.L13]&lt;=6.49;[.K13]+[.L13]+0.96;IF([.K13]+[.L13]&lt;=6.59;[.K13]+[.L13]+0.97;IF([.K13]+[.L13]&lt;=6.69;[.K13]+[.L13]+0.99;IF([.K13]+[.L13]&lt;=6.79;[.K13]+[.L13]+1;IF([.K13]+[.L13]&lt;=6.89;[.K13]+[.L13]+1.02;IF([.K13]+[.L13]&lt;=6.99;[.K13]+[.L13]+1.03;IF([.K13]+[.L13]&lt;=7.09;[.K13]+[.L13]+1.05;IF([.K13]+[.L13]&lt;=7.19;[.K13]+[.L13]+1.06;IF([.K13]+[.L13]&lt;=7.29;[.K13]+[.L13]+1.08;IF([.K13]+[.L13]&lt;=7.39;[.K13]+[.L13]+1.09;IF([.K13]+[.L13]&lt;=7.49;[.K13]+[.L13]+1.11;IF([.K13]+[.L13]&lt;=7.59;[.K13]+[.L13]+1.12;IF([.K13]+[.L13]&lt;=7.69;[.K13]+[.L13]+1.14;IF([.K13]+[.L13]&lt;=7.79;[.K13]+[.L13]+1.15;IF([.K13]+[.L13]&lt;=7.89;[.K13]+[.L13]+1.17;IF([.K13]+[.L13]&lt;=7.99;[.K13]+[.L13]+1.18;IF([.K13]+[.L13]&lt;=8.09;[.K13]+[.L13]+1.2;IF([.K13]+[.L13]&lt;=8.19;[.K13]+[.L13]+1.21;IF([.K13]+[.L13]&lt;=8.29;[.K13]+[.L13]+1.23;IF([.K13]+[.L13]&lt;=8.39;[.K13]+[.L13]+1.24;IF([.K13]+[.L13]&lt;=8.49;[.K13]+[.L13]+1.26;IF([.K13]+[.L13]&lt;=8.59;[.K13]+[.L13]+1.27;IF([.K13]+[.L13]&lt;=8.69;[.K13]+[.L13]+1.29;IF([.K13]+[.L13]&lt;=8.79;[.K13]+[.L13]+1.3;IF([.K13]+[.L13]&lt;=8.89;[.K13]+[.L13]+1.32;IF([.K13]+[.L13]&lt;=8.99;[.K13]+[.L13]+1.33;IF([.K13]+[.L13]&lt;=9.09;[.K13]+[.L13]+1.35;IF([.K13]+[.L13]&lt;=9.19;[.K13]+[.L13]+1.36;IF([.K13]+[.L13]&lt;=9.29;[.K13]+[.L13]+1.38;IF([.K13]+[.L13]&lt;=9.39;[.K13]+[.L13]+1.39;IF([.K13]+[.L13]&lt;=9.49;[.K13]+[.L13]+1.41;IF([.K13]+[.L13]&lt;=9.59;[.K13]+[.L13]+1.42;IF([.K13]+[.L13]&lt;=9.69;[.K13]+[.L13]+1.44;IF([.K13]+[.L13]&lt;=9.79;[.K13]+[.L13]+1.45;IF([.K13]+[.L13]&lt;=9.89;[.K13]+[.L13]+1.47))))))))))))))))))))))))))))))))))))))))))))))))))))))))))))))))))))))))))))))))))))))))))))))))))" office:value-type="currency" office:currency="BRL" office:value="0.7" calcext:value-type="currency">
            <text:p>R$ 0,70</text:p>
          </table:table-cell>
          <table:table-cell table:style-name="ce72" table:formula="of:=[.K13]*[.J13]" office:value-type="currency" office:currency="BRL" office:value="30" calcext:value-type="currency">
            <text:p>R$ 30,00</text:p>
          </table:table-cell>
          <table:table-cell table:style-name="ce196"/>
          <table:table-cell table:number-columns-repeated="3"/>
        </table:table-row>
        <table:table-row table:style-name="ro1">
          <table:table-cell table:style-name="ce151" office:value-type="string" calcext:value-type="string">
            <text:p><text:a xlink:href="https://steamcommunity.com/market/listings/753/648800-Bruce%20(Trading%20Card)" xlink:type="simple">Bruce (Carta Colecionável)</text:a> </text:p>
          </table:table-cell>
          <table:table-cell office:value-type="currency" office:currency="BRL" office:value="0.05" calcext:value-type="currency">
            <text:p>R$ 0,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currency" office:currency="BRL" office:value="0.14" calcext:value-type="currency">
            <text:p>R$ 0,14</text:p>
          </table:table-cell>
          <table:table-cell table:formula="of:=([.E14]*[.D14])-([.B14]*[.C14])" office:value-type="currency" office:currency="BRL" office:value="0.18" calcext:value-type="currency">
            <text:p>R$ 0,18</text:p>
          </table:table-cell>
          <table:table-cell table:number-columns-repeated="2"/>
          <table:table-cell table:style-name="ce151" office:value-type="string" calcext:value-type="string">
            <text:p><text:a xlink:href="https://steamcommunity.com/market/listings/730/Revolver%20Case" xlink:type="simple">Caixa do Revólver</text:a> </text:p>
          </table:table-cell>
          <table:table-cell office:value-type="float" office:value="53" calcext:value-type="float">
            <text:p>53</text:p>
          </table:table-cell>
          <table:table-cell office:value-type="currency" office:currency="BRL" office:value="0.57" calcext:value-type="currency">
            <text:p>R$ 0,57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14]+[.L14]&lt;=0.19;[.K14]+[.L14]+0.02;IF([.K14]+[.L14]&lt;=0.29;[.K14]+[.L14]+0.03;IF([.K14]+[.L14]&lt;=0.39;[.K14]+[.L14]+0.04;IF([.K14]+[.L14]&lt;=0.49;[.K14]+[.L14]+0.06;IF([.K14]+[.L14]&lt;=0.59;[.K14]+[.L14]+0.07;IF([.K14]+[.L14]&lt;=0.69;[.K14]+[.L14]+0.09;IF([.K14]+[.L14]&lt;=0.79;[.K14]+[.L14]+0.1;IF([.K14]+[.L14]&lt;=0.89;[.K14]+[.L14]+0.12;IF([.K14]+[.L14]&lt;=0.99;[.K14]+[.L14]+0.13;IF([.K14]+[.L14]&lt;=1.09;[.K14]+[.L14]+0.15;IF([.K14]+[.L14]&lt;=1.19;[.K14]+[.L14]+0.16;IF([.K14]+[.L14]&lt;=1.29;[.K14]+[.L14]+0.18;IF([.K14]+[.L14]&lt;=1.39;[.K14]+[.L14]+0.19;IF([.K14]+[.L14]&lt;=1.49;[.K14]+[.L14]+0.21;IF([.K14]+[.L14]&lt;=1.59;[.K14]+[.L14]+0.22;IF([.K14]+[.L14]&lt;=1.69;[.K14]+[.L14]+0.24;IF([.K14]+[.L14]&lt;=1.79;[.K14]+[.L14]+0.25;IF([.K14]+[.L14]&lt;=1.89;[.K14]+[.L14]+0.27;IF([.K14]+[.L14]&lt;=1.99;[.K14]+[.L14]+0.28;IF([.K14]+[.L14]&lt;=2.09;[.K14]+[.L14]+0.3;IF([.K14]+[.L14]&lt;=2.19;[.K14]+[.L14]+0.31;IF([.K14]+[.L14]&lt;=2.29;[.K14]+[.L14]+0.33;IF([.K14]+[.L14]&lt;=2.39;[.K14]+[.L14]+0.34;IF([.K14]+[.L14]&lt;=2.49;[.K14]+[.L14]+0.36;IF([.K14]+[.L14]&lt;=2.59;[.K14]+[.L14]+0.37;IF([.K14]+[.L14]&lt;=2.69;[.K14]+[.L14]+0.39;IF([.K14]+[.L14]&lt;=2.79;[.K14]+[.L14]+0.4;IF([.K14]+[.L14]&lt;=2.89;[.K14]+[.L14]+0.42;IF([.K14]+[.L14]&lt;=2.99;[.K14]+[.L14]+0.43;IF([.K14]+[.L14]&lt;=3.09;[.K14]+[.L14]+0.45;IF([.K14]+[.L14]&lt;=3.19;[.K14]+[.L14]+0.46;IF([.K14]+[.L14]&lt;=3.29;[.K14]+[.L14]+0.48;IF([.K14]+[.L14]&lt;=3.39;[.K14]+[.L14]+0.49;IF([.K14]+[.L14]&lt;=3.49;[.K14]+[.L14]+0.51;IF([.K14]+[.L14]&lt;=3.59;[.K14]+[.L14]+0.52;IF([.K14]+[.L14]&lt;=3.69;[.K14]+[.L14]+0.54;IF([.K14]+[.L14]&lt;=3.79;[.K14]+[.L14]+0.55;IF([.K14]+[.L14]&lt;=3.89;[.K14]+[.L14]+0.57;IF([.K14]+[.L14]&lt;=3.99;[.K14]+[.L14]+0.58;IF([.K14]+[.L14]&lt;=4.09;[.K14]+[.L14]+0.6;IF([.K14]+[.L14]&lt;=4.19;[.K14]+[.L14]+0.61;IF([.K14]+[.L14]&lt;=4.29;[.K14]+[.L14]+0.63;IF([.K14]+[.L14]&lt;=4.39;[.K14]+[.L14]+0.64;IF([.K14]+[.L14]&lt;=4.49;[.K14]+[.L14]+0.66;IF([.K14]+[.L14]&lt;=4.59;[.K14]+[.L14]+0.67;IF([.K14]+[.L14]&lt;=4.69;[.K14]+[.L14]+0.69;IF([.K14]+[.L14]&lt;=4.79;[.K14]+[.L14]+0.7;IF([.K14]+[.L14]&lt;=4.89;[.K14]+[.L14]+0.72;IF([.K14]+[.L14]&lt;=4.99;[.K14]+[.L14]+0.73;IF([.K14]+[.L14]&lt;=5.09;[.K14]+[.L14]+0.75;IF([.K14]+[.L14]&lt;=5.19;[.K14]+[.L14]+0.76;IF([.K14]+[.L14]&lt;=5.29;[.K14]+[.L14]+0.78;IF([.K14]+[.L14]&lt;=5.39;[.K14]+[.L14]+0.79;IF([.K14]+[.L14]&lt;=5.49;[.K14]+[.L14]+0.81;IF([.K14]+[.L14]&lt;=5.59;[.K14]+[.L14]+0.82;IF([.K14]+[.L14]&lt;=5.69;[.K14]+[.L14]+0.84;IF([.K14]+[.L14]&lt;=5.79;[.K14]+[.L14]+0.85;IF([.K14]+[.L14]&lt;=5.89;[.K14]+[.L14]+0.87;IF([.K14]+[.L14]&lt;=5.99;[.K14]+[.L14]+0.88;IF([.K14]+[.L14]&lt;=6.09;[.K14]+[.L14]+0.9;IF([.K14]+[.L14]&lt;=6.19;[.K14]+[.L14]+0.91;IF([.K14]+[.L14]&lt;=6.29;[.K14]+[.L14]+0.93;IF([.K14]+[.L14]&lt;=6.39;[.K14]+[.L14]+0.94;IF([.K14]+[.L14]&lt;=6.49;[.K14]+[.L14]+0.96;IF([.K14]+[.L14]&lt;=6.59;[.K14]+[.L14]+0.97;IF([.K14]+[.L14]&lt;=6.69;[.K14]+[.L14]+0.99;IF([.K14]+[.L14]&lt;=6.79;[.K14]+[.L14]+1;IF([.K14]+[.L14]&lt;=6.89;[.K14]+[.L14]+1.02;IF([.K14]+[.L14]&lt;=6.99;[.K14]+[.L14]+1.03;IF([.K14]+[.L14]&lt;=7.09;[.K14]+[.L14]+1.05;IF([.K14]+[.L14]&lt;=7.19;[.K14]+[.L14]+1.06;IF([.K14]+[.L14]&lt;=7.29;[.K14]+[.L14]+1.08;IF([.K14]+[.L14]&lt;=7.39;[.K14]+[.L14]+1.09;IF([.K14]+[.L14]&lt;=7.49;[.K14]+[.L14]+1.11;IF([.K14]+[.L14]&lt;=7.59;[.K14]+[.L14]+1.12;IF([.K14]+[.L14]&lt;=7.69;[.K14]+[.L14]+1.14;IF([.K14]+[.L14]&lt;=7.79;[.K14]+[.L14]+1.15;IF([.K14]+[.L14]&lt;=7.89;[.K14]+[.L14]+1.17;IF([.K14]+[.L14]&lt;=7.99;[.K14]+[.L14]+1.18;IF([.K14]+[.L14]&lt;=8.09;[.K14]+[.L14]+1.2;IF([.K14]+[.L14]&lt;=8.19;[.K14]+[.L14]+1.21;IF([.K14]+[.L14]&lt;=8.29;[.K14]+[.L14]+1.23;IF([.K14]+[.L14]&lt;=8.39;[.K14]+[.L14]+1.24;IF([.K14]+[.L14]&lt;=8.49;[.K14]+[.L14]+1.26;IF([.K14]+[.L14]&lt;=8.59;[.K14]+[.L14]+1.27;IF([.K14]+[.L14]&lt;=8.69;[.K14]+[.L14]+1.29;IF([.K14]+[.L14]&lt;=8.79;[.K14]+[.L14]+1.3;IF([.K14]+[.L14]&lt;=8.89;[.K14]+[.L14]+1.32;IF([.K14]+[.L14]&lt;=8.99;[.K14]+[.L14]+1.33;IF([.K14]+[.L14]&lt;=9.09;[.K14]+[.L14]+1.35;IF([.K14]+[.L14]&lt;=9.19;[.K14]+[.L14]+1.36;IF([.K14]+[.L14]&lt;=9.29;[.K14]+[.L14]+1.38;IF([.K14]+[.L14]&lt;=9.39;[.K14]+[.L14]+1.39;IF([.K14]+[.L14]&lt;=9.49;[.K14]+[.L14]+1.41;IF([.K14]+[.L14]&lt;=9.59;[.K14]+[.L14]+1.42;IF([.K14]+[.L14]&lt;=9.69;[.K14]+[.L14]+1.44;IF([.K14]+[.L14]&lt;=9.79;[.K14]+[.L14]+1.45;IF([.K14]+[.L14]&lt;=9.89;[.K14]+[.L14]+1.47))))))))))))))))))))))))))))))))))))))))))))))))))))))))))))))))))))))))))))))))))))))))))))))))))" office:value-type="currency" office:currency="BRL" office:value="0.65" calcext:value-type="currency">
            <text:p>R$ 0,65</text:p>
          </table:table-cell>
          <table:table-cell table:style-name="ce72" table:formula="of:=[.K14]*[.J14]" office:value-type="currency" office:currency="BRL" office:value="30.21" calcext:value-type="currency">
            <text:p>R$ 30,21</text:p>
          </table:table-cell>
          <table:table-cell table:style-name="ce197"/>
          <table:table-cell table:number-columns-repeated="3"/>
        </table:table-row>
        <table:table-row table:style-name="ro1">
          <table:table-cell table:style-name="ce151" office:value-type="string" calcext:value-type="string">
            <text:p><text:a xlink:href="https://steamcommunity.com/market/listings/753/648800-Bruce%20(Trading%20Card)" xlink:type="simple">Bruce (Carta Colecionável)</text:a> </text:p>
          </table:table-cell>
          <table:table-cell office:value-type="currency" office:currency="BRL" office:value="0.03" calcext:value-type="currency">
            <text:p>R$ 0,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BRL" office:value="0.19" calcext:value-type="currency">
            <text:p>R$ 0,19</text:p>
          </table:table-cell>
          <table:table-cell table:formula="of:=([.E15]*[.D15])-([.B15]*[.C15])" office:value-type="currency" office:currency="BRL" office:value="0.16" calcext:value-type="currency">
            <text:p>R$ 0,16</text:p>
          </table:table-cell>
          <table:table-cell table:number-columns-repeated="2"/>
          <table:table-cell table:style-name="ce151" office:value-type="string" calcext:value-type="string">
            <text:p><text:a xlink:href="https://steamcommunity.com/market/listings/753/648800-Bruce%20%28Trading%20Card%29" xlink:type="simple">Bruce (Carta Colecionável)</text:a> </text:p>
          </table:table-cell>
          <table:table-cell office:value-type="float" office:value="2017" calcext:value-type="float">
            <text:p>2017</text:p>
          </table:table-cell>
          <table:table-cell office:value-type="currency" office:currency="BRL" office:value="0.05" calcext:value-type="currency">
            <text:p>R$ 0,05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15]+[.L15]&lt;=0.19;[.K15]+[.L15]+0.02;IF([.K15]+[.L15]&lt;=0.29;[.K15]+[.L15]+0.03;IF([.K15]+[.L15]&lt;=0.39;[.K15]+[.L15]+0.04;IF([.K15]+[.L15]&lt;=0.49;[.K15]+[.L15]+0.06;IF([.K15]+[.L15]&lt;=0.59;[.K15]+[.L15]+0.07;IF([.K15]+[.L15]&lt;=0.69;[.K15]+[.L15]+0.09;IF([.K15]+[.L15]&lt;=0.79;[.K15]+[.L15]+0.1;IF([.K15]+[.L15]&lt;=0.89;[.K15]+[.L15]+0.12;IF([.K15]+[.L15]&lt;=0.99;[.K15]+[.L15]+0.13;IF([.K15]+[.L15]&lt;=1.09;[.K15]+[.L15]+0.15;IF([.K15]+[.L15]&lt;=1.19;[.K15]+[.L15]+0.16;IF([.K15]+[.L15]&lt;=1.29;[.K15]+[.L15]+0.18;IF([.K15]+[.L15]&lt;=1.39;[.K15]+[.L15]+0.19;IF([.K15]+[.L15]&lt;=1.49;[.K15]+[.L15]+0.21;IF([.K15]+[.L15]&lt;=1.59;[.K15]+[.L15]+0.22;IF([.K15]+[.L15]&lt;=1.69;[.K15]+[.L15]+0.24;IF([.K15]+[.L15]&lt;=1.79;[.K15]+[.L15]+0.25;IF([.K15]+[.L15]&lt;=1.89;[.K15]+[.L15]+0.27;IF([.K15]+[.L15]&lt;=1.99;[.K15]+[.L15]+0.28;IF([.K15]+[.L15]&lt;=2.09;[.K15]+[.L15]+0.3;IF([.K15]+[.L15]&lt;=2.19;[.K15]+[.L15]+0.31;IF([.K15]+[.L15]&lt;=2.29;[.K15]+[.L15]+0.33;IF([.K15]+[.L15]&lt;=2.39;[.K15]+[.L15]+0.34;IF([.K15]+[.L15]&lt;=2.49;[.K15]+[.L15]+0.36;IF([.K15]+[.L15]&lt;=2.59;[.K15]+[.L15]+0.37;IF([.K15]+[.L15]&lt;=2.69;[.K15]+[.L15]+0.39;IF([.K15]+[.L15]&lt;=2.79;[.K15]+[.L15]+0.4;IF([.K15]+[.L15]&lt;=2.89;[.K15]+[.L15]+0.42;IF([.K15]+[.L15]&lt;=2.99;[.K15]+[.L15]+0.43;IF([.K15]+[.L15]&lt;=3.09;[.K15]+[.L15]+0.45;IF([.K15]+[.L15]&lt;=3.19;[.K15]+[.L15]+0.46;IF([.K15]+[.L15]&lt;=3.29;[.K15]+[.L15]+0.48;IF([.K15]+[.L15]&lt;=3.39;[.K15]+[.L15]+0.49;IF([.K15]+[.L15]&lt;=3.49;[.K15]+[.L15]+0.51;IF([.K15]+[.L15]&lt;=3.59;[.K15]+[.L15]+0.52;IF([.K15]+[.L15]&lt;=3.69;[.K15]+[.L15]+0.54;IF([.K15]+[.L15]&lt;=3.79;[.K15]+[.L15]+0.55;IF([.K15]+[.L15]&lt;=3.89;[.K15]+[.L15]+0.57;IF([.K15]+[.L15]&lt;=3.99;[.K15]+[.L15]+0.58;IF([.K15]+[.L15]&lt;=4.09;[.K15]+[.L15]+0.6;IF([.K15]+[.L15]&lt;=4.19;[.K15]+[.L15]+0.61;IF([.K15]+[.L15]&lt;=4.29;[.K15]+[.L15]+0.63;IF([.K15]+[.L15]&lt;=4.39;[.K15]+[.L15]+0.64;IF([.K15]+[.L15]&lt;=4.49;[.K15]+[.L15]+0.66;IF([.K15]+[.L15]&lt;=4.59;[.K15]+[.L15]+0.67;IF([.K15]+[.L15]&lt;=4.69;[.K15]+[.L15]+0.69;IF([.K15]+[.L15]&lt;=4.79;[.K15]+[.L15]+0.7;IF([.K15]+[.L15]&lt;=4.89;[.K15]+[.L15]+0.72;IF([.K15]+[.L15]&lt;=4.99;[.K15]+[.L15]+0.73;IF([.K15]+[.L15]&lt;=5.09;[.K15]+[.L15]+0.75;IF([.K15]+[.L15]&lt;=5.19;[.K15]+[.L15]+0.76;IF([.K15]+[.L15]&lt;=5.29;[.K15]+[.L15]+0.78;IF([.K15]+[.L15]&lt;=5.39;[.K15]+[.L15]+0.79;IF([.K15]+[.L15]&lt;=5.49;[.K15]+[.L15]+0.81;IF([.K15]+[.L15]&lt;=5.59;[.K15]+[.L15]+0.82;IF([.K15]+[.L15]&lt;=5.69;[.K15]+[.L15]+0.84;IF([.K15]+[.L15]&lt;=5.79;[.K15]+[.L15]+0.85;IF([.K15]+[.L15]&lt;=5.89;[.K15]+[.L15]+0.87;IF([.K15]+[.L15]&lt;=5.99;[.K15]+[.L15]+0.88;IF([.K15]+[.L15]&lt;=6.09;[.K15]+[.L15]+0.9;IF([.K15]+[.L15]&lt;=6.19;[.K15]+[.L15]+0.91;IF([.K15]+[.L15]&lt;=6.29;[.K15]+[.L15]+0.93;IF([.K15]+[.L15]&lt;=6.39;[.K15]+[.L15]+0.94;IF([.K15]+[.L15]&lt;=6.49;[.K15]+[.L15]+0.96;IF([.K15]+[.L15]&lt;=6.59;[.K15]+[.L15]+0.97;IF([.K15]+[.L15]&lt;=6.69;[.K15]+[.L15]+0.99;IF([.K15]+[.L15]&lt;=6.79;[.K15]+[.L15]+1;IF([.K15]+[.L15]&lt;=6.89;[.K15]+[.L15]+1.02;IF([.K15]+[.L15]&lt;=6.99;[.K15]+[.L15]+1.03;IF([.K15]+[.L15]&lt;=7.09;[.K15]+[.L15]+1.05;IF([.K15]+[.L15]&lt;=7.19;[.K15]+[.L15]+1.06;IF([.K15]+[.L15]&lt;=7.29;[.K15]+[.L15]+1.08;IF([.K15]+[.L15]&lt;=7.39;[.K15]+[.L15]+1.09;IF([.K15]+[.L15]&lt;=7.49;[.K15]+[.L15]+1.11;IF([.K15]+[.L15]&lt;=7.59;[.K15]+[.L15]+1.12;IF([.K15]+[.L15]&lt;=7.69;[.K15]+[.L15]+1.14;IF([.K15]+[.L15]&lt;=7.79;[.K15]+[.L15]+1.15;IF([.K15]+[.L15]&lt;=7.89;[.K15]+[.L15]+1.17;IF([.K15]+[.L15]&lt;=7.99;[.K15]+[.L15]+1.18;IF([.K15]+[.L15]&lt;=8.09;[.K15]+[.L15]+1.2;IF([.K15]+[.L15]&lt;=8.19;[.K15]+[.L15]+1.21;IF([.K15]+[.L15]&lt;=8.29;[.K15]+[.L15]+1.23;IF([.K15]+[.L15]&lt;=8.39;[.K15]+[.L15]+1.24;IF([.K15]+[.L15]&lt;=8.49;[.K15]+[.L15]+1.26;IF([.K15]+[.L15]&lt;=8.59;[.K15]+[.L15]+1.27;IF([.K15]+[.L15]&lt;=8.69;[.K15]+[.L15]+1.29;IF([.K15]+[.L15]&lt;=8.79;[.K15]+[.L15]+1.3;IF([.K15]+[.L15]&lt;=8.89;[.K15]+[.L15]+1.32;IF([.K15]+[.L15]&lt;=8.99;[.K15]+[.L15]+1.33;IF([.K15]+[.L15]&lt;=9.09;[.K15]+[.L15]+1.35;IF([.K15]+[.L15]&lt;=9.19;[.K15]+[.L15]+1.36;IF([.K15]+[.L15]&lt;=9.29;[.K15]+[.L15]+1.38;IF([.K15]+[.L15]&lt;=9.39;[.K15]+[.L15]+1.39;IF([.K15]+[.L15]&lt;=9.49;[.K15]+[.L15]+1.41;IF([.K15]+[.L15]&lt;=9.59;[.K15]+[.L15]+1.42;IF([.K15]+[.L15]&lt;=9.69;[.K15]+[.L15]+1.44;IF([.K15]+[.L15]&lt;=9.79;[.K15]+[.L15]+1.45;IF([.K15]+[.L15]&lt;=9.89;[.K15]+[.L15]+1.47))))))))))))))))))))))))))))))))))))))))))))))))))))))))))))))))))))))))))))))))))))))))))))))))))" office:value-type="currency" office:currency="BRL" office:value="0.08" calcext:value-type="currency">
            <text:p>R$ 0,08</text:p>
          </table:table-cell>
          <table:table-cell table:style-name="ce72" table:formula="of:=[.K15]*[.J15]" office:value-type="currency" office:currency="BRL" office:value="100.85" calcext:value-type="currency">
            <text:p>R$ 100,85</text:p>
          </table:table-cell>
          <table:table-cell table:style-name="ce196"/>
          <table:table-cell table:number-columns-repeated="3"/>
        </table:table-row>
        <table:table-row table:style-name="ro1">
          <table:table-cell table:style-name="ce151" office:value-type="string" calcext:value-type="string">
            <text:p>Caixa do Coice </text:p>
          </table:table-cell>
          <table:table-cell office:value-type="currency" office:currency="BRL" office:value="10.5" calcext:value-type="currency">
            <text:p>R$ 10,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BRL" office:value="9.34" calcext:value-type="currency">
            <text:p>R$ 9,34</text:p>
          </table:table-cell>
          <table:table-cell table:formula="of:=([.E16]*[.D16])-([.B16]*[.C16])" office:value-type="currency" office:currency="BRL" office:value="-1.16" calcext:value-type="currency">
            <text:p>-R$ 1,16</text:p>
          </table:table-cell>
          <table:table-cell table:number-columns-repeated="2"/>
          <table:table-cell table:style-name="ce151" office:value-type="string" calcext:value-type="string">
            <text:p><text:a xlink:href="https://steamcommunity.com/market/listings/753/1245620-Stormveil%20Castle" xlink:type="simple">Stormveil Castle</text:a> 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0.05" calcext:value-type="currency">
            <text:p>R$ 0,05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16]+[.L16]&lt;=0.19;[.K16]+[.L16]+0.02;IF([.K16]+[.L16]&lt;=0.29;[.K16]+[.L16]+0.03;IF([.K16]+[.L16]&lt;=0.39;[.K16]+[.L16]+0.04;IF([.K16]+[.L16]&lt;=0.49;[.K16]+[.L16]+0.06;IF([.K16]+[.L16]&lt;=0.59;[.K16]+[.L16]+0.07;IF([.K16]+[.L16]&lt;=0.69;[.K16]+[.L16]+0.09;IF([.K16]+[.L16]&lt;=0.79;[.K16]+[.L16]+0.1;IF([.K16]+[.L16]&lt;=0.89;[.K16]+[.L16]+0.12;IF([.K16]+[.L16]&lt;=0.99;[.K16]+[.L16]+0.13;IF([.K16]+[.L16]&lt;=1.09;[.K16]+[.L16]+0.15;IF([.K16]+[.L16]&lt;=1.19;[.K16]+[.L16]+0.16;IF([.K16]+[.L16]&lt;=1.29;[.K16]+[.L16]+0.18;IF([.K16]+[.L16]&lt;=1.39;[.K16]+[.L16]+0.19;IF([.K16]+[.L16]&lt;=1.49;[.K16]+[.L16]+0.21;IF([.K16]+[.L16]&lt;=1.59;[.K16]+[.L16]+0.22;IF([.K16]+[.L16]&lt;=1.69;[.K16]+[.L16]+0.24;IF([.K16]+[.L16]&lt;=1.79;[.K16]+[.L16]+0.25;IF([.K16]+[.L16]&lt;=1.89;[.K16]+[.L16]+0.27;IF([.K16]+[.L16]&lt;=1.99;[.K16]+[.L16]+0.28;IF([.K16]+[.L16]&lt;=2.09;[.K16]+[.L16]+0.3;IF([.K16]+[.L16]&lt;=2.19;[.K16]+[.L16]+0.31;IF([.K16]+[.L16]&lt;=2.29;[.K16]+[.L16]+0.33;IF([.K16]+[.L16]&lt;=2.39;[.K16]+[.L16]+0.34;IF([.K16]+[.L16]&lt;=2.49;[.K16]+[.L16]+0.36;IF([.K16]+[.L16]&lt;=2.59;[.K16]+[.L16]+0.37;IF([.K16]+[.L16]&lt;=2.69;[.K16]+[.L16]+0.39;IF([.K16]+[.L16]&lt;=2.79;[.K16]+[.L16]+0.4;IF([.K16]+[.L16]&lt;=2.89;[.K16]+[.L16]+0.42;IF([.K16]+[.L16]&lt;=2.99;[.K16]+[.L16]+0.43;IF([.K16]+[.L16]&lt;=3.09;[.K16]+[.L16]+0.45;IF([.K16]+[.L16]&lt;=3.19;[.K16]+[.L16]+0.46;IF([.K16]+[.L16]&lt;=3.29;[.K16]+[.L16]+0.48;IF([.K16]+[.L16]&lt;=3.39;[.K16]+[.L16]+0.49;IF([.K16]+[.L16]&lt;=3.49;[.K16]+[.L16]+0.51;IF([.K16]+[.L16]&lt;=3.59;[.K16]+[.L16]+0.52;IF([.K16]+[.L16]&lt;=3.69;[.K16]+[.L16]+0.54;IF([.K16]+[.L16]&lt;=3.79;[.K16]+[.L16]+0.55;IF([.K16]+[.L16]&lt;=3.89;[.K16]+[.L16]+0.57;IF([.K16]+[.L16]&lt;=3.99;[.K16]+[.L16]+0.58;IF([.K16]+[.L16]&lt;=4.09;[.K16]+[.L16]+0.6;IF([.K16]+[.L16]&lt;=4.19;[.K16]+[.L16]+0.61;IF([.K16]+[.L16]&lt;=4.29;[.K16]+[.L16]+0.63;IF([.K16]+[.L16]&lt;=4.39;[.K16]+[.L16]+0.64;IF([.K16]+[.L16]&lt;=4.49;[.K16]+[.L16]+0.66;IF([.K16]+[.L16]&lt;=4.59;[.K16]+[.L16]+0.67;IF([.K16]+[.L16]&lt;=4.69;[.K16]+[.L16]+0.69;IF([.K16]+[.L16]&lt;=4.79;[.K16]+[.L16]+0.7;IF([.K16]+[.L16]&lt;=4.89;[.K16]+[.L16]+0.72;IF([.K16]+[.L16]&lt;=4.99;[.K16]+[.L16]+0.73;IF([.K16]+[.L16]&lt;=5.09;[.K16]+[.L16]+0.75;IF([.K16]+[.L16]&lt;=5.19;[.K16]+[.L16]+0.76;IF([.K16]+[.L16]&lt;=5.29;[.K16]+[.L16]+0.78;IF([.K16]+[.L16]&lt;=5.39;[.K16]+[.L16]+0.79;IF([.K16]+[.L16]&lt;=5.49;[.K16]+[.L16]+0.81;IF([.K16]+[.L16]&lt;=5.59;[.K16]+[.L16]+0.82;IF([.K16]+[.L16]&lt;=5.69;[.K16]+[.L16]+0.84;IF([.K16]+[.L16]&lt;=5.79;[.K16]+[.L16]+0.85;IF([.K16]+[.L16]&lt;=5.89;[.K16]+[.L16]+0.87;IF([.K16]+[.L16]&lt;=5.99;[.K16]+[.L16]+0.88;IF([.K16]+[.L16]&lt;=6.09;[.K16]+[.L16]+0.9;IF([.K16]+[.L16]&lt;=6.19;[.K16]+[.L16]+0.91;IF([.K16]+[.L16]&lt;=6.29;[.K16]+[.L16]+0.93;IF([.K16]+[.L16]&lt;=6.39;[.K16]+[.L16]+0.94;IF([.K16]+[.L16]&lt;=6.49;[.K16]+[.L16]+0.96;IF([.K16]+[.L16]&lt;=6.59;[.K16]+[.L16]+0.97;IF([.K16]+[.L16]&lt;=6.69;[.K16]+[.L16]+0.99;IF([.K16]+[.L16]&lt;=6.79;[.K16]+[.L16]+1;IF([.K16]+[.L16]&lt;=6.89;[.K16]+[.L16]+1.02;IF([.K16]+[.L16]&lt;=6.99;[.K16]+[.L16]+1.03;IF([.K16]+[.L16]&lt;=7.09;[.K16]+[.L16]+1.05;IF([.K16]+[.L16]&lt;=7.19;[.K16]+[.L16]+1.06;IF([.K16]+[.L16]&lt;=7.29;[.K16]+[.L16]+1.08;IF([.K16]+[.L16]&lt;=7.39;[.K16]+[.L16]+1.09;IF([.K16]+[.L16]&lt;=7.49;[.K16]+[.L16]+1.11;IF([.K16]+[.L16]&lt;=7.59;[.K16]+[.L16]+1.12;IF([.K16]+[.L16]&lt;=7.69;[.K16]+[.L16]+1.14;IF([.K16]+[.L16]&lt;=7.79;[.K16]+[.L16]+1.15;IF([.K16]+[.L16]&lt;=7.89;[.K16]+[.L16]+1.17;IF([.K16]+[.L16]&lt;=7.99;[.K16]+[.L16]+1.18;IF([.K16]+[.L16]&lt;=8.09;[.K16]+[.L16]+1.2;IF([.K16]+[.L16]&lt;=8.19;[.K16]+[.L16]+1.21;IF([.K16]+[.L16]&lt;=8.29;[.K16]+[.L16]+1.23;IF([.K16]+[.L16]&lt;=8.39;[.K16]+[.L16]+1.24;IF([.K16]+[.L16]&lt;=8.49;[.K16]+[.L16]+1.26;IF([.K16]+[.L16]&lt;=8.59;[.K16]+[.L16]+1.27;IF([.K16]+[.L16]&lt;=8.69;[.K16]+[.L16]+1.29;IF([.K16]+[.L16]&lt;=8.79;[.K16]+[.L16]+1.3;IF([.K16]+[.L16]&lt;=8.89;[.K16]+[.L16]+1.32;IF([.K16]+[.L16]&lt;=8.99;[.K16]+[.L16]+1.33;IF([.K16]+[.L16]&lt;=9.09;[.K16]+[.L16]+1.35;IF([.K16]+[.L16]&lt;=9.19;[.K16]+[.L16]+1.36;IF([.K16]+[.L16]&lt;=9.29;[.K16]+[.L16]+1.38;IF([.K16]+[.L16]&lt;=9.39;[.K16]+[.L16]+1.39;IF([.K16]+[.L16]&lt;=9.49;[.K16]+[.L16]+1.41;IF([.K16]+[.L16]&lt;=9.59;[.K16]+[.L16]+1.42;IF([.K16]+[.L16]&lt;=9.69;[.K16]+[.L16]+1.44;IF([.K16]+[.L16]&lt;=9.79;[.K16]+[.L16]+1.45;IF([.K16]+[.L16]&lt;=9.89;[.K16]+[.L16]+1.47))))))))))))))))))))))))))))))))))))))))))))))))))))))))))))))))))))))))))))))))))))))))))))))))))" office:value-type="currency" office:currency="BRL" office:value="0.08" calcext:value-type="currency">
            <text:p>R$ 0,08</text:p>
          </table:table-cell>
          <table:table-cell table:style-name="ce72" table:formula="of:=[.K16]*[.J16]" office:value-type="currency" office:currency="BRL" office:value="0.3" calcext:value-type="currency">
            <text:p>R$ 0,30</text:p>
          </table:table-cell>
          <table:table-cell table:style-name="ce196"/>
          <table:table-cell table:number-columns-repeated="3"/>
        </table:table-row>
        <table:table-row table:style-name="ro1">
          <table:table-cell table:style-name="ce151" office:value-type="string" calcext:value-type="string">
            <text:p><text:a xlink:href="https://steamcommunity.com/market/listings/753/648800-Clucker%20%28Trading%20Card%29" xlink:type="simple">Clucker (Carta Colecionável)</text:a> </text:p>
          </table:table-cell>
          <table:table-cell office:value-type="currency" office:currency="BRL" office:value="0.11" calcext:value-type="currency">
            <text:p>R$ 0,1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currency" office:currency="BRL" office:value="0.3" calcext:value-type="currency">
            <text:p>R$ 0,30</text:p>
          </table:table-cell>
          <table:table-cell table:formula="of:=([.E17]*[.D17])-([.B17]*[.C17])" office:value-type="currency" office:currency="BRL" office:value="4.18" calcext:value-type="currency">
            <text:p>R$ 4,18</text:p>
          </table:table-cell>
          <table:table-cell/>
          <table:table-cell office:value-type="string" calcext:value-type="string">
            <text:p>3 itens</text:p>
          </table:table-cell>
          <table:table-cell table:style-name="ce151" office:value-type="string" calcext:value-type="string">
            <text:p><text:a xlink:href="https://steamcommunity.com/market/listings/753/1245620-Wandering%20Mausoleum" xlink:type="simple">Wandering Mausoleum</text:a> 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0.05" calcext:value-type="currency">
            <text:p>R$ 0,05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17]+[.L17]&lt;=0.19;[.K17]+[.L17]+0.02;IF([.K17]+[.L17]&lt;=0.29;[.K17]+[.L17]+0.03;IF([.K17]+[.L17]&lt;=0.39;[.K17]+[.L17]+0.04;IF([.K17]+[.L17]&lt;=0.49;[.K17]+[.L17]+0.06;IF([.K17]+[.L17]&lt;=0.59;[.K17]+[.L17]+0.07;IF([.K17]+[.L17]&lt;=0.69;[.K17]+[.L17]+0.09;IF([.K17]+[.L17]&lt;=0.79;[.K17]+[.L17]+0.1;IF([.K17]+[.L17]&lt;=0.89;[.K17]+[.L17]+0.12;IF([.K17]+[.L17]&lt;=0.99;[.K17]+[.L17]+0.13;IF([.K17]+[.L17]&lt;=1.09;[.K17]+[.L17]+0.15;IF([.K17]+[.L17]&lt;=1.19;[.K17]+[.L17]+0.16;IF([.K17]+[.L17]&lt;=1.29;[.K17]+[.L17]+0.18;IF([.K17]+[.L17]&lt;=1.39;[.K17]+[.L17]+0.19;IF([.K17]+[.L17]&lt;=1.49;[.K17]+[.L17]+0.21;IF([.K17]+[.L17]&lt;=1.59;[.K17]+[.L17]+0.22;IF([.K17]+[.L17]&lt;=1.69;[.K17]+[.L17]+0.24;IF([.K17]+[.L17]&lt;=1.79;[.K17]+[.L17]+0.25;IF([.K17]+[.L17]&lt;=1.89;[.K17]+[.L17]+0.27;IF([.K17]+[.L17]&lt;=1.99;[.K17]+[.L17]+0.28;IF([.K17]+[.L17]&lt;=2.09;[.K17]+[.L17]+0.3;IF([.K17]+[.L17]&lt;=2.19;[.K17]+[.L17]+0.31;IF([.K17]+[.L17]&lt;=2.29;[.K17]+[.L17]+0.33;IF([.K17]+[.L17]&lt;=2.39;[.K17]+[.L17]+0.34;IF([.K17]+[.L17]&lt;=2.49;[.K17]+[.L17]+0.36;IF([.K17]+[.L17]&lt;=2.59;[.K17]+[.L17]+0.37;IF([.K17]+[.L17]&lt;=2.69;[.K17]+[.L17]+0.39;IF([.K17]+[.L17]&lt;=2.79;[.K17]+[.L17]+0.4;IF([.K17]+[.L17]&lt;=2.89;[.K17]+[.L17]+0.42;IF([.K17]+[.L17]&lt;=2.99;[.K17]+[.L17]+0.43;IF([.K17]+[.L17]&lt;=3.09;[.K17]+[.L17]+0.45;IF([.K17]+[.L17]&lt;=3.19;[.K17]+[.L17]+0.46;IF([.K17]+[.L17]&lt;=3.29;[.K17]+[.L17]+0.48;IF([.K17]+[.L17]&lt;=3.39;[.K17]+[.L17]+0.49;IF([.K17]+[.L17]&lt;=3.49;[.K17]+[.L17]+0.51;IF([.K17]+[.L17]&lt;=3.59;[.K17]+[.L17]+0.52;IF([.K17]+[.L17]&lt;=3.69;[.K17]+[.L17]+0.54;IF([.K17]+[.L17]&lt;=3.79;[.K17]+[.L17]+0.55;IF([.K17]+[.L17]&lt;=3.89;[.K17]+[.L17]+0.57;IF([.K17]+[.L17]&lt;=3.99;[.K17]+[.L17]+0.58;IF([.K17]+[.L17]&lt;=4.09;[.K17]+[.L17]+0.6;IF([.K17]+[.L17]&lt;=4.19;[.K17]+[.L17]+0.61;IF([.K17]+[.L17]&lt;=4.29;[.K17]+[.L17]+0.63;IF([.K17]+[.L17]&lt;=4.39;[.K17]+[.L17]+0.64;IF([.K17]+[.L17]&lt;=4.49;[.K17]+[.L17]+0.66;IF([.K17]+[.L17]&lt;=4.59;[.K17]+[.L17]+0.67;IF([.K17]+[.L17]&lt;=4.69;[.K17]+[.L17]+0.69;IF([.K17]+[.L17]&lt;=4.79;[.K17]+[.L17]+0.7;IF([.K17]+[.L17]&lt;=4.89;[.K17]+[.L17]+0.72;IF([.K17]+[.L17]&lt;=4.99;[.K17]+[.L17]+0.73;IF([.K17]+[.L17]&lt;=5.09;[.K17]+[.L17]+0.75;IF([.K17]+[.L17]&lt;=5.19;[.K17]+[.L17]+0.76;IF([.K17]+[.L17]&lt;=5.29;[.K17]+[.L17]+0.78;IF([.K17]+[.L17]&lt;=5.39;[.K17]+[.L17]+0.79;IF([.K17]+[.L17]&lt;=5.49;[.K17]+[.L17]+0.81;IF([.K17]+[.L17]&lt;=5.59;[.K17]+[.L17]+0.82;IF([.K17]+[.L17]&lt;=5.69;[.K17]+[.L17]+0.84;IF([.K17]+[.L17]&lt;=5.79;[.K17]+[.L17]+0.85;IF([.K17]+[.L17]&lt;=5.89;[.K17]+[.L17]+0.87;IF([.K17]+[.L17]&lt;=5.99;[.K17]+[.L17]+0.88;IF([.K17]+[.L17]&lt;=6.09;[.K17]+[.L17]+0.9;IF([.K17]+[.L17]&lt;=6.19;[.K17]+[.L17]+0.91;IF([.K17]+[.L17]&lt;=6.29;[.K17]+[.L17]+0.93;IF([.K17]+[.L17]&lt;=6.39;[.K17]+[.L17]+0.94;IF([.K17]+[.L17]&lt;=6.49;[.K17]+[.L17]+0.96;IF([.K17]+[.L17]&lt;=6.59;[.K17]+[.L17]+0.97;IF([.K17]+[.L17]&lt;=6.69;[.K17]+[.L17]+0.99;IF([.K17]+[.L17]&lt;=6.79;[.K17]+[.L17]+1;IF([.K17]+[.L17]&lt;=6.89;[.K17]+[.L17]+1.02;IF([.K17]+[.L17]&lt;=6.99;[.K17]+[.L17]+1.03;IF([.K17]+[.L17]&lt;=7.09;[.K17]+[.L17]+1.05;IF([.K17]+[.L17]&lt;=7.19;[.K17]+[.L17]+1.06;IF([.K17]+[.L17]&lt;=7.29;[.K17]+[.L17]+1.08;IF([.K17]+[.L17]&lt;=7.39;[.K17]+[.L17]+1.09;IF([.K17]+[.L17]&lt;=7.49;[.K17]+[.L17]+1.11;IF([.K17]+[.L17]&lt;=7.59;[.K17]+[.L17]+1.12;IF([.K17]+[.L17]&lt;=7.69;[.K17]+[.L17]+1.14;IF([.K17]+[.L17]&lt;=7.79;[.K17]+[.L17]+1.15;IF([.K17]+[.L17]&lt;=7.89;[.K17]+[.L17]+1.17;IF([.K17]+[.L17]&lt;=7.99;[.K17]+[.L17]+1.18;IF([.K17]+[.L17]&lt;=8.09;[.K17]+[.L17]+1.2;IF([.K17]+[.L17]&lt;=8.19;[.K17]+[.L17]+1.21;IF([.K17]+[.L17]&lt;=8.29;[.K17]+[.L17]+1.23;IF([.K17]+[.L17]&lt;=8.39;[.K17]+[.L17]+1.24;IF([.K17]+[.L17]&lt;=8.49;[.K17]+[.L17]+1.26;IF([.K17]+[.L17]&lt;=8.59;[.K17]+[.L17]+1.27;IF([.K17]+[.L17]&lt;=8.69;[.K17]+[.L17]+1.29;IF([.K17]+[.L17]&lt;=8.79;[.K17]+[.L17]+1.3;IF([.K17]+[.L17]&lt;=8.89;[.K17]+[.L17]+1.32;IF([.K17]+[.L17]&lt;=8.99;[.K17]+[.L17]+1.33;IF([.K17]+[.L17]&lt;=9.09;[.K17]+[.L17]+1.35;IF([.K17]+[.L17]&lt;=9.19;[.K17]+[.L17]+1.36;IF([.K17]+[.L17]&lt;=9.29;[.K17]+[.L17]+1.38;IF([.K17]+[.L17]&lt;=9.39;[.K17]+[.L17]+1.39;IF([.K17]+[.L17]&lt;=9.49;[.K17]+[.L17]+1.41;IF([.K17]+[.L17]&lt;=9.59;[.K17]+[.L17]+1.42;IF([.K17]+[.L17]&lt;=9.69;[.K17]+[.L17]+1.44;IF([.K17]+[.L17]&lt;=9.79;[.K17]+[.L17]+1.45;IF([.K17]+[.L17]&lt;=9.89;[.K17]+[.L17]+1.47))))))))))))))))))))))))))))))))))))))))))))))))))))))))))))))))))))))))))))))))))))))))))))))))))" office:value-type="currency" office:currency="BRL" office:value="0.08" calcext:value-type="currency">
            <text:p>R$ 0,08</text:p>
          </table:table-cell>
          <table:table-cell table:style-name="ce72" table:formula="of:=[.K17]*[.J17]" office:value-type="currency" office:currency="BRL" office:value="0.3" calcext:value-type="currency">
            <text:p>R$ 0,30</text:p>
          </table:table-cell>
          <table:table-cell table:style-name="ce196"/>
          <table:table-cell table:number-columns-repeated="3"/>
        </table:table-row>
        <table:table-row table:style-name="ro1">
          <table:table-cell table:style-name="ce151" office:value-type="string" calcext:value-type="string">
            <text:p><text:a xlink:href="https://steamcommunity.com/market/listings/753/648800-Clucker%20%28Trading%20Card%29" xlink:type="simple">Clucker (Carta Colecionável)</text:a> </text:p>
          </table:table-cell>
          <table:table-cell office:value-type="currency" office:currency="BRL" office:value="0.11" calcext:value-type="currency">
            <text:p>R$ 0,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currency" office:currency="BRL" office:value="0.31" calcext:value-type="currency">
            <text:p>R$ 0,31</text:p>
          </table:table-cell>
          <table:table-cell table:formula="of:=([.E18]*[.D18])-([.B18]*[.C18])" office:value-type="currency" office:currency="BRL" office:value="0.4" calcext:value-type="currency">
            <text:p>R$ 0,40</text:p>
          </table:table-cell>
          <table:table-cell table:number-columns-repeated="2"/>
          <table:table-cell table:style-name="ce151" office:value-type="string" calcext:value-type="string">
            <text:p><text:a xlink:href="https://steamcommunity.com/market/listings/753/1245620-Raya%20Lucaria" xlink:type="simple">Raya Lucaria</text:a> 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0.05" calcext:value-type="currency">
            <text:p>R$ 0,05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18]+[.L18]&lt;=0.19;[.K18]+[.L18]+0.02;IF([.K18]+[.L18]&lt;=0.29;[.K18]+[.L18]+0.03;IF([.K18]+[.L18]&lt;=0.39;[.K18]+[.L18]+0.04;IF([.K18]+[.L18]&lt;=0.49;[.K18]+[.L18]+0.06;IF([.K18]+[.L18]&lt;=0.59;[.K18]+[.L18]+0.07;IF([.K18]+[.L18]&lt;=0.69;[.K18]+[.L18]+0.09;IF([.K18]+[.L18]&lt;=0.79;[.K18]+[.L18]+0.1;IF([.K18]+[.L18]&lt;=0.89;[.K18]+[.L18]+0.12;IF([.K18]+[.L18]&lt;=0.99;[.K18]+[.L18]+0.13;IF([.K18]+[.L18]&lt;=1.09;[.K18]+[.L18]+0.15;IF([.K18]+[.L18]&lt;=1.19;[.K18]+[.L18]+0.16;IF([.K18]+[.L18]&lt;=1.29;[.K18]+[.L18]+0.18;IF([.K18]+[.L18]&lt;=1.39;[.K18]+[.L18]+0.19;IF([.K18]+[.L18]&lt;=1.49;[.K18]+[.L18]+0.21;IF([.K18]+[.L18]&lt;=1.59;[.K18]+[.L18]+0.22;IF([.K18]+[.L18]&lt;=1.69;[.K18]+[.L18]+0.24;IF([.K18]+[.L18]&lt;=1.79;[.K18]+[.L18]+0.25;IF([.K18]+[.L18]&lt;=1.89;[.K18]+[.L18]+0.27;IF([.K18]+[.L18]&lt;=1.99;[.K18]+[.L18]+0.28;IF([.K18]+[.L18]&lt;=2.09;[.K18]+[.L18]+0.3;IF([.K18]+[.L18]&lt;=2.19;[.K18]+[.L18]+0.31;IF([.K18]+[.L18]&lt;=2.29;[.K18]+[.L18]+0.33;IF([.K18]+[.L18]&lt;=2.39;[.K18]+[.L18]+0.34;IF([.K18]+[.L18]&lt;=2.49;[.K18]+[.L18]+0.36;IF([.K18]+[.L18]&lt;=2.59;[.K18]+[.L18]+0.37;IF([.K18]+[.L18]&lt;=2.69;[.K18]+[.L18]+0.39;IF([.K18]+[.L18]&lt;=2.79;[.K18]+[.L18]+0.4;IF([.K18]+[.L18]&lt;=2.89;[.K18]+[.L18]+0.42;IF([.K18]+[.L18]&lt;=2.99;[.K18]+[.L18]+0.43;IF([.K18]+[.L18]&lt;=3.09;[.K18]+[.L18]+0.45;IF([.K18]+[.L18]&lt;=3.19;[.K18]+[.L18]+0.46;IF([.K18]+[.L18]&lt;=3.29;[.K18]+[.L18]+0.48;IF([.K18]+[.L18]&lt;=3.39;[.K18]+[.L18]+0.49;IF([.K18]+[.L18]&lt;=3.49;[.K18]+[.L18]+0.51;IF([.K18]+[.L18]&lt;=3.59;[.K18]+[.L18]+0.52;IF([.K18]+[.L18]&lt;=3.69;[.K18]+[.L18]+0.54;IF([.K18]+[.L18]&lt;=3.79;[.K18]+[.L18]+0.55;IF([.K18]+[.L18]&lt;=3.89;[.K18]+[.L18]+0.57;IF([.K18]+[.L18]&lt;=3.99;[.K18]+[.L18]+0.58;IF([.K18]+[.L18]&lt;=4.09;[.K18]+[.L18]+0.6;IF([.K18]+[.L18]&lt;=4.19;[.K18]+[.L18]+0.61;IF([.K18]+[.L18]&lt;=4.29;[.K18]+[.L18]+0.63;IF([.K18]+[.L18]&lt;=4.39;[.K18]+[.L18]+0.64;IF([.K18]+[.L18]&lt;=4.49;[.K18]+[.L18]+0.66;IF([.K18]+[.L18]&lt;=4.59;[.K18]+[.L18]+0.67;IF([.K18]+[.L18]&lt;=4.69;[.K18]+[.L18]+0.69;IF([.K18]+[.L18]&lt;=4.79;[.K18]+[.L18]+0.7;IF([.K18]+[.L18]&lt;=4.89;[.K18]+[.L18]+0.72;IF([.K18]+[.L18]&lt;=4.99;[.K18]+[.L18]+0.73;IF([.K18]+[.L18]&lt;=5.09;[.K18]+[.L18]+0.75;IF([.K18]+[.L18]&lt;=5.19;[.K18]+[.L18]+0.76;IF([.K18]+[.L18]&lt;=5.29;[.K18]+[.L18]+0.78;IF([.K18]+[.L18]&lt;=5.39;[.K18]+[.L18]+0.79;IF([.K18]+[.L18]&lt;=5.49;[.K18]+[.L18]+0.81;IF([.K18]+[.L18]&lt;=5.59;[.K18]+[.L18]+0.82;IF([.K18]+[.L18]&lt;=5.69;[.K18]+[.L18]+0.84;IF([.K18]+[.L18]&lt;=5.79;[.K18]+[.L18]+0.85;IF([.K18]+[.L18]&lt;=5.89;[.K18]+[.L18]+0.87;IF([.K18]+[.L18]&lt;=5.99;[.K18]+[.L18]+0.88;IF([.K18]+[.L18]&lt;=6.09;[.K18]+[.L18]+0.9;IF([.K18]+[.L18]&lt;=6.19;[.K18]+[.L18]+0.91;IF([.K18]+[.L18]&lt;=6.29;[.K18]+[.L18]+0.93;IF([.K18]+[.L18]&lt;=6.39;[.K18]+[.L18]+0.94;IF([.K18]+[.L18]&lt;=6.49;[.K18]+[.L18]+0.96;IF([.K18]+[.L18]&lt;=6.59;[.K18]+[.L18]+0.97;IF([.K18]+[.L18]&lt;=6.69;[.K18]+[.L18]+0.99;IF([.K18]+[.L18]&lt;=6.79;[.K18]+[.L18]+1;IF([.K18]+[.L18]&lt;=6.89;[.K18]+[.L18]+1.02;IF([.K18]+[.L18]&lt;=6.99;[.K18]+[.L18]+1.03;IF([.K18]+[.L18]&lt;=7.09;[.K18]+[.L18]+1.05;IF([.K18]+[.L18]&lt;=7.19;[.K18]+[.L18]+1.06;IF([.K18]+[.L18]&lt;=7.29;[.K18]+[.L18]+1.08;IF([.K18]+[.L18]&lt;=7.39;[.K18]+[.L18]+1.09;IF([.K18]+[.L18]&lt;=7.49;[.K18]+[.L18]+1.11;IF([.K18]+[.L18]&lt;=7.59;[.K18]+[.L18]+1.12;IF([.K18]+[.L18]&lt;=7.69;[.K18]+[.L18]+1.14;IF([.K18]+[.L18]&lt;=7.79;[.K18]+[.L18]+1.15;IF([.K18]+[.L18]&lt;=7.89;[.K18]+[.L18]+1.17;IF([.K18]+[.L18]&lt;=7.99;[.K18]+[.L18]+1.18;IF([.K18]+[.L18]&lt;=8.09;[.K18]+[.L18]+1.2;IF([.K18]+[.L18]&lt;=8.19;[.K18]+[.L18]+1.21;IF([.K18]+[.L18]&lt;=8.29;[.K18]+[.L18]+1.23;IF([.K18]+[.L18]&lt;=8.39;[.K18]+[.L18]+1.24;IF([.K18]+[.L18]&lt;=8.49;[.K18]+[.L18]+1.26;IF([.K18]+[.L18]&lt;=8.59;[.K18]+[.L18]+1.27;IF([.K18]+[.L18]&lt;=8.69;[.K18]+[.L18]+1.29;IF([.K18]+[.L18]&lt;=8.79;[.K18]+[.L18]+1.3;IF([.K18]+[.L18]&lt;=8.89;[.K18]+[.L18]+1.32;IF([.K18]+[.L18]&lt;=8.99;[.K18]+[.L18]+1.33;IF([.K18]+[.L18]&lt;=9.09;[.K18]+[.L18]+1.35;IF([.K18]+[.L18]&lt;=9.19;[.K18]+[.L18]+1.36;IF([.K18]+[.L18]&lt;=9.29;[.K18]+[.L18]+1.38;IF([.K18]+[.L18]&lt;=9.39;[.K18]+[.L18]+1.39;IF([.K18]+[.L18]&lt;=9.49;[.K18]+[.L18]+1.41;IF([.K18]+[.L18]&lt;=9.59;[.K18]+[.L18]+1.42;IF([.K18]+[.L18]&lt;=9.69;[.K18]+[.L18]+1.44;IF([.K18]+[.L18]&lt;=9.79;[.K18]+[.L18]+1.45;IF([.K18]+[.L18]&lt;=9.89;[.K18]+[.L18]+1.47))))))))))))))))))))))))))))))))))))))))))))))))))))))))))))))))))))))))))))))))))))))))))))))))))" office:value-type="currency" office:currency="BRL" office:value="0.08" calcext:value-type="currency">
            <text:p>R$ 0,08</text:p>
          </table:table-cell>
          <table:table-cell table:style-name="ce72" table:formula="of:=[.K18]*[.J18]" office:value-type="currency" office:currency="BRL" office:value="0.3" calcext:value-type="currency">
            <text:p>R$ 0,30</text:p>
          </table:table-cell>
          <table:table-cell table:style-name="ce196"/>
          <table:table-cell table:style-name="ce200"/>
          <table:table-cell table:number-columns-repeated="2"/>
        </table:table-row>
        <table:table-row table:style-name="ro1">
          <table:table-cell table:style-name="ce151" office:value-type="string" calcext:value-type="string">
            <text:p><text:a xlink:href="https://steamcommunity.com/market/listings/753/648800-Clucker%20%28Trading%20Card%29" xlink:type="simple">Clucker (Carta Colecionável)</text:a> </text:p>
          </table:table-cell>
          <table:table-cell office:value-type="currency" office:currency="BRL" office:value="0.11" calcext:value-type="currency">
            <text:p>R$ 0,1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currency" office:currency="BRL" office:value="0.35" calcext:value-type="currency">
            <text:p>R$ 0,35</text:p>
          </table:table-cell>
          <table:table-cell table:formula="of:=([.E19]*[.D19])-([.B19]*[.C19])" office:value-type="currency" office:currency="BRL" office:value="10.8" calcext:value-type="currency">
            <text:p>R$ 10,80</text:p>
          </table:table-cell>
          <table:table-cell table:number-columns-repeated="2"/>
          <table:table-cell table:style-name="ce151" office:value-type="string" calcext:value-type="string">
            <text:p><text:a xlink:href="https://steamcommunity.com/market/listings/753/1245620-Site%20of%20Lost%20Grace" xlink:type="simple">Site of Lost Grace</text:a> 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0.05" calcext:value-type="currency">
            <text:p>R$ 0,05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19]+[.L19]&lt;=0.19;[.K19]+[.L19]+0.02;IF([.K19]+[.L19]&lt;=0.29;[.K19]+[.L19]+0.03;IF([.K19]+[.L19]&lt;=0.39;[.K19]+[.L19]+0.04;IF([.K19]+[.L19]&lt;=0.49;[.K19]+[.L19]+0.06;IF([.K19]+[.L19]&lt;=0.59;[.K19]+[.L19]+0.07;IF([.K19]+[.L19]&lt;=0.69;[.K19]+[.L19]+0.09;IF([.K19]+[.L19]&lt;=0.79;[.K19]+[.L19]+0.1;IF([.K19]+[.L19]&lt;=0.89;[.K19]+[.L19]+0.12;IF([.K19]+[.L19]&lt;=0.99;[.K19]+[.L19]+0.13;IF([.K19]+[.L19]&lt;=1.09;[.K19]+[.L19]+0.15;IF([.K19]+[.L19]&lt;=1.19;[.K19]+[.L19]+0.16;IF([.K19]+[.L19]&lt;=1.29;[.K19]+[.L19]+0.18;IF([.K19]+[.L19]&lt;=1.39;[.K19]+[.L19]+0.19;IF([.K19]+[.L19]&lt;=1.49;[.K19]+[.L19]+0.21;IF([.K19]+[.L19]&lt;=1.59;[.K19]+[.L19]+0.22;IF([.K19]+[.L19]&lt;=1.69;[.K19]+[.L19]+0.24;IF([.K19]+[.L19]&lt;=1.79;[.K19]+[.L19]+0.25;IF([.K19]+[.L19]&lt;=1.89;[.K19]+[.L19]+0.27;IF([.K19]+[.L19]&lt;=1.99;[.K19]+[.L19]+0.28;IF([.K19]+[.L19]&lt;=2.09;[.K19]+[.L19]+0.3;IF([.K19]+[.L19]&lt;=2.19;[.K19]+[.L19]+0.31;IF([.K19]+[.L19]&lt;=2.29;[.K19]+[.L19]+0.33;IF([.K19]+[.L19]&lt;=2.39;[.K19]+[.L19]+0.34;IF([.K19]+[.L19]&lt;=2.49;[.K19]+[.L19]+0.36;IF([.K19]+[.L19]&lt;=2.59;[.K19]+[.L19]+0.37;IF([.K19]+[.L19]&lt;=2.69;[.K19]+[.L19]+0.39;IF([.K19]+[.L19]&lt;=2.79;[.K19]+[.L19]+0.4;IF([.K19]+[.L19]&lt;=2.89;[.K19]+[.L19]+0.42;IF([.K19]+[.L19]&lt;=2.99;[.K19]+[.L19]+0.43;IF([.K19]+[.L19]&lt;=3.09;[.K19]+[.L19]+0.45;IF([.K19]+[.L19]&lt;=3.19;[.K19]+[.L19]+0.46;IF([.K19]+[.L19]&lt;=3.29;[.K19]+[.L19]+0.48;IF([.K19]+[.L19]&lt;=3.39;[.K19]+[.L19]+0.49;IF([.K19]+[.L19]&lt;=3.49;[.K19]+[.L19]+0.51;IF([.K19]+[.L19]&lt;=3.59;[.K19]+[.L19]+0.52;IF([.K19]+[.L19]&lt;=3.69;[.K19]+[.L19]+0.54;IF([.K19]+[.L19]&lt;=3.79;[.K19]+[.L19]+0.55;IF([.K19]+[.L19]&lt;=3.89;[.K19]+[.L19]+0.57;IF([.K19]+[.L19]&lt;=3.99;[.K19]+[.L19]+0.58;IF([.K19]+[.L19]&lt;=4.09;[.K19]+[.L19]+0.6;IF([.K19]+[.L19]&lt;=4.19;[.K19]+[.L19]+0.61;IF([.K19]+[.L19]&lt;=4.29;[.K19]+[.L19]+0.63;IF([.K19]+[.L19]&lt;=4.39;[.K19]+[.L19]+0.64;IF([.K19]+[.L19]&lt;=4.49;[.K19]+[.L19]+0.66;IF([.K19]+[.L19]&lt;=4.59;[.K19]+[.L19]+0.67;IF([.K19]+[.L19]&lt;=4.69;[.K19]+[.L19]+0.69;IF([.K19]+[.L19]&lt;=4.79;[.K19]+[.L19]+0.7;IF([.K19]+[.L19]&lt;=4.89;[.K19]+[.L19]+0.72;IF([.K19]+[.L19]&lt;=4.99;[.K19]+[.L19]+0.73;IF([.K19]+[.L19]&lt;=5.09;[.K19]+[.L19]+0.75;IF([.K19]+[.L19]&lt;=5.19;[.K19]+[.L19]+0.76;IF([.K19]+[.L19]&lt;=5.29;[.K19]+[.L19]+0.78;IF([.K19]+[.L19]&lt;=5.39;[.K19]+[.L19]+0.79;IF([.K19]+[.L19]&lt;=5.49;[.K19]+[.L19]+0.81;IF([.K19]+[.L19]&lt;=5.59;[.K19]+[.L19]+0.82;IF([.K19]+[.L19]&lt;=5.69;[.K19]+[.L19]+0.84;IF([.K19]+[.L19]&lt;=5.79;[.K19]+[.L19]+0.85;IF([.K19]+[.L19]&lt;=5.89;[.K19]+[.L19]+0.87;IF([.K19]+[.L19]&lt;=5.99;[.K19]+[.L19]+0.88;IF([.K19]+[.L19]&lt;=6.09;[.K19]+[.L19]+0.9;IF([.K19]+[.L19]&lt;=6.19;[.K19]+[.L19]+0.91;IF([.K19]+[.L19]&lt;=6.29;[.K19]+[.L19]+0.93;IF([.K19]+[.L19]&lt;=6.39;[.K19]+[.L19]+0.94;IF([.K19]+[.L19]&lt;=6.49;[.K19]+[.L19]+0.96;IF([.K19]+[.L19]&lt;=6.59;[.K19]+[.L19]+0.97;IF([.K19]+[.L19]&lt;=6.69;[.K19]+[.L19]+0.99;IF([.K19]+[.L19]&lt;=6.79;[.K19]+[.L19]+1;IF([.K19]+[.L19]&lt;=6.89;[.K19]+[.L19]+1.02;IF([.K19]+[.L19]&lt;=6.99;[.K19]+[.L19]+1.03;IF([.K19]+[.L19]&lt;=7.09;[.K19]+[.L19]+1.05;IF([.K19]+[.L19]&lt;=7.19;[.K19]+[.L19]+1.06;IF([.K19]+[.L19]&lt;=7.29;[.K19]+[.L19]+1.08;IF([.K19]+[.L19]&lt;=7.39;[.K19]+[.L19]+1.09;IF([.K19]+[.L19]&lt;=7.49;[.K19]+[.L19]+1.11;IF([.K19]+[.L19]&lt;=7.59;[.K19]+[.L19]+1.12;IF([.K19]+[.L19]&lt;=7.69;[.K19]+[.L19]+1.14;IF([.K19]+[.L19]&lt;=7.79;[.K19]+[.L19]+1.15;IF([.K19]+[.L19]&lt;=7.89;[.K19]+[.L19]+1.17;IF([.K19]+[.L19]&lt;=7.99;[.K19]+[.L19]+1.18;IF([.K19]+[.L19]&lt;=8.09;[.K19]+[.L19]+1.2;IF([.K19]+[.L19]&lt;=8.19;[.K19]+[.L19]+1.21;IF([.K19]+[.L19]&lt;=8.29;[.K19]+[.L19]+1.23;IF([.K19]+[.L19]&lt;=8.39;[.K19]+[.L19]+1.24;IF([.K19]+[.L19]&lt;=8.49;[.K19]+[.L19]+1.26;IF([.K19]+[.L19]&lt;=8.59;[.K19]+[.L19]+1.27;IF([.K19]+[.L19]&lt;=8.69;[.K19]+[.L19]+1.29;IF([.K19]+[.L19]&lt;=8.79;[.K19]+[.L19]+1.3;IF([.K19]+[.L19]&lt;=8.89;[.K19]+[.L19]+1.32;IF([.K19]+[.L19]&lt;=8.99;[.K19]+[.L19]+1.33;IF([.K19]+[.L19]&lt;=9.09;[.K19]+[.L19]+1.35;IF([.K19]+[.L19]&lt;=9.19;[.K19]+[.L19]+1.36;IF([.K19]+[.L19]&lt;=9.29;[.K19]+[.L19]+1.38;IF([.K19]+[.L19]&lt;=9.39;[.K19]+[.L19]+1.39;IF([.K19]+[.L19]&lt;=9.49;[.K19]+[.L19]+1.41;IF([.K19]+[.L19]&lt;=9.59;[.K19]+[.L19]+1.42;IF([.K19]+[.L19]&lt;=9.69;[.K19]+[.L19]+1.44;IF([.K19]+[.L19]&lt;=9.79;[.K19]+[.L19]+1.45;IF([.K19]+[.L19]&lt;=9.89;[.K19]+[.L19]+1.47))))))))))))))))))))))))))))))))))))))))))))))))))))))))))))))))))))))))))))))))))))))))))))))))))" office:value-type="currency" office:currency="BRL" office:value="0.08" calcext:value-type="currency">
            <text:p>R$ 0,08</text:p>
          </table:table-cell>
          <table:table-cell table:style-name="ce72" table:formula="of:=[.K19]*[.J19]" office:value-type="currency" office:currency="BRL" office:value="0.3" calcext:value-type="currency">
            <text:p>R$ 0,30</text:p>
          </table:table-cell>
          <table:table-cell table:style-name="ce196"/>
          <table:table-cell table:style-name="ce200"/>
          <table:table-cell table:number-columns-repeated="2"/>
        </table:table-row>
        <table:table-row table:style-name="ro1">
          <table:table-cell table:style-name="ce151" office:value-type="string" calcext:value-type="string">
            <text:p><text:a xlink:href="https://steamcommunity.com/market/listings/753/648800-Clucker%20%28Trading%20Card%29" xlink:type="simple">Clucker (Carta Colecionável)</text:a> </text:p>
          </table:table-cell>
          <table:table-cell office:value-type="currency" office:currency="BRL" office:value="0.11" calcext:value-type="currency">
            <text:p>R$ 0,11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([.E20]*[.D20])-([.B20]*[.C20])" office:value-type="currency" office:currency="BRL" office:value="-14.41" calcext:value-type="currency">
            <text:p>-R$ 14,41</text:p>
          </table:table-cell>
          <table:table-cell table:number-columns-repeated="2"/>
          <table:table-cell table:style-name="ce151" office:value-type="string" calcext:value-type="string">
            <text:p><text:a xlink:href="https://steamcommunity.com/market/listings/753/1245620-Erdtree" xlink:type="simple">Erdtree</text:a> 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0.05" calcext:value-type="currency">
            <text:p>R$ 0,05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20]+[.L20]&lt;=0.19;[.K20]+[.L20]+0.02;IF([.K20]+[.L20]&lt;=0.29;[.K20]+[.L20]+0.03;IF([.K20]+[.L20]&lt;=0.39;[.K20]+[.L20]+0.04;IF([.K20]+[.L20]&lt;=0.49;[.K20]+[.L20]+0.06;IF([.K20]+[.L20]&lt;=0.59;[.K20]+[.L20]+0.07;IF([.K20]+[.L20]&lt;=0.69;[.K20]+[.L20]+0.09;IF([.K20]+[.L20]&lt;=0.79;[.K20]+[.L20]+0.1;IF([.K20]+[.L20]&lt;=0.89;[.K20]+[.L20]+0.12;IF([.K20]+[.L20]&lt;=0.99;[.K20]+[.L20]+0.13;IF([.K20]+[.L20]&lt;=1.09;[.K20]+[.L20]+0.15;IF([.K20]+[.L20]&lt;=1.19;[.K20]+[.L20]+0.16;IF([.K20]+[.L20]&lt;=1.29;[.K20]+[.L20]+0.18;IF([.K20]+[.L20]&lt;=1.39;[.K20]+[.L20]+0.19;IF([.K20]+[.L20]&lt;=1.49;[.K20]+[.L20]+0.21;IF([.K20]+[.L20]&lt;=1.59;[.K20]+[.L20]+0.22;IF([.K20]+[.L20]&lt;=1.69;[.K20]+[.L20]+0.24;IF([.K20]+[.L20]&lt;=1.79;[.K20]+[.L20]+0.25;IF([.K20]+[.L20]&lt;=1.89;[.K20]+[.L20]+0.27;IF([.K20]+[.L20]&lt;=1.99;[.K20]+[.L20]+0.28;IF([.K20]+[.L20]&lt;=2.09;[.K20]+[.L20]+0.3;IF([.K20]+[.L20]&lt;=2.19;[.K20]+[.L20]+0.31;IF([.K20]+[.L20]&lt;=2.29;[.K20]+[.L20]+0.33;IF([.K20]+[.L20]&lt;=2.39;[.K20]+[.L20]+0.34;IF([.K20]+[.L20]&lt;=2.49;[.K20]+[.L20]+0.36;IF([.K20]+[.L20]&lt;=2.59;[.K20]+[.L20]+0.37;IF([.K20]+[.L20]&lt;=2.69;[.K20]+[.L20]+0.39;IF([.K20]+[.L20]&lt;=2.79;[.K20]+[.L20]+0.4;IF([.K20]+[.L20]&lt;=2.89;[.K20]+[.L20]+0.42;IF([.K20]+[.L20]&lt;=2.99;[.K20]+[.L20]+0.43;IF([.K20]+[.L20]&lt;=3.09;[.K20]+[.L20]+0.45;IF([.K20]+[.L20]&lt;=3.19;[.K20]+[.L20]+0.46;IF([.K20]+[.L20]&lt;=3.29;[.K20]+[.L20]+0.48;IF([.K20]+[.L20]&lt;=3.39;[.K20]+[.L20]+0.49;IF([.K20]+[.L20]&lt;=3.49;[.K20]+[.L20]+0.51;IF([.K20]+[.L20]&lt;=3.59;[.K20]+[.L20]+0.52;IF([.K20]+[.L20]&lt;=3.69;[.K20]+[.L20]+0.54;IF([.K20]+[.L20]&lt;=3.79;[.K20]+[.L20]+0.55;IF([.K20]+[.L20]&lt;=3.89;[.K20]+[.L20]+0.57;IF([.K20]+[.L20]&lt;=3.99;[.K20]+[.L20]+0.58;IF([.K20]+[.L20]&lt;=4.09;[.K20]+[.L20]+0.6;IF([.K20]+[.L20]&lt;=4.19;[.K20]+[.L20]+0.61;IF([.K20]+[.L20]&lt;=4.29;[.K20]+[.L20]+0.63;IF([.K20]+[.L20]&lt;=4.39;[.K20]+[.L20]+0.64;IF([.K20]+[.L20]&lt;=4.49;[.K20]+[.L20]+0.66;IF([.K20]+[.L20]&lt;=4.59;[.K20]+[.L20]+0.67;IF([.K20]+[.L20]&lt;=4.69;[.K20]+[.L20]+0.69;IF([.K20]+[.L20]&lt;=4.79;[.K20]+[.L20]+0.7;IF([.K20]+[.L20]&lt;=4.89;[.K20]+[.L20]+0.72;IF([.K20]+[.L20]&lt;=4.99;[.K20]+[.L20]+0.73;IF([.K20]+[.L20]&lt;=5.09;[.K20]+[.L20]+0.75;IF([.K20]+[.L20]&lt;=5.19;[.K20]+[.L20]+0.76;IF([.K20]+[.L20]&lt;=5.29;[.K20]+[.L20]+0.78;IF([.K20]+[.L20]&lt;=5.39;[.K20]+[.L20]+0.79;IF([.K20]+[.L20]&lt;=5.49;[.K20]+[.L20]+0.81;IF([.K20]+[.L20]&lt;=5.59;[.K20]+[.L20]+0.82;IF([.K20]+[.L20]&lt;=5.69;[.K20]+[.L20]+0.84;IF([.K20]+[.L20]&lt;=5.79;[.K20]+[.L20]+0.85;IF([.K20]+[.L20]&lt;=5.89;[.K20]+[.L20]+0.87;IF([.K20]+[.L20]&lt;=5.99;[.K20]+[.L20]+0.88;IF([.K20]+[.L20]&lt;=6.09;[.K20]+[.L20]+0.9;IF([.K20]+[.L20]&lt;=6.19;[.K20]+[.L20]+0.91;IF([.K20]+[.L20]&lt;=6.29;[.K20]+[.L20]+0.93;IF([.K20]+[.L20]&lt;=6.39;[.K20]+[.L20]+0.94;IF([.K20]+[.L20]&lt;=6.49;[.K20]+[.L20]+0.96;IF([.K20]+[.L20]&lt;=6.59;[.K20]+[.L20]+0.97;IF([.K20]+[.L20]&lt;=6.69;[.K20]+[.L20]+0.99;IF([.K20]+[.L20]&lt;=6.79;[.K20]+[.L20]+1;IF([.K20]+[.L20]&lt;=6.89;[.K20]+[.L20]+1.02;IF([.K20]+[.L20]&lt;=6.99;[.K20]+[.L20]+1.03;IF([.K20]+[.L20]&lt;=7.09;[.K20]+[.L20]+1.05;IF([.K20]+[.L20]&lt;=7.19;[.K20]+[.L20]+1.06;IF([.K20]+[.L20]&lt;=7.29;[.K20]+[.L20]+1.08;IF([.K20]+[.L20]&lt;=7.39;[.K20]+[.L20]+1.09;IF([.K20]+[.L20]&lt;=7.49;[.K20]+[.L20]+1.11;IF([.K20]+[.L20]&lt;=7.59;[.K20]+[.L20]+1.12;IF([.K20]+[.L20]&lt;=7.69;[.K20]+[.L20]+1.14;IF([.K20]+[.L20]&lt;=7.79;[.K20]+[.L20]+1.15;IF([.K20]+[.L20]&lt;=7.89;[.K20]+[.L20]+1.17;IF([.K20]+[.L20]&lt;=7.99;[.K20]+[.L20]+1.18;IF([.K20]+[.L20]&lt;=8.09;[.K20]+[.L20]+1.2;IF([.K20]+[.L20]&lt;=8.19;[.K20]+[.L20]+1.21;IF([.K20]+[.L20]&lt;=8.29;[.K20]+[.L20]+1.23;IF([.K20]+[.L20]&lt;=8.39;[.K20]+[.L20]+1.24;IF([.K20]+[.L20]&lt;=8.49;[.K20]+[.L20]+1.26;IF([.K20]+[.L20]&lt;=8.59;[.K20]+[.L20]+1.27;IF([.K20]+[.L20]&lt;=8.69;[.K20]+[.L20]+1.29;IF([.K20]+[.L20]&lt;=8.79;[.K20]+[.L20]+1.3;IF([.K20]+[.L20]&lt;=8.89;[.K20]+[.L20]+1.32;IF([.K20]+[.L20]&lt;=8.99;[.K20]+[.L20]+1.33;IF([.K20]+[.L20]&lt;=9.09;[.K20]+[.L20]+1.35;IF([.K20]+[.L20]&lt;=9.19;[.K20]+[.L20]+1.36;IF([.K20]+[.L20]&lt;=9.29;[.K20]+[.L20]+1.38;IF([.K20]+[.L20]&lt;=9.39;[.K20]+[.L20]+1.39;IF([.K20]+[.L20]&lt;=9.49;[.K20]+[.L20]+1.41;IF([.K20]+[.L20]&lt;=9.59;[.K20]+[.L20]+1.42;IF([.K20]+[.L20]&lt;=9.69;[.K20]+[.L20]+1.44;IF([.K20]+[.L20]&lt;=9.79;[.K20]+[.L20]+1.45;IF([.K20]+[.L20]&lt;=9.89;[.K20]+[.L20]+1.47))))))))))))))))))))))))))))))))))))))))))))))))))))))))))))))))))))))))))))))))))))))))))))))))))" office:value-type="currency" office:currency="BRL" office:value="0.08" calcext:value-type="currency">
            <text:p>R$ 0,08</text:p>
          </table:table-cell>
          <table:table-cell table:style-name="ce72" table:formula="of:=[.K20]*[.J20]" office:value-type="currency" office:currency="BRL" office:value="0.3" calcext:value-type="currency">
            <text:p>R$ 0,30</text:p>
          </table:table-cell>
          <table:table-cell table:style-name="ce196"/>
          <table:table-cell table:style-name="ce200"/>
          <table:table-cell table:number-columns-repeated="2"/>
        </table:table-row>
        <table:table-row table:style-name="ro1">
          <table:table-cell table:style-name="ce151"/>
          <table:table-cell table:number-columns-repeated="4"/>
          <table:table-cell table:formula="of:=[.E23]-[.D23]" office:value-type="currency" office:currency="BRL" office:value="231.78" calcext:value-type="currency">
            <text:p>R$ 231,78</text:p>
          </table:table-cell>
          <table:table-cell table:number-columns-repeated="2"/>
          <table:table-cell table:style-name="ce151" office:value-type="string" calcext:value-type="string">
            <text:p><text:a xlink:href="https://steamcommunity.com/market/listings/753/1245620-Giants%27%20Gravepost" xlink:type="simple">Giants' Gravepost</text:a> 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0.05" calcext:value-type="currency">
            <text:p>R$ 0,05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21]+[.L21]&lt;=0.19;[.K21]+[.L21]+0.02;IF([.K21]+[.L21]&lt;=0.29;[.K21]+[.L21]+0.03;IF([.K21]+[.L21]&lt;=0.39;[.K21]+[.L21]+0.04;IF([.K21]+[.L21]&lt;=0.49;[.K21]+[.L21]+0.06;IF([.K21]+[.L21]&lt;=0.59;[.K21]+[.L21]+0.07;IF([.K21]+[.L21]&lt;=0.69;[.K21]+[.L21]+0.09;IF([.K21]+[.L21]&lt;=0.79;[.K21]+[.L21]+0.1;IF([.K21]+[.L21]&lt;=0.89;[.K21]+[.L21]+0.12;IF([.K21]+[.L21]&lt;=0.99;[.K21]+[.L21]+0.13;IF([.K21]+[.L21]&lt;=1.09;[.K21]+[.L21]+0.15;IF([.K21]+[.L21]&lt;=1.19;[.K21]+[.L21]+0.16;IF([.K21]+[.L21]&lt;=1.29;[.K21]+[.L21]+0.18;IF([.K21]+[.L21]&lt;=1.39;[.K21]+[.L21]+0.19;IF([.K21]+[.L21]&lt;=1.49;[.K21]+[.L21]+0.21;IF([.K21]+[.L21]&lt;=1.59;[.K21]+[.L21]+0.22;IF([.K21]+[.L21]&lt;=1.69;[.K21]+[.L21]+0.24;IF([.K21]+[.L21]&lt;=1.79;[.K21]+[.L21]+0.25;IF([.K21]+[.L21]&lt;=1.89;[.K21]+[.L21]+0.27;IF([.K21]+[.L21]&lt;=1.99;[.K21]+[.L21]+0.28;IF([.K21]+[.L21]&lt;=2.09;[.K21]+[.L21]+0.3;IF([.K21]+[.L21]&lt;=2.19;[.K21]+[.L21]+0.31;IF([.K21]+[.L21]&lt;=2.29;[.K21]+[.L21]+0.33;IF([.K21]+[.L21]&lt;=2.39;[.K21]+[.L21]+0.34;IF([.K21]+[.L21]&lt;=2.49;[.K21]+[.L21]+0.36;IF([.K21]+[.L21]&lt;=2.59;[.K21]+[.L21]+0.37;IF([.K21]+[.L21]&lt;=2.69;[.K21]+[.L21]+0.39;IF([.K21]+[.L21]&lt;=2.79;[.K21]+[.L21]+0.4;IF([.K21]+[.L21]&lt;=2.89;[.K21]+[.L21]+0.42;IF([.K21]+[.L21]&lt;=2.99;[.K21]+[.L21]+0.43;IF([.K21]+[.L21]&lt;=3.09;[.K21]+[.L21]+0.45;IF([.K21]+[.L21]&lt;=3.19;[.K21]+[.L21]+0.46;IF([.K21]+[.L21]&lt;=3.29;[.K21]+[.L21]+0.48;IF([.K21]+[.L21]&lt;=3.39;[.K21]+[.L21]+0.49;IF([.K21]+[.L21]&lt;=3.49;[.K21]+[.L21]+0.51;IF([.K21]+[.L21]&lt;=3.59;[.K21]+[.L21]+0.52;IF([.K21]+[.L21]&lt;=3.69;[.K21]+[.L21]+0.54;IF([.K21]+[.L21]&lt;=3.79;[.K21]+[.L21]+0.55;IF([.K21]+[.L21]&lt;=3.89;[.K21]+[.L21]+0.57;IF([.K21]+[.L21]&lt;=3.99;[.K21]+[.L21]+0.58;IF([.K21]+[.L21]&lt;=4.09;[.K21]+[.L21]+0.6;IF([.K21]+[.L21]&lt;=4.19;[.K21]+[.L21]+0.61;IF([.K21]+[.L21]&lt;=4.29;[.K21]+[.L21]+0.63;IF([.K21]+[.L21]&lt;=4.39;[.K21]+[.L21]+0.64;IF([.K21]+[.L21]&lt;=4.49;[.K21]+[.L21]+0.66;IF([.K21]+[.L21]&lt;=4.59;[.K21]+[.L21]+0.67;IF([.K21]+[.L21]&lt;=4.69;[.K21]+[.L21]+0.69;IF([.K21]+[.L21]&lt;=4.79;[.K21]+[.L21]+0.7;IF([.K21]+[.L21]&lt;=4.89;[.K21]+[.L21]+0.72;IF([.K21]+[.L21]&lt;=4.99;[.K21]+[.L21]+0.73;IF([.K21]+[.L21]&lt;=5.09;[.K21]+[.L21]+0.75;IF([.K21]+[.L21]&lt;=5.19;[.K21]+[.L21]+0.76;IF([.K21]+[.L21]&lt;=5.29;[.K21]+[.L21]+0.78;IF([.K21]+[.L21]&lt;=5.39;[.K21]+[.L21]+0.79;IF([.K21]+[.L21]&lt;=5.49;[.K21]+[.L21]+0.81;IF([.K21]+[.L21]&lt;=5.59;[.K21]+[.L21]+0.82;IF([.K21]+[.L21]&lt;=5.69;[.K21]+[.L21]+0.84;IF([.K21]+[.L21]&lt;=5.79;[.K21]+[.L21]+0.85;IF([.K21]+[.L21]&lt;=5.89;[.K21]+[.L21]+0.87;IF([.K21]+[.L21]&lt;=5.99;[.K21]+[.L21]+0.88;IF([.K21]+[.L21]&lt;=6.09;[.K21]+[.L21]+0.9;IF([.K21]+[.L21]&lt;=6.19;[.K21]+[.L21]+0.91;IF([.K21]+[.L21]&lt;=6.29;[.K21]+[.L21]+0.93;IF([.K21]+[.L21]&lt;=6.39;[.K21]+[.L21]+0.94;IF([.K21]+[.L21]&lt;=6.49;[.K21]+[.L21]+0.96;IF([.K21]+[.L21]&lt;=6.59;[.K21]+[.L21]+0.97;IF([.K21]+[.L21]&lt;=6.69;[.K21]+[.L21]+0.99;IF([.K21]+[.L21]&lt;=6.79;[.K21]+[.L21]+1;IF([.K21]+[.L21]&lt;=6.89;[.K21]+[.L21]+1.02;IF([.K21]+[.L21]&lt;=6.99;[.K21]+[.L21]+1.03;IF([.K21]+[.L21]&lt;=7.09;[.K21]+[.L21]+1.05;IF([.K21]+[.L21]&lt;=7.19;[.K21]+[.L21]+1.06;IF([.K21]+[.L21]&lt;=7.29;[.K21]+[.L21]+1.08;IF([.K21]+[.L21]&lt;=7.39;[.K21]+[.L21]+1.09;IF([.K21]+[.L21]&lt;=7.49;[.K21]+[.L21]+1.11;IF([.K21]+[.L21]&lt;=7.59;[.K21]+[.L21]+1.12;IF([.K21]+[.L21]&lt;=7.69;[.K21]+[.L21]+1.14;IF([.K21]+[.L21]&lt;=7.79;[.K21]+[.L21]+1.15;IF([.K21]+[.L21]&lt;=7.89;[.K21]+[.L21]+1.17;IF([.K21]+[.L21]&lt;=7.99;[.K21]+[.L21]+1.18;IF([.K21]+[.L21]&lt;=8.09;[.K21]+[.L21]+1.2;IF([.K21]+[.L21]&lt;=8.19;[.K21]+[.L21]+1.21;IF([.K21]+[.L21]&lt;=8.29;[.K21]+[.L21]+1.23;IF([.K21]+[.L21]&lt;=8.39;[.K21]+[.L21]+1.24;IF([.K21]+[.L21]&lt;=8.49;[.K21]+[.L21]+1.26;IF([.K21]+[.L21]&lt;=8.59;[.K21]+[.L21]+1.27;IF([.K21]+[.L21]&lt;=8.69;[.K21]+[.L21]+1.29;IF([.K21]+[.L21]&lt;=8.79;[.K21]+[.L21]+1.3;IF([.K21]+[.L21]&lt;=8.89;[.K21]+[.L21]+1.32;IF([.K21]+[.L21]&lt;=8.99;[.K21]+[.L21]+1.33;IF([.K21]+[.L21]&lt;=9.09;[.K21]+[.L21]+1.35;IF([.K21]+[.L21]&lt;=9.19;[.K21]+[.L21]+1.36;IF([.K21]+[.L21]&lt;=9.29;[.K21]+[.L21]+1.38;IF([.K21]+[.L21]&lt;=9.39;[.K21]+[.L21]+1.39;IF([.K21]+[.L21]&lt;=9.49;[.K21]+[.L21]+1.41;IF([.K21]+[.L21]&lt;=9.59;[.K21]+[.L21]+1.42;IF([.K21]+[.L21]&lt;=9.69;[.K21]+[.L21]+1.44;IF([.K21]+[.L21]&lt;=9.79;[.K21]+[.L21]+1.45;IF([.K21]+[.L21]&lt;=9.89;[.K21]+[.L21]+1.47))))))))))))))))))))))))))))))))))))))))))))))))))))))))))))))))))))))))))))))))))))))))))))))))))" office:value-type="currency" office:currency="BRL" office:value="0.08" calcext:value-type="currency">
            <text:p>R$ 0,08</text:p>
          </table:table-cell>
          <table:table-cell table:style-name="ce72" table:formula="of:=[.K21]*[.J21]" office:value-type="currency" office:currency="BRL" office:value="0.3" calcext:value-type="currency">
            <text:p>R$ 0,30</text:p>
          </table:table-cell>
          <table:table-cell table:style-name="ce196"/>
          <table:table-cell/>
          <table:table-cell table:style-name="ce239"/>
          <table:table-cell/>
        </table:table-row>
        <table:table-row table:style-name="ro1">
          <table:table-cell table:style-name="ce151"/>
          <table:table-cell table:number-columns-repeated="7"/>
          <table:table-cell table:style-name="ce151" office:value-type="string" calcext:value-type="string">
            <text:p><text:a xlink:href="https://steamcommunity.com/market/listings/753/1245620-Caravan" xlink:type="simple">Caravan</text:a> 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0.05" calcext:value-type="currency">
            <text:p>R$ 0,05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22]+[.L22]&lt;=0.19;[.K22]+[.L22]+0.02;IF([.K22]+[.L22]&lt;=0.29;[.K22]+[.L22]+0.03;IF([.K22]+[.L22]&lt;=0.39;[.K22]+[.L22]+0.04;IF([.K22]+[.L22]&lt;=0.49;[.K22]+[.L22]+0.06;IF([.K22]+[.L22]&lt;=0.59;[.K22]+[.L22]+0.07;IF([.K22]+[.L22]&lt;=0.69;[.K22]+[.L22]+0.09;IF([.K22]+[.L22]&lt;=0.79;[.K22]+[.L22]+0.1;IF([.K22]+[.L22]&lt;=0.89;[.K22]+[.L22]+0.12;IF([.K22]+[.L22]&lt;=0.99;[.K22]+[.L22]+0.13;IF([.K22]+[.L22]&lt;=1.09;[.K22]+[.L22]+0.15;IF([.K22]+[.L22]&lt;=1.19;[.K22]+[.L22]+0.16;IF([.K22]+[.L22]&lt;=1.29;[.K22]+[.L22]+0.18;IF([.K22]+[.L22]&lt;=1.39;[.K22]+[.L22]+0.19;IF([.K22]+[.L22]&lt;=1.49;[.K22]+[.L22]+0.21;IF([.K22]+[.L22]&lt;=1.59;[.K22]+[.L22]+0.22;IF([.K22]+[.L22]&lt;=1.69;[.K22]+[.L22]+0.24;IF([.K22]+[.L22]&lt;=1.79;[.K22]+[.L22]+0.25;IF([.K22]+[.L22]&lt;=1.89;[.K22]+[.L22]+0.27;IF([.K22]+[.L22]&lt;=1.99;[.K22]+[.L22]+0.28;IF([.K22]+[.L22]&lt;=2.09;[.K22]+[.L22]+0.3;IF([.K22]+[.L22]&lt;=2.19;[.K22]+[.L22]+0.31;IF([.K22]+[.L22]&lt;=2.29;[.K22]+[.L22]+0.33;IF([.K22]+[.L22]&lt;=2.39;[.K22]+[.L22]+0.34;IF([.K22]+[.L22]&lt;=2.49;[.K22]+[.L22]+0.36;IF([.K22]+[.L22]&lt;=2.59;[.K22]+[.L22]+0.37;IF([.K22]+[.L22]&lt;=2.69;[.K22]+[.L22]+0.39;IF([.K22]+[.L22]&lt;=2.79;[.K22]+[.L22]+0.4;IF([.K22]+[.L22]&lt;=2.89;[.K22]+[.L22]+0.42;IF([.K22]+[.L22]&lt;=2.99;[.K22]+[.L22]+0.43;IF([.K22]+[.L22]&lt;=3.09;[.K22]+[.L22]+0.45;IF([.K22]+[.L22]&lt;=3.19;[.K22]+[.L22]+0.46;IF([.K22]+[.L22]&lt;=3.29;[.K22]+[.L22]+0.48;IF([.K22]+[.L22]&lt;=3.39;[.K22]+[.L22]+0.49;IF([.K22]+[.L22]&lt;=3.49;[.K22]+[.L22]+0.51;IF([.K22]+[.L22]&lt;=3.59;[.K22]+[.L22]+0.52;IF([.K22]+[.L22]&lt;=3.69;[.K22]+[.L22]+0.54;IF([.K22]+[.L22]&lt;=3.79;[.K22]+[.L22]+0.55;IF([.K22]+[.L22]&lt;=3.89;[.K22]+[.L22]+0.57;IF([.K22]+[.L22]&lt;=3.99;[.K22]+[.L22]+0.58;IF([.K22]+[.L22]&lt;=4.09;[.K22]+[.L22]+0.6;IF([.K22]+[.L22]&lt;=4.19;[.K22]+[.L22]+0.61;IF([.K22]+[.L22]&lt;=4.29;[.K22]+[.L22]+0.63;IF([.K22]+[.L22]&lt;=4.39;[.K22]+[.L22]+0.64;IF([.K22]+[.L22]&lt;=4.49;[.K22]+[.L22]+0.66;IF([.K22]+[.L22]&lt;=4.59;[.K22]+[.L22]+0.67;IF([.K22]+[.L22]&lt;=4.69;[.K22]+[.L22]+0.69;IF([.K22]+[.L22]&lt;=4.79;[.K22]+[.L22]+0.7;IF([.K22]+[.L22]&lt;=4.89;[.K22]+[.L22]+0.72;IF([.K22]+[.L22]&lt;=4.99;[.K22]+[.L22]+0.73;IF([.K22]+[.L22]&lt;=5.09;[.K22]+[.L22]+0.75;IF([.K22]+[.L22]&lt;=5.19;[.K22]+[.L22]+0.76;IF([.K22]+[.L22]&lt;=5.29;[.K22]+[.L22]+0.78;IF([.K22]+[.L22]&lt;=5.39;[.K22]+[.L22]+0.79;IF([.K22]+[.L22]&lt;=5.49;[.K22]+[.L22]+0.81;IF([.K22]+[.L22]&lt;=5.59;[.K22]+[.L22]+0.82;IF([.K22]+[.L22]&lt;=5.69;[.K22]+[.L22]+0.84;IF([.K22]+[.L22]&lt;=5.79;[.K22]+[.L22]+0.85;IF([.K22]+[.L22]&lt;=5.89;[.K22]+[.L22]+0.87;IF([.K22]+[.L22]&lt;=5.99;[.K22]+[.L22]+0.88;IF([.K22]+[.L22]&lt;=6.09;[.K22]+[.L22]+0.9;IF([.K22]+[.L22]&lt;=6.19;[.K22]+[.L22]+0.91;IF([.K22]+[.L22]&lt;=6.29;[.K22]+[.L22]+0.93;IF([.K22]+[.L22]&lt;=6.39;[.K22]+[.L22]+0.94;IF([.K22]+[.L22]&lt;=6.49;[.K22]+[.L22]+0.96;IF([.K22]+[.L22]&lt;=6.59;[.K22]+[.L22]+0.97;IF([.K22]+[.L22]&lt;=6.69;[.K22]+[.L22]+0.99;IF([.K22]+[.L22]&lt;=6.79;[.K22]+[.L22]+1;IF([.K22]+[.L22]&lt;=6.89;[.K22]+[.L22]+1.02;IF([.K22]+[.L22]&lt;=6.99;[.K22]+[.L22]+1.03;IF([.K22]+[.L22]&lt;=7.09;[.K22]+[.L22]+1.05;IF([.K22]+[.L22]&lt;=7.19;[.K22]+[.L22]+1.06;IF([.K22]+[.L22]&lt;=7.29;[.K22]+[.L22]+1.08;IF([.K22]+[.L22]&lt;=7.39;[.K22]+[.L22]+1.09;IF([.K22]+[.L22]&lt;=7.49;[.K22]+[.L22]+1.11;IF([.K22]+[.L22]&lt;=7.59;[.K22]+[.L22]+1.12;IF([.K22]+[.L22]&lt;=7.69;[.K22]+[.L22]+1.14;IF([.K22]+[.L22]&lt;=7.79;[.K22]+[.L22]+1.15;IF([.K22]+[.L22]&lt;=7.89;[.K22]+[.L22]+1.17;IF([.K22]+[.L22]&lt;=7.99;[.K22]+[.L22]+1.18;IF([.K22]+[.L22]&lt;=8.09;[.K22]+[.L22]+1.2;IF([.K22]+[.L22]&lt;=8.19;[.K22]+[.L22]+1.21;IF([.K22]+[.L22]&lt;=8.29;[.K22]+[.L22]+1.23;IF([.K22]+[.L22]&lt;=8.39;[.K22]+[.L22]+1.24;IF([.K22]+[.L22]&lt;=8.49;[.K22]+[.L22]+1.26;IF([.K22]+[.L22]&lt;=8.59;[.K22]+[.L22]+1.27;IF([.K22]+[.L22]&lt;=8.69;[.K22]+[.L22]+1.29;IF([.K22]+[.L22]&lt;=8.79;[.K22]+[.L22]+1.3;IF([.K22]+[.L22]&lt;=8.89;[.K22]+[.L22]+1.32;IF([.K22]+[.L22]&lt;=8.99;[.K22]+[.L22]+1.33;IF([.K22]+[.L22]&lt;=9.09;[.K22]+[.L22]+1.35;IF([.K22]+[.L22]&lt;=9.19;[.K22]+[.L22]+1.36;IF([.K22]+[.L22]&lt;=9.29;[.K22]+[.L22]+1.38;IF([.K22]+[.L22]&lt;=9.39;[.K22]+[.L22]+1.39;IF([.K22]+[.L22]&lt;=9.49;[.K22]+[.L22]+1.41;IF([.K22]+[.L22]&lt;=9.59;[.K22]+[.L22]+1.42;IF([.K22]+[.L22]&lt;=9.69;[.K22]+[.L22]+1.44;IF([.K22]+[.L22]&lt;=9.79;[.K22]+[.L22]+1.45;IF([.K22]+[.L22]&lt;=9.89;[.K22]+[.L22]+1.47))))))))))))))))))))))))))))))))))))))))))))))))))))))))))))))))))))))))))))))))))))))))))))))))))" office:value-type="currency" office:currency="BRL" office:value="0.08" calcext:value-type="currency">
            <text:p>R$ 0,08</text:p>
          </table:table-cell>
          <table:table-cell table:style-name="ce72" table:formula="of:=[.K22]*[.J22]" office:value-type="currency" office:currency="BRL" office:value="0.3" calcext:value-type="currency">
            <text:p>R$ 0,30</text:p>
          </table:table-cell>
          <table:table-cell table:style-name="ce196"/>
          <table:table-cell table:number-columns-repeated="3"/>
        </table:table-row>
        <table:table-row table:style-name="ro1">
          <table:table-cell table:style-name="ce151"/>
          <table:table-cell table:number-columns-repeated="2"/>
          <table:table-cell table:style-name="ce72" office:value-type="currency" office:currency="BRL" office:value="119.52" calcext:value-type="currency">
            <text:p>R$ 119,52</text:p>
          </table:table-cell>
          <table:table-cell office:value-type="currency" office:currency="BRL" office:value="351.3" calcext:value-type="currency">
            <text:p>R$ 351,30</text:p>
          </table:table-cell>
          <table:table-cell table:number-columns-repeated="3"/>
          <table:table-cell table:style-name="ce151" office:value-type="string" calcext:value-type="string">
            <text:p><text:a xlink:href="https://steamcommunity.com/market/listings/730/Chroma%20Case" xlink:type="simple">Caixa Cromática</text:a> 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4" calcext:value-type="currency">
            <text:p>R$ 4,00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23]+[.L23]&lt;=0.19;[.K23]+[.L23]+0.02;IF([.K23]+[.L23]&lt;=0.29;[.K23]+[.L23]+0.03;IF([.K23]+[.L23]&lt;=0.39;[.K23]+[.L23]+0.04;IF([.K23]+[.L23]&lt;=0.49;[.K23]+[.L23]+0.06;IF([.K23]+[.L23]&lt;=0.59;[.K23]+[.L23]+0.07;IF([.K23]+[.L23]&lt;=0.69;[.K23]+[.L23]+0.09;IF([.K23]+[.L23]&lt;=0.79;[.K23]+[.L23]+0.1;IF([.K23]+[.L23]&lt;=0.89;[.K23]+[.L23]+0.12;IF([.K23]+[.L23]&lt;=0.99;[.K23]+[.L23]+0.13;IF([.K23]+[.L23]&lt;=1.09;[.K23]+[.L23]+0.15;IF([.K23]+[.L23]&lt;=1.19;[.K23]+[.L23]+0.16;IF([.K23]+[.L23]&lt;=1.29;[.K23]+[.L23]+0.18;IF([.K23]+[.L23]&lt;=1.39;[.K23]+[.L23]+0.19;IF([.K23]+[.L23]&lt;=1.49;[.K23]+[.L23]+0.21;IF([.K23]+[.L23]&lt;=1.59;[.K23]+[.L23]+0.22;IF([.K23]+[.L23]&lt;=1.69;[.K23]+[.L23]+0.24;IF([.K23]+[.L23]&lt;=1.79;[.K23]+[.L23]+0.25;IF([.K23]+[.L23]&lt;=1.89;[.K23]+[.L23]+0.27;IF([.K23]+[.L23]&lt;=1.99;[.K23]+[.L23]+0.28;IF([.K23]+[.L23]&lt;=2.09;[.K23]+[.L23]+0.3;IF([.K23]+[.L23]&lt;=2.19;[.K23]+[.L23]+0.31;IF([.K23]+[.L23]&lt;=2.29;[.K23]+[.L23]+0.33;IF([.K23]+[.L23]&lt;=2.39;[.K23]+[.L23]+0.34;IF([.K23]+[.L23]&lt;=2.49;[.K23]+[.L23]+0.36;IF([.K23]+[.L23]&lt;=2.59;[.K23]+[.L23]+0.37;IF([.K23]+[.L23]&lt;=2.69;[.K23]+[.L23]+0.39;IF([.K23]+[.L23]&lt;=2.79;[.K23]+[.L23]+0.4;IF([.K23]+[.L23]&lt;=2.89;[.K23]+[.L23]+0.42;IF([.K23]+[.L23]&lt;=2.99;[.K23]+[.L23]+0.43;IF([.K23]+[.L23]&lt;=3.09;[.K23]+[.L23]+0.45;IF([.K23]+[.L23]&lt;=3.19;[.K23]+[.L23]+0.46;IF([.K23]+[.L23]&lt;=3.29;[.K23]+[.L23]+0.48;IF([.K23]+[.L23]&lt;=3.39;[.K23]+[.L23]+0.49;IF([.K23]+[.L23]&lt;=3.49;[.K23]+[.L23]+0.51;IF([.K23]+[.L23]&lt;=3.59;[.K23]+[.L23]+0.52;IF([.K23]+[.L23]&lt;=3.69;[.K23]+[.L23]+0.54;IF([.K23]+[.L23]&lt;=3.79;[.K23]+[.L23]+0.55;IF([.K23]+[.L23]&lt;=3.89;[.K23]+[.L23]+0.57;IF([.K23]+[.L23]&lt;=3.99;[.K23]+[.L23]+0.58;IF([.K23]+[.L23]&lt;=4.09;[.K23]+[.L23]+0.6;IF([.K23]+[.L23]&lt;=4.19;[.K23]+[.L23]+0.61;IF([.K23]+[.L23]&lt;=4.29;[.K23]+[.L23]+0.63;IF([.K23]+[.L23]&lt;=4.39;[.K23]+[.L23]+0.64;IF([.K23]+[.L23]&lt;=4.49;[.K23]+[.L23]+0.66;IF([.K23]+[.L23]&lt;=4.59;[.K23]+[.L23]+0.67;IF([.K23]+[.L23]&lt;=4.69;[.K23]+[.L23]+0.69;IF([.K23]+[.L23]&lt;=4.79;[.K23]+[.L23]+0.7;IF([.K23]+[.L23]&lt;=4.89;[.K23]+[.L23]+0.72;IF([.K23]+[.L23]&lt;=4.99;[.K23]+[.L23]+0.73;IF([.K23]+[.L23]&lt;=5.09;[.K23]+[.L23]+0.75;IF([.K23]+[.L23]&lt;=5.19;[.K23]+[.L23]+0.76;IF([.K23]+[.L23]&lt;=5.29;[.K23]+[.L23]+0.78;IF([.K23]+[.L23]&lt;=5.39;[.K23]+[.L23]+0.79;IF([.K23]+[.L23]&lt;=5.49;[.K23]+[.L23]+0.81;IF([.K23]+[.L23]&lt;=5.59;[.K23]+[.L23]+0.82;IF([.K23]+[.L23]&lt;=5.69;[.K23]+[.L23]+0.84;IF([.K23]+[.L23]&lt;=5.79;[.K23]+[.L23]+0.85;IF([.K23]+[.L23]&lt;=5.89;[.K23]+[.L23]+0.87;IF([.K23]+[.L23]&lt;=5.99;[.K23]+[.L23]+0.88;IF([.K23]+[.L23]&lt;=6.09;[.K23]+[.L23]+0.9;IF([.K23]+[.L23]&lt;=6.19;[.K23]+[.L23]+0.91;IF([.K23]+[.L23]&lt;=6.29;[.K23]+[.L23]+0.93;IF([.K23]+[.L23]&lt;=6.39;[.K23]+[.L23]+0.94;IF([.K23]+[.L23]&lt;=6.49;[.K23]+[.L23]+0.96;IF([.K23]+[.L23]&lt;=6.59;[.K23]+[.L23]+0.97;IF([.K23]+[.L23]&lt;=6.69;[.K23]+[.L23]+0.99;IF([.K23]+[.L23]&lt;=6.79;[.K23]+[.L23]+1;IF([.K23]+[.L23]&lt;=6.89;[.K23]+[.L23]+1.02;IF([.K23]+[.L23]&lt;=6.99;[.K23]+[.L23]+1.03;IF([.K23]+[.L23]&lt;=7.09;[.K23]+[.L23]+1.05;IF([.K23]+[.L23]&lt;=7.19;[.K23]+[.L23]+1.06;IF([.K23]+[.L23]&lt;=7.29;[.K23]+[.L23]+1.08;IF([.K23]+[.L23]&lt;=7.39;[.K23]+[.L23]+1.09;IF([.K23]+[.L23]&lt;=7.49;[.K23]+[.L23]+1.11;IF([.K23]+[.L23]&lt;=7.59;[.K23]+[.L23]+1.12;IF([.K23]+[.L23]&lt;=7.69;[.K23]+[.L23]+1.14;IF([.K23]+[.L23]&lt;=7.79;[.K23]+[.L23]+1.15;IF([.K23]+[.L23]&lt;=7.89;[.K23]+[.L23]+1.17;IF([.K23]+[.L23]&lt;=7.99;[.K23]+[.L23]+1.18;IF([.K23]+[.L23]&lt;=8.09;[.K23]+[.L23]+1.2;IF([.K23]+[.L23]&lt;=8.19;[.K23]+[.L23]+1.21;IF([.K23]+[.L23]&lt;=8.29;[.K23]+[.L23]+1.23;IF([.K23]+[.L23]&lt;=8.39;[.K23]+[.L23]+1.24;IF([.K23]+[.L23]&lt;=8.49;[.K23]+[.L23]+1.26;IF([.K23]+[.L23]&lt;=8.59;[.K23]+[.L23]+1.27;IF([.K23]+[.L23]&lt;=8.69;[.K23]+[.L23]+1.29;IF([.K23]+[.L23]&lt;=8.79;[.K23]+[.L23]+1.3;IF([.K23]+[.L23]&lt;=8.89;[.K23]+[.L23]+1.32;IF([.K23]+[.L23]&lt;=8.99;[.K23]+[.L23]+1.33;IF([.K23]+[.L23]&lt;=9.09;[.K23]+[.L23]+1.35;IF([.K23]+[.L23]&lt;=9.19;[.K23]+[.L23]+1.36;IF([.K23]+[.L23]&lt;=9.29;[.K23]+[.L23]+1.38;IF([.K23]+[.L23]&lt;=9.39;[.K23]+[.L23]+1.39;IF([.K23]+[.L23]&lt;=9.49;[.K23]+[.L23]+1.41;IF([.K23]+[.L23]&lt;=9.59;[.K23]+[.L23]+1.42;IF([.K23]+[.L23]&lt;=9.69;[.K23]+[.L23]+1.44;IF([.K23]+[.L23]&lt;=9.79;[.K23]+[.L23]+1.45;IF([.K23]+[.L23]&lt;=9.89;[.K23]+[.L23]+1.47))))))))))))))))))))))))))))))))))))))))))))))))))))))))))))))))))))))))))))))))))))))))))))))))))" office:value-type="currency" office:currency="BRL" office:value="4.61" calcext:value-type="currency">
            <text:p>R$ 4,61</text:p>
          </table:table-cell>
          <table:table-cell table:style-name="ce72" table:formula="of:=[.K23]*[.J23]" office:value-type="currency" office:currency="BRL" office:value="32" calcext:value-type="currency">
            <text:p>R$ 32,00</text:p>
          </table:table-cell>
          <table:table-cell table:style-name="ce196"/>
          <table:table-cell table:number-columns-repeated="3"/>
        </table:table-row>
        <table:table-row table:style-name="ro1">
          <table:table-cell table:number-columns-repeated="8"/>
          <table:table-cell table:style-name="ce151" office:value-type="string" calcext:value-type="string">
            <text:p><text:a xlink:href="https://steamcommunity.com/market/listings/570/Chest%20of%20Endless%20Days" xlink:type="simple">Chest of Endless Days</text:a> </text:p>
          </table:table-cell>
          <table:table-cell office:value-type="float" office:value="48" calcext:value-type="float">
            <text:p>48</text:p>
          </table:table-cell>
          <table:table-cell office:value-type="currency" office:currency="BRL" office:value="0.73" calcext:value-type="currency">
            <text:p>R$ 0,73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24]+[.L24]&lt;=0.19;[.K24]+[.L24]+0.02;IF([.K24]+[.L24]&lt;=0.29;[.K24]+[.L24]+0.03;IF([.K24]+[.L24]&lt;=0.39;[.K24]+[.L24]+0.04;IF([.K24]+[.L24]&lt;=0.49;[.K24]+[.L24]+0.06;IF([.K24]+[.L24]&lt;=0.59;[.K24]+[.L24]+0.07;IF([.K24]+[.L24]&lt;=0.69;[.K24]+[.L24]+0.09;IF([.K24]+[.L24]&lt;=0.79;[.K24]+[.L24]+0.1;IF([.K24]+[.L24]&lt;=0.89;[.K24]+[.L24]+0.12;IF([.K24]+[.L24]&lt;=0.99;[.K24]+[.L24]+0.13;IF([.K24]+[.L24]&lt;=1.09;[.K24]+[.L24]+0.15;IF([.K24]+[.L24]&lt;=1.19;[.K24]+[.L24]+0.16;IF([.K24]+[.L24]&lt;=1.29;[.K24]+[.L24]+0.18;IF([.K24]+[.L24]&lt;=1.39;[.K24]+[.L24]+0.19;IF([.K24]+[.L24]&lt;=1.49;[.K24]+[.L24]+0.21;IF([.K24]+[.L24]&lt;=1.59;[.K24]+[.L24]+0.22;IF([.K24]+[.L24]&lt;=1.69;[.K24]+[.L24]+0.24;IF([.K24]+[.L24]&lt;=1.79;[.K24]+[.L24]+0.25;IF([.K24]+[.L24]&lt;=1.89;[.K24]+[.L24]+0.27;IF([.K24]+[.L24]&lt;=1.99;[.K24]+[.L24]+0.28;IF([.K24]+[.L24]&lt;=2.09;[.K24]+[.L24]+0.3;IF([.K24]+[.L24]&lt;=2.19;[.K24]+[.L24]+0.31;IF([.K24]+[.L24]&lt;=2.29;[.K24]+[.L24]+0.33;IF([.K24]+[.L24]&lt;=2.39;[.K24]+[.L24]+0.34;IF([.K24]+[.L24]&lt;=2.49;[.K24]+[.L24]+0.36;IF([.K24]+[.L24]&lt;=2.59;[.K24]+[.L24]+0.37;IF([.K24]+[.L24]&lt;=2.69;[.K24]+[.L24]+0.39;IF([.K24]+[.L24]&lt;=2.79;[.K24]+[.L24]+0.4;IF([.K24]+[.L24]&lt;=2.89;[.K24]+[.L24]+0.42;IF([.K24]+[.L24]&lt;=2.99;[.K24]+[.L24]+0.43;IF([.K24]+[.L24]&lt;=3.09;[.K24]+[.L24]+0.45;IF([.K24]+[.L24]&lt;=3.19;[.K24]+[.L24]+0.46;IF([.K24]+[.L24]&lt;=3.29;[.K24]+[.L24]+0.48;IF([.K24]+[.L24]&lt;=3.39;[.K24]+[.L24]+0.49;IF([.K24]+[.L24]&lt;=3.49;[.K24]+[.L24]+0.51;IF([.K24]+[.L24]&lt;=3.59;[.K24]+[.L24]+0.52;IF([.K24]+[.L24]&lt;=3.69;[.K24]+[.L24]+0.54;IF([.K24]+[.L24]&lt;=3.79;[.K24]+[.L24]+0.55;IF([.K24]+[.L24]&lt;=3.89;[.K24]+[.L24]+0.57;IF([.K24]+[.L24]&lt;=3.99;[.K24]+[.L24]+0.58;IF([.K24]+[.L24]&lt;=4.09;[.K24]+[.L24]+0.6;IF([.K24]+[.L24]&lt;=4.19;[.K24]+[.L24]+0.61;IF([.K24]+[.L24]&lt;=4.29;[.K24]+[.L24]+0.63;IF([.K24]+[.L24]&lt;=4.39;[.K24]+[.L24]+0.64;IF([.K24]+[.L24]&lt;=4.49;[.K24]+[.L24]+0.66;IF([.K24]+[.L24]&lt;=4.59;[.K24]+[.L24]+0.67;IF([.K24]+[.L24]&lt;=4.69;[.K24]+[.L24]+0.69;IF([.K24]+[.L24]&lt;=4.79;[.K24]+[.L24]+0.7;IF([.K24]+[.L24]&lt;=4.89;[.K24]+[.L24]+0.72;IF([.K24]+[.L24]&lt;=4.99;[.K24]+[.L24]+0.73;IF([.K24]+[.L24]&lt;=5.09;[.K24]+[.L24]+0.75;IF([.K24]+[.L24]&lt;=5.19;[.K24]+[.L24]+0.76;IF([.K24]+[.L24]&lt;=5.29;[.K24]+[.L24]+0.78;IF([.K24]+[.L24]&lt;=5.39;[.K24]+[.L24]+0.79;IF([.K24]+[.L24]&lt;=5.49;[.K24]+[.L24]+0.81;IF([.K24]+[.L24]&lt;=5.59;[.K24]+[.L24]+0.82;IF([.K24]+[.L24]&lt;=5.69;[.K24]+[.L24]+0.84;IF([.K24]+[.L24]&lt;=5.79;[.K24]+[.L24]+0.85;IF([.K24]+[.L24]&lt;=5.89;[.K24]+[.L24]+0.87;IF([.K24]+[.L24]&lt;=5.99;[.K24]+[.L24]+0.88;IF([.K24]+[.L24]&lt;=6.09;[.K24]+[.L24]+0.9;IF([.K24]+[.L24]&lt;=6.19;[.K24]+[.L24]+0.91;IF([.K24]+[.L24]&lt;=6.29;[.K24]+[.L24]+0.93;IF([.K24]+[.L24]&lt;=6.39;[.K24]+[.L24]+0.94;IF([.K24]+[.L24]&lt;=6.49;[.K24]+[.L24]+0.96;IF([.K24]+[.L24]&lt;=6.59;[.K24]+[.L24]+0.97;IF([.K24]+[.L24]&lt;=6.69;[.K24]+[.L24]+0.99;IF([.K24]+[.L24]&lt;=6.79;[.K24]+[.L24]+1;IF([.K24]+[.L24]&lt;=6.89;[.K24]+[.L24]+1.02;IF([.K24]+[.L24]&lt;=6.99;[.K24]+[.L24]+1.03;IF([.K24]+[.L24]&lt;=7.09;[.K24]+[.L24]+1.05;IF([.K24]+[.L24]&lt;=7.19;[.K24]+[.L24]+1.06;IF([.K24]+[.L24]&lt;=7.29;[.K24]+[.L24]+1.08;IF([.K24]+[.L24]&lt;=7.39;[.K24]+[.L24]+1.09;IF([.K24]+[.L24]&lt;=7.49;[.K24]+[.L24]+1.11;IF([.K24]+[.L24]&lt;=7.59;[.K24]+[.L24]+1.12;IF([.K24]+[.L24]&lt;=7.69;[.K24]+[.L24]+1.14;IF([.K24]+[.L24]&lt;=7.79;[.K24]+[.L24]+1.15;IF([.K24]+[.L24]&lt;=7.89;[.K24]+[.L24]+1.17;IF([.K24]+[.L24]&lt;=7.99;[.K24]+[.L24]+1.18;IF([.K24]+[.L24]&lt;=8.09;[.K24]+[.L24]+1.2;IF([.K24]+[.L24]&lt;=8.19;[.K24]+[.L24]+1.21;IF([.K24]+[.L24]&lt;=8.29;[.K24]+[.L24]+1.23;IF([.K24]+[.L24]&lt;=8.39;[.K24]+[.L24]+1.24;IF([.K24]+[.L24]&lt;=8.49;[.K24]+[.L24]+1.26;IF([.K24]+[.L24]&lt;=8.59;[.K24]+[.L24]+1.27;IF([.K24]+[.L24]&lt;=8.69;[.K24]+[.L24]+1.29;IF([.K24]+[.L24]&lt;=8.79;[.K24]+[.L24]+1.3;IF([.K24]+[.L24]&lt;=8.89;[.K24]+[.L24]+1.32;IF([.K24]+[.L24]&lt;=8.99;[.K24]+[.L24]+1.33;IF([.K24]+[.L24]&lt;=9.09;[.K24]+[.L24]+1.35;IF([.K24]+[.L24]&lt;=9.19;[.K24]+[.L24]+1.36;IF([.K24]+[.L24]&lt;=9.29;[.K24]+[.L24]+1.38;IF([.K24]+[.L24]&lt;=9.39;[.K24]+[.L24]+1.39;IF([.K24]+[.L24]&lt;=9.49;[.K24]+[.L24]+1.41;IF([.K24]+[.L24]&lt;=9.59;[.K24]+[.L24]+1.42;IF([.K24]+[.L24]&lt;=9.69;[.K24]+[.L24]+1.44;IF([.K24]+[.L24]&lt;=9.79;[.K24]+[.L24]+1.45;IF([.K24]+[.L24]&lt;=9.89;[.K24]+[.L24]+1.47))))))))))))))))))))))))))))))))))))))))))))))))))))))))))))))))))))))))))))))))))))))))))))))))))" office:value-type="currency" office:currency="BRL" office:value="0.84" calcext:value-type="currency">
            <text:p>R$ 0,84</text:p>
          </table:table-cell>
          <table:table-cell table:style-name="ce72" table:formula="of:=[.K24]*[.J24]" office:value-type="currency" office:currency="BRL" office:value="35.04" calcext:value-type="currency">
            <text:p>R$ 35,04</text:p>
          </table:table-cell>
          <table:table-cell table:style-name="ce196"/>
          <table:table-cell table:number-columns-repeated="3"/>
        </table:table-row>
        <table:table-row table:style-name="ro1">
          <table:table-cell table:number-columns-repeated="8"/>
          <table:table-cell table:style-name="ce151" office:value-type="string" calcext:value-type="string">
            <text:p><text:a xlink:href="https://steamcommunity.com/market/listings/730/Antwerp%202022%20Legends%20Autograph%20Capsule" xlink:type="simple">Cápsula de Autógrafos das Lendas do Antuérpia 2022</text:a> </text:p>
          </table:table-cell>
          <table:table-cell office:value-type="float" office:value="27" calcext:value-type="float">
            <text:p>27</text:p>
          </table:table-cell>
          <table:table-cell office:value-type="currency" office:currency="BRL" office:value="0.74" calcext:value-type="currency">
            <text:p>R$ 0,74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25]+[.L25]&lt;=0.19;[.K25]+[.L25]+0.02;IF([.K25]+[.L25]&lt;=0.29;[.K25]+[.L25]+0.03;IF([.K25]+[.L25]&lt;=0.39;[.K25]+[.L25]+0.04;IF([.K25]+[.L25]&lt;=0.49;[.K25]+[.L25]+0.06;IF([.K25]+[.L25]&lt;=0.59;[.K25]+[.L25]+0.07;IF([.K25]+[.L25]&lt;=0.69;[.K25]+[.L25]+0.09;IF([.K25]+[.L25]&lt;=0.79;[.K25]+[.L25]+0.1;IF([.K25]+[.L25]&lt;=0.89;[.K25]+[.L25]+0.12;IF([.K25]+[.L25]&lt;=0.99;[.K25]+[.L25]+0.13;IF([.K25]+[.L25]&lt;=1.09;[.K25]+[.L25]+0.15;IF([.K25]+[.L25]&lt;=1.19;[.K25]+[.L25]+0.16;IF([.K25]+[.L25]&lt;=1.29;[.K25]+[.L25]+0.18;IF([.K25]+[.L25]&lt;=1.39;[.K25]+[.L25]+0.19;IF([.K25]+[.L25]&lt;=1.49;[.K25]+[.L25]+0.21;IF([.K25]+[.L25]&lt;=1.59;[.K25]+[.L25]+0.22;IF([.K25]+[.L25]&lt;=1.69;[.K25]+[.L25]+0.24;IF([.K25]+[.L25]&lt;=1.79;[.K25]+[.L25]+0.25;IF([.K25]+[.L25]&lt;=1.89;[.K25]+[.L25]+0.27;IF([.K25]+[.L25]&lt;=1.99;[.K25]+[.L25]+0.28;IF([.K25]+[.L25]&lt;=2.09;[.K25]+[.L25]+0.3;IF([.K25]+[.L25]&lt;=2.19;[.K25]+[.L25]+0.31;IF([.K25]+[.L25]&lt;=2.29;[.K25]+[.L25]+0.33;IF([.K25]+[.L25]&lt;=2.39;[.K25]+[.L25]+0.34;IF([.K25]+[.L25]&lt;=2.49;[.K25]+[.L25]+0.36;IF([.K25]+[.L25]&lt;=2.59;[.K25]+[.L25]+0.37;IF([.K25]+[.L25]&lt;=2.69;[.K25]+[.L25]+0.39;IF([.K25]+[.L25]&lt;=2.79;[.K25]+[.L25]+0.4;IF([.K25]+[.L25]&lt;=2.89;[.K25]+[.L25]+0.42;IF([.K25]+[.L25]&lt;=2.99;[.K25]+[.L25]+0.43;IF([.K25]+[.L25]&lt;=3.09;[.K25]+[.L25]+0.45;IF([.K25]+[.L25]&lt;=3.19;[.K25]+[.L25]+0.46;IF([.K25]+[.L25]&lt;=3.29;[.K25]+[.L25]+0.48;IF([.K25]+[.L25]&lt;=3.39;[.K25]+[.L25]+0.49;IF([.K25]+[.L25]&lt;=3.49;[.K25]+[.L25]+0.51;IF([.K25]+[.L25]&lt;=3.59;[.K25]+[.L25]+0.52;IF([.K25]+[.L25]&lt;=3.69;[.K25]+[.L25]+0.54;IF([.K25]+[.L25]&lt;=3.79;[.K25]+[.L25]+0.55;IF([.K25]+[.L25]&lt;=3.89;[.K25]+[.L25]+0.57;IF([.K25]+[.L25]&lt;=3.99;[.K25]+[.L25]+0.58;IF([.K25]+[.L25]&lt;=4.09;[.K25]+[.L25]+0.6;IF([.K25]+[.L25]&lt;=4.19;[.K25]+[.L25]+0.61;IF([.K25]+[.L25]&lt;=4.29;[.K25]+[.L25]+0.63;IF([.K25]+[.L25]&lt;=4.39;[.K25]+[.L25]+0.64;IF([.K25]+[.L25]&lt;=4.49;[.K25]+[.L25]+0.66;IF([.K25]+[.L25]&lt;=4.59;[.K25]+[.L25]+0.67;IF([.K25]+[.L25]&lt;=4.69;[.K25]+[.L25]+0.69;IF([.K25]+[.L25]&lt;=4.79;[.K25]+[.L25]+0.7;IF([.K25]+[.L25]&lt;=4.89;[.K25]+[.L25]+0.72;IF([.K25]+[.L25]&lt;=4.99;[.K25]+[.L25]+0.73;IF([.K25]+[.L25]&lt;=5.09;[.K25]+[.L25]+0.75;IF([.K25]+[.L25]&lt;=5.19;[.K25]+[.L25]+0.76;IF([.K25]+[.L25]&lt;=5.29;[.K25]+[.L25]+0.78;IF([.K25]+[.L25]&lt;=5.39;[.K25]+[.L25]+0.79;IF([.K25]+[.L25]&lt;=5.49;[.K25]+[.L25]+0.81;IF([.K25]+[.L25]&lt;=5.59;[.K25]+[.L25]+0.82;IF([.K25]+[.L25]&lt;=5.69;[.K25]+[.L25]+0.84;IF([.K25]+[.L25]&lt;=5.79;[.K25]+[.L25]+0.85;IF([.K25]+[.L25]&lt;=5.89;[.K25]+[.L25]+0.87;IF([.K25]+[.L25]&lt;=5.99;[.K25]+[.L25]+0.88;IF([.K25]+[.L25]&lt;=6.09;[.K25]+[.L25]+0.9;IF([.K25]+[.L25]&lt;=6.19;[.K25]+[.L25]+0.91;IF([.K25]+[.L25]&lt;=6.29;[.K25]+[.L25]+0.93;IF([.K25]+[.L25]&lt;=6.39;[.K25]+[.L25]+0.94;IF([.K25]+[.L25]&lt;=6.49;[.K25]+[.L25]+0.96;IF([.K25]+[.L25]&lt;=6.59;[.K25]+[.L25]+0.97;IF([.K25]+[.L25]&lt;=6.69;[.K25]+[.L25]+0.99;IF([.K25]+[.L25]&lt;=6.79;[.K25]+[.L25]+1;IF([.K25]+[.L25]&lt;=6.89;[.K25]+[.L25]+1.02;IF([.K25]+[.L25]&lt;=6.99;[.K25]+[.L25]+1.03;IF([.K25]+[.L25]&lt;=7.09;[.K25]+[.L25]+1.05;IF([.K25]+[.L25]&lt;=7.19;[.K25]+[.L25]+1.06;IF([.K25]+[.L25]&lt;=7.29;[.K25]+[.L25]+1.08;IF([.K25]+[.L25]&lt;=7.39;[.K25]+[.L25]+1.09;IF([.K25]+[.L25]&lt;=7.49;[.K25]+[.L25]+1.11;IF([.K25]+[.L25]&lt;=7.59;[.K25]+[.L25]+1.12;IF([.K25]+[.L25]&lt;=7.69;[.K25]+[.L25]+1.14;IF([.K25]+[.L25]&lt;=7.79;[.K25]+[.L25]+1.15;IF([.K25]+[.L25]&lt;=7.89;[.K25]+[.L25]+1.17;IF([.K25]+[.L25]&lt;=7.99;[.K25]+[.L25]+1.18;IF([.K25]+[.L25]&lt;=8.09;[.K25]+[.L25]+1.2;IF([.K25]+[.L25]&lt;=8.19;[.K25]+[.L25]+1.21;IF([.K25]+[.L25]&lt;=8.29;[.K25]+[.L25]+1.23;IF([.K25]+[.L25]&lt;=8.39;[.K25]+[.L25]+1.24;IF([.K25]+[.L25]&lt;=8.49;[.K25]+[.L25]+1.26;IF([.K25]+[.L25]&lt;=8.59;[.K25]+[.L25]+1.27;IF([.K25]+[.L25]&lt;=8.69;[.K25]+[.L25]+1.29;IF([.K25]+[.L25]&lt;=8.79;[.K25]+[.L25]+1.3;IF([.K25]+[.L25]&lt;=8.89;[.K25]+[.L25]+1.32;IF([.K25]+[.L25]&lt;=8.99;[.K25]+[.L25]+1.33;IF([.K25]+[.L25]&lt;=9.09;[.K25]+[.L25]+1.35;IF([.K25]+[.L25]&lt;=9.19;[.K25]+[.L25]+1.36;IF([.K25]+[.L25]&lt;=9.29;[.K25]+[.L25]+1.38;IF([.K25]+[.L25]&lt;=9.39;[.K25]+[.L25]+1.39;IF([.K25]+[.L25]&lt;=9.49;[.K25]+[.L25]+1.41;IF([.K25]+[.L25]&lt;=9.59;[.K25]+[.L25]+1.42;IF([.K25]+[.L25]&lt;=9.69;[.K25]+[.L25]+1.44;IF([.K25]+[.L25]&lt;=9.79;[.K25]+[.L25]+1.45;IF([.K25]+[.L25]&lt;=9.89;[.K25]+[.L25]+1.47))))))))))))))))))))))))))))))))))))))))))))))))))))))))))))))))))))))))))))))))))))))))))))))))))" office:value-type="currency" office:currency="BRL" office:value="0.85" calcext:value-type="currency">
            <text:p>R$ 0,85</text:p>
          </table:table-cell>
          <table:table-cell table:style-name="ce72" table:formula="of:=[.K25]*[.J25]" office:value-type="currency" office:currency="BRL" office:value="19.98" calcext:value-type="currency">
            <text:p>R$ 19,98</text:p>
          </table:table-cell>
          <table:table-cell table:style-name="ce196"/>
          <table:table-cell table:number-columns-repeated="3"/>
        </table:table-row>
        <table:table-row table:style-name="ro1">
          <table:table-cell table:number-columns-repeated="3"/>
          <table:table-cell table:style-name="ce72"/>
          <table:table-cell table:number-columns-repeated="4"/>
          <table:table-cell table:style-name="ce151" office:value-type="string" calcext:value-type="string">
            <text:p><text:a xlink:href="https://steamcommunity.com/market/listings/730/Antwerp%202022%20Champions%20Autograph%20Capsule" xlink:type="simple">Cápsula de Autógrafos dos Campeões do Antuérpia 2022</text:a> </text:p>
          </table:table-cell>
          <table:table-cell office:value-type="float" office:value="39" calcext:value-type="float">
            <text:p>39</text:p>
          </table:table-cell>
          <table:table-cell office:value-type="currency" office:currency="BRL" office:value="0.77" calcext:value-type="currency">
            <text:p>R$ 0,77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26]+[.L26]&lt;=0.19;[.K26]+[.L26]+0.02;IF([.K26]+[.L26]&lt;=0.29;[.K26]+[.L26]+0.03;IF([.K26]+[.L26]&lt;=0.39;[.K26]+[.L26]+0.04;IF([.K26]+[.L26]&lt;=0.49;[.K26]+[.L26]+0.06;IF([.K26]+[.L26]&lt;=0.59;[.K26]+[.L26]+0.07;IF([.K26]+[.L26]&lt;=0.69;[.K26]+[.L26]+0.09;IF([.K26]+[.L26]&lt;=0.79;[.K26]+[.L26]+0.1;IF([.K26]+[.L26]&lt;=0.89;[.K26]+[.L26]+0.12;IF([.K26]+[.L26]&lt;=0.99;[.K26]+[.L26]+0.13;IF([.K26]+[.L26]&lt;=1.09;[.K26]+[.L26]+0.15;IF([.K26]+[.L26]&lt;=1.19;[.K26]+[.L26]+0.16;IF([.K26]+[.L26]&lt;=1.29;[.K26]+[.L26]+0.18;IF([.K26]+[.L26]&lt;=1.39;[.K26]+[.L26]+0.19;IF([.K26]+[.L26]&lt;=1.49;[.K26]+[.L26]+0.21;IF([.K26]+[.L26]&lt;=1.59;[.K26]+[.L26]+0.22;IF([.K26]+[.L26]&lt;=1.69;[.K26]+[.L26]+0.24;IF([.K26]+[.L26]&lt;=1.79;[.K26]+[.L26]+0.25;IF([.K26]+[.L26]&lt;=1.89;[.K26]+[.L26]+0.27;IF([.K26]+[.L26]&lt;=1.99;[.K26]+[.L26]+0.28;IF([.K26]+[.L26]&lt;=2.09;[.K26]+[.L26]+0.3;IF([.K26]+[.L26]&lt;=2.19;[.K26]+[.L26]+0.31;IF([.K26]+[.L26]&lt;=2.29;[.K26]+[.L26]+0.33;IF([.K26]+[.L26]&lt;=2.39;[.K26]+[.L26]+0.34;IF([.K26]+[.L26]&lt;=2.49;[.K26]+[.L26]+0.36;IF([.K26]+[.L26]&lt;=2.59;[.K26]+[.L26]+0.37;IF([.K26]+[.L26]&lt;=2.69;[.K26]+[.L26]+0.39;IF([.K26]+[.L26]&lt;=2.79;[.K26]+[.L26]+0.4;IF([.K26]+[.L26]&lt;=2.89;[.K26]+[.L26]+0.42;IF([.K26]+[.L26]&lt;=2.99;[.K26]+[.L26]+0.43;IF([.K26]+[.L26]&lt;=3.09;[.K26]+[.L26]+0.45;IF([.K26]+[.L26]&lt;=3.19;[.K26]+[.L26]+0.46;IF([.K26]+[.L26]&lt;=3.29;[.K26]+[.L26]+0.48;IF([.K26]+[.L26]&lt;=3.39;[.K26]+[.L26]+0.49;IF([.K26]+[.L26]&lt;=3.49;[.K26]+[.L26]+0.51;IF([.K26]+[.L26]&lt;=3.59;[.K26]+[.L26]+0.52;IF([.K26]+[.L26]&lt;=3.69;[.K26]+[.L26]+0.54;IF([.K26]+[.L26]&lt;=3.79;[.K26]+[.L26]+0.55;IF([.K26]+[.L26]&lt;=3.89;[.K26]+[.L26]+0.57;IF([.K26]+[.L26]&lt;=3.99;[.K26]+[.L26]+0.58;IF([.K26]+[.L26]&lt;=4.09;[.K26]+[.L26]+0.6;IF([.K26]+[.L26]&lt;=4.19;[.K26]+[.L26]+0.61;IF([.K26]+[.L26]&lt;=4.29;[.K26]+[.L26]+0.63;IF([.K26]+[.L26]&lt;=4.39;[.K26]+[.L26]+0.64;IF([.K26]+[.L26]&lt;=4.49;[.K26]+[.L26]+0.66;IF([.K26]+[.L26]&lt;=4.59;[.K26]+[.L26]+0.67;IF([.K26]+[.L26]&lt;=4.69;[.K26]+[.L26]+0.69;IF([.K26]+[.L26]&lt;=4.79;[.K26]+[.L26]+0.7;IF([.K26]+[.L26]&lt;=4.89;[.K26]+[.L26]+0.72;IF([.K26]+[.L26]&lt;=4.99;[.K26]+[.L26]+0.73;IF([.K26]+[.L26]&lt;=5.09;[.K26]+[.L26]+0.75;IF([.K26]+[.L26]&lt;=5.19;[.K26]+[.L26]+0.76;IF([.K26]+[.L26]&lt;=5.29;[.K26]+[.L26]+0.78;IF([.K26]+[.L26]&lt;=5.39;[.K26]+[.L26]+0.79;IF([.K26]+[.L26]&lt;=5.49;[.K26]+[.L26]+0.81;IF([.K26]+[.L26]&lt;=5.59;[.K26]+[.L26]+0.82;IF([.K26]+[.L26]&lt;=5.69;[.K26]+[.L26]+0.84;IF([.K26]+[.L26]&lt;=5.79;[.K26]+[.L26]+0.85;IF([.K26]+[.L26]&lt;=5.89;[.K26]+[.L26]+0.87;IF([.K26]+[.L26]&lt;=5.99;[.K26]+[.L26]+0.88;IF([.K26]+[.L26]&lt;=6.09;[.K26]+[.L26]+0.9;IF([.K26]+[.L26]&lt;=6.19;[.K26]+[.L26]+0.91;IF([.K26]+[.L26]&lt;=6.29;[.K26]+[.L26]+0.93;IF([.K26]+[.L26]&lt;=6.39;[.K26]+[.L26]+0.94;IF([.K26]+[.L26]&lt;=6.49;[.K26]+[.L26]+0.96;IF([.K26]+[.L26]&lt;=6.59;[.K26]+[.L26]+0.97;IF([.K26]+[.L26]&lt;=6.69;[.K26]+[.L26]+0.99;IF([.K26]+[.L26]&lt;=6.79;[.K26]+[.L26]+1;IF([.K26]+[.L26]&lt;=6.89;[.K26]+[.L26]+1.02;IF([.K26]+[.L26]&lt;=6.99;[.K26]+[.L26]+1.03;IF([.K26]+[.L26]&lt;=7.09;[.K26]+[.L26]+1.05;IF([.K26]+[.L26]&lt;=7.19;[.K26]+[.L26]+1.06;IF([.K26]+[.L26]&lt;=7.29;[.K26]+[.L26]+1.08;IF([.K26]+[.L26]&lt;=7.39;[.K26]+[.L26]+1.09;IF([.K26]+[.L26]&lt;=7.49;[.K26]+[.L26]+1.11;IF([.K26]+[.L26]&lt;=7.59;[.K26]+[.L26]+1.12;IF([.K26]+[.L26]&lt;=7.69;[.K26]+[.L26]+1.14;IF([.K26]+[.L26]&lt;=7.79;[.K26]+[.L26]+1.15;IF([.K26]+[.L26]&lt;=7.89;[.K26]+[.L26]+1.17;IF([.K26]+[.L26]&lt;=7.99;[.K26]+[.L26]+1.18;IF([.K26]+[.L26]&lt;=8.09;[.K26]+[.L26]+1.2;IF([.K26]+[.L26]&lt;=8.19;[.K26]+[.L26]+1.21;IF([.K26]+[.L26]&lt;=8.29;[.K26]+[.L26]+1.23;IF([.K26]+[.L26]&lt;=8.39;[.K26]+[.L26]+1.24;IF([.K26]+[.L26]&lt;=8.49;[.K26]+[.L26]+1.26;IF([.K26]+[.L26]&lt;=8.59;[.K26]+[.L26]+1.27;IF([.K26]+[.L26]&lt;=8.69;[.K26]+[.L26]+1.29;IF([.K26]+[.L26]&lt;=8.79;[.K26]+[.L26]+1.3;IF([.K26]+[.L26]&lt;=8.89;[.K26]+[.L26]+1.32;IF([.K26]+[.L26]&lt;=8.99;[.K26]+[.L26]+1.33;IF([.K26]+[.L26]&lt;=9.09;[.K26]+[.L26]+1.35;IF([.K26]+[.L26]&lt;=9.19;[.K26]+[.L26]+1.36;IF([.K26]+[.L26]&lt;=9.29;[.K26]+[.L26]+1.38;IF([.K26]+[.L26]&lt;=9.39;[.K26]+[.L26]+1.39;IF([.K26]+[.L26]&lt;=9.49;[.K26]+[.L26]+1.41;IF([.K26]+[.L26]&lt;=9.59;[.K26]+[.L26]+1.42;IF([.K26]+[.L26]&lt;=9.69;[.K26]+[.L26]+1.44;IF([.K26]+[.L26]&lt;=9.79;[.K26]+[.L26]+1.45;IF([.K26]+[.L26]&lt;=9.89;[.K26]+[.L26]+1.47))))))))))))))))))))))))))))))))))))))))))))))))))))))))))))))))))))))))))))))))))))))))))))))))))" office:value-type="currency" office:currency="BRL" office:value="0.88" calcext:value-type="currency">
            <text:p>R$ 0,88</text:p>
          </table:table-cell>
          <table:table-cell table:style-name="ce72" table:formula="of:=[.K26]*[.J26]" office:value-type="currency" office:currency="BRL" office:value="30.03" calcext:value-type="currency">
            <text:p>R$ 30,03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51" office:value-type="string" calcext:value-type="string">
            <text:p><text:a xlink:href="https://steamcommunity.com/market/listings/730/Stockholm%202021%20Champions%20Autograph%20Capsule" xlink:type="simple">Cápsula de Autógrafos dos Campeões do Estocolmo 2021</text:a> </text:p>
          </table:table-cell>
          <table:table-cell office:value-type="float" office:value="25" calcext:value-type="float">
            <text:p>25</text:p>
          </table:table-cell>
          <table:table-cell office:value-type="currency" office:currency="BRL" office:value="1.21" calcext:value-type="currency">
            <text:p>R$ 1,21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27]+[.L27]&lt;=0.19;[.K27]+[.L27]+0.02;IF([.K27]+[.L27]&lt;=0.29;[.K27]+[.L27]+0.03;IF([.K27]+[.L27]&lt;=0.39;[.K27]+[.L27]+0.04;IF([.K27]+[.L27]&lt;=0.49;[.K27]+[.L27]+0.06;IF([.K27]+[.L27]&lt;=0.59;[.K27]+[.L27]+0.07;IF([.K27]+[.L27]&lt;=0.69;[.K27]+[.L27]+0.09;IF([.K27]+[.L27]&lt;=0.79;[.K27]+[.L27]+0.1;IF([.K27]+[.L27]&lt;=0.89;[.K27]+[.L27]+0.12;IF([.K27]+[.L27]&lt;=0.99;[.K27]+[.L27]+0.13;IF([.K27]+[.L27]&lt;=1.09;[.K27]+[.L27]+0.15;IF([.K27]+[.L27]&lt;=1.19;[.K27]+[.L27]+0.16;IF([.K27]+[.L27]&lt;=1.29;[.K27]+[.L27]+0.18;IF([.K27]+[.L27]&lt;=1.39;[.K27]+[.L27]+0.19;IF([.K27]+[.L27]&lt;=1.49;[.K27]+[.L27]+0.21;IF([.K27]+[.L27]&lt;=1.59;[.K27]+[.L27]+0.22;IF([.K27]+[.L27]&lt;=1.69;[.K27]+[.L27]+0.24;IF([.K27]+[.L27]&lt;=1.79;[.K27]+[.L27]+0.25;IF([.K27]+[.L27]&lt;=1.89;[.K27]+[.L27]+0.27;IF([.K27]+[.L27]&lt;=1.99;[.K27]+[.L27]+0.28;IF([.K27]+[.L27]&lt;=2.09;[.K27]+[.L27]+0.3;IF([.K27]+[.L27]&lt;=2.19;[.K27]+[.L27]+0.31;IF([.K27]+[.L27]&lt;=2.29;[.K27]+[.L27]+0.33;IF([.K27]+[.L27]&lt;=2.39;[.K27]+[.L27]+0.34;IF([.K27]+[.L27]&lt;=2.49;[.K27]+[.L27]+0.36;IF([.K27]+[.L27]&lt;=2.59;[.K27]+[.L27]+0.37;IF([.K27]+[.L27]&lt;=2.69;[.K27]+[.L27]+0.39;IF([.K27]+[.L27]&lt;=2.79;[.K27]+[.L27]+0.4;IF([.K27]+[.L27]&lt;=2.89;[.K27]+[.L27]+0.42;IF([.K27]+[.L27]&lt;=2.99;[.K27]+[.L27]+0.43;IF([.K27]+[.L27]&lt;=3.09;[.K27]+[.L27]+0.45;IF([.K27]+[.L27]&lt;=3.19;[.K27]+[.L27]+0.46;IF([.K27]+[.L27]&lt;=3.29;[.K27]+[.L27]+0.48;IF([.K27]+[.L27]&lt;=3.39;[.K27]+[.L27]+0.49;IF([.K27]+[.L27]&lt;=3.49;[.K27]+[.L27]+0.51;IF([.K27]+[.L27]&lt;=3.59;[.K27]+[.L27]+0.52;IF([.K27]+[.L27]&lt;=3.69;[.K27]+[.L27]+0.54;IF([.K27]+[.L27]&lt;=3.79;[.K27]+[.L27]+0.55;IF([.K27]+[.L27]&lt;=3.89;[.K27]+[.L27]+0.57;IF([.K27]+[.L27]&lt;=3.99;[.K27]+[.L27]+0.58;IF([.K27]+[.L27]&lt;=4.09;[.K27]+[.L27]+0.6;IF([.K27]+[.L27]&lt;=4.19;[.K27]+[.L27]+0.61;IF([.K27]+[.L27]&lt;=4.29;[.K27]+[.L27]+0.63;IF([.K27]+[.L27]&lt;=4.39;[.K27]+[.L27]+0.64;IF([.K27]+[.L27]&lt;=4.49;[.K27]+[.L27]+0.66;IF([.K27]+[.L27]&lt;=4.59;[.K27]+[.L27]+0.67;IF([.K27]+[.L27]&lt;=4.69;[.K27]+[.L27]+0.69;IF([.K27]+[.L27]&lt;=4.79;[.K27]+[.L27]+0.7;IF([.K27]+[.L27]&lt;=4.89;[.K27]+[.L27]+0.72;IF([.K27]+[.L27]&lt;=4.99;[.K27]+[.L27]+0.73;IF([.K27]+[.L27]&lt;=5.09;[.K27]+[.L27]+0.75;IF([.K27]+[.L27]&lt;=5.19;[.K27]+[.L27]+0.76;IF([.K27]+[.L27]&lt;=5.29;[.K27]+[.L27]+0.78;IF([.K27]+[.L27]&lt;=5.39;[.K27]+[.L27]+0.79;IF([.K27]+[.L27]&lt;=5.49;[.K27]+[.L27]+0.81;IF([.K27]+[.L27]&lt;=5.59;[.K27]+[.L27]+0.82;IF([.K27]+[.L27]&lt;=5.69;[.K27]+[.L27]+0.84;IF([.K27]+[.L27]&lt;=5.79;[.K27]+[.L27]+0.85;IF([.K27]+[.L27]&lt;=5.89;[.K27]+[.L27]+0.87;IF([.K27]+[.L27]&lt;=5.99;[.K27]+[.L27]+0.88;IF([.K27]+[.L27]&lt;=6.09;[.K27]+[.L27]+0.9;IF([.K27]+[.L27]&lt;=6.19;[.K27]+[.L27]+0.91;IF([.K27]+[.L27]&lt;=6.29;[.K27]+[.L27]+0.93;IF([.K27]+[.L27]&lt;=6.39;[.K27]+[.L27]+0.94;IF([.K27]+[.L27]&lt;=6.49;[.K27]+[.L27]+0.96;IF([.K27]+[.L27]&lt;=6.59;[.K27]+[.L27]+0.97;IF([.K27]+[.L27]&lt;=6.69;[.K27]+[.L27]+0.99;IF([.K27]+[.L27]&lt;=6.79;[.K27]+[.L27]+1;IF([.K27]+[.L27]&lt;=6.89;[.K27]+[.L27]+1.02;IF([.K27]+[.L27]&lt;=6.99;[.K27]+[.L27]+1.03;IF([.K27]+[.L27]&lt;=7.09;[.K27]+[.L27]+1.05;IF([.K27]+[.L27]&lt;=7.19;[.K27]+[.L27]+1.06;IF([.K27]+[.L27]&lt;=7.29;[.K27]+[.L27]+1.08;IF([.K27]+[.L27]&lt;=7.39;[.K27]+[.L27]+1.09;IF([.K27]+[.L27]&lt;=7.49;[.K27]+[.L27]+1.11;IF([.K27]+[.L27]&lt;=7.59;[.K27]+[.L27]+1.12;IF([.K27]+[.L27]&lt;=7.69;[.K27]+[.L27]+1.14;IF([.K27]+[.L27]&lt;=7.79;[.K27]+[.L27]+1.15;IF([.K27]+[.L27]&lt;=7.89;[.K27]+[.L27]+1.17;IF([.K27]+[.L27]&lt;=7.99;[.K27]+[.L27]+1.18;IF([.K27]+[.L27]&lt;=8.09;[.K27]+[.L27]+1.2;IF([.K27]+[.L27]&lt;=8.19;[.K27]+[.L27]+1.21;IF([.K27]+[.L27]&lt;=8.29;[.K27]+[.L27]+1.23;IF([.K27]+[.L27]&lt;=8.39;[.K27]+[.L27]+1.24;IF([.K27]+[.L27]&lt;=8.49;[.K27]+[.L27]+1.26;IF([.K27]+[.L27]&lt;=8.59;[.K27]+[.L27]+1.27;IF([.K27]+[.L27]&lt;=8.69;[.K27]+[.L27]+1.29;IF([.K27]+[.L27]&lt;=8.79;[.K27]+[.L27]+1.3;IF([.K27]+[.L27]&lt;=8.89;[.K27]+[.L27]+1.32;IF([.K27]+[.L27]&lt;=8.99;[.K27]+[.L27]+1.33;IF([.K27]+[.L27]&lt;=9.09;[.K27]+[.L27]+1.35;IF([.K27]+[.L27]&lt;=9.19;[.K27]+[.L27]+1.36;IF([.K27]+[.L27]&lt;=9.29;[.K27]+[.L27]+1.38;IF([.K27]+[.L27]&lt;=9.39;[.K27]+[.L27]+1.39;IF([.K27]+[.L27]&lt;=9.49;[.K27]+[.L27]+1.41;IF([.K27]+[.L27]&lt;=9.59;[.K27]+[.L27]+1.42;IF([.K27]+[.L27]&lt;=9.69;[.K27]+[.L27]+1.44;IF([.K27]+[.L27]&lt;=9.79;[.K27]+[.L27]+1.45;IF([.K27]+[.L27]&lt;=9.89;[.K27]+[.L27]+1.47))))))))))))))))))))))))))))))))))))))))))))))))))))))))))))))))))))))))))))))))))))))))))))))))))" office:value-type="currency" office:currency="BRL" office:value="1.4" calcext:value-type="currency">
            <text:p>R$ 1,40</text:p>
          </table:table-cell>
          <table:table-cell table:style-name="ce72" table:formula="of:=[.K27]*[.J27]" office:value-type="currency" office:currency="BRL" office:value="30.25" calcext:value-type="currency">
            <text:p>R$ 30,25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51" office:value-type="string" calcext:value-type="string">
            <text:p><text:a xlink:href="https://steamcommunity.com/market/listings/730/2020%20RMR%20Contenders" xlink:type="simple">Desafiantes Regionais da CRM 2020</text:a> </text:p>
          </table:table-cell>
          <table:table-cell office:value-type="float" office:value="28" calcext:value-type="float">
            <text:p>28</text:p>
          </table:table-cell>
          <table:table-cell office:value-type="currency" office:currency="BRL" office:value="0.36" calcext:value-type="currency">
            <text:p>R$ 0,36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28]+[.L28]&lt;=0.19;[.K28]+[.L28]+0.02;IF([.K28]+[.L28]&lt;=0.29;[.K28]+[.L28]+0.03;IF([.K28]+[.L28]&lt;=0.39;[.K28]+[.L28]+0.04;IF([.K28]+[.L28]&lt;=0.49;[.K28]+[.L28]+0.06;IF([.K28]+[.L28]&lt;=0.59;[.K28]+[.L28]+0.07;IF([.K28]+[.L28]&lt;=0.69;[.K28]+[.L28]+0.09;IF([.K28]+[.L28]&lt;=0.79;[.K28]+[.L28]+0.1;IF([.K28]+[.L28]&lt;=0.89;[.K28]+[.L28]+0.12;IF([.K28]+[.L28]&lt;=0.99;[.K28]+[.L28]+0.13;IF([.K28]+[.L28]&lt;=1.09;[.K28]+[.L28]+0.15;IF([.K28]+[.L28]&lt;=1.19;[.K28]+[.L28]+0.16;IF([.K28]+[.L28]&lt;=1.29;[.K28]+[.L28]+0.18;IF([.K28]+[.L28]&lt;=1.39;[.K28]+[.L28]+0.19;IF([.K28]+[.L28]&lt;=1.49;[.K28]+[.L28]+0.21;IF([.K28]+[.L28]&lt;=1.59;[.K28]+[.L28]+0.22;IF([.K28]+[.L28]&lt;=1.69;[.K28]+[.L28]+0.24;IF([.K28]+[.L28]&lt;=1.79;[.K28]+[.L28]+0.25;IF([.K28]+[.L28]&lt;=1.89;[.K28]+[.L28]+0.27;IF([.K28]+[.L28]&lt;=1.99;[.K28]+[.L28]+0.28;IF([.K28]+[.L28]&lt;=2.09;[.K28]+[.L28]+0.3;IF([.K28]+[.L28]&lt;=2.19;[.K28]+[.L28]+0.31;IF([.K28]+[.L28]&lt;=2.29;[.K28]+[.L28]+0.33;IF([.K28]+[.L28]&lt;=2.39;[.K28]+[.L28]+0.34;IF([.K28]+[.L28]&lt;=2.49;[.K28]+[.L28]+0.36;IF([.K28]+[.L28]&lt;=2.59;[.K28]+[.L28]+0.37;IF([.K28]+[.L28]&lt;=2.69;[.K28]+[.L28]+0.39;IF([.K28]+[.L28]&lt;=2.79;[.K28]+[.L28]+0.4;IF([.K28]+[.L28]&lt;=2.89;[.K28]+[.L28]+0.42;IF([.K28]+[.L28]&lt;=2.99;[.K28]+[.L28]+0.43;IF([.K28]+[.L28]&lt;=3.09;[.K28]+[.L28]+0.45;IF([.K28]+[.L28]&lt;=3.19;[.K28]+[.L28]+0.46;IF([.K28]+[.L28]&lt;=3.29;[.K28]+[.L28]+0.48;IF([.K28]+[.L28]&lt;=3.39;[.K28]+[.L28]+0.49;IF([.K28]+[.L28]&lt;=3.49;[.K28]+[.L28]+0.51;IF([.K28]+[.L28]&lt;=3.59;[.K28]+[.L28]+0.52;IF([.K28]+[.L28]&lt;=3.69;[.K28]+[.L28]+0.54;IF([.K28]+[.L28]&lt;=3.79;[.K28]+[.L28]+0.55;IF([.K28]+[.L28]&lt;=3.89;[.K28]+[.L28]+0.57;IF([.K28]+[.L28]&lt;=3.99;[.K28]+[.L28]+0.58;IF([.K28]+[.L28]&lt;=4.09;[.K28]+[.L28]+0.6;IF([.K28]+[.L28]&lt;=4.19;[.K28]+[.L28]+0.61;IF([.K28]+[.L28]&lt;=4.29;[.K28]+[.L28]+0.63;IF([.K28]+[.L28]&lt;=4.39;[.K28]+[.L28]+0.64;IF([.K28]+[.L28]&lt;=4.49;[.K28]+[.L28]+0.66;IF([.K28]+[.L28]&lt;=4.59;[.K28]+[.L28]+0.67;IF([.K28]+[.L28]&lt;=4.69;[.K28]+[.L28]+0.69;IF([.K28]+[.L28]&lt;=4.79;[.K28]+[.L28]+0.7;IF([.K28]+[.L28]&lt;=4.89;[.K28]+[.L28]+0.72;IF([.K28]+[.L28]&lt;=4.99;[.K28]+[.L28]+0.73;IF([.K28]+[.L28]&lt;=5.09;[.K28]+[.L28]+0.75;IF([.K28]+[.L28]&lt;=5.19;[.K28]+[.L28]+0.76;IF([.K28]+[.L28]&lt;=5.29;[.K28]+[.L28]+0.78;IF([.K28]+[.L28]&lt;=5.39;[.K28]+[.L28]+0.79;IF([.K28]+[.L28]&lt;=5.49;[.K28]+[.L28]+0.81;IF([.K28]+[.L28]&lt;=5.59;[.K28]+[.L28]+0.82;IF([.K28]+[.L28]&lt;=5.69;[.K28]+[.L28]+0.84;IF([.K28]+[.L28]&lt;=5.79;[.K28]+[.L28]+0.85;IF([.K28]+[.L28]&lt;=5.89;[.K28]+[.L28]+0.87;IF([.K28]+[.L28]&lt;=5.99;[.K28]+[.L28]+0.88;IF([.K28]+[.L28]&lt;=6.09;[.K28]+[.L28]+0.9;IF([.K28]+[.L28]&lt;=6.19;[.K28]+[.L28]+0.91;IF([.K28]+[.L28]&lt;=6.29;[.K28]+[.L28]+0.93;IF([.K28]+[.L28]&lt;=6.39;[.K28]+[.L28]+0.94;IF([.K28]+[.L28]&lt;=6.49;[.K28]+[.L28]+0.96;IF([.K28]+[.L28]&lt;=6.59;[.K28]+[.L28]+0.97;IF([.K28]+[.L28]&lt;=6.69;[.K28]+[.L28]+0.99;IF([.K28]+[.L28]&lt;=6.79;[.K28]+[.L28]+1;IF([.K28]+[.L28]&lt;=6.89;[.K28]+[.L28]+1.02;IF([.K28]+[.L28]&lt;=6.99;[.K28]+[.L28]+1.03;IF([.K28]+[.L28]&lt;=7.09;[.K28]+[.L28]+1.05;IF([.K28]+[.L28]&lt;=7.19;[.K28]+[.L28]+1.06;IF([.K28]+[.L28]&lt;=7.29;[.K28]+[.L28]+1.08;IF([.K28]+[.L28]&lt;=7.39;[.K28]+[.L28]+1.09;IF([.K28]+[.L28]&lt;=7.49;[.K28]+[.L28]+1.11;IF([.K28]+[.L28]&lt;=7.59;[.K28]+[.L28]+1.12;IF([.K28]+[.L28]&lt;=7.69;[.K28]+[.L28]+1.14;IF([.K28]+[.L28]&lt;=7.79;[.K28]+[.L28]+1.15;IF([.K28]+[.L28]&lt;=7.89;[.K28]+[.L28]+1.17;IF([.K28]+[.L28]&lt;=7.99;[.K28]+[.L28]+1.18;IF([.K28]+[.L28]&lt;=8.09;[.K28]+[.L28]+1.2;IF([.K28]+[.L28]&lt;=8.19;[.K28]+[.L28]+1.21;IF([.K28]+[.L28]&lt;=8.29;[.K28]+[.L28]+1.23;IF([.K28]+[.L28]&lt;=8.39;[.K28]+[.L28]+1.24;IF([.K28]+[.L28]&lt;=8.49;[.K28]+[.L28]+1.26;IF([.K28]+[.L28]&lt;=8.59;[.K28]+[.L28]+1.27;IF([.K28]+[.L28]&lt;=8.69;[.K28]+[.L28]+1.29;IF([.K28]+[.L28]&lt;=8.79;[.K28]+[.L28]+1.3;IF([.K28]+[.L28]&lt;=8.89;[.K28]+[.L28]+1.32;IF([.K28]+[.L28]&lt;=8.99;[.K28]+[.L28]+1.33;IF([.K28]+[.L28]&lt;=9.09;[.K28]+[.L28]+1.35;IF([.K28]+[.L28]&lt;=9.19;[.K28]+[.L28]+1.36;IF([.K28]+[.L28]&lt;=9.29;[.K28]+[.L28]+1.38;IF([.K28]+[.L28]&lt;=9.39;[.K28]+[.L28]+1.39;IF([.K28]+[.L28]&lt;=9.49;[.K28]+[.L28]+1.41;IF([.K28]+[.L28]&lt;=9.59;[.K28]+[.L28]+1.42;IF([.K28]+[.L28]&lt;=9.69;[.K28]+[.L28]+1.44;IF([.K28]+[.L28]&lt;=9.79;[.K28]+[.L28]+1.45;IF([.K28]+[.L28]&lt;=9.89;[.K28]+[.L28]+1.47))))))))))))))))))))))))))))))))))))))))))))))))))))))))))))))))))))))))))))))))))))))))))))))))))" office:value-type="currency" office:currency="BRL" office:value="0.41" calcext:value-type="currency">
            <text:p>R$ 0,41</text:p>
          </table:table-cell>
          <table:table-cell table:style-name="ce72" table:formula="of:=[.K28]*[.J28]" office:value-type="currency" office:currency="BRL" office:value="10.08" calcext:value-type="currency">
            <text:p>R$ 10,08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51" office:value-type="string" calcext:value-type="string">
            <text:p><text:a xlink:href="https://steamcommunity.com/market/listings/730/Dreams%20%26%20Nightmares%20Case" xlink:type="simple">Caixa dos Sonhos e Pesadelos</text:a> </text:p>
          </table:table-cell>
          <table:table-cell office:value-type="float" office:value="35" calcext:value-type="float">
            <text:p>35</text:p>
          </table:table-cell>
          <table:table-cell office:value-type="currency" office:currency="BRL" office:value="3.25" calcext:value-type="currency">
            <text:p>R$ 3,25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29]+[.L29]&lt;=0.19;[.K29]+[.L29]+0.02;IF([.K29]+[.L29]&lt;=0.29;[.K29]+[.L29]+0.03;IF([.K29]+[.L29]&lt;=0.39;[.K29]+[.L29]+0.04;IF([.K29]+[.L29]&lt;=0.49;[.K29]+[.L29]+0.06;IF([.K29]+[.L29]&lt;=0.59;[.K29]+[.L29]+0.07;IF([.K29]+[.L29]&lt;=0.69;[.K29]+[.L29]+0.09;IF([.K29]+[.L29]&lt;=0.79;[.K29]+[.L29]+0.1;IF([.K29]+[.L29]&lt;=0.89;[.K29]+[.L29]+0.12;IF([.K29]+[.L29]&lt;=0.99;[.K29]+[.L29]+0.13;IF([.K29]+[.L29]&lt;=1.09;[.K29]+[.L29]+0.15;IF([.K29]+[.L29]&lt;=1.19;[.K29]+[.L29]+0.16;IF([.K29]+[.L29]&lt;=1.29;[.K29]+[.L29]+0.18;IF([.K29]+[.L29]&lt;=1.39;[.K29]+[.L29]+0.19;IF([.K29]+[.L29]&lt;=1.49;[.K29]+[.L29]+0.21;IF([.K29]+[.L29]&lt;=1.59;[.K29]+[.L29]+0.22;IF([.K29]+[.L29]&lt;=1.69;[.K29]+[.L29]+0.24;IF([.K29]+[.L29]&lt;=1.79;[.K29]+[.L29]+0.25;IF([.K29]+[.L29]&lt;=1.89;[.K29]+[.L29]+0.27;IF([.K29]+[.L29]&lt;=1.99;[.K29]+[.L29]+0.28;IF([.K29]+[.L29]&lt;=2.09;[.K29]+[.L29]+0.3;IF([.K29]+[.L29]&lt;=2.19;[.K29]+[.L29]+0.31;IF([.K29]+[.L29]&lt;=2.29;[.K29]+[.L29]+0.33;IF([.K29]+[.L29]&lt;=2.39;[.K29]+[.L29]+0.34;IF([.K29]+[.L29]&lt;=2.49;[.K29]+[.L29]+0.36;IF([.K29]+[.L29]&lt;=2.59;[.K29]+[.L29]+0.37;IF([.K29]+[.L29]&lt;=2.69;[.K29]+[.L29]+0.39;IF([.K29]+[.L29]&lt;=2.79;[.K29]+[.L29]+0.4;IF([.K29]+[.L29]&lt;=2.89;[.K29]+[.L29]+0.42;IF([.K29]+[.L29]&lt;=2.99;[.K29]+[.L29]+0.43;IF([.K29]+[.L29]&lt;=3.09;[.K29]+[.L29]+0.45;IF([.K29]+[.L29]&lt;=3.19;[.K29]+[.L29]+0.46;IF([.K29]+[.L29]&lt;=3.29;[.K29]+[.L29]+0.48;IF([.K29]+[.L29]&lt;=3.39;[.K29]+[.L29]+0.49;IF([.K29]+[.L29]&lt;=3.49;[.K29]+[.L29]+0.51;IF([.K29]+[.L29]&lt;=3.59;[.K29]+[.L29]+0.52;IF([.K29]+[.L29]&lt;=3.69;[.K29]+[.L29]+0.54;IF([.K29]+[.L29]&lt;=3.79;[.K29]+[.L29]+0.55;IF([.K29]+[.L29]&lt;=3.89;[.K29]+[.L29]+0.57;IF([.K29]+[.L29]&lt;=3.99;[.K29]+[.L29]+0.58;IF([.K29]+[.L29]&lt;=4.09;[.K29]+[.L29]+0.6;IF([.K29]+[.L29]&lt;=4.19;[.K29]+[.L29]+0.61;IF([.K29]+[.L29]&lt;=4.29;[.K29]+[.L29]+0.63;IF([.K29]+[.L29]&lt;=4.39;[.K29]+[.L29]+0.64;IF([.K29]+[.L29]&lt;=4.49;[.K29]+[.L29]+0.66;IF([.K29]+[.L29]&lt;=4.59;[.K29]+[.L29]+0.67;IF([.K29]+[.L29]&lt;=4.69;[.K29]+[.L29]+0.69;IF([.K29]+[.L29]&lt;=4.79;[.K29]+[.L29]+0.7;IF([.K29]+[.L29]&lt;=4.89;[.K29]+[.L29]+0.72;IF([.K29]+[.L29]&lt;=4.99;[.K29]+[.L29]+0.73;IF([.K29]+[.L29]&lt;=5.09;[.K29]+[.L29]+0.75;IF([.K29]+[.L29]&lt;=5.19;[.K29]+[.L29]+0.76;IF([.K29]+[.L29]&lt;=5.29;[.K29]+[.L29]+0.78;IF([.K29]+[.L29]&lt;=5.39;[.K29]+[.L29]+0.79;IF([.K29]+[.L29]&lt;=5.49;[.K29]+[.L29]+0.81;IF([.K29]+[.L29]&lt;=5.59;[.K29]+[.L29]+0.82;IF([.K29]+[.L29]&lt;=5.69;[.K29]+[.L29]+0.84;IF([.K29]+[.L29]&lt;=5.79;[.K29]+[.L29]+0.85;IF([.K29]+[.L29]&lt;=5.89;[.K29]+[.L29]+0.87;IF([.K29]+[.L29]&lt;=5.99;[.K29]+[.L29]+0.88;IF([.K29]+[.L29]&lt;=6.09;[.K29]+[.L29]+0.9;IF([.K29]+[.L29]&lt;=6.19;[.K29]+[.L29]+0.91;IF([.K29]+[.L29]&lt;=6.29;[.K29]+[.L29]+0.93;IF([.K29]+[.L29]&lt;=6.39;[.K29]+[.L29]+0.94;IF([.K29]+[.L29]&lt;=6.49;[.K29]+[.L29]+0.96;IF([.K29]+[.L29]&lt;=6.59;[.K29]+[.L29]+0.97;IF([.K29]+[.L29]&lt;=6.69;[.K29]+[.L29]+0.99;IF([.K29]+[.L29]&lt;=6.79;[.K29]+[.L29]+1;IF([.K29]+[.L29]&lt;=6.89;[.K29]+[.L29]+1.02;IF([.K29]+[.L29]&lt;=6.99;[.K29]+[.L29]+1.03;IF([.K29]+[.L29]&lt;=7.09;[.K29]+[.L29]+1.05;IF([.K29]+[.L29]&lt;=7.19;[.K29]+[.L29]+1.06;IF([.K29]+[.L29]&lt;=7.29;[.K29]+[.L29]+1.08;IF([.K29]+[.L29]&lt;=7.39;[.K29]+[.L29]+1.09;IF([.K29]+[.L29]&lt;=7.49;[.K29]+[.L29]+1.11;IF([.K29]+[.L29]&lt;=7.59;[.K29]+[.L29]+1.12;IF([.K29]+[.L29]&lt;=7.69;[.K29]+[.L29]+1.14;IF([.K29]+[.L29]&lt;=7.79;[.K29]+[.L29]+1.15;IF([.K29]+[.L29]&lt;=7.89;[.K29]+[.L29]+1.17;IF([.K29]+[.L29]&lt;=7.99;[.K29]+[.L29]+1.18;IF([.K29]+[.L29]&lt;=8.09;[.K29]+[.L29]+1.2;IF([.K29]+[.L29]&lt;=8.19;[.K29]+[.L29]+1.21;IF([.K29]+[.L29]&lt;=8.29;[.K29]+[.L29]+1.23;IF([.K29]+[.L29]&lt;=8.39;[.K29]+[.L29]+1.24;IF([.K29]+[.L29]&lt;=8.49;[.K29]+[.L29]+1.26;IF([.K29]+[.L29]&lt;=8.59;[.K29]+[.L29]+1.27;IF([.K29]+[.L29]&lt;=8.69;[.K29]+[.L29]+1.29;IF([.K29]+[.L29]&lt;=8.79;[.K29]+[.L29]+1.3;IF([.K29]+[.L29]&lt;=8.89;[.K29]+[.L29]+1.32;IF([.K29]+[.L29]&lt;=8.99;[.K29]+[.L29]+1.33;IF([.K29]+[.L29]&lt;=9.09;[.K29]+[.L29]+1.35;IF([.K29]+[.L29]&lt;=9.19;[.K29]+[.L29]+1.36;IF([.K29]+[.L29]&lt;=9.29;[.K29]+[.L29]+1.38;IF([.K29]+[.L29]&lt;=9.39;[.K29]+[.L29]+1.39;IF([.K29]+[.L29]&lt;=9.49;[.K29]+[.L29]+1.41;IF([.K29]+[.L29]&lt;=9.59;[.K29]+[.L29]+1.42;IF([.K29]+[.L29]&lt;=9.69;[.K29]+[.L29]+1.44;IF([.K29]+[.L29]&lt;=9.79;[.K29]+[.L29]+1.45;IF([.K29]+[.L29]&lt;=9.89;[.K29]+[.L29]+1.47))))))))))))))))))))))))))))))))))))))))))))))))))))))))))))))))))))))))))))))))))))))))))))))))))" office:value-type="currency" office:currency="BRL" office:value="3.74" calcext:value-type="currency">
            <text:p>R$ 3,74</text:p>
          </table:table-cell>
          <table:table-cell table:style-name="ce72" table:formula="of:=[.K29]*[.J29]" office:value-type="currency" office:currency="BRL" office:value="113.75" calcext:value-type="currency">
            <text:p>R$ 113,75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51" office:value-type="string" calcext:value-type="string">
            <text:p><text:a xlink:href="https://steamcommunity.com/market/listings/730/Chroma%203%20Case" xlink:type="simple">3ª Caixa Cromática</text:a> </text:p>
          </table:table-cell>
          <table:table-cell office:value-type="float" office:value="46" calcext:value-type="float">
            <text:p>46</text:p>
          </table:table-cell>
          <table:table-cell office:value-type="currency" office:currency="BRL" office:value="2.5" calcext:value-type="currency">
            <text:p>R$ 2,50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30]+[.L30]&lt;=0.19;[.K30]+[.L30]+0.02;IF([.K30]+[.L30]&lt;=0.29;[.K30]+[.L30]+0.03;IF([.K30]+[.L30]&lt;=0.39;[.K30]+[.L30]+0.04;IF([.K30]+[.L30]&lt;=0.49;[.K30]+[.L30]+0.06;IF([.K30]+[.L30]&lt;=0.59;[.K30]+[.L30]+0.07;IF([.K30]+[.L30]&lt;=0.69;[.K30]+[.L30]+0.09;IF([.K30]+[.L30]&lt;=0.79;[.K30]+[.L30]+0.1;IF([.K30]+[.L30]&lt;=0.89;[.K30]+[.L30]+0.12;IF([.K30]+[.L30]&lt;=0.99;[.K30]+[.L30]+0.13;IF([.K30]+[.L30]&lt;=1.09;[.K30]+[.L30]+0.15;IF([.K30]+[.L30]&lt;=1.19;[.K30]+[.L30]+0.16;IF([.K30]+[.L30]&lt;=1.29;[.K30]+[.L30]+0.18;IF([.K30]+[.L30]&lt;=1.39;[.K30]+[.L30]+0.19;IF([.K30]+[.L30]&lt;=1.49;[.K30]+[.L30]+0.21;IF([.K30]+[.L30]&lt;=1.59;[.K30]+[.L30]+0.22;IF([.K30]+[.L30]&lt;=1.69;[.K30]+[.L30]+0.24;IF([.K30]+[.L30]&lt;=1.79;[.K30]+[.L30]+0.25;IF([.K30]+[.L30]&lt;=1.89;[.K30]+[.L30]+0.27;IF([.K30]+[.L30]&lt;=1.99;[.K30]+[.L30]+0.28;IF([.K30]+[.L30]&lt;=2.09;[.K30]+[.L30]+0.3;IF([.K30]+[.L30]&lt;=2.19;[.K30]+[.L30]+0.31;IF([.K30]+[.L30]&lt;=2.29;[.K30]+[.L30]+0.33;IF([.K30]+[.L30]&lt;=2.39;[.K30]+[.L30]+0.34;IF([.K30]+[.L30]&lt;=2.49;[.K30]+[.L30]+0.36;IF([.K30]+[.L30]&lt;=2.59;[.K30]+[.L30]+0.37;IF([.K30]+[.L30]&lt;=2.69;[.K30]+[.L30]+0.39;IF([.K30]+[.L30]&lt;=2.79;[.K30]+[.L30]+0.4;IF([.K30]+[.L30]&lt;=2.89;[.K30]+[.L30]+0.42;IF([.K30]+[.L30]&lt;=2.99;[.K30]+[.L30]+0.43;IF([.K30]+[.L30]&lt;=3.09;[.K30]+[.L30]+0.45;IF([.K30]+[.L30]&lt;=3.19;[.K30]+[.L30]+0.46;IF([.K30]+[.L30]&lt;=3.29;[.K30]+[.L30]+0.48;IF([.K30]+[.L30]&lt;=3.39;[.K30]+[.L30]+0.49;IF([.K30]+[.L30]&lt;=3.49;[.K30]+[.L30]+0.51;IF([.K30]+[.L30]&lt;=3.59;[.K30]+[.L30]+0.52;IF([.K30]+[.L30]&lt;=3.69;[.K30]+[.L30]+0.54;IF([.K30]+[.L30]&lt;=3.79;[.K30]+[.L30]+0.55;IF([.K30]+[.L30]&lt;=3.89;[.K30]+[.L30]+0.57;IF([.K30]+[.L30]&lt;=3.99;[.K30]+[.L30]+0.58;IF([.K30]+[.L30]&lt;=4.09;[.K30]+[.L30]+0.6;IF([.K30]+[.L30]&lt;=4.19;[.K30]+[.L30]+0.61;IF([.K30]+[.L30]&lt;=4.29;[.K30]+[.L30]+0.63;IF([.K30]+[.L30]&lt;=4.39;[.K30]+[.L30]+0.64;IF([.K30]+[.L30]&lt;=4.49;[.K30]+[.L30]+0.66;IF([.K30]+[.L30]&lt;=4.59;[.K30]+[.L30]+0.67;IF([.K30]+[.L30]&lt;=4.69;[.K30]+[.L30]+0.69;IF([.K30]+[.L30]&lt;=4.79;[.K30]+[.L30]+0.7;IF([.K30]+[.L30]&lt;=4.89;[.K30]+[.L30]+0.72;IF([.K30]+[.L30]&lt;=4.99;[.K30]+[.L30]+0.73;IF([.K30]+[.L30]&lt;=5.09;[.K30]+[.L30]+0.75;IF([.K30]+[.L30]&lt;=5.19;[.K30]+[.L30]+0.76;IF([.K30]+[.L30]&lt;=5.29;[.K30]+[.L30]+0.78;IF([.K30]+[.L30]&lt;=5.39;[.K30]+[.L30]+0.79;IF([.K30]+[.L30]&lt;=5.49;[.K30]+[.L30]+0.81;IF([.K30]+[.L30]&lt;=5.59;[.K30]+[.L30]+0.82;IF([.K30]+[.L30]&lt;=5.69;[.K30]+[.L30]+0.84;IF([.K30]+[.L30]&lt;=5.79;[.K30]+[.L30]+0.85;IF([.K30]+[.L30]&lt;=5.89;[.K30]+[.L30]+0.87;IF([.K30]+[.L30]&lt;=5.99;[.K30]+[.L30]+0.88;IF([.K30]+[.L30]&lt;=6.09;[.K30]+[.L30]+0.9;IF([.K30]+[.L30]&lt;=6.19;[.K30]+[.L30]+0.91;IF([.K30]+[.L30]&lt;=6.29;[.K30]+[.L30]+0.93;IF([.K30]+[.L30]&lt;=6.39;[.K30]+[.L30]+0.94;IF([.K30]+[.L30]&lt;=6.49;[.K30]+[.L30]+0.96;IF([.K30]+[.L30]&lt;=6.59;[.K30]+[.L30]+0.97;IF([.K30]+[.L30]&lt;=6.69;[.K30]+[.L30]+0.99;IF([.K30]+[.L30]&lt;=6.79;[.K30]+[.L30]+1;IF([.K30]+[.L30]&lt;=6.89;[.K30]+[.L30]+1.02;IF([.K30]+[.L30]&lt;=6.99;[.K30]+[.L30]+1.03;IF([.K30]+[.L30]&lt;=7.09;[.K30]+[.L30]+1.05;IF([.K30]+[.L30]&lt;=7.19;[.K30]+[.L30]+1.06;IF([.K30]+[.L30]&lt;=7.29;[.K30]+[.L30]+1.08;IF([.K30]+[.L30]&lt;=7.39;[.K30]+[.L30]+1.09;IF([.K30]+[.L30]&lt;=7.49;[.K30]+[.L30]+1.11;IF([.K30]+[.L30]&lt;=7.59;[.K30]+[.L30]+1.12;IF([.K30]+[.L30]&lt;=7.69;[.K30]+[.L30]+1.14;IF([.K30]+[.L30]&lt;=7.79;[.K30]+[.L30]+1.15;IF([.K30]+[.L30]&lt;=7.89;[.K30]+[.L30]+1.17;IF([.K30]+[.L30]&lt;=7.99;[.K30]+[.L30]+1.18;IF([.K30]+[.L30]&lt;=8.09;[.K30]+[.L30]+1.2;IF([.K30]+[.L30]&lt;=8.19;[.K30]+[.L30]+1.21;IF([.K30]+[.L30]&lt;=8.29;[.K30]+[.L30]+1.23;IF([.K30]+[.L30]&lt;=8.39;[.K30]+[.L30]+1.24;IF([.K30]+[.L30]&lt;=8.49;[.K30]+[.L30]+1.26;IF([.K30]+[.L30]&lt;=8.59;[.K30]+[.L30]+1.27;IF([.K30]+[.L30]&lt;=8.69;[.K30]+[.L30]+1.29;IF([.K30]+[.L30]&lt;=8.79;[.K30]+[.L30]+1.3;IF([.K30]+[.L30]&lt;=8.89;[.K30]+[.L30]+1.32;IF([.K30]+[.L30]&lt;=8.99;[.K30]+[.L30]+1.33;IF([.K30]+[.L30]&lt;=9.09;[.K30]+[.L30]+1.35;IF([.K30]+[.L30]&lt;=9.19;[.K30]+[.L30]+1.36;IF([.K30]+[.L30]&lt;=9.29;[.K30]+[.L30]+1.38;IF([.K30]+[.L30]&lt;=9.39;[.K30]+[.L30]+1.39;IF([.K30]+[.L30]&lt;=9.49;[.K30]+[.L30]+1.41;IF([.K30]+[.L30]&lt;=9.59;[.K30]+[.L30]+1.42;IF([.K30]+[.L30]&lt;=9.69;[.K30]+[.L30]+1.44;IF([.K30]+[.L30]&lt;=9.79;[.K30]+[.L30]+1.45;IF([.K30]+[.L30]&lt;=9.89;[.K30]+[.L30]+1.47))))))))))))))))))))))))))))))))))))))))))))))))))))))))))))))))))))))))))))))))))))))))))))))))))" office:value-type="currency" office:currency="BRL" office:value="2.88" calcext:value-type="currency">
            <text:p>R$ 2,88</text:p>
          </table:table-cell>
          <table:table-cell table:style-name="ce72" table:formula="of:=[.K30]*[.J30]" office:value-type="currency" office:currency="BRL" office:value="115" calcext:value-type="currency">
            <text:p>R$ 115,00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51" office:value-type="string" calcext:value-type="string">
            <text:p><text:a xlink:href="https://steamcommunity.com/market/listings/730/Chroma%202%20Case" xlink:type="simple">2ª Caixa Cromática</text:a> </text:p>
          </table:table-cell>
          <table:table-cell office:value-type="float" office:value="13" calcext:value-type="float">
            <text:p>13</text:p>
          </table:table-cell>
          <table:table-cell office:value-type="currency" office:currency="BRL" office:value="3.75" calcext:value-type="currency">
            <text:p>R$ 3,75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31]+[.L31]&lt;=0.19;[.K31]+[.L31]+0.02;IF([.K31]+[.L31]&lt;=0.29;[.K31]+[.L31]+0.03;IF([.K31]+[.L31]&lt;=0.39;[.K31]+[.L31]+0.04;IF([.K31]+[.L31]&lt;=0.49;[.K31]+[.L31]+0.06;IF([.K31]+[.L31]&lt;=0.59;[.K31]+[.L31]+0.07;IF([.K31]+[.L31]&lt;=0.69;[.K31]+[.L31]+0.09;IF([.K31]+[.L31]&lt;=0.79;[.K31]+[.L31]+0.1;IF([.K31]+[.L31]&lt;=0.89;[.K31]+[.L31]+0.12;IF([.K31]+[.L31]&lt;=0.99;[.K31]+[.L31]+0.13;IF([.K31]+[.L31]&lt;=1.09;[.K31]+[.L31]+0.15;IF([.K31]+[.L31]&lt;=1.19;[.K31]+[.L31]+0.16;IF([.K31]+[.L31]&lt;=1.29;[.K31]+[.L31]+0.18;IF([.K31]+[.L31]&lt;=1.39;[.K31]+[.L31]+0.19;IF([.K31]+[.L31]&lt;=1.49;[.K31]+[.L31]+0.21;IF([.K31]+[.L31]&lt;=1.59;[.K31]+[.L31]+0.22;IF([.K31]+[.L31]&lt;=1.69;[.K31]+[.L31]+0.24;IF([.K31]+[.L31]&lt;=1.79;[.K31]+[.L31]+0.25;IF([.K31]+[.L31]&lt;=1.89;[.K31]+[.L31]+0.27;IF([.K31]+[.L31]&lt;=1.99;[.K31]+[.L31]+0.28;IF([.K31]+[.L31]&lt;=2.09;[.K31]+[.L31]+0.3;IF([.K31]+[.L31]&lt;=2.19;[.K31]+[.L31]+0.31;IF([.K31]+[.L31]&lt;=2.29;[.K31]+[.L31]+0.33;IF([.K31]+[.L31]&lt;=2.39;[.K31]+[.L31]+0.34;IF([.K31]+[.L31]&lt;=2.49;[.K31]+[.L31]+0.36;IF([.K31]+[.L31]&lt;=2.59;[.K31]+[.L31]+0.37;IF([.K31]+[.L31]&lt;=2.69;[.K31]+[.L31]+0.39;IF([.K31]+[.L31]&lt;=2.79;[.K31]+[.L31]+0.4;IF([.K31]+[.L31]&lt;=2.89;[.K31]+[.L31]+0.42;IF([.K31]+[.L31]&lt;=2.99;[.K31]+[.L31]+0.43;IF([.K31]+[.L31]&lt;=3.09;[.K31]+[.L31]+0.45;IF([.K31]+[.L31]&lt;=3.19;[.K31]+[.L31]+0.46;IF([.K31]+[.L31]&lt;=3.29;[.K31]+[.L31]+0.48;IF([.K31]+[.L31]&lt;=3.39;[.K31]+[.L31]+0.49;IF([.K31]+[.L31]&lt;=3.49;[.K31]+[.L31]+0.51;IF([.K31]+[.L31]&lt;=3.59;[.K31]+[.L31]+0.52;IF([.K31]+[.L31]&lt;=3.69;[.K31]+[.L31]+0.54;IF([.K31]+[.L31]&lt;=3.79;[.K31]+[.L31]+0.55;IF([.K31]+[.L31]&lt;=3.89;[.K31]+[.L31]+0.57;IF([.K31]+[.L31]&lt;=3.99;[.K31]+[.L31]+0.58;IF([.K31]+[.L31]&lt;=4.09;[.K31]+[.L31]+0.6;IF([.K31]+[.L31]&lt;=4.19;[.K31]+[.L31]+0.61;IF([.K31]+[.L31]&lt;=4.29;[.K31]+[.L31]+0.63;IF([.K31]+[.L31]&lt;=4.39;[.K31]+[.L31]+0.64;IF([.K31]+[.L31]&lt;=4.49;[.K31]+[.L31]+0.66;IF([.K31]+[.L31]&lt;=4.59;[.K31]+[.L31]+0.67;IF([.K31]+[.L31]&lt;=4.69;[.K31]+[.L31]+0.69;IF([.K31]+[.L31]&lt;=4.79;[.K31]+[.L31]+0.7;IF([.K31]+[.L31]&lt;=4.89;[.K31]+[.L31]+0.72;IF([.K31]+[.L31]&lt;=4.99;[.K31]+[.L31]+0.73;IF([.K31]+[.L31]&lt;=5.09;[.K31]+[.L31]+0.75;IF([.K31]+[.L31]&lt;=5.19;[.K31]+[.L31]+0.76;IF([.K31]+[.L31]&lt;=5.29;[.K31]+[.L31]+0.78;IF([.K31]+[.L31]&lt;=5.39;[.K31]+[.L31]+0.79;IF([.K31]+[.L31]&lt;=5.49;[.K31]+[.L31]+0.81;IF([.K31]+[.L31]&lt;=5.59;[.K31]+[.L31]+0.82;IF([.K31]+[.L31]&lt;=5.69;[.K31]+[.L31]+0.84;IF([.K31]+[.L31]&lt;=5.79;[.K31]+[.L31]+0.85;IF([.K31]+[.L31]&lt;=5.89;[.K31]+[.L31]+0.87;IF([.K31]+[.L31]&lt;=5.99;[.K31]+[.L31]+0.88;IF([.K31]+[.L31]&lt;=6.09;[.K31]+[.L31]+0.9;IF([.K31]+[.L31]&lt;=6.19;[.K31]+[.L31]+0.91;IF([.K31]+[.L31]&lt;=6.29;[.K31]+[.L31]+0.93;IF([.K31]+[.L31]&lt;=6.39;[.K31]+[.L31]+0.94;IF([.K31]+[.L31]&lt;=6.49;[.K31]+[.L31]+0.96;IF([.K31]+[.L31]&lt;=6.59;[.K31]+[.L31]+0.97;IF([.K31]+[.L31]&lt;=6.69;[.K31]+[.L31]+0.99;IF([.K31]+[.L31]&lt;=6.79;[.K31]+[.L31]+1;IF([.K31]+[.L31]&lt;=6.89;[.K31]+[.L31]+1.02;IF([.K31]+[.L31]&lt;=6.99;[.K31]+[.L31]+1.03;IF([.K31]+[.L31]&lt;=7.09;[.K31]+[.L31]+1.05;IF([.K31]+[.L31]&lt;=7.19;[.K31]+[.L31]+1.06;IF([.K31]+[.L31]&lt;=7.29;[.K31]+[.L31]+1.08;IF([.K31]+[.L31]&lt;=7.39;[.K31]+[.L31]+1.09;IF([.K31]+[.L31]&lt;=7.49;[.K31]+[.L31]+1.11;IF([.K31]+[.L31]&lt;=7.59;[.K31]+[.L31]+1.12;IF([.K31]+[.L31]&lt;=7.69;[.K31]+[.L31]+1.14;IF([.K31]+[.L31]&lt;=7.79;[.K31]+[.L31]+1.15;IF([.K31]+[.L31]&lt;=7.89;[.K31]+[.L31]+1.17;IF([.K31]+[.L31]&lt;=7.99;[.K31]+[.L31]+1.18;IF([.K31]+[.L31]&lt;=8.09;[.K31]+[.L31]+1.2;IF([.K31]+[.L31]&lt;=8.19;[.K31]+[.L31]+1.21;IF([.K31]+[.L31]&lt;=8.29;[.K31]+[.L31]+1.23;IF([.K31]+[.L31]&lt;=8.39;[.K31]+[.L31]+1.24;IF([.K31]+[.L31]&lt;=8.49;[.K31]+[.L31]+1.26;IF([.K31]+[.L31]&lt;=8.59;[.K31]+[.L31]+1.27;IF([.K31]+[.L31]&lt;=8.69;[.K31]+[.L31]+1.29;IF([.K31]+[.L31]&lt;=8.79;[.K31]+[.L31]+1.3;IF([.K31]+[.L31]&lt;=8.89;[.K31]+[.L31]+1.32;IF([.K31]+[.L31]&lt;=8.99;[.K31]+[.L31]+1.33;IF([.K31]+[.L31]&lt;=9.09;[.K31]+[.L31]+1.35;IF([.K31]+[.L31]&lt;=9.19;[.K31]+[.L31]+1.36;IF([.K31]+[.L31]&lt;=9.29;[.K31]+[.L31]+1.38;IF([.K31]+[.L31]&lt;=9.39;[.K31]+[.L31]+1.39;IF([.K31]+[.L31]&lt;=9.49;[.K31]+[.L31]+1.41;IF([.K31]+[.L31]&lt;=9.59;[.K31]+[.L31]+1.42;IF([.K31]+[.L31]&lt;=9.69;[.K31]+[.L31]+1.44;IF([.K31]+[.L31]&lt;=9.79;[.K31]+[.L31]+1.45;IF([.K31]+[.L31]&lt;=9.89;[.K31]+[.L31]+1.47))))))))))))))))))))))))))))))))))))))))))))))))))))))))))))))))))))))))))))))))))))))))))))))))))" office:value-type="currency" office:currency="BRL" office:value="4.31" calcext:value-type="currency">
            <text:p>R$ 4,31</text:p>
          </table:table-cell>
          <table:table-cell table:style-name="ce72" table:formula="of:=[.K31]*[.J31]" office:value-type="currency" office:currency="BRL" office:value="48.75" calcext:value-type="currency">
            <text:p>R$ 48,75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51" office:value-type="string" calcext:value-type="string">
            <text:p><text:a xlink:href="https://steamcommunity.com/market/listings/730/Gamma%202%20Case" xlink:type="simple">2ª Caixa Gama</text:a> </text:p>
          </table:table-cell>
          <table:table-cell office:value-type="float" office:value="21" calcext:value-type="float">
            <text:p>21</text:p>
          </table:table-cell>
          <table:table-cell office:value-type="currency" office:currency="BRL" office:value="3.15" calcext:value-type="currency">
            <text:p>R$ 3,15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32]+[.L32]&lt;=0.19;[.K32]+[.L32]+0.02;IF([.K32]+[.L32]&lt;=0.29;[.K32]+[.L32]+0.03;IF([.K32]+[.L32]&lt;=0.39;[.K32]+[.L32]+0.04;IF([.K32]+[.L32]&lt;=0.49;[.K32]+[.L32]+0.06;IF([.K32]+[.L32]&lt;=0.59;[.K32]+[.L32]+0.07;IF([.K32]+[.L32]&lt;=0.69;[.K32]+[.L32]+0.09;IF([.K32]+[.L32]&lt;=0.79;[.K32]+[.L32]+0.1;IF([.K32]+[.L32]&lt;=0.89;[.K32]+[.L32]+0.12;IF([.K32]+[.L32]&lt;=0.99;[.K32]+[.L32]+0.13;IF([.K32]+[.L32]&lt;=1.09;[.K32]+[.L32]+0.15;IF([.K32]+[.L32]&lt;=1.19;[.K32]+[.L32]+0.16;IF([.K32]+[.L32]&lt;=1.29;[.K32]+[.L32]+0.18;IF([.K32]+[.L32]&lt;=1.39;[.K32]+[.L32]+0.19;IF([.K32]+[.L32]&lt;=1.49;[.K32]+[.L32]+0.21;IF([.K32]+[.L32]&lt;=1.59;[.K32]+[.L32]+0.22;IF([.K32]+[.L32]&lt;=1.69;[.K32]+[.L32]+0.24;IF([.K32]+[.L32]&lt;=1.79;[.K32]+[.L32]+0.25;IF([.K32]+[.L32]&lt;=1.89;[.K32]+[.L32]+0.27;IF([.K32]+[.L32]&lt;=1.99;[.K32]+[.L32]+0.28;IF([.K32]+[.L32]&lt;=2.09;[.K32]+[.L32]+0.3;IF([.K32]+[.L32]&lt;=2.19;[.K32]+[.L32]+0.31;IF([.K32]+[.L32]&lt;=2.29;[.K32]+[.L32]+0.33;IF([.K32]+[.L32]&lt;=2.39;[.K32]+[.L32]+0.34;IF([.K32]+[.L32]&lt;=2.49;[.K32]+[.L32]+0.36;IF([.K32]+[.L32]&lt;=2.59;[.K32]+[.L32]+0.37;IF([.K32]+[.L32]&lt;=2.69;[.K32]+[.L32]+0.39;IF([.K32]+[.L32]&lt;=2.79;[.K32]+[.L32]+0.4;IF([.K32]+[.L32]&lt;=2.89;[.K32]+[.L32]+0.42;IF([.K32]+[.L32]&lt;=2.99;[.K32]+[.L32]+0.43;IF([.K32]+[.L32]&lt;=3.09;[.K32]+[.L32]+0.45;IF([.K32]+[.L32]&lt;=3.19;[.K32]+[.L32]+0.46;IF([.K32]+[.L32]&lt;=3.29;[.K32]+[.L32]+0.48;IF([.K32]+[.L32]&lt;=3.39;[.K32]+[.L32]+0.49;IF([.K32]+[.L32]&lt;=3.49;[.K32]+[.L32]+0.51;IF([.K32]+[.L32]&lt;=3.59;[.K32]+[.L32]+0.52;IF([.K32]+[.L32]&lt;=3.69;[.K32]+[.L32]+0.54;IF([.K32]+[.L32]&lt;=3.79;[.K32]+[.L32]+0.55;IF([.K32]+[.L32]&lt;=3.89;[.K32]+[.L32]+0.57;IF([.K32]+[.L32]&lt;=3.99;[.K32]+[.L32]+0.58;IF([.K32]+[.L32]&lt;=4.09;[.K32]+[.L32]+0.6;IF([.K32]+[.L32]&lt;=4.19;[.K32]+[.L32]+0.61;IF([.K32]+[.L32]&lt;=4.29;[.K32]+[.L32]+0.63;IF([.K32]+[.L32]&lt;=4.39;[.K32]+[.L32]+0.64;IF([.K32]+[.L32]&lt;=4.49;[.K32]+[.L32]+0.66;IF([.K32]+[.L32]&lt;=4.59;[.K32]+[.L32]+0.67;IF([.K32]+[.L32]&lt;=4.69;[.K32]+[.L32]+0.69;IF([.K32]+[.L32]&lt;=4.79;[.K32]+[.L32]+0.7;IF([.K32]+[.L32]&lt;=4.89;[.K32]+[.L32]+0.72;IF([.K32]+[.L32]&lt;=4.99;[.K32]+[.L32]+0.73;IF([.K32]+[.L32]&lt;=5.09;[.K32]+[.L32]+0.75;IF([.K32]+[.L32]&lt;=5.19;[.K32]+[.L32]+0.76;IF([.K32]+[.L32]&lt;=5.29;[.K32]+[.L32]+0.78;IF([.K32]+[.L32]&lt;=5.39;[.K32]+[.L32]+0.79;IF([.K32]+[.L32]&lt;=5.49;[.K32]+[.L32]+0.81;IF([.K32]+[.L32]&lt;=5.59;[.K32]+[.L32]+0.82;IF([.K32]+[.L32]&lt;=5.69;[.K32]+[.L32]+0.84;IF([.K32]+[.L32]&lt;=5.79;[.K32]+[.L32]+0.85;IF([.K32]+[.L32]&lt;=5.89;[.K32]+[.L32]+0.87;IF([.K32]+[.L32]&lt;=5.99;[.K32]+[.L32]+0.88;IF([.K32]+[.L32]&lt;=6.09;[.K32]+[.L32]+0.9;IF([.K32]+[.L32]&lt;=6.19;[.K32]+[.L32]+0.91;IF([.K32]+[.L32]&lt;=6.29;[.K32]+[.L32]+0.93;IF([.K32]+[.L32]&lt;=6.39;[.K32]+[.L32]+0.94;IF([.K32]+[.L32]&lt;=6.49;[.K32]+[.L32]+0.96;IF([.K32]+[.L32]&lt;=6.59;[.K32]+[.L32]+0.97;IF([.K32]+[.L32]&lt;=6.69;[.K32]+[.L32]+0.99;IF([.K32]+[.L32]&lt;=6.79;[.K32]+[.L32]+1;IF([.K32]+[.L32]&lt;=6.89;[.K32]+[.L32]+1.02;IF([.K32]+[.L32]&lt;=6.99;[.K32]+[.L32]+1.03;IF([.K32]+[.L32]&lt;=7.09;[.K32]+[.L32]+1.05;IF([.K32]+[.L32]&lt;=7.19;[.K32]+[.L32]+1.06;IF([.K32]+[.L32]&lt;=7.29;[.K32]+[.L32]+1.08;IF([.K32]+[.L32]&lt;=7.39;[.K32]+[.L32]+1.09;IF([.K32]+[.L32]&lt;=7.49;[.K32]+[.L32]+1.11;IF([.K32]+[.L32]&lt;=7.59;[.K32]+[.L32]+1.12;IF([.K32]+[.L32]&lt;=7.69;[.K32]+[.L32]+1.14;IF([.K32]+[.L32]&lt;=7.79;[.K32]+[.L32]+1.15;IF([.K32]+[.L32]&lt;=7.89;[.K32]+[.L32]+1.17;IF([.K32]+[.L32]&lt;=7.99;[.K32]+[.L32]+1.18;IF([.K32]+[.L32]&lt;=8.09;[.K32]+[.L32]+1.2;IF([.K32]+[.L32]&lt;=8.19;[.K32]+[.L32]+1.21;IF([.K32]+[.L32]&lt;=8.29;[.K32]+[.L32]+1.23;IF([.K32]+[.L32]&lt;=8.39;[.K32]+[.L32]+1.24;IF([.K32]+[.L32]&lt;=8.49;[.K32]+[.L32]+1.26;IF([.K32]+[.L32]&lt;=8.59;[.K32]+[.L32]+1.27;IF([.K32]+[.L32]&lt;=8.69;[.K32]+[.L32]+1.29;IF([.K32]+[.L32]&lt;=8.79;[.K32]+[.L32]+1.3;IF([.K32]+[.L32]&lt;=8.89;[.K32]+[.L32]+1.32;IF([.K32]+[.L32]&lt;=8.99;[.K32]+[.L32]+1.33;IF([.K32]+[.L32]&lt;=9.09;[.K32]+[.L32]+1.35;IF([.K32]+[.L32]&lt;=9.19;[.K32]+[.L32]+1.36;IF([.K32]+[.L32]&lt;=9.29;[.K32]+[.L32]+1.38;IF([.K32]+[.L32]&lt;=9.39;[.K32]+[.L32]+1.39;IF([.K32]+[.L32]&lt;=9.49;[.K32]+[.L32]+1.41;IF([.K32]+[.L32]&lt;=9.59;[.K32]+[.L32]+1.42;IF([.K32]+[.L32]&lt;=9.69;[.K32]+[.L32]+1.44;IF([.K32]+[.L32]&lt;=9.79;[.K32]+[.L32]+1.45;IF([.K32]+[.L32]&lt;=9.89;[.K32]+[.L32]+1.47))))))))))))))))))))))))))))))))))))))))))))))))))))))))))))))))))))))))))))))))))))))))))))))))))" office:value-type="currency" office:currency="BRL" office:value="3.62" calcext:value-type="currency">
            <text:p>R$ 3,62</text:p>
          </table:table-cell>
          <table:table-cell table:style-name="ce72" table:formula="of:=[.K32]*[.J32]" office:value-type="currency" office:currency="BRL" office:value="66.15" calcext:value-type="currency">
            <text:p>R$ 66,15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51" office:value-type="string" calcext:value-type="string">
            <text:p><text:a xlink:href="https://steamcommunity.com/market/listings/730/Gamma%20Case" xlink:type="simple">Caixa Gama</text:a> </text:p>
          </table:table-cell>
          <table:table-cell office:value-type="float" office:value="14" calcext:value-type="float">
            <text:p>14</text:p>
          </table:table-cell>
          <table:table-cell office:value-type="currency" office:currency="BRL" office:value="3.05" calcext:value-type="currency">
            <text:p>R$ 3,05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33]+[.L33]&lt;=0.19;[.K33]+[.L33]+0.02;IF([.K33]+[.L33]&lt;=0.29;[.K33]+[.L33]+0.03;IF([.K33]+[.L33]&lt;=0.39;[.K33]+[.L33]+0.04;IF([.K33]+[.L33]&lt;=0.49;[.K33]+[.L33]+0.06;IF([.K33]+[.L33]&lt;=0.59;[.K33]+[.L33]+0.07;IF([.K33]+[.L33]&lt;=0.69;[.K33]+[.L33]+0.09;IF([.K33]+[.L33]&lt;=0.79;[.K33]+[.L33]+0.1;IF([.K33]+[.L33]&lt;=0.89;[.K33]+[.L33]+0.12;IF([.K33]+[.L33]&lt;=0.99;[.K33]+[.L33]+0.13;IF([.K33]+[.L33]&lt;=1.09;[.K33]+[.L33]+0.15;IF([.K33]+[.L33]&lt;=1.19;[.K33]+[.L33]+0.16;IF([.K33]+[.L33]&lt;=1.29;[.K33]+[.L33]+0.18;IF([.K33]+[.L33]&lt;=1.39;[.K33]+[.L33]+0.19;IF([.K33]+[.L33]&lt;=1.49;[.K33]+[.L33]+0.21;IF([.K33]+[.L33]&lt;=1.59;[.K33]+[.L33]+0.22;IF([.K33]+[.L33]&lt;=1.69;[.K33]+[.L33]+0.24;IF([.K33]+[.L33]&lt;=1.79;[.K33]+[.L33]+0.25;IF([.K33]+[.L33]&lt;=1.89;[.K33]+[.L33]+0.27;IF([.K33]+[.L33]&lt;=1.99;[.K33]+[.L33]+0.28;IF([.K33]+[.L33]&lt;=2.09;[.K33]+[.L33]+0.3;IF([.K33]+[.L33]&lt;=2.19;[.K33]+[.L33]+0.31;IF([.K33]+[.L33]&lt;=2.29;[.K33]+[.L33]+0.33;IF([.K33]+[.L33]&lt;=2.39;[.K33]+[.L33]+0.34;IF([.K33]+[.L33]&lt;=2.49;[.K33]+[.L33]+0.36;IF([.K33]+[.L33]&lt;=2.59;[.K33]+[.L33]+0.37;IF([.K33]+[.L33]&lt;=2.69;[.K33]+[.L33]+0.39;IF([.K33]+[.L33]&lt;=2.79;[.K33]+[.L33]+0.4;IF([.K33]+[.L33]&lt;=2.89;[.K33]+[.L33]+0.42;IF([.K33]+[.L33]&lt;=2.99;[.K33]+[.L33]+0.43;IF([.K33]+[.L33]&lt;=3.09;[.K33]+[.L33]+0.45;IF([.K33]+[.L33]&lt;=3.19;[.K33]+[.L33]+0.46;IF([.K33]+[.L33]&lt;=3.29;[.K33]+[.L33]+0.48;IF([.K33]+[.L33]&lt;=3.39;[.K33]+[.L33]+0.49;IF([.K33]+[.L33]&lt;=3.49;[.K33]+[.L33]+0.51;IF([.K33]+[.L33]&lt;=3.59;[.K33]+[.L33]+0.52;IF([.K33]+[.L33]&lt;=3.69;[.K33]+[.L33]+0.54;IF([.K33]+[.L33]&lt;=3.79;[.K33]+[.L33]+0.55;IF([.K33]+[.L33]&lt;=3.89;[.K33]+[.L33]+0.57;IF([.K33]+[.L33]&lt;=3.99;[.K33]+[.L33]+0.58;IF([.K33]+[.L33]&lt;=4.09;[.K33]+[.L33]+0.6;IF([.K33]+[.L33]&lt;=4.19;[.K33]+[.L33]+0.61;IF([.K33]+[.L33]&lt;=4.29;[.K33]+[.L33]+0.63;IF([.K33]+[.L33]&lt;=4.39;[.K33]+[.L33]+0.64;IF([.K33]+[.L33]&lt;=4.49;[.K33]+[.L33]+0.66;IF([.K33]+[.L33]&lt;=4.59;[.K33]+[.L33]+0.67;IF([.K33]+[.L33]&lt;=4.69;[.K33]+[.L33]+0.69;IF([.K33]+[.L33]&lt;=4.79;[.K33]+[.L33]+0.7;IF([.K33]+[.L33]&lt;=4.89;[.K33]+[.L33]+0.72;IF([.K33]+[.L33]&lt;=4.99;[.K33]+[.L33]+0.73;IF([.K33]+[.L33]&lt;=5.09;[.K33]+[.L33]+0.75;IF([.K33]+[.L33]&lt;=5.19;[.K33]+[.L33]+0.76;IF([.K33]+[.L33]&lt;=5.29;[.K33]+[.L33]+0.78;IF([.K33]+[.L33]&lt;=5.39;[.K33]+[.L33]+0.79;IF([.K33]+[.L33]&lt;=5.49;[.K33]+[.L33]+0.81;IF([.K33]+[.L33]&lt;=5.59;[.K33]+[.L33]+0.82;IF([.K33]+[.L33]&lt;=5.69;[.K33]+[.L33]+0.84;IF([.K33]+[.L33]&lt;=5.79;[.K33]+[.L33]+0.85;IF([.K33]+[.L33]&lt;=5.89;[.K33]+[.L33]+0.87;IF([.K33]+[.L33]&lt;=5.99;[.K33]+[.L33]+0.88;IF([.K33]+[.L33]&lt;=6.09;[.K33]+[.L33]+0.9;IF([.K33]+[.L33]&lt;=6.19;[.K33]+[.L33]+0.91;IF([.K33]+[.L33]&lt;=6.29;[.K33]+[.L33]+0.93;IF([.K33]+[.L33]&lt;=6.39;[.K33]+[.L33]+0.94;IF([.K33]+[.L33]&lt;=6.49;[.K33]+[.L33]+0.96;IF([.K33]+[.L33]&lt;=6.59;[.K33]+[.L33]+0.97;IF([.K33]+[.L33]&lt;=6.69;[.K33]+[.L33]+0.99;IF([.K33]+[.L33]&lt;=6.79;[.K33]+[.L33]+1;IF([.K33]+[.L33]&lt;=6.89;[.K33]+[.L33]+1.02;IF([.K33]+[.L33]&lt;=6.99;[.K33]+[.L33]+1.03;IF([.K33]+[.L33]&lt;=7.09;[.K33]+[.L33]+1.05;IF([.K33]+[.L33]&lt;=7.19;[.K33]+[.L33]+1.06;IF([.K33]+[.L33]&lt;=7.29;[.K33]+[.L33]+1.08;IF([.K33]+[.L33]&lt;=7.39;[.K33]+[.L33]+1.09;IF([.K33]+[.L33]&lt;=7.49;[.K33]+[.L33]+1.11;IF([.K33]+[.L33]&lt;=7.59;[.K33]+[.L33]+1.12;IF([.K33]+[.L33]&lt;=7.69;[.K33]+[.L33]+1.14;IF([.K33]+[.L33]&lt;=7.79;[.K33]+[.L33]+1.15;IF([.K33]+[.L33]&lt;=7.89;[.K33]+[.L33]+1.17;IF([.K33]+[.L33]&lt;=7.99;[.K33]+[.L33]+1.18;IF([.K33]+[.L33]&lt;=8.09;[.K33]+[.L33]+1.2;IF([.K33]+[.L33]&lt;=8.19;[.K33]+[.L33]+1.21;IF([.K33]+[.L33]&lt;=8.29;[.K33]+[.L33]+1.23;IF([.K33]+[.L33]&lt;=8.39;[.K33]+[.L33]+1.24;IF([.K33]+[.L33]&lt;=8.49;[.K33]+[.L33]+1.26;IF([.K33]+[.L33]&lt;=8.59;[.K33]+[.L33]+1.27;IF([.K33]+[.L33]&lt;=8.69;[.K33]+[.L33]+1.29;IF([.K33]+[.L33]&lt;=8.79;[.K33]+[.L33]+1.3;IF([.K33]+[.L33]&lt;=8.89;[.K33]+[.L33]+1.32;IF([.K33]+[.L33]&lt;=8.99;[.K33]+[.L33]+1.33;IF([.K33]+[.L33]&lt;=9.09;[.K33]+[.L33]+1.35;IF([.K33]+[.L33]&lt;=9.19;[.K33]+[.L33]+1.36;IF([.K33]+[.L33]&lt;=9.29;[.K33]+[.L33]+1.38;IF([.K33]+[.L33]&lt;=9.39;[.K33]+[.L33]+1.39;IF([.K33]+[.L33]&lt;=9.49;[.K33]+[.L33]+1.41;IF([.K33]+[.L33]&lt;=9.59;[.K33]+[.L33]+1.42;IF([.K33]+[.L33]&lt;=9.69;[.K33]+[.L33]+1.44;IF([.K33]+[.L33]&lt;=9.79;[.K33]+[.L33]+1.45;IF([.K33]+[.L33]&lt;=9.89;[.K33]+[.L33]+1.47))))))))))))))))))))))))))))))))))))))))))))))))))))))))))))))))))))))))))))))))))))))))))))))))))" office:value-type="currency" office:currency="BRL" office:value="3.51" calcext:value-type="currency">
            <text:p>R$ 3,51</text:p>
          </table:table-cell>
          <table:table-cell table:style-name="ce72" table:formula="of:=[.K33]*[.J33]" office:value-type="currency" office:currency="BRL" office:value="42.7" calcext:value-type="currency">
            <text:p>R$ 42,70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51" office:value-type="string" calcext:value-type="string">
            <text:p><text:a xlink:href="https://steamcommunity.com/market/listings/730/Spectrum%20Case" xlink:type="simple">Caixa Espectral</text:a> </text:p>
          </table:table-cell>
          <table:table-cell office:value-type="float" office:value="10" calcext:value-type="float">
            <text:p>10</text:p>
          </table:table-cell>
          <table:table-cell office:value-type="currency" office:currency="BRL" office:value="3.5" calcext:value-type="currency">
            <text:p>R$ 3,50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34]+[.L34]&lt;=0.19;[.K34]+[.L34]+0.02;IF([.K34]+[.L34]&lt;=0.29;[.K34]+[.L34]+0.03;IF([.K34]+[.L34]&lt;=0.39;[.K34]+[.L34]+0.04;IF([.K34]+[.L34]&lt;=0.49;[.K34]+[.L34]+0.06;IF([.K34]+[.L34]&lt;=0.59;[.K34]+[.L34]+0.07;IF([.K34]+[.L34]&lt;=0.69;[.K34]+[.L34]+0.09;IF([.K34]+[.L34]&lt;=0.79;[.K34]+[.L34]+0.1;IF([.K34]+[.L34]&lt;=0.89;[.K34]+[.L34]+0.12;IF([.K34]+[.L34]&lt;=0.99;[.K34]+[.L34]+0.13;IF([.K34]+[.L34]&lt;=1.09;[.K34]+[.L34]+0.15;IF([.K34]+[.L34]&lt;=1.19;[.K34]+[.L34]+0.16;IF([.K34]+[.L34]&lt;=1.29;[.K34]+[.L34]+0.18;IF([.K34]+[.L34]&lt;=1.39;[.K34]+[.L34]+0.19;IF([.K34]+[.L34]&lt;=1.49;[.K34]+[.L34]+0.21;IF([.K34]+[.L34]&lt;=1.59;[.K34]+[.L34]+0.22;IF([.K34]+[.L34]&lt;=1.69;[.K34]+[.L34]+0.24;IF([.K34]+[.L34]&lt;=1.79;[.K34]+[.L34]+0.25;IF([.K34]+[.L34]&lt;=1.89;[.K34]+[.L34]+0.27;IF([.K34]+[.L34]&lt;=1.99;[.K34]+[.L34]+0.28;IF([.K34]+[.L34]&lt;=2.09;[.K34]+[.L34]+0.3;IF([.K34]+[.L34]&lt;=2.19;[.K34]+[.L34]+0.31;IF([.K34]+[.L34]&lt;=2.29;[.K34]+[.L34]+0.33;IF([.K34]+[.L34]&lt;=2.39;[.K34]+[.L34]+0.34;IF([.K34]+[.L34]&lt;=2.49;[.K34]+[.L34]+0.36;IF([.K34]+[.L34]&lt;=2.59;[.K34]+[.L34]+0.37;IF([.K34]+[.L34]&lt;=2.69;[.K34]+[.L34]+0.39;IF([.K34]+[.L34]&lt;=2.79;[.K34]+[.L34]+0.4;IF([.K34]+[.L34]&lt;=2.89;[.K34]+[.L34]+0.42;IF([.K34]+[.L34]&lt;=2.99;[.K34]+[.L34]+0.43;IF([.K34]+[.L34]&lt;=3.09;[.K34]+[.L34]+0.45;IF([.K34]+[.L34]&lt;=3.19;[.K34]+[.L34]+0.46;IF([.K34]+[.L34]&lt;=3.29;[.K34]+[.L34]+0.48;IF([.K34]+[.L34]&lt;=3.39;[.K34]+[.L34]+0.49;IF([.K34]+[.L34]&lt;=3.49;[.K34]+[.L34]+0.51;IF([.K34]+[.L34]&lt;=3.59;[.K34]+[.L34]+0.52;IF([.K34]+[.L34]&lt;=3.69;[.K34]+[.L34]+0.54;IF([.K34]+[.L34]&lt;=3.79;[.K34]+[.L34]+0.55;IF([.K34]+[.L34]&lt;=3.89;[.K34]+[.L34]+0.57;IF([.K34]+[.L34]&lt;=3.99;[.K34]+[.L34]+0.58;IF([.K34]+[.L34]&lt;=4.09;[.K34]+[.L34]+0.6;IF([.K34]+[.L34]&lt;=4.19;[.K34]+[.L34]+0.61;IF([.K34]+[.L34]&lt;=4.29;[.K34]+[.L34]+0.63;IF([.K34]+[.L34]&lt;=4.39;[.K34]+[.L34]+0.64;IF([.K34]+[.L34]&lt;=4.49;[.K34]+[.L34]+0.66;IF([.K34]+[.L34]&lt;=4.59;[.K34]+[.L34]+0.67;IF([.K34]+[.L34]&lt;=4.69;[.K34]+[.L34]+0.69;IF([.K34]+[.L34]&lt;=4.79;[.K34]+[.L34]+0.7;IF([.K34]+[.L34]&lt;=4.89;[.K34]+[.L34]+0.72;IF([.K34]+[.L34]&lt;=4.99;[.K34]+[.L34]+0.73;IF([.K34]+[.L34]&lt;=5.09;[.K34]+[.L34]+0.75;IF([.K34]+[.L34]&lt;=5.19;[.K34]+[.L34]+0.76;IF([.K34]+[.L34]&lt;=5.29;[.K34]+[.L34]+0.78;IF([.K34]+[.L34]&lt;=5.39;[.K34]+[.L34]+0.79;IF([.K34]+[.L34]&lt;=5.49;[.K34]+[.L34]+0.81;IF([.K34]+[.L34]&lt;=5.59;[.K34]+[.L34]+0.82;IF([.K34]+[.L34]&lt;=5.69;[.K34]+[.L34]+0.84;IF([.K34]+[.L34]&lt;=5.79;[.K34]+[.L34]+0.85;IF([.K34]+[.L34]&lt;=5.89;[.K34]+[.L34]+0.87;IF([.K34]+[.L34]&lt;=5.99;[.K34]+[.L34]+0.88;IF([.K34]+[.L34]&lt;=6.09;[.K34]+[.L34]+0.9;IF([.K34]+[.L34]&lt;=6.19;[.K34]+[.L34]+0.91;IF([.K34]+[.L34]&lt;=6.29;[.K34]+[.L34]+0.93;IF([.K34]+[.L34]&lt;=6.39;[.K34]+[.L34]+0.94;IF([.K34]+[.L34]&lt;=6.49;[.K34]+[.L34]+0.96;IF([.K34]+[.L34]&lt;=6.59;[.K34]+[.L34]+0.97;IF([.K34]+[.L34]&lt;=6.69;[.K34]+[.L34]+0.99;IF([.K34]+[.L34]&lt;=6.79;[.K34]+[.L34]+1;IF([.K34]+[.L34]&lt;=6.89;[.K34]+[.L34]+1.02;IF([.K34]+[.L34]&lt;=6.99;[.K34]+[.L34]+1.03;IF([.K34]+[.L34]&lt;=7.09;[.K34]+[.L34]+1.05;IF([.K34]+[.L34]&lt;=7.19;[.K34]+[.L34]+1.06;IF([.K34]+[.L34]&lt;=7.29;[.K34]+[.L34]+1.08;IF([.K34]+[.L34]&lt;=7.39;[.K34]+[.L34]+1.09;IF([.K34]+[.L34]&lt;=7.49;[.K34]+[.L34]+1.11;IF([.K34]+[.L34]&lt;=7.59;[.K34]+[.L34]+1.12;IF([.K34]+[.L34]&lt;=7.69;[.K34]+[.L34]+1.14;IF([.K34]+[.L34]&lt;=7.79;[.K34]+[.L34]+1.15;IF([.K34]+[.L34]&lt;=7.89;[.K34]+[.L34]+1.17;IF([.K34]+[.L34]&lt;=7.99;[.K34]+[.L34]+1.18;IF([.K34]+[.L34]&lt;=8.09;[.K34]+[.L34]+1.2;IF([.K34]+[.L34]&lt;=8.19;[.K34]+[.L34]+1.21;IF([.K34]+[.L34]&lt;=8.29;[.K34]+[.L34]+1.23;IF([.K34]+[.L34]&lt;=8.39;[.K34]+[.L34]+1.24;IF([.K34]+[.L34]&lt;=8.49;[.K34]+[.L34]+1.26;IF([.K34]+[.L34]&lt;=8.59;[.K34]+[.L34]+1.27;IF([.K34]+[.L34]&lt;=8.69;[.K34]+[.L34]+1.29;IF([.K34]+[.L34]&lt;=8.79;[.K34]+[.L34]+1.3;IF([.K34]+[.L34]&lt;=8.89;[.K34]+[.L34]+1.32;IF([.K34]+[.L34]&lt;=8.99;[.K34]+[.L34]+1.33;IF([.K34]+[.L34]&lt;=9.09;[.K34]+[.L34]+1.35;IF([.K34]+[.L34]&lt;=9.19;[.K34]+[.L34]+1.36;IF([.K34]+[.L34]&lt;=9.29;[.K34]+[.L34]+1.38;IF([.K34]+[.L34]&lt;=9.39;[.K34]+[.L34]+1.39;IF([.K34]+[.L34]&lt;=9.49;[.K34]+[.L34]+1.41;IF([.K34]+[.L34]&lt;=9.59;[.K34]+[.L34]+1.42;IF([.K34]+[.L34]&lt;=9.69;[.K34]+[.L34]+1.44;IF([.K34]+[.L34]&lt;=9.79;[.K34]+[.L34]+1.45;IF([.K34]+[.L34]&lt;=9.89;[.K34]+[.L34]+1.47))))))))))))))))))))))))))))))))))))))))))))))))))))))))))))))))))))))))))))))))))))))))))))))))))" office:value-type="currency" office:currency="BRL" office:value="4.03" calcext:value-type="currency">
            <text:p>R$ 4,03</text:p>
          </table:table-cell>
          <table:table-cell table:style-name="ce72" table:formula="of:=[.K34]*[.J34]" office:value-type="currency" office:currency="BRL" office:value="35" calcext:value-type="currency">
            <text:p>R$ 35,00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51" office:value-type="string" calcext:value-type="string">
            <text:p><text:a xlink:href="https://steamcommunity.com/market/listings/730/Operation%20Wildfire%20Case" xlink:type="simple">Caixa de Arma da Operação Fogo Selvagem</text:a> 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1.55" calcext:value-type="currency">
            <text:p>R$ 1,55</text:p>
          </table:table-cell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35]+[.L35]&lt;=0.19;[.K35]+[.L35]+0.02;IF([.K35]+[.L35]&lt;=0.29;[.K35]+[.L35]+0.03;IF([.K35]+[.L35]&lt;=0.39;[.K35]+[.L35]+0.04;IF([.K35]+[.L35]&lt;=0.49;[.K35]+[.L35]+0.06;IF([.K35]+[.L35]&lt;=0.59;[.K35]+[.L35]+0.07;IF([.K35]+[.L35]&lt;=0.69;[.K35]+[.L35]+0.09;IF([.K35]+[.L35]&lt;=0.79;[.K35]+[.L35]+0.1;IF([.K35]+[.L35]&lt;=0.89;[.K35]+[.L35]+0.12;IF([.K35]+[.L35]&lt;=0.99;[.K35]+[.L35]+0.13;IF([.K35]+[.L35]&lt;=1.09;[.K35]+[.L35]+0.15;IF([.K35]+[.L35]&lt;=1.19;[.K35]+[.L35]+0.16;IF([.K35]+[.L35]&lt;=1.29;[.K35]+[.L35]+0.18;IF([.K35]+[.L35]&lt;=1.39;[.K35]+[.L35]+0.19;IF([.K35]+[.L35]&lt;=1.49;[.K35]+[.L35]+0.21;IF([.K35]+[.L35]&lt;=1.59;[.K35]+[.L35]+0.22;IF([.K35]+[.L35]&lt;=1.69;[.K35]+[.L35]+0.24;IF([.K35]+[.L35]&lt;=1.79;[.K35]+[.L35]+0.25;IF([.K35]+[.L35]&lt;=1.89;[.K35]+[.L35]+0.27;IF([.K35]+[.L35]&lt;=1.99;[.K35]+[.L35]+0.28;IF([.K35]+[.L35]&lt;=2.09;[.K35]+[.L35]+0.3;IF([.K35]+[.L35]&lt;=2.19;[.K35]+[.L35]+0.31;IF([.K35]+[.L35]&lt;=2.29;[.K35]+[.L35]+0.33;IF([.K35]+[.L35]&lt;=2.39;[.K35]+[.L35]+0.34;IF([.K35]+[.L35]&lt;=2.49;[.K35]+[.L35]+0.36;IF([.K35]+[.L35]&lt;=2.59;[.K35]+[.L35]+0.37;IF([.K35]+[.L35]&lt;=2.69;[.K35]+[.L35]+0.39;IF([.K35]+[.L35]&lt;=2.79;[.K35]+[.L35]+0.4;IF([.K35]+[.L35]&lt;=2.89;[.K35]+[.L35]+0.42;IF([.K35]+[.L35]&lt;=2.99;[.K35]+[.L35]+0.43;IF([.K35]+[.L35]&lt;=3.09;[.K35]+[.L35]+0.45;IF([.K35]+[.L35]&lt;=3.19;[.K35]+[.L35]+0.46;IF([.K35]+[.L35]&lt;=3.29;[.K35]+[.L35]+0.48;IF([.K35]+[.L35]&lt;=3.39;[.K35]+[.L35]+0.49;IF([.K35]+[.L35]&lt;=3.49;[.K35]+[.L35]+0.51;IF([.K35]+[.L35]&lt;=3.59;[.K35]+[.L35]+0.52;IF([.K35]+[.L35]&lt;=3.69;[.K35]+[.L35]+0.54;IF([.K35]+[.L35]&lt;=3.79;[.K35]+[.L35]+0.55;IF([.K35]+[.L35]&lt;=3.89;[.K35]+[.L35]+0.57;IF([.K35]+[.L35]&lt;=3.99;[.K35]+[.L35]+0.58;IF([.K35]+[.L35]&lt;=4.09;[.K35]+[.L35]+0.6;IF([.K35]+[.L35]&lt;=4.19;[.K35]+[.L35]+0.61;IF([.K35]+[.L35]&lt;=4.29;[.K35]+[.L35]+0.63;IF([.K35]+[.L35]&lt;=4.39;[.K35]+[.L35]+0.64;IF([.K35]+[.L35]&lt;=4.49;[.K35]+[.L35]+0.66;IF([.K35]+[.L35]&lt;=4.59;[.K35]+[.L35]+0.67;IF([.K35]+[.L35]&lt;=4.69;[.K35]+[.L35]+0.69;IF([.K35]+[.L35]&lt;=4.79;[.K35]+[.L35]+0.7;IF([.K35]+[.L35]&lt;=4.89;[.K35]+[.L35]+0.72;IF([.K35]+[.L35]&lt;=4.99;[.K35]+[.L35]+0.73;IF([.K35]+[.L35]&lt;=5.09;[.K35]+[.L35]+0.75;IF([.K35]+[.L35]&lt;=5.19;[.K35]+[.L35]+0.76;IF([.K35]+[.L35]&lt;=5.29;[.K35]+[.L35]+0.78;IF([.K35]+[.L35]&lt;=5.39;[.K35]+[.L35]+0.79;IF([.K35]+[.L35]&lt;=5.49;[.K35]+[.L35]+0.81;IF([.K35]+[.L35]&lt;=5.59;[.K35]+[.L35]+0.82;IF([.K35]+[.L35]&lt;=5.69;[.K35]+[.L35]+0.84;IF([.K35]+[.L35]&lt;=5.79;[.K35]+[.L35]+0.85;IF([.K35]+[.L35]&lt;=5.89;[.K35]+[.L35]+0.87;IF([.K35]+[.L35]&lt;=5.99;[.K35]+[.L35]+0.88;IF([.K35]+[.L35]&lt;=6.09;[.K35]+[.L35]+0.9;IF([.K35]+[.L35]&lt;=6.19;[.K35]+[.L35]+0.91;IF([.K35]+[.L35]&lt;=6.29;[.K35]+[.L35]+0.93;IF([.K35]+[.L35]&lt;=6.39;[.K35]+[.L35]+0.94;IF([.K35]+[.L35]&lt;=6.49;[.K35]+[.L35]+0.96;IF([.K35]+[.L35]&lt;=6.59;[.K35]+[.L35]+0.97;IF([.K35]+[.L35]&lt;=6.69;[.K35]+[.L35]+0.99;IF([.K35]+[.L35]&lt;=6.79;[.K35]+[.L35]+1;IF([.K35]+[.L35]&lt;=6.89;[.K35]+[.L35]+1.02;IF([.K35]+[.L35]&lt;=6.99;[.K35]+[.L35]+1.03;IF([.K35]+[.L35]&lt;=7.09;[.K35]+[.L35]+1.05;IF([.K35]+[.L35]&lt;=7.19;[.K35]+[.L35]+1.06;IF([.K35]+[.L35]&lt;=7.29;[.K35]+[.L35]+1.08;IF([.K35]+[.L35]&lt;=7.39;[.K35]+[.L35]+1.09;IF([.K35]+[.L35]&lt;=7.49;[.K35]+[.L35]+1.11;IF([.K35]+[.L35]&lt;=7.59;[.K35]+[.L35]+1.12;IF([.K35]+[.L35]&lt;=7.69;[.K35]+[.L35]+1.14;IF([.K35]+[.L35]&lt;=7.79;[.K35]+[.L35]+1.15;IF([.K35]+[.L35]&lt;=7.89;[.K35]+[.L35]+1.17;IF([.K35]+[.L35]&lt;=7.99;[.K35]+[.L35]+1.18;IF([.K35]+[.L35]&lt;=8.09;[.K35]+[.L35]+1.2;IF([.K35]+[.L35]&lt;=8.19;[.K35]+[.L35]+1.21;IF([.K35]+[.L35]&lt;=8.29;[.K35]+[.L35]+1.23;IF([.K35]+[.L35]&lt;=8.39;[.K35]+[.L35]+1.24;IF([.K35]+[.L35]&lt;=8.49;[.K35]+[.L35]+1.26;IF([.K35]+[.L35]&lt;=8.59;[.K35]+[.L35]+1.27;IF([.K35]+[.L35]&lt;=8.69;[.K35]+[.L35]+1.29;IF([.K35]+[.L35]&lt;=8.79;[.K35]+[.L35]+1.3;IF([.K35]+[.L35]&lt;=8.89;[.K35]+[.L35]+1.32;IF([.K35]+[.L35]&lt;=8.99;[.K35]+[.L35]+1.33;IF([.K35]+[.L35]&lt;=9.09;[.K35]+[.L35]+1.35;IF([.K35]+[.L35]&lt;=9.19;[.K35]+[.L35]+1.36;IF([.K35]+[.L35]&lt;=9.29;[.K35]+[.L35]+1.38;IF([.K35]+[.L35]&lt;=9.39;[.K35]+[.L35]+1.39;IF([.K35]+[.L35]&lt;=9.49;[.K35]+[.L35]+1.41;IF([.K35]+[.L35]&lt;=9.59;[.K35]+[.L35]+1.42;IF([.K35]+[.L35]&lt;=9.69;[.K35]+[.L35]+1.44;IF([.K35]+[.L35]&lt;=9.79;[.K35]+[.L35]+1.45;IF([.K35]+[.L35]&lt;=9.89;[.K35]+[.L35]+1.47))))))))))))))))))))))))))))))))))))))))))))))))))))))))))))))))))))))))))))))))))))))))))))))))))" office:value-type="currency" office:currency="BRL" office:value="1.78" calcext:value-type="currency">
            <text:p>R$ 1,78</text:p>
          </table:table-cell>
          <table:table-cell table:style-name="ce72" table:formula="of:=[.K35]*[.J35]" office:value-type="currency" office:currency="BRL" office:value="31" calcext:value-type="currency">
            <text:p>R$ 31,00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36]+[.L36]&lt;=0.19;[.K36]+[.L36]+0.02;IF([.K36]+[.L36]&lt;=0.29;[.K36]+[.L36]+0.03;IF([.K36]+[.L36]&lt;=0.39;[.K36]+[.L36]+0.04;IF([.K36]+[.L36]&lt;=0.49;[.K36]+[.L36]+0.06;IF([.K36]+[.L36]&lt;=0.59;[.K36]+[.L36]+0.07;IF([.K36]+[.L36]&lt;=0.69;[.K36]+[.L36]+0.09;IF([.K36]+[.L36]&lt;=0.79;[.K36]+[.L36]+0.1;IF([.K36]+[.L36]&lt;=0.89;[.K36]+[.L36]+0.12;IF([.K36]+[.L36]&lt;=0.99;[.K36]+[.L36]+0.13;IF([.K36]+[.L36]&lt;=1.09;[.K36]+[.L36]+0.15;IF([.K36]+[.L36]&lt;=1.19;[.K36]+[.L36]+0.16;IF([.K36]+[.L36]&lt;=1.29;[.K36]+[.L36]+0.18;IF([.K36]+[.L36]&lt;=1.39;[.K36]+[.L36]+0.19;IF([.K36]+[.L36]&lt;=1.49;[.K36]+[.L36]+0.21;IF([.K36]+[.L36]&lt;=1.59;[.K36]+[.L36]+0.22;IF([.K36]+[.L36]&lt;=1.69;[.K36]+[.L36]+0.24;IF([.K36]+[.L36]&lt;=1.79;[.K36]+[.L36]+0.25;IF([.K36]+[.L36]&lt;=1.89;[.K36]+[.L36]+0.27;IF([.K36]+[.L36]&lt;=1.99;[.K36]+[.L36]+0.28;IF([.K36]+[.L36]&lt;=2.09;[.K36]+[.L36]+0.3;IF([.K36]+[.L36]&lt;=2.19;[.K36]+[.L36]+0.31;IF([.K36]+[.L36]&lt;=2.29;[.K36]+[.L36]+0.33;IF([.K36]+[.L36]&lt;=2.39;[.K36]+[.L36]+0.34;IF([.K36]+[.L36]&lt;=2.49;[.K36]+[.L36]+0.36;IF([.K36]+[.L36]&lt;=2.59;[.K36]+[.L36]+0.37;IF([.K36]+[.L36]&lt;=2.69;[.K36]+[.L36]+0.39;IF([.K36]+[.L36]&lt;=2.79;[.K36]+[.L36]+0.4;IF([.K36]+[.L36]&lt;=2.89;[.K36]+[.L36]+0.42;IF([.K36]+[.L36]&lt;=2.99;[.K36]+[.L36]+0.43;IF([.K36]+[.L36]&lt;=3.09;[.K36]+[.L36]+0.45;IF([.K36]+[.L36]&lt;=3.19;[.K36]+[.L36]+0.46;IF([.K36]+[.L36]&lt;=3.29;[.K36]+[.L36]+0.48;IF([.K36]+[.L36]&lt;=3.39;[.K36]+[.L36]+0.49;IF([.K36]+[.L36]&lt;=3.49;[.K36]+[.L36]+0.51;IF([.K36]+[.L36]&lt;=3.59;[.K36]+[.L36]+0.52;IF([.K36]+[.L36]&lt;=3.69;[.K36]+[.L36]+0.54;IF([.K36]+[.L36]&lt;=3.79;[.K36]+[.L36]+0.55;IF([.K36]+[.L36]&lt;=3.89;[.K36]+[.L36]+0.57;IF([.K36]+[.L36]&lt;=3.99;[.K36]+[.L36]+0.58;IF([.K36]+[.L36]&lt;=4.09;[.K36]+[.L36]+0.6;IF([.K36]+[.L36]&lt;=4.19;[.K36]+[.L36]+0.61;IF([.K36]+[.L36]&lt;=4.29;[.K36]+[.L36]+0.63;IF([.K36]+[.L36]&lt;=4.39;[.K36]+[.L36]+0.64;IF([.K36]+[.L36]&lt;=4.49;[.K36]+[.L36]+0.66;IF([.K36]+[.L36]&lt;=4.59;[.K36]+[.L36]+0.67;IF([.K36]+[.L36]&lt;=4.69;[.K36]+[.L36]+0.69;IF([.K36]+[.L36]&lt;=4.79;[.K36]+[.L36]+0.7;IF([.K36]+[.L36]&lt;=4.89;[.K36]+[.L36]+0.72;IF([.K36]+[.L36]&lt;=4.99;[.K36]+[.L36]+0.73;IF([.K36]+[.L36]&lt;=5.09;[.K36]+[.L36]+0.75;IF([.K36]+[.L36]&lt;=5.19;[.K36]+[.L36]+0.76;IF([.K36]+[.L36]&lt;=5.29;[.K36]+[.L36]+0.78;IF([.K36]+[.L36]&lt;=5.39;[.K36]+[.L36]+0.79;IF([.K36]+[.L36]&lt;=5.49;[.K36]+[.L36]+0.81;IF([.K36]+[.L36]&lt;=5.59;[.K36]+[.L36]+0.82;IF([.K36]+[.L36]&lt;=5.69;[.K36]+[.L36]+0.84;IF([.K36]+[.L36]&lt;=5.79;[.K36]+[.L36]+0.85;IF([.K36]+[.L36]&lt;=5.89;[.K36]+[.L36]+0.87;IF([.K36]+[.L36]&lt;=5.99;[.K36]+[.L36]+0.88;IF([.K36]+[.L36]&lt;=6.09;[.K36]+[.L36]+0.9;IF([.K36]+[.L36]&lt;=6.19;[.K36]+[.L36]+0.91;IF([.K36]+[.L36]&lt;=6.29;[.K36]+[.L36]+0.93;IF([.K36]+[.L36]&lt;=6.39;[.K36]+[.L36]+0.94;IF([.K36]+[.L36]&lt;=6.49;[.K36]+[.L36]+0.96;IF([.K36]+[.L36]&lt;=6.59;[.K36]+[.L36]+0.97;IF([.K36]+[.L36]&lt;=6.69;[.K36]+[.L36]+0.99;IF([.K36]+[.L36]&lt;=6.79;[.K36]+[.L36]+1;IF([.K36]+[.L36]&lt;=6.89;[.K36]+[.L36]+1.02;IF([.K36]+[.L36]&lt;=6.99;[.K36]+[.L36]+1.03;IF([.K36]+[.L36]&lt;=7.09;[.K36]+[.L36]+1.05;IF([.K36]+[.L36]&lt;=7.19;[.K36]+[.L36]+1.06;IF([.K36]+[.L36]&lt;=7.29;[.K36]+[.L36]+1.08;IF([.K36]+[.L36]&lt;=7.39;[.K36]+[.L36]+1.09;IF([.K36]+[.L36]&lt;=7.49;[.K36]+[.L36]+1.11;IF([.K36]+[.L36]&lt;=7.59;[.K36]+[.L36]+1.12;IF([.K36]+[.L36]&lt;=7.69;[.K36]+[.L36]+1.14;IF([.K36]+[.L36]&lt;=7.79;[.K36]+[.L36]+1.15;IF([.K36]+[.L36]&lt;=7.89;[.K36]+[.L36]+1.17;IF([.K36]+[.L36]&lt;=7.99;[.K36]+[.L36]+1.18;IF([.K36]+[.L36]&lt;=8.09;[.K36]+[.L36]+1.2;IF([.K36]+[.L36]&lt;=8.19;[.K36]+[.L36]+1.21;IF([.K36]+[.L36]&lt;=8.29;[.K36]+[.L36]+1.23;IF([.K36]+[.L36]&lt;=8.39;[.K36]+[.L36]+1.24;IF([.K36]+[.L36]&lt;=8.49;[.K36]+[.L36]+1.26;IF([.K36]+[.L36]&lt;=8.59;[.K36]+[.L36]+1.27;IF([.K36]+[.L36]&lt;=8.69;[.K36]+[.L36]+1.29;IF([.K36]+[.L36]&lt;=8.79;[.K36]+[.L36]+1.3;IF([.K36]+[.L36]&lt;=8.89;[.K36]+[.L36]+1.32;IF([.K36]+[.L36]&lt;=8.99;[.K36]+[.L36]+1.33;IF([.K36]+[.L36]&lt;=9.09;[.K36]+[.L36]+1.35;IF([.K36]+[.L36]&lt;=9.19;[.K36]+[.L36]+1.36;IF([.K36]+[.L36]&lt;=9.29;[.K36]+[.L36]+1.38;IF([.K36]+[.L36]&lt;=9.39;[.K36]+[.L36]+1.39;IF([.K36]+[.L36]&lt;=9.49;[.K36]+[.L36]+1.41;IF([.K36]+[.L36]&lt;=9.59;[.K36]+[.L36]+1.42;IF([.K36]+[.L36]&lt;=9.69;[.K36]+[.L36]+1.44;IF([.K36]+[.L36]&lt;=9.79;[.K36]+[.L36]+1.45;IF([.K36]+[.L36]&lt;=9.89;[.K36]+[.L36]+1.47))))))))))))))))))))))))))))))))))))))))))))))))))))))))))))))))))))))))))))))))))))))))))))))))))" office:value-type="currency" office:currency="BRL" office:value="0.03" calcext:value-type="currency">
            <text:p>R$ 0,03</text:p>
          </table:table-cell>
          <table:table-cell table:style-name="ce72" table:formula="of:=[.K36]*[.J36]" office:value-type="currency" office:currency="BRL" office:value="0" calcext:value-type="currency">
            <text:p>R$ 0,00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37]+[.L37]&lt;=0.19;[.K37]+[.L37]+0.02;IF([.K37]+[.L37]&lt;=0.29;[.K37]+[.L37]+0.03;IF([.K37]+[.L37]&lt;=0.39;[.K37]+[.L37]+0.04;IF([.K37]+[.L37]&lt;=0.49;[.K37]+[.L37]+0.06;IF([.K37]+[.L37]&lt;=0.59;[.K37]+[.L37]+0.07;IF([.K37]+[.L37]&lt;=0.69;[.K37]+[.L37]+0.09;IF([.K37]+[.L37]&lt;=0.79;[.K37]+[.L37]+0.1;IF([.K37]+[.L37]&lt;=0.89;[.K37]+[.L37]+0.12;IF([.K37]+[.L37]&lt;=0.99;[.K37]+[.L37]+0.13;IF([.K37]+[.L37]&lt;=1.09;[.K37]+[.L37]+0.15;IF([.K37]+[.L37]&lt;=1.19;[.K37]+[.L37]+0.16;IF([.K37]+[.L37]&lt;=1.29;[.K37]+[.L37]+0.18;IF([.K37]+[.L37]&lt;=1.39;[.K37]+[.L37]+0.19;IF([.K37]+[.L37]&lt;=1.49;[.K37]+[.L37]+0.21;IF([.K37]+[.L37]&lt;=1.59;[.K37]+[.L37]+0.22;IF([.K37]+[.L37]&lt;=1.69;[.K37]+[.L37]+0.24;IF([.K37]+[.L37]&lt;=1.79;[.K37]+[.L37]+0.25;IF([.K37]+[.L37]&lt;=1.89;[.K37]+[.L37]+0.27;IF([.K37]+[.L37]&lt;=1.99;[.K37]+[.L37]+0.28;IF([.K37]+[.L37]&lt;=2.09;[.K37]+[.L37]+0.3;IF([.K37]+[.L37]&lt;=2.19;[.K37]+[.L37]+0.31;IF([.K37]+[.L37]&lt;=2.29;[.K37]+[.L37]+0.33;IF([.K37]+[.L37]&lt;=2.39;[.K37]+[.L37]+0.34;IF([.K37]+[.L37]&lt;=2.49;[.K37]+[.L37]+0.36;IF([.K37]+[.L37]&lt;=2.59;[.K37]+[.L37]+0.37;IF([.K37]+[.L37]&lt;=2.69;[.K37]+[.L37]+0.39;IF([.K37]+[.L37]&lt;=2.79;[.K37]+[.L37]+0.4;IF([.K37]+[.L37]&lt;=2.89;[.K37]+[.L37]+0.42;IF([.K37]+[.L37]&lt;=2.99;[.K37]+[.L37]+0.43;IF([.K37]+[.L37]&lt;=3.09;[.K37]+[.L37]+0.45;IF([.K37]+[.L37]&lt;=3.19;[.K37]+[.L37]+0.46;IF([.K37]+[.L37]&lt;=3.29;[.K37]+[.L37]+0.48;IF([.K37]+[.L37]&lt;=3.39;[.K37]+[.L37]+0.49;IF([.K37]+[.L37]&lt;=3.49;[.K37]+[.L37]+0.51;IF([.K37]+[.L37]&lt;=3.59;[.K37]+[.L37]+0.52;IF([.K37]+[.L37]&lt;=3.69;[.K37]+[.L37]+0.54;IF([.K37]+[.L37]&lt;=3.79;[.K37]+[.L37]+0.55;IF([.K37]+[.L37]&lt;=3.89;[.K37]+[.L37]+0.57;IF([.K37]+[.L37]&lt;=3.99;[.K37]+[.L37]+0.58;IF([.K37]+[.L37]&lt;=4.09;[.K37]+[.L37]+0.6;IF([.K37]+[.L37]&lt;=4.19;[.K37]+[.L37]+0.61;IF([.K37]+[.L37]&lt;=4.29;[.K37]+[.L37]+0.63;IF([.K37]+[.L37]&lt;=4.39;[.K37]+[.L37]+0.64;IF([.K37]+[.L37]&lt;=4.49;[.K37]+[.L37]+0.66;IF([.K37]+[.L37]&lt;=4.59;[.K37]+[.L37]+0.67;IF([.K37]+[.L37]&lt;=4.69;[.K37]+[.L37]+0.69;IF([.K37]+[.L37]&lt;=4.79;[.K37]+[.L37]+0.7;IF([.K37]+[.L37]&lt;=4.89;[.K37]+[.L37]+0.72;IF([.K37]+[.L37]&lt;=4.99;[.K37]+[.L37]+0.73;IF([.K37]+[.L37]&lt;=5.09;[.K37]+[.L37]+0.75;IF([.K37]+[.L37]&lt;=5.19;[.K37]+[.L37]+0.76;IF([.K37]+[.L37]&lt;=5.29;[.K37]+[.L37]+0.78;IF([.K37]+[.L37]&lt;=5.39;[.K37]+[.L37]+0.79;IF([.K37]+[.L37]&lt;=5.49;[.K37]+[.L37]+0.81;IF([.K37]+[.L37]&lt;=5.59;[.K37]+[.L37]+0.82;IF([.K37]+[.L37]&lt;=5.69;[.K37]+[.L37]+0.84;IF([.K37]+[.L37]&lt;=5.79;[.K37]+[.L37]+0.85;IF([.K37]+[.L37]&lt;=5.89;[.K37]+[.L37]+0.87;IF([.K37]+[.L37]&lt;=5.99;[.K37]+[.L37]+0.88;IF([.K37]+[.L37]&lt;=6.09;[.K37]+[.L37]+0.9;IF([.K37]+[.L37]&lt;=6.19;[.K37]+[.L37]+0.91;IF([.K37]+[.L37]&lt;=6.29;[.K37]+[.L37]+0.93;IF([.K37]+[.L37]&lt;=6.39;[.K37]+[.L37]+0.94;IF([.K37]+[.L37]&lt;=6.49;[.K37]+[.L37]+0.96;IF([.K37]+[.L37]&lt;=6.59;[.K37]+[.L37]+0.97;IF([.K37]+[.L37]&lt;=6.69;[.K37]+[.L37]+0.99;IF([.K37]+[.L37]&lt;=6.79;[.K37]+[.L37]+1;IF([.K37]+[.L37]&lt;=6.89;[.K37]+[.L37]+1.02;IF([.K37]+[.L37]&lt;=6.99;[.K37]+[.L37]+1.03;IF([.K37]+[.L37]&lt;=7.09;[.K37]+[.L37]+1.05;IF([.K37]+[.L37]&lt;=7.19;[.K37]+[.L37]+1.06;IF([.K37]+[.L37]&lt;=7.29;[.K37]+[.L37]+1.08;IF([.K37]+[.L37]&lt;=7.39;[.K37]+[.L37]+1.09;IF([.K37]+[.L37]&lt;=7.49;[.K37]+[.L37]+1.11;IF([.K37]+[.L37]&lt;=7.59;[.K37]+[.L37]+1.12;IF([.K37]+[.L37]&lt;=7.69;[.K37]+[.L37]+1.14;IF([.K37]+[.L37]&lt;=7.79;[.K37]+[.L37]+1.15;IF([.K37]+[.L37]&lt;=7.89;[.K37]+[.L37]+1.17;IF([.K37]+[.L37]&lt;=7.99;[.K37]+[.L37]+1.18;IF([.K37]+[.L37]&lt;=8.09;[.K37]+[.L37]+1.2;IF([.K37]+[.L37]&lt;=8.19;[.K37]+[.L37]+1.21;IF([.K37]+[.L37]&lt;=8.29;[.K37]+[.L37]+1.23;IF([.K37]+[.L37]&lt;=8.39;[.K37]+[.L37]+1.24;IF([.K37]+[.L37]&lt;=8.49;[.K37]+[.L37]+1.26;IF([.K37]+[.L37]&lt;=8.59;[.K37]+[.L37]+1.27;IF([.K37]+[.L37]&lt;=8.69;[.K37]+[.L37]+1.29;IF([.K37]+[.L37]&lt;=8.79;[.K37]+[.L37]+1.3;IF([.K37]+[.L37]&lt;=8.89;[.K37]+[.L37]+1.32;IF([.K37]+[.L37]&lt;=8.99;[.K37]+[.L37]+1.33;IF([.K37]+[.L37]&lt;=9.09;[.K37]+[.L37]+1.35;IF([.K37]+[.L37]&lt;=9.19;[.K37]+[.L37]+1.36;IF([.K37]+[.L37]&lt;=9.29;[.K37]+[.L37]+1.38;IF([.K37]+[.L37]&lt;=9.39;[.K37]+[.L37]+1.39;IF([.K37]+[.L37]&lt;=9.49;[.K37]+[.L37]+1.41;IF([.K37]+[.L37]&lt;=9.59;[.K37]+[.L37]+1.42;IF([.K37]+[.L37]&lt;=9.69;[.K37]+[.L37]+1.44;IF([.K37]+[.L37]&lt;=9.79;[.K37]+[.L37]+1.45;IF([.K37]+[.L37]&lt;=9.89;[.K37]+[.L37]+1.47))))))))))))))))))))))))))))))))))))))))))))))))))))))))))))))))))))))))))))))))))))))))))))))))))" office:value-type="currency" office:currency="BRL" office:value="0.03" calcext:value-type="currency">
            <text:p>R$ 0,03</text:p>
          </table:table-cell>
          <table:table-cell table:style-name="ce72" table:formula="of:=[.K37]*[.J37]" office:value-type="currency" office:currency="BRL" office:value="0" calcext:value-type="currency">
            <text:p>R$ 0,00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38]+[.L38]&lt;=0.19;[.K38]+[.L38]+0.02;IF([.K38]+[.L38]&lt;=0.29;[.K38]+[.L38]+0.03;IF([.K38]+[.L38]&lt;=0.39;[.K38]+[.L38]+0.04;IF([.K38]+[.L38]&lt;=0.49;[.K38]+[.L38]+0.06;IF([.K38]+[.L38]&lt;=0.59;[.K38]+[.L38]+0.07;IF([.K38]+[.L38]&lt;=0.69;[.K38]+[.L38]+0.09;IF([.K38]+[.L38]&lt;=0.79;[.K38]+[.L38]+0.1;IF([.K38]+[.L38]&lt;=0.89;[.K38]+[.L38]+0.12;IF([.K38]+[.L38]&lt;=0.99;[.K38]+[.L38]+0.13;IF([.K38]+[.L38]&lt;=1.09;[.K38]+[.L38]+0.15;IF([.K38]+[.L38]&lt;=1.19;[.K38]+[.L38]+0.16;IF([.K38]+[.L38]&lt;=1.29;[.K38]+[.L38]+0.18;IF([.K38]+[.L38]&lt;=1.39;[.K38]+[.L38]+0.19;IF([.K38]+[.L38]&lt;=1.49;[.K38]+[.L38]+0.21;IF([.K38]+[.L38]&lt;=1.59;[.K38]+[.L38]+0.22;IF([.K38]+[.L38]&lt;=1.69;[.K38]+[.L38]+0.24;IF([.K38]+[.L38]&lt;=1.79;[.K38]+[.L38]+0.25;IF([.K38]+[.L38]&lt;=1.89;[.K38]+[.L38]+0.27;IF([.K38]+[.L38]&lt;=1.99;[.K38]+[.L38]+0.28;IF([.K38]+[.L38]&lt;=2.09;[.K38]+[.L38]+0.3;IF([.K38]+[.L38]&lt;=2.19;[.K38]+[.L38]+0.31;IF([.K38]+[.L38]&lt;=2.29;[.K38]+[.L38]+0.33;IF([.K38]+[.L38]&lt;=2.39;[.K38]+[.L38]+0.34;IF([.K38]+[.L38]&lt;=2.49;[.K38]+[.L38]+0.36;IF([.K38]+[.L38]&lt;=2.59;[.K38]+[.L38]+0.37;IF([.K38]+[.L38]&lt;=2.69;[.K38]+[.L38]+0.39;IF([.K38]+[.L38]&lt;=2.79;[.K38]+[.L38]+0.4;IF([.K38]+[.L38]&lt;=2.89;[.K38]+[.L38]+0.42;IF([.K38]+[.L38]&lt;=2.99;[.K38]+[.L38]+0.43;IF([.K38]+[.L38]&lt;=3.09;[.K38]+[.L38]+0.45;IF([.K38]+[.L38]&lt;=3.19;[.K38]+[.L38]+0.46;IF([.K38]+[.L38]&lt;=3.29;[.K38]+[.L38]+0.48;IF([.K38]+[.L38]&lt;=3.39;[.K38]+[.L38]+0.49;IF([.K38]+[.L38]&lt;=3.49;[.K38]+[.L38]+0.51;IF([.K38]+[.L38]&lt;=3.59;[.K38]+[.L38]+0.52;IF([.K38]+[.L38]&lt;=3.69;[.K38]+[.L38]+0.54;IF([.K38]+[.L38]&lt;=3.79;[.K38]+[.L38]+0.55;IF([.K38]+[.L38]&lt;=3.89;[.K38]+[.L38]+0.57;IF([.K38]+[.L38]&lt;=3.99;[.K38]+[.L38]+0.58;IF([.K38]+[.L38]&lt;=4.09;[.K38]+[.L38]+0.6;IF([.K38]+[.L38]&lt;=4.19;[.K38]+[.L38]+0.61;IF([.K38]+[.L38]&lt;=4.29;[.K38]+[.L38]+0.63;IF([.K38]+[.L38]&lt;=4.39;[.K38]+[.L38]+0.64;IF([.K38]+[.L38]&lt;=4.49;[.K38]+[.L38]+0.66;IF([.K38]+[.L38]&lt;=4.59;[.K38]+[.L38]+0.67;IF([.K38]+[.L38]&lt;=4.69;[.K38]+[.L38]+0.69;IF([.K38]+[.L38]&lt;=4.79;[.K38]+[.L38]+0.7;IF([.K38]+[.L38]&lt;=4.89;[.K38]+[.L38]+0.72;IF([.K38]+[.L38]&lt;=4.99;[.K38]+[.L38]+0.73;IF([.K38]+[.L38]&lt;=5.09;[.K38]+[.L38]+0.75;IF([.K38]+[.L38]&lt;=5.19;[.K38]+[.L38]+0.76;IF([.K38]+[.L38]&lt;=5.29;[.K38]+[.L38]+0.78;IF([.K38]+[.L38]&lt;=5.39;[.K38]+[.L38]+0.79;IF([.K38]+[.L38]&lt;=5.49;[.K38]+[.L38]+0.81;IF([.K38]+[.L38]&lt;=5.59;[.K38]+[.L38]+0.82;IF([.K38]+[.L38]&lt;=5.69;[.K38]+[.L38]+0.84;IF([.K38]+[.L38]&lt;=5.79;[.K38]+[.L38]+0.85;IF([.K38]+[.L38]&lt;=5.89;[.K38]+[.L38]+0.87;IF([.K38]+[.L38]&lt;=5.99;[.K38]+[.L38]+0.88;IF([.K38]+[.L38]&lt;=6.09;[.K38]+[.L38]+0.9;IF([.K38]+[.L38]&lt;=6.19;[.K38]+[.L38]+0.91;IF([.K38]+[.L38]&lt;=6.29;[.K38]+[.L38]+0.93;IF([.K38]+[.L38]&lt;=6.39;[.K38]+[.L38]+0.94;IF([.K38]+[.L38]&lt;=6.49;[.K38]+[.L38]+0.96;IF([.K38]+[.L38]&lt;=6.59;[.K38]+[.L38]+0.97;IF([.K38]+[.L38]&lt;=6.69;[.K38]+[.L38]+0.99;IF([.K38]+[.L38]&lt;=6.79;[.K38]+[.L38]+1;IF([.K38]+[.L38]&lt;=6.89;[.K38]+[.L38]+1.02;IF([.K38]+[.L38]&lt;=6.99;[.K38]+[.L38]+1.03;IF([.K38]+[.L38]&lt;=7.09;[.K38]+[.L38]+1.05;IF([.K38]+[.L38]&lt;=7.19;[.K38]+[.L38]+1.06;IF([.K38]+[.L38]&lt;=7.29;[.K38]+[.L38]+1.08;IF([.K38]+[.L38]&lt;=7.39;[.K38]+[.L38]+1.09;IF([.K38]+[.L38]&lt;=7.49;[.K38]+[.L38]+1.11;IF([.K38]+[.L38]&lt;=7.59;[.K38]+[.L38]+1.12;IF([.K38]+[.L38]&lt;=7.69;[.K38]+[.L38]+1.14;IF([.K38]+[.L38]&lt;=7.79;[.K38]+[.L38]+1.15;IF([.K38]+[.L38]&lt;=7.89;[.K38]+[.L38]+1.17;IF([.K38]+[.L38]&lt;=7.99;[.K38]+[.L38]+1.18;IF([.K38]+[.L38]&lt;=8.09;[.K38]+[.L38]+1.2;IF([.K38]+[.L38]&lt;=8.19;[.K38]+[.L38]+1.21;IF([.K38]+[.L38]&lt;=8.29;[.K38]+[.L38]+1.23;IF([.K38]+[.L38]&lt;=8.39;[.K38]+[.L38]+1.24;IF([.K38]+[.L38]&lt;=8.49;[.K38]+[.L38]+1.26;IF([.K38]+[.L38]&lt;=8.59;[.K38]+[.L38]+1.27;IF([.K38]+[.L38]&lt;=8.69;[.K38]+[.L38]+1.29;IF([.K38]+[.L38]&lt;=8.79;[.K38]+[.L38]+1.3;IF([.K38]+[.L38]&lt;=8.89;[.K38]+[.L38]+1.32;IF([.K38]+[.L38]&lt;=8.99;[.K38]+[.L38]+1.33;IF([.K38]+[.L38]&lt;=9.09;[.K38]+[.L38]+1.35;IF([.K38]+[.L38]&lt;=9.19;[.K38]+[.L38]+1.36;IF([.K38]+[.L38]&lt;=9.29;[.K38]+[.L38]+1.38;IF([.K38]+[.L38]&lt;=9.39;[.K38]+[.L38]+1.39;IF([.K38]+[.L38]&lt;=9.49;[.K38]+[.L38]+1.41;IF([.K38]+[.L38]&lt;=9.59;[.K38]+[.L38]+1.42;IF([.K38]+[.L38]&lt;=9.69;[.K38]+[.L38]+1.44;IF([.K38]+[.L38]&lt;=9.79;[.K38]+[.L38]+1.45;IF([.K38]+[.L38]&lt;=9.89;[.K38]+[.L38]+1.47))))))))))))))))))))))))))))))))))))))))))))))))))))))))))))))))))))))))))))))))))))))))))))))))))" office:value-type="currency" office:currency="BRL" office:value="0.03" calcext:value-type="currency">
            <text:p>R$ 0,03</text:p>
          </table:table-cell>
          <table:table-cell table:style-name="ce72" table:formula="of:=[.K38]*[.J38]" office:value-type="currency" office:currency="BRL" office:value="0" calcext:value-type="currency">
            <text:p>R$ 0,00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39]+[.L39]&lt;=0.19;[.K39]+[.L39]+0.02;IF([.K39]+[.L39]&lt;=0.29;[.K39]+[.L39]+0.03;IF([.K39]+[.L39]&lt;=0.39;[.K39]+[.L39]+0.04;IF([.K39]+[.L39]&lt;=0.49;[.K39]+[.L39]+0.06;IF([.K39]+[.L39]&lt;=0.59;[.K39]+[.L39]+0.07;IF([.K39]+[.L39]&lt;=0.69;[.K39]+[.L39]+0.09;IF([.K39]+[.L39]&lt;=0.79;[.K39]+[.L39]+0.1;IF([.K39]+[.L39]&lt;=0.89;[.K39]+[.L39]+0.12;IF([.K39]+[.L39]&lt;=0.99;[.K39]+[.L39]+0.13;IF([.K39]+[.L39]&lt;=1.09;[.K39]+[.L39]+0.15;IF([.K39]+[.L39]&lt;=1.19;[.K39]+[.L39]+0.16;IF([.K39]+[.L39]&lt;=1.29;[.K39]+[.L39]+0.18;IF([.K39]+[.L39]&lt;=1.39;[.K39]+[.L39]+0.19;IF([.K39]+[.L39]&lt;=1.49;[.K39]+[.L39]+0.21;IF([.K39]+[.L39]&lt;=1.59;[.K39]+[.L39]+0.22;IF([.K39]+[.L39]&lt;=1.69;[.K39]+[.L39]+0.24;IF([.K39]+[.L39]&lt;=1.79;[.K39]+[.L39]+0.25;IF([.K39]+[.L39]&lt;=1.89;[.K39]+[.L39]+0.27;IF([.K39]+[.L39]&lt;=1.99;[.K39]+[.L39]+0.28;IF([.K39]+[.L39]&lt;=2.09;[.K39]+[.L39]+0.3;IF([.K39]+[.L39]&lt;=2.19;[.K39]+[.L39]+0.31;IF([.K39]+[.L39]&lt;=2.29;[.K39]+[.L39]+0.33;IF([.K39]+[.L39]&lt;=2.39;[.K39]+[.L39]+0.34;IF([.K39]+[.L39]&lt;=2.49;[.K39]+[.L39]+0.36;IF([.K39]+[.L39]&lt;=2.59;[.K39]+[.L39]+0.37;IF([.K39]+[.L39]&lt;=2.69;[.K39]+[.L39]+0.39;IF([.K39]+[.L39]&lt;=2.79;[.K39]+[.L39]+0.4;IF([.K39]+[.L39]&lt;=2.89;[.K39]+[.L39]+0.42;IF([.K39]+[.L39]&lt;=2.99;[.K39]+[.L39]+0.43;IF([.K39]+[.L39]&lt;=3.09;[.K39]+[.L39]+0.45;IF([.K39]+[.L39]&lt;=3.19;[.K39]+[.L39]+0.46;IF([.K39]+[.L39]&lt;=3.29;[.K39]+[.L39]+0.48;IF([.K39]+[.L39]&lt;=3.39;[.K39]+[.L39]+0.49;IF([.K39]+[.L39]&lt;=3.49;[.K39]+[.L39]+0.51;IF([.K39]+[.L39]&lt;=3.59;[.K39]+[.L39]+0.52;IF([.K39]+[.L39]&lt;=3.69;[.K39]+[.L39]+0.54;IF([.K39]+[.L39]&lt;=3.79;[.K39]+[.L39]+0.55;IF([.K39]+[.L39]&lt;=3.89;[.K39]+[.L39]+0.57;IF([.K39]+[.L39]&lt;=3.99;[.K39]+[.L39]+0.58;IF([.K39]+[.L39]&lt;=4.09;[.K39]+[.L39]+0.6;IF([.K39]+[.L39]&lt;=4.19;[.K39]+[.L39]+0.61;IF([.K39]+[.L39]&lt;=4.29;[.K39]+[.L39]+0.63;IF([.K39]+[.L39]&lt;=4.39;[.K39]+[.L39]+0.64;IF([.K39]+[.L39]&lt;=4.49;[.K39]+[.L39]+0.66;IF([.K39]+[.L39]&lt;=4.59;[.K39]+[.L39]+0.67;IF([.K39]+[.L39]&lt;=4.69;[.K39]+[.L39]+0.69;IF([.K39]+[.L39]&lt;=4.79;[.K39]+[.L39]+0.7;IF([.K39]+[.L39]&lt;=4.89;[.K39]+[.L39]+0.72;IF([.K39]+[.L39]&lt;=4.99;[.K39]+[.L39]+0.73;IF([.K39]+[.L39]&lt;=5.09;[.K39]+[.L39]+0.75;IF([.K39]+[.L39]&lt;=5.19;[.K39]+[.L39]+0.76;IF([.K39]+[.L39]&lt;=5.29;[.K39]+[.L39]+0.78;IF([.K39]+[.L39]&lt;=5.39;[.K39]+[.L39]+0.79;IF([.K39]+[.L39]&lt;=5.49;[.K39]+[.L39]+0.81;IF([.K39]+[.L39]&lt;=5.59;[.K39]+[.L39]+0.82;IF([.K39]+[.L39]&lt;=5.69;[.K39]+[.L39]+0.84;IF([.K39]+[.L39]&lt;=5.79;[.K39]+[.L39]+0.85;IF([.K39]+[.L39]&lt;=5.89;[.K39]+[.L39]+0.87;IF([.K39]+[.L39]&lt;=5.99;[.K39]+[.L39]+0.88;IF([.K39]+[.L39]&lt;=6.09;[.K39]+[.L39]+0.9;IF([.K39]+[.L39]&lt;=6.19;[.K39]+[.L39]+0.91;IF([.K39]+[.L39]&lt;=6.29;[.K39]+[.L39]+0.93;IF([.K39]+[.L39]&lt;=6.39;[.K39]+[.L39]+0.94;IF([.K39]+[.L39]&lt;=6.49;[.K39]+[.L39]+0.96;IF([.K39]+[.L39]&lt;=6.59;[.K39]+[.L39]+0.97;IF([.K39]+[.L39]&lt;=6.69;[.K39]+[.L39]+0.99;IF([.K39]+[.L39]&lt;=6.79;[.K39]+[.L39]+1;IF([.K39]+[.L39]&lt;=6.89;[.K39]+[.L39]+1.02;IF([.K39]+[.L39]&lt;=6.99;[.K39]+[.L39]+1.03;IF([.K39]+[.L39]&lt;=7.09;[.K39]+[.L39]+1.05;IF([.K39]+[.L39]&lt;=7.19;[.K39]+[.L39]+1.06;IF([.K39]+[.L39]&lt;=7.29;[.K39]+[.L39]+1.08;IF([.K39]+[.L39]&lt;=7.39;[.K39]+[.L39]+1.09;IF([.K39]+[.L39]&lt;=7.49;[.K39]+[.L39]+1.11;IF([.K39]+[.L39]&lt;=7.59;[.K39]+[.L39]+1.12;IF([.K39]+[.L39]&lt;=7.69;[.K39]+[.L39]+1.14;IF([.K39]+[.L39]&lt;=7.79;[.K39]+[.L39]+1.15;IF([.K39]+[.L39]&lt;=7.89;[.K39]+[.L39]+1.17;IF([.K39]+[.L39]&lt;=7.99;[.K39]+[.L39]+1.18;IF([.K39]+[.L39]&lt;=8.09;[.K39]+[.L39]+1.2;IF([.K39]+[.L39]&lt;=8.19;[.K39]+[.L39]+1.21;IF([.K39]+[.L39]&lt;=8.29;[.K39]+[.L39]+1.23;IF([.K39]+[.L39]&lt;=8.39;[.K39]+[.L39]+1.24;IF([.K39]+[.L39]&lt;=8.49;[.K39]+[.L39]+1.26;IF([.K39]+[.L39]&lt;=8.59;[.K39]+[.L39]+1.27;IF([.K39]+[.L39]&lt;=8.69;[.K39]+[.L39]+1.29;IF([.K39]+[.L39]&lt;=8.79;[.K39]+[.L39]+1.3;IF([.K39]+[.L39]&lt;=8.89;[.K39]+[.L39]+1.32;IF([.K39]+[.L39]&lt;=8.99;[.K39]+[.L39]+1.33;IF([.K39]+[.L39]&lt;=9.09;[.K39]+[.L39]+1.35;IF([.K39]+[.L39]&lt;=9.19;[.K39]+[.L39]+1.36;IF([.K39]+[.L39]&lt;=9.29;[.K39]+[.L39]+1.38;IF([.K39]+[.L39]&lt;=9.39;[.K39]+[.L39]+1.39;IF([.K39]+[.L39]&lt;=9.49;[.K39]+[.L39]+1.41;IF([.K39]+[.L39]&lt;=9.59;[.K39]+[.L39]+1.42;IF([.K39]+[.L39]&lt;=9.69;[.K39]+[.L39]+1.44;IF([.K39]+[.L39]&lt;=9.79;[.K39]+[.L39]+1.45;IF([.K39]+[.L39]&lt;=9.89;[.K39]+[.L39]+1.47))))))))))))))))))))))))))))))))))))))))))))))))))))))))))))))))))))))))))))))))))))))))))))))))))" office:value-type="currency" office:currency="BRL" office:value="0.03" calcext:value-type="currency">
            <text:p>R$ 0,03</text:p>
          </table:table-cell>
          <table:table-cell table:style-name="ce72" table:formula="of:=[.K39]*[.J39]" office:value-type="currency" office:currency="BRL" office:value="0" calcext:value-type="currency">
            <text:p>R$ 0,00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40]+[.L40]&lt;=0.19;[.K40]+[.L40]+0.02;IF([.K40]+[.L40]&lt;=0.29;[.K40]+[.L40]+0.03;IF([.K40]+[.L40]&lt;=0.39;[.K40]+[.L40]+0.04;IF([.K40]+[.L40]&lt;=0.49;[.K40]+[.L40]+0.06;IF([.K40]+[.L40]&lt;=0.59;[.K40]+[.L40]+0.07;IF([.K40]+[.L40]&lt;=0.69;[.K40]+[.L40]+0.09;IF([.K40]+[.L40]&lt;=0.79;[.K40]+[.L40]+0.1;IF([.K40]+[.L40]&lt;=0.89;[.K40]+[.L40]+0.12;IF([.K40]+[.L40]&lt;=0.99;[.K40]+[.L40]+0.13;IF([.K40]+[.L40]&lt;=1.09;[.K40]+[.L40]+0.15;IF([.K40]+[.L40]&lt;=1.19;[.K40]+[.L40]+0.16;IF([.K40]+[.L40]&lt;=1.29;[.K40]+[.L40]+0.18;IF([.K40]+[.L40]&lt;=1.39;[.K40]+[.L40]+0.19;IF([.K40]+[.L40]&lt;=1.49;[.K40]+[.L40]+0.21;IF([.K40]+[.L40]&lt;=1.59;[.K40]+[.L40]+0.22;IF([.K40]+[.L40]&lt;=1.69;[.K40]+[.L40]+0.24;IF([.K40]+[.L40]&lt;=1.79;[.K40]+[.L40]+0.25;IF([.K40]+[.L40]&lt;=1.89;[.K40]+[.L40]+0.27;IF([.K40]+[.L40]&lt;=1.99;[.K40]+[.L40]+0.28;IF([.K40]+[.L40]&lt;=2.09;[.K40]+[.L40]+0.3;IF([.K40]+[.L40]&lt;=2.19;[.K40]+[.L40]+0.31;IF([.K40]+[.L40]&lt;=2.29;[.K40]+[.L40]+0.33;IF([.K40]+[.L40]&lt;=2.39;[.K40]+[.L40]+0.34;IF([.K40]+[.L40]&lt;=2.49;[.K40]+[.L40]+0.36;IF([.K40]+[.L40]&lt;=2.59;[.K40]+[.L40]+0.37;IF([.K40]+[.L40]&lt;=2.69;[.K40]+[.L40]+0.39;IF([.K40]+[.L40]&lt;=2.79;[.K40]+[.L40]+0.4;IF([.K40]+[.L40]&lt;=2.89;[.K40]+[.L40]+0.42;IF([.K40]+[.L40]&lt;=2.99;[.K40]+[.L40]+0.43;IF([.K40]+[.L40]&lt;=3.09;[.K40]+[.L40]+0.45;IF([.K40]+[.L40]&lt;=3.19;[.K40]+[.L40]+0.46;IF([.K40]+[.L40]&lt;=3.29;[.K40]+[.L40]+0.48;IF([.K40]+[.L40]&lt;=3.39;[.K40]+[.L40]+0.49;IF([.K40]+[.L40]&lt;=3.49;[.K40]+[.L40]+0.51;IF([.K40]+[.L40]&lt;=3.59;[.K40]+[.L40]+0.52;IF([.K40]+[.L40]&lt;=3.69;[.K40]+[.L40]+0.54;IF([.K40]+[.L40]&lt;=3.79;[.K40]+[.L40]+0.55;IF([.K40]+[.L40]&lt;=3.89;[.K40]+[.L40]+0.57;IF([.K40]+[.L40]&lt;=3.99;[.K40]+[.L40]+0.58;IF([.K40]+[.L40]&lt;=4.09;[.K40]+[.L40]+0.6;IF([.K40]+[.L40]&lt;=4.19;[.K40]+[.L40]+0.61;IF([.K40]+[.L40]&lt;=4.29;[.K40]+[.L40]+0.63;IF([.K40]+[.L40]&lt;=4.39;[.K40]+[.L40]+0.64;IF([.K40]+[.L40]&lt;=4.49;[.K40]+[.L40]+0.66;IF([.K40]+[.L40]&lt;=4.59;[.K40]+[.L40]+0.67;IF([.K40]+[.L40]&lt;=4.69;[.K40]+[.L40]+0.69;IF([.K40]+[.L40]&lt;=4.79;[.K40]+[.L40]+0.7;IF([.K40]+[.L40]&lt;=4.89;[.K40]+[.L40]+0.72;IF([.K40]+[.L40]&lt;=4.99;[.K40]+[.L40]+0.73;IF([.K40]+[.L40]&lt;=5.09;[.K40]+[.L40]+0.75;IF([.K40]+[.L40]&lt;=5.19;[.K40]+[.L40]+0.76;IF([.K40]+[.L40]&lt;=5.29;[.K40]+[.L40]+0.78;IF([.K40]+[.L40]&lt;=5.39;[.K40]+[.L40]+0.79;IF([.K40]+[.L40]&lt;=5.49;[.K40]+[.L40]+0.81;IF([.K40]+[.L40]&lt;=5.59;[.K40]+[.L40]+0.82;IF([.K40]+[.L40]&lt;=5.69;[.K40]+[.L40]+0.84;IF([.K40]+[.L40]&lt;=5.79;[.K40]+[.L40]+0.85;IF([.K40]+[.L40]&lt;=5.89;[.K40]+[.L40]+0.87;IF([.K40]+[.L40]&lt;=5.99;[.K40]+[.L40]+0.88;IF([.K40]+[.L40]&lt;=6.09;[.K40]+[.L40]+0.9;IF([.K40]+[.L40]&lt;=6.19;[.K40]+[.L40]+0.91;IF([.K40]+[.L40]&lt;=6.29;[.K40]+[.L40]+0.93;IF([.K40]+[.L40]&lt;=6.39;[.K40]+[.L40]+0.94;IF([.K40]+[.L40]&lt;=6.49;[.K40]+[.L40]+0.96;IF([.K40]+[.L40]&lt;=6.59;[.K40]+[.L40]+0.97;IF([.K40]+[.L40]&lt;=6.69;[.K40]+[.L40]+0.99;IF([.K40]+[.L40]&lt;=6.79;[.K40]+[.L40]+1;IF([.K40]+[.L40]&lt;=6.89;[.K40]+[.L40]+1.02;IF([.K40]+[.L40]&lt;=6.99;[.K40]+[.L40]+1.03;IF([.K40]+[.L40]&lt;=7.09;[.K40]+[.L40]+1.05;IF([.K40]+[.L40]&lt;=7.19;[.K40]+[.L40]+1.06;IF([.K40]+[.L40]&lt;=7.29;[.K40]+[.L40]+1.08;IF([.K40]+[.L40]&lt;=7.39;[.K40]+[.L40]+1.09;IF([.K40]+[.L40]&lt;=7.49;[.K40]+[.L40]+1.11;IF([.K40]+[.L40]&lt;=7.59;[.K40]+[.L40]+1.12;IF([.K40]+[.L40]&lt;=7.69;[.K40]+[.L40]+1.14;IF([.K40]+[.L40]&lt;=7.79;[.K40]+[.L40]+1.15;IF([.K40]+[.L40]&lt;=7.89;[.K40]+[.L40]+1.17;IF([.K40]+[.L40]&lt;=7.99;[.K40]+[.L40]+1.18;IF([.K40]+[.L40]&lt;=8.09;[.K40]+[.L40]+1.2;IF([.K40]+[.L40]&lt;=8.19;[.K40]+[.L40]+1.21;IF([.K40]+[.L40]&lt;=8.29;[.K40]+[.L40]+1.23;IF([.K40]+[.L40]&lt;=8.39;[.K40]+[.L40]+1.24;IF([.K40]+[.L40]&lt;=8.49;[.K40]+[.L40]+1.26;IF([.K40]+[.L40]&lt;=8.59;[.K40]+[.L40]+1.27;IF([.K40]+[.L40]&lt;=8.69;[.K40]+[.L40]+1.29;IF([.K40]+[.L40]&lt;=8.79;[.K40]+[.L40]+1.3;IF([.K40]+[.L40]&lt;=8.89;[.K40]+[.L40]+1.32;IF([.K40]+[.L40]&lt;=8.99;[.K40]+[.L40]+1.33;IF([.K40]+[.L40]&lt;=9.09;[.K40]+[.L40]+1.35;IF([.K40]+[.L40]&lt;=9.19;[.K40]+[.L40]+1.36;IF([.K40]+[.L40]&lt;=9.29;[.K40]+[.L40]+1.38;IF([.K40]+[.L40]&lt;=9.39;[.K40]+[.L40]+1.39;IF([.K40]+[.L40]&lt;=9.49;[.K40]+[.L40]+1.41;IF([.K40]+[.L40]&lt;=9.59;[.K40]+[.L40]+1.42;IF([.K40]+[.L40]&lt;=9.69;[.K40]+[.L40]+1.44;IF([.K40]+[.L40]&lt;=9.79;[.K40]+[.L40]+1.45;IF([.K40]+[.L40]&lt;=9.89;[.K40]+[.L40]+1.47))))))))))))))))))))))))))))))))))))))))))))))))))))))))))))))))))))))))))))))))))))))))))))))))))" office:value-type="currency" office:currency="BRL" office:value="0.03" calcext:value-type="currency">
            <text:p>R$ 0,03</text:p>
          </table:table-cell>
          <table:table-cell table:style-name="ce72" table:formula="of:=[.K40]*[.J40]" office:value-type="currency" office:currency="BRL" office:value="0" calcext:value-type="currency">
            <text:p>R$ 0,00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41]+[.L41]&lt;=0.19;[.K41]+[.L41]+0.02;IF([.K41]+[.L41]&lt;=0.29;[.K41]+[.L41]+0.03;IF([.K41]+[.L41]&lt;=0.39;[.K41]+[.L41]+0.04;IF([.K41]+[.L41]&lt;=0.49;[.K41]+[.L41]+0.06;IF([.K41]+[.L41]&lt;=0.59;[.K41]+[.L41]+0.07;IF([.K41]+[.L41]&lt;=0.69;[.K41]+[.L41]+0.09;IF([.K41]+[.L41]&lt;=0.79;[.K41]+[.L41]+0.1;IF([.K41]+[.L41]&lt;=0.89;[.K41]+[.L41]+0.12;IF([.K41]+[.L41]&lt;=0.99;[.K41]+[.L41]+0.13;IF([.K41]+[.L41]&lt;=1.09;[.K41]+[.L41]+0.15;IF([.K41]+[.L41]&lt;=1.19;[.K41]+[.L41]+0.16;IF([.K41]+[.L41]&lt;=1.29;[.K41]+[.L41]+0.18;IF([.K41]+[.L41]&lt;=1.39;[.K41]+[.L41]+0.19;IF([.K41]+[.L41]&lt;=1.49;[.K41]+[.L41]+0.21;IF([.K41]+[.L41]&lt;=1.59;[.K41]+[.L41]+0.22;IF([.K41]+[.L41]&lt;=1.69;[.K41]+[.L41]+0.24;IF([.K41]+[.L41]&lt;=1.79;[.K41]+[.L41]+0.25;IF([.K41]+[.L41]&lt;=1.89;[.K41]+[.L41]+0.27;IF([.K41]+[.L41]&lt;=1.99;[.K41]+[.L41]+0.28;IF([.K41]+[.L41]&lt;=2.09;[.K41]+[.L41]+0.3;IF([.K41]+[.L41]&lt;=2.19;[.K41]+[.L41]+0.31;IF([.K41]+[.L41]&lt;=2.29;[.K41]+[.L41]+0.33;IF([.K41]+[.L41]&lt;=2.39;[.K41]+[.L41]+0.34;IF([.K41]+[.L41]&lt;=2.49;[.K41]+[.L41]+0.36;IF([.K41]+[.L41]&lt;=2.59;[.K41]+[.L41]+0.37;IF([.K41]+[.L41]&lt;=2.69;[.K41]+[.L41]+0.39;IF([.K41]+[.L41]&lt;=2.79;[.K41]+[.L41]+0.4;IF([.K41]+[.L41]&lt;=2.89;[.K41]+[.L41]+0.42;IF([.K41]+[.L41]&lt;=2.99;[.K41]+[.L41]+0.43;IF([.K41]+[.L41]&lt;=3.09;[.K41]+[.L41]+0.45;IF([.K41]+[.L41]&lt;=3.19;[.K41]+[.L41]+0.46;IF([.K41]+[.L41]&lt;=3.29;[.K41]+[.L41]+0.48;IF([.K41]+[.L41]&lt;=3.39;[.K41]+[.L41]+0.49;IF([.K41]+[.L41]&lt;=3.49;[.K41]+[.L41]+0.51;IF([.K41]+[.L41]&lt;=3.59;[.K41]+[.L41]+0.52;IF([.K41]+[.L41]&lt;=3.69;[.K41]+[.L41]+0.54;IF([.K41]+[.L41]&lt;=3.79;[.K41]+[.L41]+0.55;IF([.K41]+[.L41]&lt;=3.89;[.K41]+[.L41]+0.57;IF([.K41]+[.L41]&lt;=3.99;[.K41]+[.L41]+0.58;IF([.K41]+[.L41]&lt;=4.09;[.K41]+[.L41]+0.6;IF([.K41]+[.L41]&lt;=4.19;[.K41]+[.L41]+0.61;IF([.K41]+[.L41]&lt;=4.29;[.K41]+[.L41]+0.63;IF([.K41]+[.L41]&lt;=4.39;[.K41]+[.L41]+0.64;IF([.K41]+[.L41]&lt;=4.49;[.K41]+[.L41]+0.66;IF([.K41]+[.L41]&lt;=4.59;[.K41]+[.L41]+0.67;IF([.K41]+[.L41]&lt;=4.69;[.K41]+[.L41]+0.69;IF([.K41]+[.L41]&lt;=4.79;[.K41]+[.L41]+0.7;IF([.K41]+[.L41]&lt;=4.89;[.K41]+[.L41]+0.72;IF([.K41]+[.L41]&lt;=4.99;[.K41]+[.L41]+0.73;IF([.K41]+[.L41]&lt;=5.09;[.K41]+[.L41]+0.75;IF([.K41]+[.L41]&lt;=5.19;[.K41]+[.L41]+0.76;IF([.K41]+[.L41]&lt;=5.29;[.K41]+[.L41]+0.78;IF([.K41]+[.L41]&lt;=5.39;[.K41]+[.L41]+0.79;IF([.K41]+[.L41]&lt;=5.49;[.K41]+[.L41]+0.81;IF([.K41]+[.L41]&lt;=5.59;[.K41]+[.L41]+0.82;IF([.K41]+[.L41]&lt;=5.69;[.K41]+[.L41]+0.84;IF([.K41]+[.L41]&lt;=5.79;[.K41]+[.L41]+0.85;IF([.K41]+[.L41]&lt;=5.89;[.K41]+[.L41]+0.87;IF([.K41]+[.L41]&lt;=5.99;[.K41]+[.L41]+0.88;IF([.K41]+[.L41]&lt;=6.09;[.K41]+[.L41]+0.9;IF([.K41]+[.L41]&lt;=6.19;[.K41]+[.L41]+0.91;IF([.K41]+[.L41]&lt;=6.29;[.K41]+[.L41]+0.93;IF([.K41]+[.L41]&lt;=6.39;[.K41]+[.L41]+0.94;IF([.K41]+[.L41]&lt;=6.49;[.K41]+[.L41]+0.96;IF([.K41]+[.L41]&lt;=6.59;[.K41]+[.L41]+0.97;IF([.K41]+[.L41]&lt;=6.69;[.K41]+[.L41]+0.99;IF([.K41]+[.L41]&lt;=6.79;[.K41]+[.L41]+1;IF([.K41]+[.L41]&lt;=6.89;[.K41]+[.L41]+1.02;IF([.K41]+[.L41]&lt;=6.99;[.K41]+[.L41]+1.03;IF([.K41]+[.L41]&lt;=7.09;[.K41]+[.L41]+1.05;IF([.K41]+[.L41]&lt;=7.19;[.K41]+[.L41]+1.06;IF([.K41]+[.L41]&lt;=7.29;[.K41]+[.L41]+1.08;IF([.K41]+[.L41]&lt;=7.39;[.K41]+[.L41]+1.09;IF([.K41]+[.L41]&lt;=7.49;[.K41]+[.L41]+1.11;IF([.K41]+[.L41]&lt;=7.59;[.K41]+[.L41]+1.12;IF([.K41]+[.L41]&lt;=7.69;[.K41]+[.L41]+1.14;IF([.K41]+[.L41]&lt;=7.79;[.K41]+[.L41]+1.15;IF([.K41]+[.L41]&lt;=7.89;[.K41]+[.L41]+1.17;IF([.K41]+[.L41]&lt;=7.99;[.K41]+[.L41]+1.18;IF([.K41]+[.L41]&lt;=8.09;[.K41]+[.L41]+1.2;IF([.K41]+[.L41]&lt;=8.19;[.K41]+[.L41]+1.21;IF([.K41]+[.L41]&lt;=8.29;[.K41]+[.L41]+1.23;IF([.K41]+[.L41]&lt;=8.39;[.K41]+[.L41]+1.24;IF([.K41]+[.L41]&lt;=8.49;[.K41]+[.L41]+1.26;IF([.K41]+[.L41]&lt;=8.59;[.K41]+[.L41]+1.27;IF([.K41]+[.L41]&lt;=8.69;[.K41]+[.L41]+1.29;IF([.K41]+[.L41]&lt;=8.79;[.K41]+[.L41]+1.3;IF([.K41]+[.L41]&lt;=8.89;[.K41]+[.L41]+1.32;IF([.K41]+[.L41]&lt;=8.99;[.K41]+[.L41]+1.33;IF([.K41]+[.L41]&lt;=9.09;[.K41]+[.L41]+1.35;IF([.K41]+[.L41]&lt;=9.19;[.K41]+[.L41]+1.36;IF([.K41]+[.L41]&lt;=9.29;[.K41]+[.L41]+1.38;IF([.K41]+[.L41]&lt;=9.39;[.K41]+[.L41]+1.39;IF([.K41]+[.L41]&lt;=9.49;[.K41]+[.L41]+1.41;IF([.K41]+[.L41]&lt;=9.59;[.K41]+[.L41]+1.42;IF([.K41]+[.L41]&lt;=9.69;[.K41]+[.L41]+1.44;IF([.K41]+[.L41]&lt;=9.79;[.K41]+[.L41]+1.45;IF([.K41]+[.L41]&lt;=9.89;[.K41]+[.L41]+1.47))))))))))))))))))))))))))))))))))))))))))))))))))))))))))))))))))))))))))))))))))))))))))))))))))" office:value-type="currency" office:currency="BRL" office:value="0.03" calcext:value-type="currency">
            <text:p>R$ 0,03</text:p>
          </table:table-cell>
          <table:table-cell table:style-name="ce72" table:formula="of:=[.K41]*[.J41]" office:value-type="currency" office:currency="BRL" office:value="0" calcext:value-type="currency">
            <text:p>R$ 0,00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89" office:value-type="currency" office:currency="BRL" office:value="0.01" calcext:value-type="currency">
            <text:p>R$ 0,01</text:p>
          </table:table-cell>
          <table:table-cell table:style-name="ce191" table:formula="of:=IF([.K42]+[.L42]&lt;=0.19;[.K42]+[.L42]+0.02;IF([.K42]+[.L42]&lt;=0.29;[.K42]+[.L42]+0.03;IF([.K42]+[.L42]&lt;=0.39;[.K42]+[.L42]+0.04;IF([.K42]+[.L42]&lt;=0.49;[.K42]+[.L42]+0.06;IF([.K42]+[.L42]&lt;=0.59;[.K42]+[.L42]+0.07;IF([.K42]+[.L42]&lt;=0.69;[.K42]+[.L42]+0.09;IF([.K42]+[.L42]&lt;=0.79;[.K42]+[.L42]+0.1;IF([.K42]+[.L42]&lt;=0.89;[.K42]+[.L42]+0.12;IF([.K42]+[.L42]&lt;=0.99;[.K42]+[.L42]+0.13;IF([.K42]+[.L42]&lt;=1.09;[.K42]+[.L42]+0.15;IF([.K42]+[.L42]&lt;=1.19;[.K42]+[.L42]+0.16;IF([.K42]+[.L42]&lt;=1.29;[.K42]+[.L42]+0.18;IF([.K42]+[.L42]&lt;=1.39;[.K42]+[.L42]+0.19;IF([.K42]+[.L42]&lt;=1.49;[.K42]+[.L42]+0.21;IF([.K42]+[.L42]&lt;=1.59;[.K42]+[.L42]+0.22;IF([.K42]+[.L42]&lt;=1.69;[.K42]+[.L42]+0.24;IF([.K42]+[.L42]&lt;=1.79;[.K42]+[.L42]+0.25;IF([.K42]+[.L42]&lt;=1.89;[.K42]+[.L42]+0.27;IF([.K42]+[.L42]&lt;=1.99;[.K42]+[.L42]+0.28;IF([.K42]+[.L42]&lt;=2.09;[.K42]+[.L42]+0.3;IF([.K42]+[.L42]&lt;=2.19;[.K42]+[.L42]+0.31;IF([.K42]+[.L42]&lt;=2.29;[.K42]+[.L42]+0.33;IF([.K42]+[.L42]&lt;=2.39;[.K42]+[.L42]+0.34;IF([.K42]+[.L42]&lt;=2.49;[.K42]+[.L42]+0.36;IF([.K42]+[.L42]&lt;=2.59;[.K42]+[.L42]+0.37;IF([.K42]+[.L42]&lt;=2.69;[.K42]+[.L42]+0.39;IF([.K42]+[.L42]&lt;=2.79;[.K42]+[.L42]+0.4;IF([.K42]+[.L42]&lt;=2.89;[.K42]+[.L42]+0.42;IF([.K42]+[.L42]&lt;=2.99;[.K42]+[.L42]+0.43;IF([.K42]+[.L42]&lt;=3.09;[.K42]+[.L42]+0.45;IF([.K42]+[.L42]&lt;=3.19;[.K42]+[.L42]+0.46;IF([.K42]+[.L42]&lt;=3.29;[.K42]+[.L42]+0.48;IF([.K42]+[.L42]&lt;=3.39;[.K42]+[.L42]+0.49;IF([.K42]+[.L42]&lt;=3.49;[.K42]+[.L42]+0.51;IF([.K42]+[.L42]&lt;=3.59;[.K42]+[.L42]+0.52;IF([.K42]+[.L42]&lt;=3.69;[.K42]+[.L42]+0.54;IF([.K42]+[.L42]&lt;=3.79;[.K42]+[.L42]+0.55;IF([.K42]+[.L42]&lt;=3.89;[.K42]+[.L42]+0.57;IF([.K42]+[.L42]&lt;=3.99;[.K42]+[.L42]+0.58;IF([.K42]+[.L42]&lt;=4.09;[.K42]+[.L42]+0.6;IF([.K42]+[.L42]&lt;=4.19;[.K42]+[.L42]+0.61;IF([.K42]+[.L42]&lt;=4.29;[.K42]+[.L42]+0.63;IF([.K42]+[.L42]&lt;=4.39;[.K42]+[.L42]+0.64;IF([.K42]+[.L42]&lt;=4.49;[.K42]+[.L42]+0.66;IF([.K42]+[.L42]&lt;=4.59;[.K42]+[.L42]+0.67;IF([.K42]+[.L42]&lt;=4.69;[.K42]+[.L42]+0.69;IF([.K42]+[.L42]&lt;=4.79;[.K42]+[.L42]+0.7;IF([.K42]+[.L42]&lt;=4.89;[.K42]+[.L42]+0.72;IF([.K42]+[.L42]&lt;=4.99;[.K42]+[.L42]+0.73;IF([.K42]+[.L42]&lt;=5.09;[.K42]+[.L42]+0.75;IF([.K42]+[.L42]&lt;=5.19;[.K42]+[.L42]+0.76;IF([.K42]+[.L42]&lt;=5.29;[.K42]+[.L42]+0.78;IF([.K42]+[.L42]&lt;=5.39;[.K42]+[.L42]+0.79;IF([.K42]+[.L42]&lt;=5.49;[.K42]+[.L42]+0.81;IF([.K42]+[.L42]&lt;=5.59;[.K42]+[.L42]+0.82;IF([.K42]+[.L42]&lt;=5.69;[.K42]+[.L42]+0.84;IF([.K42]+[.L42]&lt;=5.79;[.K42]+[.L42]+0.85;IF([.K42]+[.L42]&lt;=5.89;[.K42]+[.L42]+0.87;IF([.K42]+[.L42]&lt;=5.99;[.K42]+[.L42]+0.88;IF([.K42]+[.L42]&lt;=6.09;[.K42]+[.L42]+0.9;IF([.K42]+[.L42]&lt;=6.19;[.K42]+[.L42]+0.91;IF([.K42]+[.L42]&lt;=6.29;[.K42]+[.L42]+0.93;IF([.K42]+[.L42]&lt;=6.39;[.K42]+[.L42]+0.94;IF([.K42]+[.L42]&lt;=6.49;[.K42]+[.L42]+0.96;IF([.K42]+[.L42]&lt;=6.59;[.K42]+[.L42]+0.97;IF([.K42]+[.L42]&lt;=6.69;[.K42]+[.L42]+0.99;IF([.K42]+[.L42]&lt;=6.79;[.K42]+[.L42]+1;IF([.K42]+[.L42]&lt;=6.89;[.K42]+[.L42]+1.02;IF([.K42]+[.L42]&lt;=6.99;[.K42]+[.L42]+1.03;IF([.K42]+[.L42]&lt;=7.09;[.K42]+[.L42]+1.05;IF([.K42]+[.L42]&lt;=7.19;[.K42]+[.L42]+1.06;IF([.K42]+[.L42]&lt;=7.29;[.K42]+[.L42]+1.08;IF([.K42]+[.L42]&lt;=7.39;[.K42]+[.L42]+1.09;IF([.K42]+[.L42]&lt;=7.49;[.K42]+[.L42]+1.11;IF([.K42]+[.L42]&lt;=7.59;[.K42]+[.L42]+1.12;IF([.K42]+[.L42]&lt;=7.69;[.K42]+[.L42]+1.14;IF([.K42]+[.L42]&lt;=7.79;[.K42]+[.L42]+1.15;IF([.K42]+[.L42]&lt;=7.89;[.K42]+[.L42]+1.17;IF([.K42]+[.L42]&lt;=7.99;[.K42]+[.L42]+1.18;IF([.K42]+[.L42]&lt;=8.09;[.K42]+[.L42]+1.2;IF([.K42]+[.L42]&lt;=8.19;[.K42]+[.L42]+1.21;IF([.K42]+[.L42]&lt;=8.29;[.K42]+[.L42]+1.23;IF([.K42]+[.L42]&lt;=8.39;[.K42]+[.L42]+1.24;IF([.K42]+[.L42]&lt;=8.49;[.K42]+[.L42]+1.26;IF([.K42]+[.L42]&lt;=8.59;[.K42]+[.L42]+1.27;IF([.K42]+[.L42]&lt;=8.69;[.K42]+[.L42]+1.29;IF([.K42]+[.L42]&lt;=8.79;[.K42]+[.L42]+1.3;IF([.K42]+[.L42]&lt;=8.89;[.K42]+[.L42]+1.32;IF([.K42]+[.L42]&lt;=8.99;[.K42]+[.L42]+1.33;IF([.K42]+[.L42]&lt;=9.09;[.K42]+[.L42]+1.35;IF([.K42]+[.L42]&lt;=9.19;[.K42]+[.L42]+1.36;IF([.K42]+[.L42]&lt;=9.29;[.K42]+[.L42]+1.38;IF([.K42]+[.L42]&lt;=9.39;[.K42]+[.L42]+1.39;IF([.K42]+[.L42]&lt;=9.49;[.K42]+[.L42]+1.41;IF([.K42]+[.L42]&lt;=9.59;[.K42]+[.L42]+1.42;IF([.K42]+[.L42]&lt;=9.69;[.K42]+[.L42]+1.44;IF([.K42]+[.L42]&lt;=9.79;[.K42]+[.L42]+1.45;IF([.K42]+[.L42]&lt;=9.89;[.K42]+[.L42]+1.47))))))))))))))))))))))))))))))))))))))))))))))))))))))))))))))))))))))))))))))))))))))))))))))))))" office:value-type="currency" office:currency="BRL" office:value="0.03" calcext:value-type="currency">
            <text:p>R$ 0,03</text:p>
          </table:table-cell>
          <table:table-cell table:style-name="ce72" table:formula="of:=[.K42]*[.J42]" office:value-type="currency" office:currency="BRL" office:value="0" calcext:value-type="currency">
            <text:p>R$ 0,00</text:p>
          </table:table-cell>
          <table:table-cell table:number-columns-repeated="4"/>
        </table:table-row>
        <table:table-row table:style-name="ro1" table:number-rows-repeated="104853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artilha de Capital" table:style-name="ta1">
        <table:table-column table:style-name="co9" table:default-cell-style-name="Default"/>
        <table:table-column table:style-name="co33" table:default-cell-style-name="ce72"/>
        <table:table-column table:style-name="co34" table:default-cell-style-name="ce239"/>
        <table:table-column table:style-name="co35" table:default-cell-style-name="ce72"/>
        <table:table-column table:style-name="co12" table:default-cell-style-name="ce72"/>
        <table:table-column table:style-name="co7" table:default-cell-style-name="ce214"/>
        <table:table-column table:style-name="co36" table:default-cell-style-name="ce72"/>
        <table:table-column table:style-name="co2" table:default-cell-style-name="Default"/>
        <table:table-column table:style-name="co9" table:number-columns-repeated="6" table:default-cell-style-name="Default"/>
        <table:table-row table:style-name="ro1">
          <table:table-cell table:style-name="ce203" office:value-type="string" calcext:value-type="string" table:number-columns-spanned="2" table:number-rows-spanned="2">
            <text:p>TradesCTRL</text:p>
          </table:table-cell>
          <table:covered-table-cell table:style-name="ce150"/>
          <table:table-cell table:style-name="ce205" office:value-type="string" calcext:value-type="string">
            <text:p>Total</text:p>
          </table:table-cell>
          <table:table-cell table:style-name="ce208" office:value-type="string" calcext:value-type="string">
            <text:p>Capital atualizado</text:p>
          </table:table-cell>
          <table:table-cell table:style-name="ce209" office:value-type="string" calcext:value-type="string">
            <text:p>Lucro Total</text:p>
          </table:table-cell>
          <table:table-cell table:style-name="ce212" office:value-type="string" calcext:value-type="string">
            <text:p>Taxa de ADM</text:p>
          </table:table-cell>
          <table:table-cell table:style-name="ce215" office:value-type="string" calcext:value-type="string">
            <text:p>Acumulação do fundo</text:p>
          </table:table-cell>
          <table:table-cell table:style-name="ce218"/>
          <table:table-cell table:number-columns-repeated="5"/>
          <table:table-cell office:value-type="float" office:value="7.59" calcext:value-type="float">
            <text:p>7,59</text:p>
          </table:table-cell>
        </table:table-row>
        <table:table-row table:style-name="ro1">
          <table:covered-table-cell table:style-name="ce150"/>
          <table:covered-table-cell table:style-name="Default"/>
          <table:table-cell table:style-name="ce107" table:formula="of:=SUM([.B:.B])" office:value-type="currency" office:currency="BRL" office:value="117.99" calcext:value-type="currency">
            <text:p>R$ 117,99</text:p>
          </table:table-cell>
          <table:table-cell table:style-name="ce107" office:value-type="currency" office:currency="BRL" office:value="1095" calcext:value-type="currency">
            <text:p>R$ 1.095,00</text:p>
          </table:table-cell>
          <table:table-cell table:style-name="ce210" table:formula="of:=[.D2]-[.C2]" office:value-type="currency" office:currency="BRL" office:value="977.01" calcext:value-type="currency">
            <text:p>R$ 977,01</text:p>
          </table:table-cell>
          <table:table-cell table:style-name="ce206" office:value-type="percentage" office:value="0.2" calcext:value-type="percentage">
            <text:p>20,00%</text:p>
          </table:table-cell>
          <table:table-cell table:style-name="ce216" table:formula="of:=[.F4]+[.F5]+[.F6]+[.F7]" office:value-type="currency" office:currency="BRL" office:value="195.402" calcext:value-type="currency">
            <text:p>R$ 195,40200</text:p>
          </table:table-cell>
          <table:table-cell table:number-columns-repeated="6"/>
          <table:table-cell office:value-type="float" office:value="8.45" calcext:value-type="float">
            <text:p>8,45</text:p>
          </table:table-cell>
        </table:table-row>
        <table:table-row table:style-name="ro1">
          <table:table-cell table:style-name="ce103" office:value-type="string" calcext:value-type="string">
            <text:p>Clientes</text:p>
          </table:table-cell>
          <table:table-cell table:style-name="ce103" office:value-type="string" calcext:value-type="string">
            <text:p>Capital de entrada</text:p>
          </table:table-cell>
          <table:table-cell table:style-name="ce103" office:value-type="string" calcext:value-type="string">
            <text:p>% de divisão</text:p>
          </table:table-cell>
          <table:table-cell table:style-name="ce209" office:value-type="string" calcext:value-type="string">
            <text:p>Capital atual liquido</text:p>
          </table:table-cell>
          <table:table-cell table:style-name="ce209" office:value-type="string" calcext:value-type="string">
            <text:p>Lucro liquido</text:p>
          </table:table-cell>
          <table:table-cell table:style-name="ce212" office:value-type="string" calcext:value-type="string">
            <text:p>Taxa de ADM</text:p>
          </table:table-cell>
          <table:table-cell table:style-name="ce215" office:value-type="string" calcext:value-type="string">
            <text:p>Lucro individual liquido</text:p>
          </table:table-cell>
          <table:table-cell table:number-columns-repeated="6"/>
          <table:table-cell office:value-type="float" office:value="10.31" calcext:value-type="float">
            <text:p>10,31</text:p>
          </table:table-cell>
        </table:table-row>
        <table:table-row table:style-name="ro1">
          <table:table-cell table:style-name="ce129" office:value-type="string" calcext:value-type="string">
            <text:p>Giovanne</text:p>
          </table:table-cell>
          <table:table-cell table:style-name="ce107" table:formula="of:=[$Clientes.R1]" office:value-type="currency" office:currency="BRL" office:value="48.13" calcext:value-type="currency">
            <text:p>R$ 48,13</text:p>
          </table:table-cell>
          <table:table-cell table:style-name="ce206" table:formula="of:=[.B4]/SUM([.B:.B])" office:value-type="percentage" office:value="0.407915925078397" calcext:value-type="percentage">
            <text:p>40,79%</text:p>
          </table:table-cell>
          <table:table-cell table:style-name="ce107" table:formula="of:=((([.$D$2]*[.C4])-[.B4])*0.8)+[.B4]" office:value-type="currency" office:currency="BRL" office:value="366.960350368676" calcext:value-type="currency">
            <text:p>R$ 366,96</text:p>
          </table:table-cell>
          <table:table-cell table:style-name="ce211" table:formula="of:=[.D4]-[.B4]" office:value-type="currency" office:currency="BRL" office:value="318.830350368676" calcext:value-type="currency">
            <text:p>R$ 318,83</text:p>
          </table:table-cell>
          <table:table-cell table:style-name="ce213" table:formula="of:=([.C4]*[.$E$2])-[.E4]" office:value-type="currency" office:currency="BRL" office:value="79.7075875921688" calcext:value-type="currency">
            <text:p>R$ 79,7076</text:p>
          </table:table-cell>
          <table:table-cell table:style-name="ce217" table:formula="of:=[.E5]/[.B5]" office:value-type="percentage" office:value="6.6243579964404" calcext:value-type="percentage">
            <text:p>662,44%</text:p>
          </table:table-cell>
          <table:table-cell table:style-name="ce72" table:formula="of:=[.G2]+[.D4]" office:value-type="currency" office:currency="BRL" office:value="562.362350368676" calcext:value-type="currency">
            <text:p>R$ 562,36</text:p>
          </table:table-cell>
          <table:table-cell table:number-columns-repeated="5"/>
          <table:table-cell office:value-type="float" office:value="10.4" calcext:value-type="float">
            <text:p>10,4</text:p>
          </table:table-cell>
        </table:table-row>
        <table:table-row table:style-name="ro1">
          <table:table-cell table:style-name="ce129" office:value-type="string" calcext:value-type="string">
            <text:p>Johan</text:p>
          </table:table-cell>
          <table:table-cell table:style-name="ce107" table:formula="of:=[$Clientes.F1]" office:value-type="currency" office:currency="BRL" office:value="11.85" calcext:value-type="currency">
            <text:p>R$ 11,85</text:p>
          </table:table-cell>
          <table:table-cell table:style-name="ce206" table:formula="of:=[.B5]/SUM([.B:.B])" office:value-type="percentage" office:value="0.100432240020341" calcext:value-type="percentage">
            <text:p>10,04%</text:p>
          </table:table-cell>
          <table:table-cell table:style-name="ce107" table:formula="of:=((([.$D$2]*[.C5])-[.B5])*0.8)+[.B5]" office:value-type="currency" office:currency="BRL" office:value="90.3486422578187" calcext:value-type="currency">
            <text:p>R$ 90,35</text:p>
          </table:table-cell>
          <table:table-cell table:style-name="ce211" table:formula="of:=[.D5]-[.B5]" office:value-type="currency" office:currency="BRL" office:value="78.4986422578187" calcext:value-type="currency">
            <text:p>R$ 78,50</text:p>
          </table:table-cell>
          <table:table-cell table:style-name="ce213" table:formula="of:=([.C5]*[.$E$2])-[.E5]" office:value-type="currency" office:currency="BRL" office:value="19.6246605644546" calcext:value-type="currency">
            <text:p>R$ 19,6247</text:p>
          </table:table-cell>
          <table:table-cell table:number-columns-repeated="7"/>
          <table:table-cell office:value-type="float" office:value="11.42" calcext:value-type="float">
            <text:p>11,42</text:p>
          </table:table-cell>
        </table:table-row>
        <table:table-row table:style-name="ro1">
          <table:table-cell table:style-name="ce129" office:value-type="string" calcext:value-type="string">
            <text:p>Francisco</text:p>
          </table:table-cell>
          <table:table-cell table:style-name="ce107" table:formula="of:=[$Clientes.L1]" office:value-type="currency" office:currency="BRL" office:value="7.25" calcext:value-type="currency">
            <text:p>R$ 7,25</text:p>
          </table:table-cell>
          <table:table-cell table:style-name="ce206" table:formula="of:=[.B6]/SUM([.B:.B])" office:value-type="percentage" office:value="0.0614458852445122" calcext:value-type="percentage">
            <text:p>6,14%</text:p>
          </table:table-cell>
          <table:table-cell table:style-name="ce107" table:formula="of:=((([.$D$2]*[.C6])-[.B6])*0.8)+[.B6]" office:value-type="currency" office:currency="BRL" office:value="55.2765954741927" calcext:value-type="currency">
            <text:p>R$ 55,28</text:p>
          </table:table-cell>
          <table:table-cell table:style-name="ce211" table:formula="of:=[.D6]-[.B6]" office:value-type="currency" office:currency="BRL" office:value="48.0265954741927" calcext:value-type="currency">
            <text:p>R$ 48,03</text:p>
          </table:table-cell>
          <table:table-cell table:style-name="ce213" table:formula="of:=([.C6]*[.$E$2])-[.E6]" office:value-type="currency" office:currency="BRL" office:value="12.0066488685482" calcext:value-type="currency">
            <text:p>R$ 12,0066</text:p>
          </table:table-cell>
          <table:table-cell table:number-columns-repeated="7"/>
          <table:table-cell office:value-type="float" office:value="12.17" calcext:value-type="float">
            <text:p>12,17</text:p>
          </table:table-cell>
        </table:table-row>
        <table:table-row table:style-name="ro1">
          <table:table-cell table:style-name="ce129" office:value-type="string" calcext:value-type="string">
            <text:p>Leonardo</text:p>
          </table:table-cell>
          <table:table-cell table:style-name="ce204" table:formula="of:=[$Clientes.X1]" office:value-type="currency" office:currency="BRL" office:value="50.76" calcext:value-type="currency">
            <text:p>R$ 50,76</text:p>
          </table:table-cell>
          <table:table-cell table:style-name="ce206" table:formula="of:=[.B7]/SUM([.B:.B])" office:value-type="percentage" office:value="0.430205949656751" calcext:value-type="percentage">
            <text:p>43,02%</text:p>
          </table:table-cell>
          <table:table-cell table:style-name="ce107" table:formula="of:=((([.$D$2]*[.C7])-[.B7])*0.8)+[.B7]" office:value-type="currency" office:currency="BRL" office:value="387.012411899314" calcext:value-type="currency">
            <text:p>R$ 387,01</text:p>
          </table:table-cell>
          <table:table-cell table:style-name="ce211" table:formula="of:=[.D7]-[.B7]" office:value-type="currency" office:currency="BRL" office:value="336.252411899314" calcext:value-type="currency">
            <text:p>R$ 336,25</text:p>
          </table:table-cell>
          <table:table-cell table:style-name="ce213" table:formula="of:=([.C7]*[.$E$2])-[.E7]" office:value-type="currency" office:currency="BRL" office:value="84.0631029748284" calcext:value-type="currency">
            <text:p>R$ 84,0631</text:p>
          </table:table-cell>
          <table:table-cell table:number-columns-repeated="7"/>
          <table:table-cell office:value-type="float" office:value="13.81" calcext:value-type="float">
            <text:p>13,81</text:p>
          </table:table-cell>
        </table:table-row>
        <table:table-row table:style-name="ro1">
          <table:table-cell table:number-columns-repeated="2"/>
          <table:table-cell table:style-name="ce207"/>
          <table:table-cell table:style-name="ce156"/>
          <table:table-cell table:number-columns-repeated="9"/>
          <table:table-cell office:value-type="float" office:value="16.88" calcext:value-type="float">
            <text:p>16,88</text:p>
          </table:table-cell>
        </table:table-row>
        <table:table-row table:style-name="ro1">
          <table:table-cell table:number-columns-repeated="13"/>
          <table:table-cell office:value-type="float" office:value="17.98" calcext:value-type="float">
            <text:p>17,98</text:p>
          </table:table-cell>
        </table:table-row>
        <table:table-row table:style-name="ro1">
          <table:table-cell table:number-columns-repeated="13"/>
          <table:table-cell office:value-type="float" office:value="22.57" calcext:value-type="float">
            <text:p>22,57</text:p>
          </table:table-cell>
        </table:table-row>
        <table:table-row table:style-name="ro1">
          <table:table-cell table:number-columns-repeated="13"/>
          <table:table-cell office:value-type="float" office:value="25.69" calcext:value-type="float">
            <text:p>25,69</text:p>
          </table:table-cell>
        </table:table-row>
        <table:table-row table:style-name="ro1">
          <table:table-cell table:number-columns-repeated="13"/>
          <table:table-cell office:value-type="float" office:value="30.75" calcext:value-type="float">
            <text:p>30,75</text:p>
          </table:table-cell>
        </table:table-row>
        <table:table-row table:style-name="ro1">
          <table:table-cell table:number-columns-repeated="4"/>
          <table:table-cell table:style-name="ce128"/>
          <table:table-cell table:number-columns-repeated="5"/>
          <table:table-cell office:value-type="string" calcext:value-type="string">
            <text:p>pagina inicial</text:p>
          </table:table-cell>
          <table:table-cell office:value-type="string" calcext:value-type="string">
            <text:p>pagina do book</text:p>
          </table:table-cell>
          <table:table-cell/>
          <table:table-cell office:value-type="float" office:value="33.62" calcext:value-type="float">
            <text:p>33,62</text:p>
          </table:table-cell>
        </table:table-row>
        <table:table-row table:style-name="ro1">
          <table:table-cell table:number-columns-repeated="10"/>
          <table:table-cell table:style-name="ce72" office:value-type="currency" office:currency="BRL" office:value="0.12" calcext:value-type="currency">
            <text:p>R$ 0,12</text:p>
          </table:table-cell>
          <table:table-cell office:value-type="float" office:value="0.26" calcext:value-type="float">
            <text:p>0,26</text:p>
          </table:table-cell>
          <table:table-cell table:formula="of:=([.L14]/[.K14])" office:value-type="float" office:value="2.16666666666667" calcext:value-type="float">
            <text:p>2,16666666666667</text:p>
          </table:table-cell>
          <table:table-cell office:value-type="float" office:value="40.46" calcext:value-type="float">
            <text:p>40,46</text:p>
          </table:table-cell>
        </table:table-row>
        <table:table-row table:style-name="ro1">
          <table:table-cell table:number-columns-repeated="12"/>
          <table:table-cell table:style-name="ce72"/>
          <table:table-cell office:value-type="float" office:value="41.99" calcext:value-type="float">
            <text:p>41,99</text:p>
          </table:table-cell>
        </table:table-row>
        <table:table-row table:style-name="ro1">
          <table:table-cell table:number-columns-repeated="13"/>
          <table:table-cell office:value-type="float" office:value="42.43" calcext:value-type="float">
            <text:p>42,43</text:p>
          </table:table-cell>
        </table:table-row>
        <table:table-row table:style-name="ro1">
          <table:table-cell table:number-columns-repeated="13"/>
          <table:table-cell office:value-type="float" office:value="42.71" calcext:value-type="float">
            <text:p>42,71</text:p>
          </table:table-cell>
        </table:table-row>
        <table:table-row table:style-name="ro1">
          <table:table-cell table:number-columns-repeated="13"/>
          <table:table-cell office:value-type="float" office:value="44.11" calcext:value-type="float">
            <text:p>44,11</text:p>
          </table:table-cell>
        </table:table-row>
        <table:table-row table:style-name="ro1">
          <table:table-cell table:number-columns-repeated="13"/>
          <table:table-cell office:value-type="float" office:value="44.39" calcext:value-type="float">
            <text:p>44,39</text:p>
          </table:table-cell>
        </table:table-row>
        <table:table-row table:style-name="ro1">
          <table:table-cell table:number-columns-repeated="13"/>
          <table:table-cell office:value-type="float" office:value="45.17" calcext:value-type="float">
            <text:p>45,17</text:p>
          </table:table-cell>
        </table:table-row>
        <table:table-row table:style-name="ro1">
          <table:table-cell table:number-columns-repeated="13"/>
          <table:table-cell office:value-type="float" office:value="45.61" calcext:value-type="float">
            <text:p>45,61</text:p>
          </table:table-cell>
        </table:table-row>
        <table:table-row table:style-name="ro1">
          <table:table-cell table:number-columns-repeated="13"/>
          <table:table-cell office:value-type="float" office:value="46.74" calcext:value-type="float">
            <text:p>46,74</text:p>
          </table:table-cell>
        </table:table-row>
        <table:table-row table:style-name="ro1" table:number-rows-repeated="104855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lanilha5" table:style-name="ta1">
        <table:table-column table:style-name="co9" table:number-columns-repeated="6" table:default-cell-style-name="Default"/>
        <table:table-column table:style-name="co2" table:default-cell-style-name="Default"/>
        <table:table-row table:style-name="ro1">
          <table:table-cell office:value-type="float" office:value="1.98" calcext:value-type="float">
            <text:p>1,98</text:p>
          </table:table-cell>
          <table:table-cell/>
          <table:table-cell table:style-name="ce151" table:formula="of:= (3 * ([.A1] + 2) + 2) / 5" office:value-type="float" office:value="2.788" calcext:value-type="float">
            <text:p>2,788</text:p>
          </table:table-cell>
          <table:table-cell table:number-columns-repeated="4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table:style-name="ce239"/>
          <table:table-cell/>
          <table:table-cell table:style-name="ce239" table:number-columns-repeated="2"/>
        </table:table-row>
        <table:table-row table:style-name="ro1">
          <table:table-cell table:number-columns-repeated="5"/>
          <table:table-cell table:style-name="ce72" table:number-columns-repeated="2"/>
        </table:table-row>
        <table:table-row table:style-name="ro1">
          <table:table-cell table:number-columns-repeated="5"/>
          <table:table-cell table:style-name="ce7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avid Libre" svg:font-family="'David Lib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1" number:min-decimal-places="1" number:min-integer-digits="1"/>
    </number:number-style>
    <number:number-style style:name="N119">
      <number:number number:decimal-places="1" number:min-decimal-places="1" number:min-integer-digits="0"/>
    </number:number-style>
    <number:number-style style:name="N120">
      <number:number number:decimal-places="2" number:min-decimal-places="2" number:min-integer-digits="0"/>
    </number:number-style>
    <number:number-style style:name="N121">
      <number:number number:decimal-places="3" number:min-decimal-places="3" number:min-integer-digits="0"/>
    </number:number-style>
    <number:number-style style:name="N122">
      <number:number number:decimal-places="4" number:min-decimal-places="4" number:min-integer-digits="0"/>
    </number:number-style>
    <number:number-style style:name="N123">
      <number:number number:decimal-places="5" number:min-decimal-places="5" number:min-integer-digits="0"/>
    </number:number-style>
    <number:number-style style:name="N124">
      <number:number number:decimal-places="6" number:min-decimal-places="6" number:min-integer-digits="0"/>
    </number:number-style>
    <number:number-style style:name="N125">
      <number:number number:decimal-places="7" number:min-decimal-places="7" number:min-integer-digits="0"/>
    </number:number-style>
    <number:number-style style:name="N126">
      <number:number number:decimal-places="8" number:min-decimal-places="8" number:min-integer-digits="0"/>
    </number:number-style>
    <number:number-style style:name="N127">
      <number:number number:decimal-places="9" number:min-decimal-places="9" number:min-integer-digits="0"/>
    </number:number-style>
    <number:number-style style:name="N128">
      <number:number number:decimal-places="1" number:min-decimal-places="1" number:min-integer-digits="1" number:grouping="true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14" number:min-decimal-places="14" number:min-integer-digits="1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5P0" style:volatile="true">
      <number:currency-symbol number:language="pt" number:country="BR">R$</number:currency-symbol>
      <number:text> </number:text>
      <number:number number:decimal-places="3" number:min-decimal-places="3" number:min-integer-digits="1" number:grouping="true"/>
    </number:currency-style>
    <number:currency-style style:name="N135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decimal-places="3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37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pt" number:country="BR">R$</number:currency-symbol>
      <number:text> </number:text>
      <number:number number:decimal-places="5" number:min-decimal-places="5" number:min-integer-digits="1" number:grouping="true"/>
    </number:currency-style>
    <number:currency-style style:name="N139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decimal-places="5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pt" number:country="BR">R$</number:currency-symbol>
      <number:text> </number:text>
      <number:number number:decimal-places="6" number:min-decimal-places="6" number:min-integer-digits="1" number:grouping="true"/>
    </number:currency-style>
    <number:currency-style style:name="N141">
      <style:text-properties fo:color="#ff0000"/>
      <number:text>-</number:text>
      <number:currency-symbol number:language="pt" number:country="BR">R$</number:currency-symbol>
      <number:text> </number:text>
      <number:number number:decimal-places="6" number:min-decimal-places="6" number:min-integer-digits="1" number:grouping="true"/>
      <style:map style:condition="value()&gt;=0" style:apply-style-name="N141P0"/>
    </number:currency-style>
    <number:currency-style style:name="N10108P0" style:volatile="true" number:language="pt" number:country="B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20T20:41:51.929000000</meta:creation-date>
    <dc:date>2023-03-30T00:16:04.526000000</dc:date>
    <meta:editing-duration>P22DT6H31M19S</meta:editing-duration>
    <meta:editing-cycles>335</meta:editing-cycles>
    <meta:generator>LibreOffice/7.4.3.2$Windows_X86_64 LibreOffice_project/1048a8393ae2eeec98dff31b5c133c5f1d08b890</meta:generator>
    <meta:document-statistic meta:table-count="5" meta:cell-count="3108" meta:object-count="0"/>
  </office:meta>
</office:document-meta>
</file>